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74" manifest:media-type="application/vnd.sun.star.oleobject"/>
  <manifest:file-entry manifest:full-path="Object 375" manifest:media-type="application/vnd.sun.star.oleobject"/>
  <manifest:file-entry manifest:full-path="Object 376" manifest:media-type="application/vnd.sun.star.oleobject"/>
  <manifest:file-entry manifest:full-path="Object 377" manifest:media-type="application/vnd.sun.star.oleobject"/>
  <manifest:file-entry manifest:full-path="Object 378" manifest:media-type="application/vnd.sun.star.oleobject"/>
  <manifest:file-entry manifest:full-path="Object 379" manifest:media-type="application/vnd.sun.star.oleobject"/>
  <manifest:file-entry manifest:full-path="settings.xml" manifest:media-type="text/xml"/>
  <manifest:file-entry manifest:full-path="Object 230" manifest:media-type="application/vnd.sun.star.oleobject"/>
  <manifest:file-entry manifest:full-path="Object 231" manifest:media-type="application/vnd.sun.star.oleobject"/>
  <manifest:file-entry manifest:full-path="Object 232" manifest:media-type="application/vnd.sun.star.oleobject"/>
  <manifest:file-entry manifest:full-path="Object 233" manifest:media-type="application/vnd.sun.star.oleobject"/>
  <manifest:file-entry manifest:full-path="Object 234" manifest:media-type="application/vnd.sun.star.oleobject"/>
  <manifest:file-entry manifest:full-path="Object 235" manifest:media-type="application/vnd.sun.star.oleobject"/>
  <manifest:file-entry manifest:full-path="Object 236" manifest:media-type="application/vnd.sun.star.oleobject"/>
  <manifest:file-entry manifest:full-path="Object 237" manifest:media-type="application/vnd.sun.star.oleobject"/>
  <manifest:file-entry manifest:full-path="Object 238" manifest:media-type="application/vnd.sun.star.oleobject"/>
  <manifest:file-entry manifest:full-path="Object 239" manifest:media-type="application/vnd.sun.star.oleobject"/>
  <manifest:file-entry manifest:full-path="Object 380" manifest:media-type="application/vnd.sun.star.oleobject"/>
  <manifest:file-entry manifest:full-path="Object 381" manifest:media-type="application/vnd.sun.star.oleobject"/>
  <manifest:file-entry manifest:full-path="Object 1" manifest:media-type="application/vnd.sun.star.oleobject"/>
  <manifest:file-entry manifest:full-path="Object 382" manifest:media-type="application/vnd.sun.star.oleobject"/>
  <manifest:file-entry manifest:full-path="Object 2" manifest:media-type="application/vnd.sun.star.oleobject"/>
  <manifest:file-entry manifest:full-path="Object 383" manifest:media-type="application/vnd.sun.star.oleobject"/>
  <manifest:file-entry manifest:full-path="Object 3" manifest:media-type="application/vnd.sun.star.oleobject"/>
  <manifest:file-entry manifest:full-path="Object 384" manifest:media-type="application/vnd.sun.star.oleobject"/>
  <manifest:file-entry manifest:full-path="Object 4" manifest:media-type="application/vnd.sun.star.oleobject"/>
  <manifest:file-entry manifest:full-path="Object 5" manifest:media-type="application/vnd.sun.star.oleobject"/>
  <manifest:file-entry manifest:full-path="Object 6" manifest:media-type="application/vnd.sun.star.oleobject"/>
  <manifest:file-entry manifest:full-path="Object 7" manifest:media-type="application/vnd.sun.star.oleobject"/>
  <manifest:file-entry manifest:full-path="Object 8" manifest:media-type="application/vnd.sun.star.oleobject"/>
  <manifest:file-entry manifest:full-path="Object 9" manifest:media-type="application/vnd.sun.star.oleobject"/>
  <manifest:file-entry manifest:full-path="manifest.rdf" manifest:media-type="application/rdf+xml"/>
  <manifest:file-entry manifest:full-path="Object 240" manifest:media-type="application/vnd.sun.star.oleobject"/>
  <manifest:file-entry manifest:full-path="Object 241" manifest:media-type="application/vnd.sun.star.oleobject"/>
  <manifest:file-entry manifest:full-path="Object 242" manifest:media-type="application/vnd.sun.star.oleobject"/>
  <manifest:file-entry manifest:full-path="content.xml" manifest:media-type="text/xml"/>
  <manifest:file-entry manifest:full-path="Object 243" manifest:media-type="application/vnd.sun.star.oleobject"/>
  <manifest:file-entry manifest:full-path="Object 244" manifest:media-type="application/vnd.sun.star.oleobject"/>
  <manifest:file-entry manifest:full-path="Object 245" manifest:media-type="application/vnd.sun.star.oleobject"/>
  <manifest:file-entry manifest:full-path="Object 246" manifest:media-type="application/vnd.sun.star.oleobject"/>
  <manifest:file-entry manifest:full-path="Object 247" manifest:media-type="application/vnd.sun.star.oleobject"/>
  <manifest:file-entry manifest:full-path="Object 248" manifest:media-type="application/vnd.sun.star.oleobject"/>
  <manifest:file-entry manifest:full-path="Object 249" manifest:media-type="application/vnd.sun.star.oleobject"/>
  <manifest:file-entry manifest:full-path="Object 100" manifest:media-type="application/vnd.sun.star.oleobject"/>
  <manifest:file-entry manifest:full-path="Object 101" manifest:media-type="application/vnd.sun.star.oleobject"/>
  <manifest:file-entry manifest:full-path="Object 102" manifest:media-type="application/vnd.sun.star.oleobject"/>
  <manifest:file-entry manifest:full-path="Object 103" manifest:media-type="application/vnd.sun.star.oleobject"/>
  <manifest:file-entry manifest:full-path="Object 104" manifest:media-type="application/vnd.sun.star.oleobject"/>
  <manifest:file-entry manifest:full-path="Object 105" manifest:media-type="application/vnd.sun.star.oleobject"/>
  <manifest:file-entry manifest:full-path="Object 106" manifest:media-type="application/vnd.sun.star.oleobject"/>
  <manifest:file-entry manifest:full-path="Object 107" manifest:media-type="application/vnd.sun.star.oleobject"/>
  <manifest:file-entry manifest:full-path="Object 108" manifest:media-type="application/vnd.sun.star.oleobject"/>
  <manifest:file-entry manifest:full-path="Object 109" manifest:media-type="application/vnd.sun.star.oleobject"/>
  <manifest:file-entry manifest:full-path="Object 250" manifest:media-type="application/vnd.sun.star.oleobject"/>
  <manifest:file-entry manifest:full-path="Object 251" manifest:media-type="application/vnd.sun.star.oleobject"/>
  <manifest:file-entry manifest:full-path="Object 252" manifest:media-type="application/vnd.sun.star.oleobject"/>
  <manifest:file-entry manifest:full-path="Object 253" manifest:media-type="application/vnd.sun.star.oleobject"/>
  <manifest:file-entry manifest:full-path="Object 254" manifest:media-type="application/vnd.sun.star.oleobject"/>
  <manifest:file-entry manifest:full-path="Object 255" manifest:media-type="application/vnd.sun.star.oleobject"/>
  <manifest:file-entry manifest:full-path="Object 256" manifest:media-type="application/vnd.sun.star.oleobject"/>
  <manifest:file-entry manifest:full-path="Object 257" manifest:media-type="application/vnd.sun.star.oleobject"/>
  <manifest:file-entry manifest:full-path="Object 258" manifest:media-type="application/vnd.sun.star.oleobject"/>
  <manifest:file-entry manifest:full-path="Object 259" manifest:media-type="application/vnd.sun.star.oleobject"/>
  <manifest:file-entry manifest:full-path="meta.xml" manifest:media-type="text/xml"/>
  <manifest:file-entry manifest:full-path="Object 110" manifest:media-type="application/vnd.sun.star.oleobject"/>
  <manifest:file-entry manifest:full-path="Object 111" manifest:media-type="application/vnd.sun.star.oleobject"/>
  <manifest:file-entry manifest:full-path="Object 112" manifest:media-type="application/vnd.sun.star.oleobject"/>
  <manifest:file-entry manifest:full-path="Object 113" manifest:media-type="application/vnd.sun.star.oleobject"/>
  <manifest:file-entry manifest:full-path="Object 114" manifest:media-type="application/vnd.sun.star.oleobject"/>
  <manifest:file-entry manifest:full-path="Object 115" manifest:media-type="application/vnd.sun.star.oleobject"/>
  <manifest:file-entry manifest:full-path="Object 116" manifest:media-type="application/vnd.sun.star.oleobject"/>
  <manifest:file-entry manifest:full-path="Object 117" manifest:media-type="application/vnd.sun.star.oleobject"/>
  <manifest:file-entry manifest:full-path="Object 118" manifest:media-type="application/vnd.sun.star.oleobject"/>
  <manifest:file-entry manifest:full-path="Object 119" manifest:media-type="application/vnd.sun.star.oleobject"/>
  <manifest:file-entry manifest:full-path="Object 260" manifest:media-type="application/vnd.sun.star.oleobject"/>
  <manifest:file-entry manifest:full-path="Object 261" manifest:media-type="application/vnd.sun.star.oleobject"/>
  <manifest:file-entry manifest:full-path="Object 262" manifest:media-type="application/vnd.sun.star.oleobject"/>
  <manifest:file-entry manifest:full-path="Object 263" manifest:media-type="application/vnd.sun.star.oleobject"/>
  <manifest:file-entry manifest:full-path="Object 264" manifest:media-type="application/vnd.sun.star.oleobject"/>
  <manifest:file-entry manifest:full-path="Object 265" manifest:media-type="application/vnd.sun.star.oleobject"/>
  <manifest:file-entry manifest:full-path="Object 266" manifest:media-type="application/vnd.sun.star.oleobject"/>
  <manifest:file-entry manifest:full-path="Object 267" manifest:media-type="application/vnd.sun.star.oleobject"/>
  <manifest:file-entry manifest:full-path="Object 268" manifest:media-type="application/vnd.sun.star.oleobject"/>
  <manifest:file-entry manifest:full-path="Object 269" manifest:media-type="application/vnd.sun.star.oleobject"/>
  <manifest:file-entry manifest:full-path="Object 120" manifest:media-type="application/vnd.sun.star.oleobject"/>
  <manifest:file-entry manifest:full-path="Object 121" manifest:media-type="application/vnd.sun.star.oleobject"/>
  <manifest:file-entry manifest:full-path="Object 122" manifest:media-type="application/vnd.sun.star.oleobject"/>
  <manifest:file-entry manifest:full-path="Object 123" manifest:media-type="application/vnd.sun.star.oleobject"/>
  <manifest:file-entry manifest:full-path="Object 124" manifest:media-type="application/vnd.sun.star.oleobject"/>
  <manifest:file-entry manifest:full-path="Object 125" manifest:media-type="application/vnd.sun.star.oleobject"/>
  <manifest:file-entry manifest:full-path="Object 126" manifest:media-type="application/vnd.sun.star.oleobject"/>
  <manifest:file-entry manifest:full-path="Object 127" manifest:media-type="application/vnd.sun.star.oleobject"/>
  <manifest:file-entry manifest:full-path="Object 128" manifest:media-type="application/vnd.sun.star.oleobject"/>
  <manifest:file-entry manifest:full-path="Object 129" manifest:media-type="application/vnd.sun.star.oleobject"/>
  <manifest:file-entry manifest:full-path="Object 270" manifest:media-type="application/vnd.sun.star.oleobject"/>
  <manifest:file-entry manifest:full-path="Object 271" manifest:media-type="application/vnd.sun.star.oleobject"/>
  <manifest:file-entry manifest:full-path="Object 272" manifest:media-type="application/vnd.sun.star.oleobject"/>
  <manifest:file-entry manifest:full-path="Object 273" manifest:media-type="application/vnd.sun.star.oleobject"/>
  <manifest:file-entry manifest:full-path="Object 274" manifest:media-type="application/vnd.sun.star.oleobject"/>
  <manifest:file-entry manifest:full-path="Object 275" manifest:media-type="application/vnd.sun.star.oleobject"/>
  <manifest:file-entry manifest:full-path="Object 276" manifest:media-type="application/vnd.sun.star.oleobject"/>
  <manifest:file-entry manifest:full-path="Object 277" manifest:media-type="application/vnd.sun.star.oleobject"/>
  <manifest:file-entry manifest:full-path="Object 278" manifest:media-type="application/vnd.sun.star.oleobject"/>
  <manifest:file-entry manifest:full-path="Object 279" manifest:media-type="application/vnd.sun.star.oleobject"/>
  <manifest:file-entry manifest:full-path="Object 130" manifest:media-type="application/vnd.sun.star.oleobject"/>
  <manifest:file-entry manifest:full-path="Object 131" manifest:media-type="application/vnd.sun.star.oleobject"/>
  <manifest:file-entry manifest:full-path="Object 132" manifest:media-type="application/vnd.sun.star.oleobject"/>
  <manifest:file-entry manifest:full-path="Object 133" manifest:media-type="application/vnd.sun.star.oleobject"/>
  <manifest:file-entry manifest:full-path="Object 134" manifest:media-type="application/vnd.sun.star.oleobject"/>
  <manifest:file-entry manifest:full-path="Object 135" manifest:media-type="application/vnd.sun.star.oleobject"/>
  <manifest:file-entry manifest:full-path="Object 136" manifest:media-type="application/vnd.sun.star.oleobject"/>
  <manifest:file-entry manifest:full-path="Object 137" manifest:media-type="application/vnd.sun.star.oleobject"/>
  <manifest:file-entry manifest:full-path="Object 138" manifest:media-type="application/vnd.sun.star.oleobject"/>
  <manifest:file-entry manifest:full-path="Object 139" manifest:media-type="application/vnd.sun.star.oleobject"/>
  <manifest:file-entry manifest:full-path="Object 280/settings.xml" manifest:media-type="text/xml"/>
  <manifest:file-entry manifest:full-path="Object 280/content.xml" manifest:media-type="text/xml"/>
  <manifest:file-entry manifest:full-path="Object 280/" manifest:version="1.2" manifest:media-type="application/vnd.oasis.opendocument.formula"/>
  <manifest:file-entry manifest:full-path="Object 281" manifest:media-type="application/vnd.sun.star.oleobject"/>
  <manifest:file-entry manifest:full-path="Object 282" manifest:media-type="application/vnd.sun.star.oleobject"/>
  <manifest:file-entry manifest:full-path="Object 283" manifest:media-type="application/vnd.sun.star.oleobject"/>
  <manifest:file-entry manifest:full-path="Object 284" manifest:media-type="application/vnd.sun.star.oleobject"/>
  <manifest:file-entry manifest:full-path="Object 285" manifest:media-type="application/vnd.sun.star.oleobject"/>
  <manifest:file-entry manifest:full-path="Object 286" manifest:media-type="application/vnd.sun.star.oleobject"/>
  <manifest:file-entry manifest:full-path="Object 287" manifest:media-type="application/vnd.sun.star.oleobject"/>
  <manifest:file-entry manifest:full-path="Object 288" manifest:media-type="application/vnd.sun.star.oleobject"/>
  <manifest:file-entry manifest:full-path="Object 289" manifest:media-type="application/vnd.sun.star.oleobject"/>
  <manifest:file-entry manifest:full-path="Thumbnails/thumbnail.png" manifest:media-type="image/png"/>
  <manifest:file-entry manifest:full-path="Object 140" manifest:media-type="application/vnd.sun.star.oleobject"/>
  <manifest:file-entry manifest:full-path="Object 141" manifest:media-type="application/vnd.sun.star.oleobject"/>
  <manifest:file-entry manifest:full-path="Object 142" manifest:media-type="application/vnd.sun.star.oleobject"/>
  <manifest:file-entry manifest:full-path="Object 143" manifest:media-type="application/vnd.sun.star.oleobject"/>
  <manifest:file-entry manifest:full-path="Object 144" manifest:media-type="application/vnd.sun.star.oleobject"/>
  <manifest:file-entry manifest:full-path="Object 145" manifest:media-type="application/vnd.sun.star.oleobject"/>
  <manifest:file-entry manifest:full-path="Object 146" manifest:media-type="application/vnd.sun.star.oleobject"/>
  <manifest:file-entry manifest:full-path="Object 147" manifest:media-type="application/vnd.sun.star.oleobject"/>
  <manifest:file-entry manifest:full-path="Object 148" manifest:media-type="application/vnd.sun.star.oleobject"/>
  <manifest:file-entry manifest:full-path="Object 149" manifest:media-type="application/vnd.sun.star.oleobject"/>
  <manifest:file-entry manifest:full-path="Object 290" manifest:media-type="application/vnd.sun.star.oleobject"/>
  <manifest:file-entry manifest:full-path="Object 291" manifest:media-type="application/vnd.sun.star.oleobject"/>
  <manifest:file-entry manifest:full-path="Object 292" manifest:media-type="application/vnd.sun.star.oleobject"/>
  <manifest:file-entry manifest:full-path="Object 293" manifest:media-type="application/vnd.sun.star.oleobject"/>
  <manifest:file-entry manifest:full-path="Object 294" manifest:media-type="application/vnd.sun.star.oleobject"/>
  <manifest:file-entry manifest:full-path="Object 295" manifest:media-type="application/vnd.sun.star.oleobject"/>
  <manifest:file-entry manifest:full-path="Object 296/settings.xml" manifest:media-type="text/xml"/>
  <manifest:file-entry manifest:full-path="Object 296/content.xml" manifest:media-type="text/xml"/>
  <manifest:file-entry manifest:full-path="Object 296/" manifest:version="1.2" manifest:media-type="application/vnd.oasis.opendocument.formula"/>
  <manifest:file-entry manifest:full-path="Object 297" manifest:media-type="application/vnd.sun.star.oleobject"/>
  <manifest:file-entry manifest:full-path="Object 298" manifest:media-type="application/vnd.sun.star.oleobject"/>
  <manifest:file-entry manifest:full-path="Object 299" manifest:media-type="application/vnd.sun.star.oleobject"/>
  <manifest:file-entry manifest:full-path="Object 150" manifest:media-type="application/vnd.sun.star.oleobject"/>
  <manifest:file-entry manifest:full-path="Object 151" manifest:media-type="application/vnd.sun.star.oleobject"/>
  <manifest:file-entry manifest:full-path="Object 152" manifest:media-type="application/vnd.sun.star.oleobject"/>
  <manifest:file-entry manifest:full-path="Object 153" manifest:media-type="application/vnd.sun.star.oleobject"/>
  <manifest:file-entry manifest:full-path="Object 154" manifest:media-type="application/vnd.sun.star.oleobject"/>
  <manifest:file-entry manifest:full-path="Object 155" manifest:media-type="application/vnd.sun.star.oleobject"/>
  <manifest:file-entry manifest:full-path="Object 156" manifest:media-type="application/vnd.sun.star.oleobject"/>
  <manifest:file-entry manifest:full-path="Object 157" manifest:media-type="application/vnd.sun.star.oleobject"/>
  <manifest:file-entry manifest:full-path="Object 158" manifest:media-type="application/vnd.sun.star.oleobject"/>
  <manifest:file-entry manifest:full-path="Object 159" manifest:media-type="application/vnd.sun.star.oleobject"/>
  <manifest:file-entry manifest:full-path="Object 160" manifest:media-type="application/vnd.sun.star.oleobject"/>
  <manifest:file-entry manifest:full-path="Object 161" manifest:media-type="application/vnd.sun.star.oleobject"/>
  <manifest:file-entry manifest:full-path="ObjectReplacements/Object 160" manifest:media-type=""/>
  <manifest:file-entry manifest:full-path="ObjectReplacements/Object 161" manifest:media-type=""/>
  <manifest:file-entry manifest:full-path="ObjectReplacements/Object 162" manifest:media-type=""/>
  <manifest:file-entry manifest:full-path="ObjectReplacements/Object 163" manifest:media-type=""/>
  <manifest:file-entry manifest:full-path="ObjectReplacements/Object 164" manifest:media-type=""/>
  <manifest:file-entry manifest:full-path="ObjectReplacements/Object 165" manifest:media-type=""/>
  <manifest:file-entry manifest:full-path="ObjectReplacements/Object 166" manifest:media-type=""/>
  <manifest:file-entry manifest:full-path="ObjectReplacements/Object 167" manifest:media-type=""/>
  <manifest:file-entry manifest:full-path="ObjectReplacements/Object 30" manifest:media-type=""/>
  <manifest:file-entry manifest:full-path="ObjectReplacements/Object 168" manifest:media-type=""/>
  <manifest:file-entry manifest:full-path="ObjectReplacements/Object 31" manifest:media-type=""/>
  <manifest:file-entry manifest:full-path="ObjectReplacements/Object 169" manifest:media-type=""/>
  <manifest:file-entry manifest:full-path="ObjectReplacements/Object 32" manifest:media-type=""/>
  <manifest:file-entry manifest:full-path="ObjectReplacements/Object 33" manifest:media-type=""/>
  <manifest:file-entry manifest:full-path="ObjectReplacements/Object 34" manifest:media-type=""/>
  <manifest:file-entry manifest:full-path="ObjectReplacements/Object 35" manifest:media-type=""/>
  <manifest:file-entry manifest:full-path="ObjectReplacements/Object 36" manifest:media-type=""/>
  <manifest:file-entry manifest:full-path="ObjectReplacements/Object 360" manifest:media-type=""/>
  <manifest:file-entry manifest:full-path="ObjectReplacements/Object 37" manifest:media-type=""/>
  <manifest:file-entry manifest:full-path="ObjectReplacements/Object 361" manifest:media-type=""/>
  <manifest:file-entry manifest:full-path="ObjectReplacements/Object 38" manifest:media-type=""/>
  <manifest:file-entry manifest:full-path="ObjectReplacements/Object 362" manifest:media-type=""/>
  <manifest:file-entry manifest:full-path="ObjectReplacements/Object 39" manifest:media-type=""/>
  <manifest:file-entry manifest:full-path="ObjectReplacements/Object 210" manifest:media-type=""/>
  <manifest:file-entry manifest:full-path="ObjectReplacements/Object 363" manifest:media-type=""/>
  <manifest:file-entry manifest:full-path="ObjectReplacements/Object 211" manifest:media-type=""/>
  <manifest:file-entry manifest:full-path="ObjectReplacements/Object 364" manifest:media-type=""/>
  <manifest:file-entry manifest:full-path="ObjectReplacements/Object 212" manifest:media-type=""/>
  <manifest:file-entry manifest:full-path="ObjectReplacements/Object 365" manifest:media-type=""/>
  <manifest:file-entry manifest:full-path="ObjectReplacements/Object 213" manifest:media-type=""/>
  <manifest:file-entry manifest:full-path="ObjectReplacements/Object 366" manifest:media-type=""/>
  <manifest:file-entry manifest:full-path="ObjectReplacements/Object 214" manifest:media-type=""/>
  <manifest:file-entry manifest:full-path="ObjectReplacements/Object 367" manifest:media-type=""/>
  <manifest:file-entry manifest:full-path="ObjectReplacements/Object 215" manifest:media-type=""/>
  <manifest:file-entry manifest:full-path="ObjectReplacements/Object 368" manifest:media-type=""/>
  <manifest:file-entry manifest:full-path="ObjectReplacements/Object 216" manifest:media-type=""/>
  <manifest:file-entry manifest:full-path="ObjectReplacements/Object 369" manifest:media-type=""/>
  <manifest:file-entry manifest:full-path="ObjectReplacements/Object 217" manifest:media-type=""/>
  <manifest:file-entry manifest:full-path="ObjectReplacements/Object 218" manifest:media-type=""/>
  <manifest:file-entry manifest:full-path="ObjectReplacements/Object 219" manifest:media-type=""/>
  <manifest:file-entry manifest:full-path="ObjectReplacements/Object 170" manifest:media-type=""/>
  <manifest:file-entry manifest:full-path="ObjectReplacements/Object 171" manifest:media-type=""/>
  <manifest:file-entry manifest:full-path="ObjectReplacements/Object 172" manifest:media-type=""/>
  <manifest:file-entry manifest:full-path="ObjectReplacements/Object 173" manifest:media-type=""/>
  <manifest:file-entry manifest:full-path="ObjectReplacements/Object 174" manifest:media-type=""/>
  <manifest:file-entry manifest:full-path="ObjectReplacements/Object 175" manifest:media-type=""/>
  <manifest:file-entry manifest:full-path="ObjectReplacements/Object 176" manifest:media-type=""/>
  <manifest:file-entry manifest:full-path="ObjectReplacements/Object 177" manifest:media-type=""/>
  <manifest:file-entry manifest:full-path="ObjectReplacements/Object 40" manifest:media-type=""/>
  <manifest:file-entry manifest:full-path="ObjectReplacements/Object 178" manifest:media-type=""/>
  <manifest:file-entry manifest:full-path="ObjectReplacements/Object 41" manifest:media-type=""/>
  <manifest:file-entry manifest:full-path="ObjectReplacements/Object 179"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370" manifest:media-type=""/>
  <manifest:file-entry manifest:full-path="ObjectReplacements/Object 47" manifest:media-type=""/>
  <manifest:file-entry manifest:full-path="ObjectReplacements/Object 48" manifest:media-type=""/>
  <manifest:file-entry manifest:full-path="ObjectReplacements/Object 371" manifest:media-type=""/>
  <manifest:file-entry manifest:full-path="ObjectReplacements/Object 49" manifest:media-type=""/>
  <manifest:file-entry manifest:full-path="ObjectReplacements/Object 220" manifest:media-type=""/>
  <manifest:file-entry manifest:full-path="ObjectReplacements/Object 372" manifest:media-type=""/>
  <manifest:file-entry manifest:full-path="ObjectReplacements/Object 221" manifest:media-type=""/>
  <manifest:file-entry manifest:full-path="ObjectReplacements/Object 373" manifest:media-type=""/>
  <manifest:file-entry manifest:full-path="ObjectReplacements/Object 222" manifest:media-type=""/>
  <manifest:file-entry manifest:full-path="ObjectReplacements/Object 374" manifest:media-type=""/>
  <manifest:file-entry manifest:full-path="ObjectReplacements/Object 223" manifest:media-type=""/>
  <manifest:file-entry manifest:full-path="ObjectReplacements/Object 375" manifest:media-type=""/>
  <manifest:file-entry manifest:full-path="ObjectReplacements/Object 224" manifest:media-type=""/>
  <manifest:file-entry manifest:full-path="ObjectReplacements/Object 376" manifest:media-type=""/>
  <manifest:file-entry manifest:full-path="ObjectReplacements/Object 225" manifest:media-type=""/>
  <manifest:file-entry manifest:full-path="ObjectReplacements/Object 377" manifest:media-type=""/>
  <manifest:file-entry manifest:full-path="ObjectReplacements/Object 226" manifest:media-type=""/>
  <manifest:file-entry manifest:full-path="ObjectReplacements/Object 378" manifest:media-type=""/>
  <manifest:file-entry manifest:full-path="ObjectReplacements/Object 227" manifest:media-type=""/>
  <manifest:file-entry manifest:full-path="ObjectReplacements/Object 379" manifest:media-type=""/>
  <manifest:file-entry manifest:full-path="ObjectReplacements/Object 228" manifest:media-type=""/>
  <manifest:file-entry manifest:full-path="ObjectReplacements/Object 229" manifest:media-type=""/>
  <manifest:file-entry manifest:full-path="ObjectReplacements/Object 180" manifest:media-type=""/>
  <manifest:file-entry manifest:full-path="ObjectReplacements/Object 181" manifest:media-type=""/>
  <manifest:file-entry manifest:full-path="ObjectReplacements/Object 182" manifest:media-type=""/>
  <manifest:file-entry manifest:full-path="ObjectReplacements/Object 183" manifest:media-type=""/>
  <manifest:file-entry manifest:full-path="ObjectReplacements/Object 184" manifest:media-type=""/>
  <manifest:file-entry manifest:full-path="ObjectReplacements/Object 185" manifest:media-type=""/>
  <manifest:file-entry manifest:full-path="ObjectReplacements/Object 186" manifest:media-type=""/>
  <manifest:file-entry manifest:full-path="ObjectReplacements/Object 187" manifest:media-type=""/>
  <manifest:file-entry manifest:full-path="ObjectReplacements/Object 188" manifest:media-type=""/>
  <manifest:file-entry manifest:full-path="ObjectReplacements/Object 50" manifest:media-type=""/>
  <manifest:file-entry manifest:full-path="ObjectReplacements/Object 189" manifest:media-type=""/>
  <manifest:file-entry manifest:full-path="ObjectReplacements/Object 51" manifest:media-type=""/>
  <manifest:file-entry manifest:full-path="ObjectReplacements/Object 52" manifest:media-type=""/>
  <manifest:file-entry manifest:full-path="ObjectReplacements/Object 53"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380" manifest:media-type=""/>
  <manifest:file-entry manifest:full-path="ObjectReplacements/Object 57" manifest:media-type=""/>
  <manifest:file-entry manifest:full-path="ObjectReplacements/Object 381" manifest:media-type=""/>
  <manifest:file-entry manifest:full-path="ObjectReplacements/Object 58" manifest:media-type=""/>
  <manifest:file-entry manifest:full-path="ObjectReplacements/Object 382" manifest:media-type=""/>
  <manifest:file-entry manifest:full-path="ObjectReplacements/Object 59" manifest:media-type=""/>
  <manifest:file-entry manifest:full-path="ObjectReplacements/Object 230" manifest:media-type=""/>
  <manifest:file-entry manifest:full-path="ObjectReplacements/Object 383" manifest:media-type=""/>
  <manifest:file-entry manifest:full-path="ObjectReplacements/Object 231" manifest:media-type=""/>
  <manifest:file-entry manifest:full-path="ObjectReplacements/Object 384" manifest:media-type=""/>
  <manifest:file-entry manifest:full-path="ObjectReplacements/Object 232" manifest:media-type=""/>
  <manifest:file-entry manifest:full-path="ObjectReplacements/Object 233" manifest:media-type=""/>
  <manifest:file-entry manifest:full-path="ObjectReplacements/Object 234" manifest:media-type=""/>
  <manifest:file-entry manifest:full-path="ObjectReplacements/Object 235" manifest:media-type=""/>
  <manifest:file-entry manifest:full-path="ObjectReplacements/Object 236" manifest:media-type=""/>
  <manifest:file-entry manifest:full-path="ObjectReplacements/Object 237" manifest:media-type=""/>
  <manifest:file-entry manifest:full-path="ObjectReplacements/Object 238" manifest:media-type=""/>
  <manifest:file-entry manifest:full-path="ObjectReplacements/Object 239" manifest:media-type=""/>
  <manifest:file-entry manifest:full-path="ObjectReplacements/Object 190" manifest:media-type=""/>
  <manifest:file-entry manifest:full-path="ObjectReplacements/Object 191" manifest:media-type=""/>
  <manifest:file-entry manifest:full-path="ObjectReplacements/Object 192" manifest:media-type=""/>
  <manifest:file-entry manifest:full-path="ObjectReplacements/Object 193" manifest:media-type=""/>
  <manifest:file-entry manifest:full-path="ObjectReplacements/Object 194" manifest:media-type=""/>
  <manifest:file-entry manifest:full-path="ObjectReplacements/Object 195" manifest:media-type=""/>
  <manifest:file-entry manifest:full-path="ObjectReplacements/Object 196" manifest:media-type=""/>
  <manifest:file-entry manifest:full-path="ObjectReplacements/Object 197" manifest:media-type=""/>
  <manifest:file-entry manifest:full-path="ObjectReplacements/Object 198" manifest:media-type=""/>
  <manifest:file-entry manifest:full-path="ObjectReplacements/Object 60" manifest:media-type=""/>
  <manifest:file-entry manifest:full-path="ObjectReplacements/Object 199"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Replacements/Object 64"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Replacements/Object 69" manifest:media-type=""/>
  <manifest:file-entry manifest:full-path="ObjectReplacements/Object 240" manifest:media-type=""/>
  <manifest:file-entry manifest:full-path="ObjectReplacements/Object 241" manifest:media-type=""/>
  <manifest:file-entry manifest:full-path="ObjectReplacements/Object 242" manifest:media-type=""/>
  <manifest:file-entry manifest:full-path="ObjectReplacements/Object 243" manifest:media-type=""/>
  <manifest:file-entry manifest:full-path="ObjectReplacements/Object 244" manifest:media-type=""/>
  <manifest:file-entry manifest:full-path="ObjectReplacements/Object 245" manifest:media-type=""/>
  <manifest:file-entry manifest:full-path="ObjectReplacements/Object 246" manifest:media-type=""/>
  <manifest:file-entry manifest:full-path="ObjectReplacements/Object 247" manifest:media-type=""/>
  <manifest:file-entry manifest:full-path="ObjectReplacements/Object 248" manifest:media-type=""/>
  <manifest:file-entry manifest:full-path="ObjectReplacements/Object 249" manifest:media-type=""/>
  <manifest:file-entry manifest:full-path="ObjectReplacements/Object 70" manifest:media-type=""/>
  <manifest:file-entry manifest:full-path="ObjectReplacements/Object 71" manifest:media-type=""/>
  <manifest:file-entry manifest:full-path="ObjectReplacements/Object 72" manifest:media-type=""/>
  <manifest:file-entry manifest:full-path="ObjectReplacements/Object 73" manifest:media-type=""/>
  <manifest:file-entry manifest:full-path="ObjectReplacements/Object 74" manifest:media-type=""/>
  <manifest:file-entry manifest:full-path="ObjectReplacements/Object 75" manifest:media-type=""/>
  <manifest:file-entry manifest:full-path="ObjectReplacements/Object 76" manifest:media-type=""/>
  <manifest:file-entry manifest:full-path="ObjectReplacements/Object 77" manifest:media-type=""/>
  <manifest:file-entry manifest:full-path="ObjectReplacements/Object 78" manifest:media-type=""/>
  <manifest:file-entry manifest:full-path="ObjectReplacements/Object 79" manifest:media-type=""/>
  <manifest:file-entry manifest:full-path="ObjectReplacements/Object 250" manifest:media-type=""/>
  <manifest:file-entry manifest:full-path="ObjectReplacements/Object 251" manifest:media-type=""/>
  <manifest:file-entry manifest:full-path="ObjectReplacements/Object 252" manifest:media-type=""/>
  <manifest:file-entry manifest:full-path="ObjectReplacements/Object 100" manifest:media-type=""/>
  <manifest:file-entry manifest:full-path="ObjectReplacements/Object 253" manifest:media-type=""/>
  <manifest:file-entry manifest:full-path="ObjectReplacements/Object 101" manifest:media-type=""/>
  <manifest:file-entry manifest:full-path="ObjectReplacements/Object 254" manifest:media-type=""/>
  <manifest:file-entry manifest:full-path="ObjectReplacements/Object 102" manifest:media-type=""/>
  <manifest:file-entry manifest:full-path="ObjectReplacements/Object 255" manifest:media-type=""/>
  <manifest:file-entry manifest:full-path="ObjectReplacements/Object 103" manifest:media-type=""/>
  <manifest:file-entry manifest:full-path="ObjectReplacements/Object 256" manifest:media-type=""/>
  <manifest:file-entry manifest:full-path="ObjectReplacements/Object 104" manifest:media-type=""/>
  <manifest:file-entry manifest:full-path="ObjectReplacements/Object 257" manifest:media-type=""/>
  <manifest:file-entry manifest:full-path="ObjectReplacements/Object 105" manifest:media-type=""/>
  <manifest:file-entry manifest:full-path="ObjectReplacements/Object 258" manifest:media-type=""/>
  <manifest:file-entry manifest:full-path="ObjectReplacements/Object 106" manifest:media-type=""/>
  <manifest:file-entry manifest:full-path="ObjectReplacements/Object 259" manifest:media-type=""/>
  <manifest:file-entry manifest:full-path="ObjectReplacements/Object 107" manifest:media-type=""/>
  <manifest:file-entry manifest:full-path="ObjectReplacements/Object 108" manifest:media-type=""/>
  <manifest:file-entry manifest:full-path="ObjectReplacements/Object 109" manifest:media-type=""/>
  <manifest:file-entry manifest:full-path="ObjectReplacements/Object 300" manifest:media-type=""/>
  <manifest:file-entry manifest:full-path="ObjectReplacements/Object 301" manifest:media-type=""/>
  <manifest:file-entry manifest:full-path="ObjectReplacements/Object 302" manifest:media-type=""/>
  <manifest:file-entry manifest:full-path="ObjectReplacements/Object 303" manifest:media-type=""/>
  <manifest:file-entry manifest:full-path="ObjectReplacements/Object 304" manifest:media-type=""/>
  <manifest:file-entry manifest:full-path="ObjectReplacements/Object 305" manifest:media-type=""/>
  <manifest:file-entry manifest:full-path="ObjectReplacements/Object 306" manifest:media-type=""/>
  <manifest:file-entry manifest:full-path="ObjectReplacements/Object 307" manifest:media-type=""/>
  <manifest:file-entry manifest:full-path="ObjectReplacements/Object 308" manifest:media-type=""/>
  <manifest:file-entry manifest:full-path="ObjectReplacements/Object 309" manifest:media-type=""/>
  <manifest:file-entry manifest:full-path="ObjectReplacements/Object 80" manifest:media-type=""/>
  <manifest:file-entry manifest:full-path="ObjectReplacements/Object 81" manifest:media-type=""/>
  <manifest:file-entry manifest:full-path="ObjectReplacements/Object 82" manifest:media-type=""/>
  <manifest:file-entry manifest:full-path="ObjectReplacements/Object 83" manifest:media-type=""/>
  <manifest:file-entry manifest:full-path="ObjectReplacements/Object 84" manifest:media-type=""/>
  <manifest:file-entry manifest:full-path="ObjectReplacements/Object 85" manifest:media-type=""/>
  <manifest:file-entry manifest:full-path="ObjectReplacements/Object 86" manifest:media-type=""/>
  <manifest:file-entry manifest:full-path="ObjectReplacements/Object 87" manifest:media-type=""/>
  <manifest:file-entry manifest:full-path="ObjectReplacements/Object 88" manifest:media-type=""/>
  <manifest:file-entry manifest:full-path="ObjectReplacements/Object 89" manifest:media-type=""/>
  <manifest:file-entry manifest:full-path="ObjectReplacements/Object 260" manifest:media-type=""/>
  <manifest:file-entry manifest:full-path="ObjectReplacements/Object 261" manifest:media-type=""/>
  <manifest:file-entry manifest:full-path="ObjectReplacements/Object 262" manifest:media-type=""/>
  <manifest:file-entry manifest:full-path="ObjectReplacements/Object 110" manifest:media-type=""/>
  <manifest:file-entry manifest:full-path="ObjectReplacements/Object 263" manifest:media-type=""/>
  <manifest:file-entry manifest:full-path="ObjectReplacements/Object 111" manifest:media-type=""/>
  <manifest:file-entry manifest:full-path="ObjectReplacements/Object 264" manifest:media-type=""/>
  <manifest:file-entry manifest:full-path="ObjectReplacements/Object 112" manifest:media-type=""/>
  <manifest:file-entry manifest:full-path="ObjectReplacements/Object 265" manifest:media-type=""/>
  <manifest:file-entry manifest:full-path="ObjectReplacements/Object 113" manifest:media-type=""/>
  <manifest:file-entry manifest:full-path="ObjectReplacements/Object 266" manifest:media-type=""/>
  <manifest:file-entry manifest:full-path="ObjectReplacements/Object 114" manifest:media-type=""/>
  <manifest:file-entry manifest:full-path="ObjectReplacements/Object 267" manifest:media-type=""/>
  <manifest:file-entry manifest:full-path="ObjectReplacements/Object 115" manifest:media-type=""/>
  <manifest:file-entry manifest:full-path="ObjectReplacements/Object 268" manifest:media-type=""/>
  <manifest:file-entry manifest:full-path="ObjectReplacements/Object 116" manifest:media-type=""/>
  <manifest:file-entry manifest:full-path="ObjectReplacements/Object 269" manifest:media-type=""/>
  <manifest:file-entry manifest:full-path="ObjectReplacements/Object 117" manifest:media-type=""/>
  <manifest:file-entry manifest:full-path="ObjectReplacements/Object 118" manifest:media-type=""/>
  <manifest:file-entry manifest:full-path="ObjectReplacements/Object 119" manifest:media-type=""/>
  <manifest:file-entry manifest:full-path="ObjectReplacements/Object 310" manifest:media-type=""/>
  <manifest:file-entry manifest:full-path="ObjectReplacements/Object 311" manifest:media-type=""/>
  <manifest:file-entry manifest:full-path="ObjectReplacements/Object 312" manifest:media-type=""/>
  <manifest:file-entry manifest:full-path="ObjectReplacements/Object 313" manifest:media-type=""/>
  <manifest:file-entry manifest:full-path="ObjectReplacements/Object 314" manifest:media-type=""/>
  <manifest:file-entry manifest:full-path="ObjectReplacements/Object 315" manifest:media-type=""/>
  <manifest:file-entry manifest:full-path="ObjectReplacements/Object 316" manifest:media-type=""/>
  <manifest:file-entry manifest:full-path="ObjectReplacements/Object 317" manifest:media-type=""/>
  <manifest:file-entry manifest:full-path="ObjectReplacements/Object 318" manifest:media-type=""/>
  <manifest:file-entry manifest:full-path="ObjectReplacements/Object 319" manifest:media-type=""/>
  <manifest:file-entry manifest:full-path="ObjectReplacements/Object 90" manifest:media-type=""/>
  <manifest:file-entry manifest:full-path="ObjectReplacements/Object 91" manifest:media-type=""/>
  <manifest:file-entry manifest:full-path="ObjectReplacements/Object 92" manifest:media-type=""/>
  <manifest:file-entry manifest:full-path="ObjectReplacements/Object 93" manifest:media-type=""/>
  <manifest:file-entry manifest:full-path="ObjectReplacements/Object 94" manifest:media-type=""/>
  <manifest:file-entry manifest:full-path="ObjectReplacements/Object 95" manifest:media-type=""/>
  <manifest:file-entry manifest:full-path="ObjectReplacements/Object 96" manifest:media-type=""/>
  <manifest:file-entry manifest:full-path="ObjectReplacements/Object 97" manifest:media-type=""/>
  <manifest:file-entry manifest:full-path="ObjectReplacements/Object 98" manifest:media-type=""/>
  <manifest:file-entry manifest:full-path="ObjectReplacements/Object 99" manifest:media-type=""/>
  <manifest:file-entry manifest:full-path="ObjectReplacements/Object 270" manifest:media-type=""/>
  <manifest:file-entry manifest:full-path="ObjectReplacements/Object 271" manifest:media-type=""/>
  <manifest:file-entry manifest:full-path="ObjectReplacements/Object 272" manifest:media-type=""/>
  <manifest:file-entry manifest:full-path="ObjectReplacements/Object 120" manifest:media-type=""/>
  <manifest:file-entry manifest:full-path="ObjectReplacements/Object 273" manifest:media-type=""/>
  <manifest:file-entry manifest:full-path="ObjectReplacements/Object 121" manifest:media-type=""/>
  <manifest:file-entry manifest:full-path="ObjectReplacements/Object 274" manifest:media-type=""/>
  <manifest:file-entry manifest:full-path="ObjectReplacements/Object 122" manifest:media-type=""/>
  <manifest:file-entry manifest:full-path="ObjectReplacements/Object 275" manifest:media-type=""/>
  <manifest:file-entry manifest:full-path="ObjectReplacements/Object 123" manifest:media-type=""/>
  <manifest:file-entry manifest:full-path="ObjectReplacements/Object 276" manifest:media-type=""/>
  <manifest:file-entry manifest:full-path="ObjectReplacements/Object 124" manifest:media-type=""/>
  <manifest:file-entry manifest:full-path="ObjectReplacements/Object 277" manifest:media-type=""/>
  <manifest:file-entry manifest:full-path="ObjectReplacements/Object 125" manifest:media-type=""/>
  <manifest:file-entry manifest:full-path="ObjectReplacements/Object 278" manifest:media-type=""/>
  <manifest:file-entry manifest:full-path="ObjectReplacements/Object 126" manifest:media-type=""/>
  <manifest:file-entry manifest:full-path="ObjectReplacements/Object 279" manifest:media-type=""/>
  <manifest:file-entry manifest:full-path="ObjectReplacements/Object 127" manifest:media-type=""/>
  <manifest:file-entry manifest:full-path="ObjectReplacements/Object 128" manifest:media-type=""/>
  <manifest:file-entry manifest:full-path="ObjectReplacements/Object 129" manifest:media-type=""/>
  <manifest:file-entry manifest:full-path="ObjectReplacements/Object 320" manifest:media-type=""/>
  <manifest:file-entry manifest:full-path="ObjectReplacements/Object 321" manifest:media-type=""/>
  <manifest:file-entry manifest:full-path="ObjectReplacements/Object 322" manifest:media-type=""/>
  <manifest:file-entry manifest:full-path="ObjectReplacements/Object 323" manifest:media-type=""/>
  <manifest:file-entry manifest:full-path="ObjectReplacements/Object 324" manifest:media-type=""/>
  <manifest:file-entry manifest:full-path="ObjectReplacements/Object 325" manifest:media-type=""/>
  <manifest:file-entry manifest:full-path="ObjectReplacements/Object 326" manifest:media-type=""/>
  <manifest:file-entry manifest:full-path="ObjectReplacements/Object 327" manifest:media-type=""/>
  <manifest:file-entry manifest:full-path="ObjectReplacements/Object 328" manifest:media-type=""/>
  <manifest:file-entry manifest:full-path="ObjectReplacements/Object 329" manifest:media-type=""/>
  <manifest:file-entry manifest:full-path="ObjectReplacements/Object 280" manifest:media-type="application/x-openoffice-gdimetafile;windows_formatname=&quot;GDIMetaFile&quot;"/>
  <manifest:file-entry manifest:full-path="ObjectReplacements/Object 281" manifest:media-type=""/>
  <manifest:file-entry manifest:full-path="ObjectReplacements/Object 130" manifest:media-type=""/>
  <manifest:file-entry manifest:full-path="ObjectReplacements/Object 282" manifest:media-type=""/>
  <manifest:file-entry manifest:full-path="ObjectReplacements/Object 131" manifest:media-type=""/>
  <manifest:file-entry manifest:full-path="ObjectReplacements/Object 283" manifest:media-type=""/>
  <manifest:file-entry manifest:full-path="ObjectReplacements/Object 132" manifest:media-type=""/>
  <manifest:file-entry manifest:full-path="ObjectReplacements/Object 284" manifest:media-type=""/>
  <manifest:file-entry manifest:full-path="ObjectReplacements/Object 133" manifest:media-type=""/>
  <manifest:file-entry manifest:full-path="ObjectReplacements/Object 285" manifest:media-type=""/>
  <manifest:file-entry manifest:full-path="ObjectReplacements/Object 134" manifest:media-type=""/>
  <manifest:file-entry manifest:full-path="ObjectReplacements/Object 286" manifest:media-type=""/>
  <manifest:file-entry manifest:full-path="ObjectReplacements/Object 135" manifest:media-type=""/>
  <manifest:file-entry manifest:full-path="ObjectReplacements/Object 287" manifest:media-type=""/>
  <manifest:file-entry manifest:full-path="ObjectReplacements/Object 136" manifest:media-type=""/>
  <manifest:file-entry manifest:full-path="ObjectReplacements/Object 288" manifest:media-type=""/>
  <manifest:file-entry manifest:full-path="ObjectReplacements/Object 137" manifest:media-type=""/>
  <manifest:file-entry manifest:full-path="ObjectReplacements/Object 289" manifest:media-type=""/>
  <manifest:file-entry manifest:full-path="ObjectReplacements/Object 138" manifest:media-type=""/>
  <manifest:file-entry manifest:full-path="ObjectReplacements/Object 139" manifest:media-type=""/>
  <manifest:file-entry manifest:full-path="ObjectReplacements/Object 330" manifest:media-type=""/>
  <manifest:file-entry manifest:full-path="ObjectReplacements/Object 331" manifest:media-type=""/>
  <manifest:file-entry manifest:full-path="ObjectReplacements/Object 332" manifest:media-type=""/>
  <manifest:file-entry manifest:full-path="ObjectReplacements/Object 333" manifest:media-type=""/>
  <manifest:file-entry manifest:full-path="ObjectReplacements/Object 334" manifest:media-type=""/>
  <manifest:file-entry manifest:full-path="ObjectReplacements/Object 335" manifest:media-type=""/>
  <manifest:file-entry manifest:full-path="ObjectReplacements/Object 336" manifest:media-type=""/>
  <manifest:file-entry manifest:full-path="ObjectReplacements/Object 337" manifest:media-type=""/>
  <manifest:file-entry manifest:full-path="ObjectReplacements/Object 338" manifest:media-type=""/>
  <manifest:file-entry manifest:full-path="ObjectReplacements/Object 339" manifest:media-type=""/>
  <manifest:file-entry manifest:full-path="ObjectReplacements/Object 290" manifest:media-type=""/>
  <manifest:file-entry manifest:full-path="ObjectReplacements/Object 291" manifest:media-type=""/>
  <manifest:file-entry manifest:full-path="ObjectReplacements/Object 140" manifest:media-type=""/>
  <manifest:file-entry manifest:full-path="ObjectReplacements/Object 292" manifest:media-type=""/>
  <manifest:file-entry manifest:full-path="ObjectReplacements/Object 141" manifest:media-type=""/>
  <manifest:file-entry manifest:full-path="ObjectReplacements/Object 293" manifest:media-type=""/>
  <manifest:file-entry manifest:full-path="ObjectReplacements/Object 142" manifest:media-type=""/>
  <manifest:file-entry manifest:full-path="ObjectReplacements/Object 294" manifest:media-type=""/>
  <manifest:file-entry manifest:full-path="ObjectReplacements/Object 143" manifest:media-type=""/>
  <manifest:file-entry manifest:full-path="ObjectReplacements/Object 295" manifest:media-type=""/>
  <manifest:file-entry manifest:full-path="ObjectReplacements/Object 144" manifest:media-type=""/>
  <manifest:file-entry manifest:full-path="ObjectReplacements/Object 296" manifest:media-type="application/x-openoffice-gdimetafile;windows_formatname=&quot;GDIMetaFile&quot;"/>
  <manifest:file-entry manifest:full-path="ObjectReplacements/Object 145" manifest:media-type=""/>
  <manifest:file-entry manifest:full-path="ObjectReplacements/Object 297" manifest:media-type=""/>
  <manifest:file-entry manifest:full-path="ObjectReplacements/Object 146" manifest:media-type=""/>
  <manifest:file-entry manifest:full-path="ObjectReplacements/Object 298" manifest:media-type=""/>
  <manifest:file-entry manifest:full-path="ObjectReplacements/Object 147" manifest:media-type=""/>
  <manifest:file-entry manifest:full-path="ObjectReplacements/Object 299" manifest:media-type=""/>
  <manifest:file-entry manifest:full-path="ObjectReplacements/Object 10" manifest:media-type=""/>
  <manifest:file-entry manifest:full-path="ObjectReplacements/Object 148" manifest:media-type=""/>
  <manifest:file-entry manifest:full-path="ObjectReplacements/Object 11" manifest:media-type=""/>
  <manifest:file-entry manifest:full-path="ObjectReplacements/Object 149"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340" manifest:media-type=""/>
  <manifest:file-entry manifest:full-path="ObjectReplacements/Object 18" manifest:media-type=""/>
  <manifest:file-entry manifest:full-path="ObjectReplacements/Object 341" manifest:media-type=""/>
  <manifest:file-entry manifest:full-path="ObjectReplacements/Object 19" manifest:media-type=""/>
  <manifest:file-entry manifest:full-path="ObjectReplacements/Object 342" manifest:media-type=""/>
  <manifest:file-entry manifest:full-path="ObjectReplacements/Object 343" manifest:media-type=""/>
  <manifest:file-entry manifest:full-path="ObjectReplacements/Object 344" manifest:media-type=""/>
  <manifest:file-entry manifest:full-path="ObjectReplacements/Object 345" manifest:media-type=""/>
  <manifest:file-entry manifest:full-path="ObjectReplacements/Object 346" manifest:media-type=""/>
  <manifest:file-entry manifest:full-path="ObjectReplacements/Object 347" manifest:media-type=""/>
  <manifest:file-entry manifest:full-path="ObjectReplacements/Object 348" manifest:media-type=""/>
  <manifest:file-entry manifest:full-path="ObjectReplacements/Object 349" manifest:media-type=""/>
  <manifest:file-entry manifest:full-path="ObjectReplacements/Object 150" manifest:media-type=""/>
  <manifest:file-entry manifest:full-path="ObjectReplacements/Object 151" manifest:media-type=""/>
  <manifest:file-entry manifest:full-path="ObjectReplacements/Object 152" manifest:media-type=""/>
  <manifest:file-entry manifest:full-path="ObjectReplacements/Object 153" manifest:media-type=""/>
  <manifest:file-entry manifest:full-path="ObjectReplacements/Object 154" manifest:media-type=""/>
  <manifest:file-entry manifest:full-path="ObjectReplacements/Object 155" manifest:media-type=""/>
  <manifest:file-entry manifest:full-path="ObjectReplacements/Object 156" manifest:media-type=""/>
  <manifest:file-entry manifest:full-path="ObjectReplacements/Object 157" manifest:media-type=""/>
  <manifest:file-entry manifest:full-path="ObjectReplacements/Object 158" manifest:media-type=""/>
  <manifest:file-entry manifest:full-path="ObjectReplacements/Object 20" manifest:media-type=""/>
  <manifest:file-entry manifest:full-path="ObjectReplacements/Object 159" manifest:media-type=""/>
  <manifest:file-entry manifest:full-path="ObjectReplacements/Object 21" manifest:media-type=""/>
  <manifest:file-entry manifest:full-path="ObjectReplacements/Object 22" manifest:media-type=""/>
  <manifest:file-entry manifest:full-path="ObjectReplacements/Object 1" manifest:media-type=""/>
  <manifest:file-entry manifest:full-path="ObjectReplacements/Object 23" manifest:media-type=""/>
  <manifest:file-entry manifest:full-path="ObjectReplacements/Object 2" manifest:media-type=""/>
  <manifest:file-entry manifest:full-path="ObjectReplacements/Object 24" manifest:media-type=""/>
  <manifest:file-entry manifest:full-path="ObjectReplacements/Object 3" manifest:media-type=""/>
  <manifest:file-entry manifest:full-path="ObjectReplacements/Object 25" manifest:media-type=""/>
  <manifest:file-entry manifest:full-path="ObjectReplacements/Object 4" manifest:media-type=""/>
  <manifest:file-entry manifest:full-path="ObjectReplacements/Object 26" manifest:media-type=""/>
  <manifest:file-entry manifest:full-path="ObjectReplacements/Object 5" manifest:media-type=""/>
  <manifest:file-entry manifest:full-path="ObjectReplacements/Object 27" manifest:media-type=""/>
  <manifest:file-entry manifest:full-path="ObjectReplacements/Object 6" manifest:media-type=""/>
  <manifest:file-entry manifest:full-path="ObjectReplacements/Object 350" manifest:media-type=""/>
  <manifest:file-entry manifest:full-path="ObjectReplacements/Object 28" manifest:media-type=""/>
  <manifest:file-entry manifest:full-path="ObjectReplacements/Object 7" manifest:media-type=""/>
  <manifest:file-entry manifest:full-path="ObjectReplacements/Object 351" manifest:media-type=""/>
  <manifest:file-entry manifest:full-path="ObjectReplacements/Object 200" manifest:media-type=""/>
  <manifest:file-entry manifest:full-path="ObjectReplacements/Object 29" manifest:media-type=""/>
  <manifest:file-entry manifest:full-path="ObjectReplacements/Object 8" manifest:media-type=""/>
  <manifest:file-entry manifest:full-path="ObjectReplacements/Object 352" manifest:media-type=""/>
  <manifest:file-entry manifest:full-path="ObjectReplacements/Object 201" manifest:media-type=""/>
  <manifest:file-entry manifest:full-path="ObjectReplacements/Object 9" manifest:media-type=""/>
  <manifest:file-entry manifest:full-path="ObjectReplacements/Object 353" manifest:media-type=""/>
  <manifest:file-entry manifest:full-path="ObjectReplacements/Object 202" manifest:media-type=""/>
  <manifest:file-entry manifest:full-path="ObjectReplacements/Object 354" manifest:media-type=""/>
  <manifest:file-entry manifest:full-path="ObjectReplacements/Object 203" manifest:media-type=""/>
  <manifest:file-entry manifest:full-path="ObjectReplacements/Object 355" manifest:media-type=""/>
  <manifest:file-entry manifest:full-path="ObjectReplacements/Object 204" manifest:media-type=""/>
  <manifest:file-entry manifest:full-path="ObjectReplacements/Object 356" manifest:media-type=""/>
  <manifest:file-entry manifest:full-path="ObjectReplacements/Object 205" manifest:media-type=""/>
  <manifest:file-entry manifest:full-path="ObjectReplacements/Object 357" manifest:media-type=""/>
  <manifest:file-entry manifest:full-path="ObjectReplacements/Object 206" manifest:media-type=""/>
  <manifest:file-entry manifest:full-path="ObjectReplacements/Object 358" manifest:media-type=""/>
  <manifest:file-entry manifest:full-path="ObjectReplacements/Object 207" manifest:media-type=""/>
  <manifest:file-entry manifest:full-path="ObjectReplacements/Object 359" manifest:media-type=""/>
  <manifest:file-entry manifest:full-path="ObjectReplacements/Object 208" manifest:media-type=""/>
  <manifest:file-entry manifest:full-path="ObjectReplacements/Object 209" manifest:media-type=""/>
  <manifest:file-entry manifest:full-path="Object 162" manifest:media-type="application/vnd.sun.star.oleobject"/>
  <manifest:file-entry manifest:full-path="Object 163" manifest:media-type="application/vnd.sun.star.oleobject"/>
  <manifest:file-entry manifest:full-path="Object 164" manifest:media-type="application/vnd.sun.star.oleobject"/>
  <manifest:file-entry manifest:full-path="Object 165" manifest:media-type="application/vnd.sun.star.oleobject"/>
  <manifest:file-entry manifest:full-path="Object 166" manifest:media-type="application/vnd.sun.star.oleobject"/>
  <manifest:file-entry manifest:full-path="Object 167" manifest:media-type="application/vnd.sun.star.oleobject"/>
  <manifest:file-entry manifest:full-path="Object 168" manifest:media-type="application/vnd.sun.star.oleobject"/>
  <manifest:file-entry manifest:full-path="Object 169" manifest:media-type="application/vnd.sun.star.oleobject"/>
  <manifest:file-entry manifest:full-path="Object 170" manifest:media-type="application/vnd.sun.star.oleobject"/>
  <manifest:file-entry manifest:full-path="Object 171" manifest:media-type="application/vnd.sun.star.oleobject"/>
  <manifest:file-entry manifest:full-path="Object 172" manifest:media-type="application/vnd.sun.star.oleobject"/>
  <manifest:file-entry manifest:full-path="Object 173" manifest:media-type="application/vnd.sun.star.oleobject"/>
  <manifest:file-entry manifest:full-path="Object 174" manifest:media-type="application/vnd.sun.star.oleobject"/>
  <manifest:file-entry manifest:full-path="Object 175" manifest:media-type="application/vnd.sun.star.oleobject"/>
  <manifest:file-entry manifest:full-path="Object 176" manifest:media-type="application/vnd.sun.star.oleobject"/>
  <manifest:file-entry manifest:full-path="Object 177" manifest:media-type="application/vnd.sun.star.oleobject"/>
  <manifest:file-entry manifest:full-path="Object 178" manifest:media-type="application/vnd.sun.star.oleobject"/>
  <manifest:file-entry manifest:full-path="Object 179" manifest:media-type="application/vnd.sun.star.oleobject"/>
  <manifest:file-entry manifest:full-path="styles.xml" manifest:media-type="text/xml"/>
  <manifest:file-entry manifest:full-path="Object 10" manifest:media-type="application/vnd.sun.star.oleobject"/>
  <manifest:file-entry manifest:full-path="Object 11" manifest:media-type="application/vnd.sun.star.oleobject"/>
  <manifest:file-entry manifest:full-path="Object 180" manifest:media-type="application/vnd.sun.star.oleobject"/>
  <manifest:file-entry manifest:full-path="Object 12" manifest:media-type="application/vnd.sun.star.oleobject"/>
  <manifest:file-entry manifest:full-path="Object 181" manifest:media-type="application/vnd.sun.star.oleobject"/>
  <manifest:file-entry manifest:full-path="Object 13" manifest:media-type="application/vnd.sun.star.oleobject"/>
  <manifest:file-entry manifest:full-path="Object 182" manifest:media-type="application/vnd.sun.star.oleobject"/>
  <manifest:file-entry manifest:full-path="Object 14" manifest:media-type="application/vnd.sun.star.oleobject"/>
  <manifest:file-entry manifest:full-path="Object 183" manifest:media-type="application/vnd.sun.star.oleobject"/>
  <manifest:file-entry manifest:full-path="Object 15" manifest:media-type="application/vnd.sun.star.oleobject"/>
  <manifest:file-entry manifest:full-path="Object 184" manifest:media-type="application/vnd.sun.star.oleobject"/>
  <manifest:file-entry manifest:full-path="Object 16" manifest:media-type="application/vnd.sun.star.oleobject"/>
  <manifest:file-entry manifest:full-path="Object 185" manifest:media-type="application/vnd.sun.star.oleobject"/>
  <manifest:file-entry manifest:full-path="Object 17" manifest:media-type="application/vnd.sun.star.oleobject"/>
  <manifest:file-entry manifest:full-path="Object 186" manifest:media-type="application/vnd.sun.star.oleobject"/>
  <manifest:file-entry manifest:full-path="Object 18" manifest:media-type="application/vnd.sun.star.oleobject"/>
  <manifest:file-entry manifest:full-path="Object 187" manifest:media-type="application/vnd.sun.star.oleobject"/>
  <manifest:file-entry manifest:full-path="Object 19" manifest:media-type="application/vnd.sun.star.oleobject"/>
  <manifest:file-entry manifest:full-path="Object 188" manifest:media-type="application/vnd.sun.star.oleobject"/>
  <manifest:file-entry manifest:full-path="Object 189" manifest:media-type="application/vnd.sun.star.oleobject"/>
  <manifest:file-entry manifest:full-path="Object 20" manifest:media-type="application/vnd.sun.star.oleobject"/>
  <manifest:file-entry manifest:full-path="Object 21" manifest:media-type="application/vnd.sun.star.oleobject"/>
  <manifest:file-entry manifest:full-path="Object 190" manifest:media-type="application/vnd.sun.star.oleobject"/>
  <manifest:file-entry manifest:full-path="Object 22" manifest:media-type="application/vnd.sun.star.oleobject"/>
  <manifest:file-entry manifest:full-path="Object 191" manifest:media-type="application/vnd.sun.star.oleobject"/>
  <manifest:file-entry manifest:full-path="Object 23" manifest:media-type="application/vnd.sun.star.oleobject"/>
  <manifest:file-entry manifest:full-path="Object 192" manifest:media-type="application/vnd.sun.star.oleobject"/>
  <manifest:file-entry manifest:full-path="Object 24" manifest:media-type="application/vnd.sun.star.oleobject"/>
  <manifest:file-entry manifest:full-path="Object 193" manifest:media-type="application/vnd.sun.star.oleobject"/>
  <manifest:file-entry manifest:full-path="Object 25" manifest:media-type="application/vnd.sun.star.oleobject"/>
  <manifest:file-entry manifest:full-path="Object 194" manifest:media-type="application/vnd.sun.star.oleobject"/>
  <manifest:file-entry manifest:full-path="Object 26" manifest:media-type="application/vnd.sun.star.oleobject"/>
  <manifest:file-entry manifest:full-path="Object 195" manifest:media-type="application/vnd.sun.star.oleobject"/>
  <manifest:file-entry manifest:full-path="Object 27" manifest:media-type="application/vnd.sun.star.oleobject"/>
  <manifest:file-entry manifest:full-path="Object 196" manifest:media-type="application/vnd.sun.star.oleobject"/>
  <manifest:file-entry manifest:full-path="Object 28" manifest:media-type="application/vnd.sun.star.oleobject"/>
  <manifest:file-entry manifest:full-path="Object 197" manifest:media-type="application/vnd.sun.star.oleobject"/>
  <manifest:file-entry manifest:full-path="Object 29" manifest:media-type="application/vnd.sun.star.oleobject"/>
  <manifest:file-entry manifest:full-path="Object 198" manifest:media-type="application/vnd.sun.star.oleobject"/>
  <manifest:file-entry manifest:full-path="Object 199" manifest:media-type="application/vnd.sun.star.oleobject"/>
  <manifest:file-entry manifest:full-path="Object 30" manifest:media-type="application/vnd.sun.star.oleobject"/>
  <manifest:file-entry manifest:full-path="Object 31" manifest:media-type="application/vnd.sun.star.oleobject"/>
  <manifest:file-entry manifest:full-path="Object 32" manifest:media-type="application/vnd.sun.star.oleobject"/>
  <manifest:file-entry manifest:full-path="Object 33" manifest:media-type="application/vnd.sun.star.oleobject"/>
  <manifest:file-entry manifest:full-path="Object 34" manifest:media-type="application/vnd.sun.star.oleobject"/>
  <manifest:file-entry manifest:full-path="Object 35" manifest:media-type="application/vnd.sun.star.oleobject"/>
  <manifest:file-entry manifest:full-path="Object 36" manifest:media-type="application/vnd.sun.star.oleobject"/>
  <manifest:file-entry manifest:full-path="Object 37" manifest:media-type="application/vnd.sun.star.oleobject"/>
  <manifest:file-entry manifest:full-path="Object 38" manifest:media-type="application/vnd.sun.star.oleobject"/>
  <manifest:file-entry manifest:full-path="Object 39" manifest:media-type="application/vnd.sun.star.oleobject"/>
  <manifest:file-entry manifest:full-path="Object 40" manifest:media-type="application/vnd.sun.star.oleobject"/>
  <manifest:file-entry manifest:full-path="Object 41" manifest:media-type="application/vnd.sun.star.oleobject"/>
  <manifest:file-entry manifest:full-path="Object 42" manifest:media-type="application/vnd.sun.star.oleobject"/>
  <manifest:file-entry manifest:full-path="Object 43" manifest:media-type="application/vnd.sun.star.oleobject"/>
  <manifest:file-entry manifest:full-path="Object 44" manifest:media-type="application/vnd.sun.star.oleobject"/>
  <manifest:file-entry manifest:full-path="Object 45" manifest:media-type="application/vnd.sun.star.oleobject"/>
  <manifest:file-entry manifest:full-path="Object 46" manifest:media-type="application/vnd.sun.star.oleobject"/>
  <manifest:file-entry manifest:full-path="Object 47" manifest:media-type="application/vnd.sun.star.oleobject"/>
  <manifest:file-entry manifest:full-path="Object 48" manifest:media-type="application/vnd.sun.star.oleobject"/>
  <manifest:file-entry manifest:full-path="Object 49" manifest:media-type="application/vnd.sun.star.oleobject"/>
  <manifest:file-entry manifest:full-path="Object 300" manifest:media-type="application/vnd.sun.star.oleobject"/>
  <manifest:file-entry manifest:full-path="Object 301" manifest:media-type="application/vnd.sun.star.oleobject"/>
  <manifest:file-entry manifest:full-path="Object 302" manifest:media-type="application/vnd.sun.star.oleobject"/>
  <manifest:file-entry manifest:full-path="Object 303" manifest:media-type="application/vnd.sun.star.oleobject"/>
  <manifest:file-entry manifest:full-path="Object 304" manifest:media-type="application/vnd.sun.star.oleobject"/>
  <manifest:file-entry manifest:full-path="Object 305" manifest:media-type="application/vnd.sun.star.oleobject"/>
  <manifest:file-entry manifest:full-path="Object 306" manifest:media-type="application/vnd.sun.star.oleobject"/>
  <manifest:file-entry manifest:full-path="Object 307" manifest:media-type="application/vnd.sun.star.oleobject"/>
  <manifest:file-entry manifest:full-path="Object 308" manifest:media-type="application/vnd.sun.star.oleobject"/>
  <manifest:file-entry manifest:full-path="Object 309" manifest:media-type="application/vnd.sun.star.oleobject"/>
  <manifest:file-entry manifest:full-path="Object 50" manifest:media-type="application/vnd.sun.star.oleobject"/>
  <manifest:file-entry manifest:full-path="Object 51" manifest:media-type="application/vnd.sun.star.oleobject"/>
  <manifest:file-entry manifest:full-path="Object 52" manifest:media-type="application/vnd.sun.star.oleobject"/>
  <manifest:file-entry manifest:full-path="Object 53" manifest:media-type="application/vnd.sun.star.oleobject"/>
  <manifest:file-entry manifest:full-path="Object 54" manifest:media-type="application/vnd.sun.star.oleobject"/>
  <manifest:file-entry manifest:full-path="Object 55" manifest:media-type="application/vnd.sun.star.oleobject"/>
  <manifest:file-entry manifest:full-path="Object 56" manifest:media-type="application/vnd.sun.star.oleobject"/>
  <manifest:file-entry manifest:full-path="Object 57" manifest:media-type="application/vnd.sun.star.oleobject"/>
  <manifest:file-entry manifest:full-path="Object 58" manifest:media-type="application/vnd.sun.star.oleobject"/>
  <manifest:file-entry manifest:full-path="Object 59" manifest:media-type="application/vnd.sun.star.oleobject"/>
  <manifest:file-entry manifest:full-path="Object 310" manifest:media-type="application/vnd.sun.star.oleobject"/>
  <manifest:file-entry manifest:full-path="Object 311" manifest:media-type="application/vnd.sun.star.oleobject"/>
  <manifest:file-entry manifest:full-path="Object 312" manifest:media-type="application/vnd.sun.star.oleobject"/>
  <manifest:file-entry manifest:full-path="Object 313" manifest:media-type="application/vnd.sun.star.oleobject"/>
  <manifest:file-entry manifest:full-path="Object 314" manifest:media-type="application/vnd.sun.star.oleobject"/>
  <manifest:file-entry manifest:full-path="Object 315" manifest:media-type="application/vnd.sun.star.oleobject"/>
  <manifest:file-entry manifest:full-path="Object 316" manifest:media-type="application/vnd.sun.star.oleobject"/>
  <manifest:file-entry manifest:full-path="Object 317" manifest:media-type="application/vnd.sun.star.oleobject"/>
  <manifest:file-entry manifest:full-path="Object 318" manifest:media-type="application/vnd.sun.star.oleobject"/>
  <manifest:file-entry manifest:full-path="Object 319" manifest:media-type="application/vnd.sun.star.oleobject"/>
  <manifest:file-entry manifest:full-path="Object 60" manifest:media-type="application/vnd.sun.star.oleobject"/>
  <manifest:file-entry manifest:full-path="Object 61" manifest:media-type="application/vnd.sun.star.oleobject"/>
  <manifest:file-entry manifest:full-path="Object 62" manifest:media-type="application/vnd.sun.star.oleobject"/>
  <manifest:file-entry manifest:full-path="Object 63" manifest:media-type="application/vnd.sun.star.oleobject"/>
  <manifest:file-entry manifest:full-path="Object 64" manifest:media-type="application/vnd.sun.star.oleobject"/>
  <manifest:file-entry manifest:full-path="Object 65" manifest:media-type="application/vnd.sun.star.oleobject"/>
  <manifest:file-entry manifest:full-path="layout-cache" manifest:media-type="application/binary"/>
  <manifest:file-entry manifest:full-path="Object 66" manifest:media-type="application/vnd.sun.star.oleobject"/>
  <manifest:file-entry manifest:full-path="Object 67" manifest:media-type="application/vnd.sun.star.oleobject"/>
  <manifest:file-entry manifest:full-path="Object 68" manifest:media-type="application/vnd.sun.star.oleobject"/>
  <manifest:file-entry manifest:full-path="Object 69" manifest:media-type="application/vnd.sun.star.oleobject"/>
  <manifest:file-entry manifest:full-path="Object 320" manifest:media-type="application/vnd.sun.star.oleobject"/>
  <manifest:file-entry manifest:full-path="Object 321" manifest:media-type="application/vnd.sun.star.oleobject"/>
  <manifest:file-entry manifest:full-path="Object 322" manifest:media-type="application/vnd.sun.star.oleobject"/>
  <manifest:file-entry manifest:full-path="Object 323" manifest:media-type="application/vnd.sun.star.oleobject"/>
  <manifest:file-entry manifest:full-path="Object 324" manifest:media-type="application/vnd.sun.star.oleobject"/>
  <manifest:file-entry manifest:full-path="Object 325" manifest:media-type="application/vnd.sun.star.oleobject"/>
  <manifest:file-entry manifest:full-path="Object 326" manifest:media-type="application/vnd.sun.star.oleobject"/>
  <manifest:file-entry manifest:full-path="Object 327" manifest:media-type="application/vnd.sun.star.oleobject"/>
  <manifest:file-entry manifest:full-path="Object 328" manifest:media-type="application/vnd.sun.star.oleobject"/>
  <manifest:file-entry manifest:full-path="Object 329" manifest:media-type="application/vnd.sun.star.oleobject"/>
  <manifest:file-entry manifest:full-path="Object 70" manifest:media-type="application/vnd.sun.star.oleobject"/>
  <manifest:file-entry manifest:full-path="Object 71" manifest:media-type="application/vnd.sun.star.oleobject"/>
  <manifest:file-entry manifest:full-path="Object 72" manifest:media-type="application/vnd.sun.star.oleobject"/>
  <manifest:file-entry manifest:full-path="Object 73" manifest:media-type="application/vnd.sun.star.oleobject"/>
  <manifest:file-entry manifest:full-path="Object 74" manifest:media-type="application/vnd.sun.star.oleobject"/>
  <manifest:file-entry manifest:full-path="Object 75" manifest:media-type="application/vnd.sun.star.oleobject"/>
  <manifest:file-entry manifest:full-path="Object 76" manifest:media-type="application/vnd.sun.star.oleobject"/>
  <manifest:file-entry manifest:full-path="Object 77" manifest:media-type="application/vnd.sun.star.oleobject"/>
  <manifest:file-entry manifest:full-path="Object 78" manifest:media-type="application/vnd.sun.star.oleobject"/>
  <manifest:file-entry manifest:full-path="Object 79" manifest:media-type="application/vnd.sun.star.oleobject"/>
  <manifest:file-entry manifest:full-path="Object 330" manifest:media-type="application/vnd.sun.star.oleobject"/>
  <manifest:file-entry manifest:full-path="Object 331" manifest:media-type="application/vnd.sun.star.oleobject"/>
  <manifest:file-entry manifest:full-path="Object 332" manifest:media-type="application/vnd.sun.star.oleobject"/>
  <manifest:file-entry manifest:full-path="Object 333" manifest:media-type="application/vnd.sun.star.oleobject"/>
  <manifest:file-entry manifest:full-path="Object 334" manifest:media-type="application/vnd.sun.star.oleobject"/>
  <manifest:file-entry manifest:full-path="Object 335" manifest:media-type="application/vnd.sun.star.oleobject"/>
  <manifest:file-entry manifest:full-path="Object 336" manifest:media-type="application/vnd.sun.star.oleobject"/>
  <manifest:file-entry manifest:full-path="Object 337" manifest:media-type="application/vnd.sun.star.oleobject"/>
  <manifest:file-entry manifest:full-path="Object 338" manifest:media-type="application/vnd.sun.star.oleobject"/>
  <manifest:file-entry manifest:full-path="Object 339" manifest:media-type="application/vnd.sun.star.oleobject"/>
  <manifest:file-entry manifest:full-path="Object 80" manifest:media-type="application/vnd.sun.star.oleobject"/>
  <manifest:file-entry manifest:full-path="Object 81" manifest:media-type="application/vnd.sun.star.oleobject"/>
  <manifest:file-entry manifest:full-path="Object 82" manifest:media-type="application/vnd.sun.star.oleobject"/>
  <manifest:file-entry manifest:full-path="Object 83" manifest:media-type="application/vnd.sun.star.oleobject"/>
  <manifest:file-entry manifest:full-path="Object 84" manifest:media-type="application/vnd.sun.star.oleobject"/>
  <manifest:file-entry manifest:full-path="Object 85" manifest:media-type="application/vnd.sun.star.oleobject"/>
  <manifest:file-entry manifest:full-path="Object 86" manifest:media-type="application/vnd.sun.star.oleobject"/>
  <manifest:file-entry manifest:full-path="Object 87" manifest:media-type="application/vnd.sun.star.oleobject"/>
  <manifest:file-entry manifest:full-path="Object 88" manifest:media-type="application/vnd.sun.star.oleobject"/>
  <manifest:file-entry manifest:full-path="Object 89" manifest:media-type="application/vnd.sun.star.oleobject"/>
  <manifest:file-entry manifest:full-path="Object 340" manifest:media-type="application/vnd.sun.star.oleobject"/>
  <manifest:file-entry manifest:full-path="Object 341" manifest:media-type="application/vnd.sun.star.oleobject"/>
  <manifest:file-entry manifest:full-path="Object 342" manifest:media-type="application/vnd.sun.star.oleobject"/>
  <manifest:file-entry manifest:full-path="Object 343" manifest:media-type="application/vnd.sun.star.oleobject"/>
  <manifest:file-entry manifest:full-path="Object 344" manifest:media-type="application/vnd.sun.star.oleobject"/>
  <manifest:file-entry manifest:full-path="Object 345" manifest:media-type="application/vnd.sun.star.oleobject"/>
  <manifest:file-entry manifest:full-path="Object 346" manifest:media-type="application/vnd.sun.star.oleobject"/>
  <manifest:file-entry manifest:full-path="Object 347" manifest:media-type="application/vnd.sun.star.oleobject"/>
  <manifest:file-entry manifest:full-path="Object 348" manifest:media-type="application/vnd.sun.star.oleobject"/>
  <manifest:file-entry manifest:full-path="Object 349" manifest:media-type="application/vnd.sun.star.oleobject"/>
  <manifest:file-entry manifest:full-path="Object 90" manifest:media-type="application/vnd.sun.star.oleobject"/>
  <manifest:file-entry manifest:full-path="Object 91" manifest:media-type="application/vnd.sun.star.oleobject"/>
  <manifest:file-entry manifest:full-path="Object 92" manifest:media-type="application/vnd.sun.star.oleobject"/>
  <manifest:file-entry manifest:full-path="Object 93" manifest:media-type="application/vnd.sun.star.oleobject"/>
  <manifest:file-entry manifest:full-path="Object 94" manifest:media-type="application/vnd.sun.star.oleobject"/>
  <manifest:file-entry manifest:full-path="Object 95" manifest:media-type="application/vnd.sun.star.oleobject"/>
  <manifest:file-entry manifest:full-path="Object 96" manifest:media-type="application/vnd.sun.star.oleobject"/>
  <manifest:file-entry manifest:full-path="Object 97" manifest:media-type="application/vnd.sun.star.oleobject"/>
  <manifest:file-entry manifest:full-path="Object 98" manifest:media-type="application/vnd.sun.star.oleobject"/>
  <manifest:file-entry manifest:full-path="Object 200" manifest:media-type="application/vnd.sun.star.oleobject"/>
  <manifest:file-entry manifest:full-path="Object 99" manifest:media-type="application/vnd.sun.star.oleobject"/>
  <manifest:file-entry manifest:full-path="Object 201" manifest:media-type="application/vnd.sun.star.oleobject"/>
  <manifest:file-entry manifest:full-path="Object 202" manifest:media-type="application/vnd.sun.star.oleobject"/>
  <manifest:file-entry manifest:full-path="Object 203" manifest:media-type="application/vnd.sun.star.oleobject"/>
  <manifest:file-entry manifest:full-path="Object 204" manifest:media-type="application/vnd.sun.star.oleobject"/>
  <manifest:file-entry manifest:full-path="Object 205" manifest:media-type="application/vnd.sun.star.oleobject"/>
  <manifest:file-entry manifest:full-path="Object 206" manifest:media-type="application/vnd.sun.star.oleobject"/>
  <manifest:file-entry manifest:full-path="Object 207" manifest:media-type="application/vnd.sun.star.oleobject"/>
  <manifest:file-entry manifest:full-path="Object 208" manifest:media-type="application/vnd.sun.star.oleobject"/>
  <manifest:file-entry manifest:full-path="Object 209" manifest:media-type="application/vnd.sun.star.oleobject"/>
  <manifest:file-entry manifest:full-path="Object 350" manifest:media-type="application/vnd.sun.star.oleobject"/>
  <manifest:file-entry manifest:full-path="Object 351" manifest:media-type="application/vnd.sun.star.oleobject"/>
  <manifest:file-entry manifest:full-path="Object 352" manifest:media-type="application/vnd.sun.star.oleobject"/>
  <manifest:file-entry manifest:full-path="Object 353" manifest:media-type="application/vnd.sun.star.oleobject"/>
  <manifest:file-entry manifest:full-path="Object 354" manifest:media-type="application/vnd.sun.star.oleobject"/>
  <manifest:file-entry manifest:full-path="Object 355" manifest:media-type="application/vnd.sun.star.oleobject"/>
  <manifest:file-entry manifest:full-path="Object 356" manifest:media-type="application/vnd.sun.star.oleobject"/>
  <manifest:file-entry manifest:full-path="Object 357" manifest:media-type="application/vnd.sun.star.oleobject"/>
  <manifest:file-entry manifest:full-path="Object 358" manifest:media-type="application/vnd.sun.star.oleobject"/>
  <manifest:file-entry manifest:full-path="Object 359" manifest:media-type="application/vnd.sun.star.oleobject"/>
  <manifest:file-entry manifest:full-path="Object 210" manifest:media-type="application/vnd.sun.star.oleobject"/>
  <manifest:file-entry manifest:full-path="Object 211" manifest:media-type="application/vnd.sun.star.oleobject"/>
  <manifest:file-entry manifest:full-path="Object 212" manifest:media-type="application/vnd.sun.star.oleobject"/>
  <manifest:file-entry manifest:full-path="Object 213" manifest:media-type="application/vnd.sun.star.oleobject"/>
  <manifest:file-entry manifest:full-path="Object 214" manifest:media-type="application/vnd.sun.star.oleobject"/>
  <manifest:file-entry manifest:full-path="Object 215" manifest:media-type="application/vnd.sun.star.oleobject"/>
  <manifest:file-entry manifest:full-path="Object 216" manifest:media-type="application/vnd.sun.star.oleobject"/>
  <manifest:file-entry manifest:full-path="Object 217" manifest:media-type="application/vnd.sun.star.oleobject"/>
  <manifest:file-entry manifest:full-path="Object 218" manifest:media-type="application/vnd.sun.star.oleobject"/>
  <manifest:file-entry manifest:full-path="Object 219" manifest:media-type="application/vnd.sun.star.oleobject"/>
  <manifest:file-entry manifest:full-path="Object 360" manifest:media-type="application/vnd.sun.star.oleobject"/>
  <manifest:file-entry manifest:full-path="Object 361" manifest:media-type="application/vnd.sun.star.oleobject"/>
  <manifest:file-entry manifest:full-path="Object 362" manifest:media-type="application/vnd.sun.star.oleobject"/>
  <manifest:file-entry manifest:full-path="Object 363" manifest:media-type="application/vnd.sun.star.oleobject"/>
  <manifest:file-entry manifest:full-path="Object 364" manifest:media-type="application/vnd.sun.star.oleobject"/>
  <manifest:file-entry manifest:full-path="Object 365" manifest:media-type="application/vnd.sun.star.oleobject"/>
  <manifest:file-entry manifest:full-path="Object 366" manifest:media-type="application/vnd.sun.star.oleobject"/>
  <manifest:file-entry manifest:full-path="Object 367" manifest:media-type="application/vnd.sun.star.oleobject"/>
  <manifest:file-entry manifest:full-path="Object 368" manifest:media-type="application/vnd.sun.star.oleobject"/>
  <manifest:file-entry manifest:full-path="Object 369" manifest:media-type="application/vnd.sun.star.oleobject"/>
  <manifest:file-entry manifest:full-path="Object 220" manifest:media-type="application/vnd.sun.star.oleobject"/>
  <manifest:file-entry manifest:full-path="Object 221" manifest:media-type="application/vnd.sun.star.oleobject"/>
  <manifest:file-entry manifest:full-path="Object 222"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 223" manifest:media-type="application/vnd.sun.star.oleobject"/>
  <manifest:file-entry manifest:full-path="Object 224" manifest:media-type="application/vnd.sun.star.oleobject"/>
  <manifest:file-entry manifest:full-path="Object 225" manifest:media-type="application/vnd.sun.star.oleobject"/>
  <manifest:file-entry manifest:full-path="Object 226" manifest:media-type="application/vnd.sun.star.oleobject"/>
  <manifest:file-entry manifest:full-path="Object 227" manifest:media-type="application/vnd.sun.star.oleobject"/>
  <manifest:file-entry manifest:full-path="Object 228" manifest:media-type="application/vnd.sun.star.oleobject"/>
  <manifest:file-entry manifest:full-path="Object 229" manifest:media-type="application/vnd.sun.star.oleobject"/>
  <manifest:file-entry manifest:full-path="Object 370" manifest:media-type="application/vnd.sun.star.oleobject"/>
  <manifest:file-entry manifest:full-path="Object 371" manifest:media-type="application/vnd.sun.star.oleobject"/>
  <manifest:file-entry manifest:full-path="Object 372" manifest:media-type="application/vnd.sun.star.oleobject"/>
  <manifest:file-entry manifest:full-path="Object 373"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646cm" fo:margin-left="0.019cm" table:align="left" style:writing-mode="lr-tb"/>
    </style:style>
    <style:style style:name="Table1.A" style:family="table-column">
      <style:table-column-properties style:column-width="3.062cm"/>
    </style:style>
    <style:style style:name="Table1.B" style:family="table-column">
      <style:table-column-properties style:column-width="3.14cm"/>
    </style:style>
    <style:style style:name="Table1.C" style:family="table-column">
      <style:table-column-properties style:column-width="3.702cm"/>
    </style:style>
    <style:style style:name="Table1.D" style:family="table-column">
      <style:table-column-properties style:column-width="3.736cm"/>
    </style:style>
    <style:style style:name="Table1.E" style:family="table-column">
      <style:table-column-properties style:column-width="2.115cm"/>
    </style:style>
    <style:style style:name="Table1.F" style:family="table-column">
      <style:table-column-properties style:column-width="1.891cm"/>
    </style:style>
    <style:style style:name="Table1.1" style:family="table-row">
      <style:table-row-properties style:min-row-height="0.739cm" fo:keep-together="auto"/>
    </style:style>
    <style:style style:name="Table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F1" style:family="table-cell">
      <style:table-cell-properties style:vertical-align="middle" fo:padding-left="0.191cm" fo:padding-right="0.191cm" fo:padding-top="0cm" fo:padding-bottom="0cm" fo:border="0.5pt solid #000000" style:writing-mode="lr-tb"/>
    </style:style>
    <style:style style:name="Table1.2" style:family="table-row">
      <style:table-row-properties style:min-row-height="1.633cm" fo:keep-together="auto"/>
    </style:style>
    <style:style style:name="Table1.3" style:family="table-row">
      <style:table-row-properties style:min-row-height="2.335cm" fo:keep-together="auto"/>
    </style:style>
    <style:style style:name="Table1.4" style:family="table-row">
      <style:table-row-properties style:min-row-height="1.341cm" fo:keep-together="auto"/>
    </style:style>
    <style:style style:name="P1" style:family="paragraph" style:parent-style-name="Standard">
      <style:paragraph-properties fo:line-height="150%" fo:text-align="center" style:justify-single-word="false"/>
      <style:text-properties style:font-name="Times New Roman" fo:font-size="14pt" fo:font-weight="bold" officeooo:paragraph-rsid="00044b67" style:font-size-asian="14pt" style:font-weight-asian="bold" style:font-size-complex="14pt"/>
    </style:style>
    <style:style style:name="P2" style:family="paragraph" style:parent-style-name="Standard">
      <style:paragraph-properties fo:line-height="150%" fo:text-align="center" style:justify-single-word="false"/>
      <style:text-properties style:font-name="Times New Roman" fo:font-size="14pt" fo:font-weight="bold" officeooo:paragraph-rsid="000b542c" style:font-size-asian="14pt" style:language-asian="zxx" style:country-asian="none" style:font-weight-asian="bold" style:font-name-complex="Times New Roman" style:font-size-complex="14pt" style:language-complex="zxx" style:country-complex="none" style:font-style-complex="italic"/>
    </style:style>
    <style:style style:name="P3" style:family="paragraph" style:parent-style-name="Standard">
      <style:paragraph-properties fo:line-height="150%" fo:text-align="center" style:justify-single-word="false"/>
      <style:text-properties style:font-name="Times New Roman" fo:font-size="14pt" officeooo:paragraph-rsid="00044b67" style:font-size-asian="14pt" style:font-size-complex="14pt"/>
    </style:style>
    <style:style style:name="P4" style:family="paragraph" style:parent-style-name="Standard">
      <style:paragraph-properties fo:line-height="150%"/>
      <style:text-properties style:font-name="Times New Roman" fo:font-size="14pt" officeooo:paragraph-rsid="00044b67" style:font-size-asian="14pt" style:font-size-complex="14pt"/>
    </style:style>
    <style:style style:name="P5" style:family="paragraph" style:parent-style-name="Standard">
      <style:paragraph-properties fo:line-height="150%" fo:text-align="end" style:justify-single-word="false"/>
      <style:text-properties style:font-name="Times New Roman" fo:font-size="14pt" officeooo:paragraph-rsid="00044b67" style:font-size-asian="14pt" style:font-size-complex="14pt"/>
    </style:style>
    <style:style style:name="P6" style:family="paragraph" style:parent-style-name="Standard">
      <style:paragraph-properties fo:line-height="150%" fo:text-align="justify" style:justify-single-word="false"/>
      <style:text-properties style:font-name="Times New Roman" fo:font-size="14pt" officeooo:rsid="0005e909" officeooo:paragraph-rsid="000f98a7" style:font-size-asian="14pt" style:font-size-complex="14pt"/>
    </style:style>
    <style:style style:name="P7" style:family="paragraph" style:parent-style-name="Standard">
      <style:paragraph-properties fo:line-height="150%" fo:text-align="justify" style:justify-single-word="false"/>
      <style:text-properties style:font-name="Times New Roman" fo:font-size="14pt" officeooo:paragraph-rsid="000b542c" style:font-size-asian="14pt" style:language-asian="zxx" style:country-asian="none" style:font-name-complex="Times New Roman" style:font-size-complex="14pt" style:language-complex="zxx" style:country-complex="none" style:font-style-complex="italic"/>
    </style:style>
    <style:style style:name="P8" style:family="paragraph" style:parent-style-name="Standard">
      <style:paragraph-properties fo:line-height="150%" fo:text-align="justify" style:justify-single-word="false"/>
      <style:text-properties style:font-name="Times New Roman" fo:font-size="14pt" fo:font-style="italic" officeooo:paragraph-rsid="000b542c" style:font-size-asian="14pt" style:language-asian="zxx" style:country-asian="none" style:font-style-asian="italic" style:font-name-complex="Times New Roman" style:font-size-complex="14pt" style:language-complex="zxx" style:country-complex="none" style:font-style-complex="italic"/>
    </style:style>
    <style:style style:name="P9" style:family="paragraph" style:parent-style-name="Standard">
      <style:paragraph-properties fo:line-height="150%" fo:text-align="center" style:justify-single-word="false"/>
      <style:text-properties style:font-name="Times New Roman" fo:font-size="16pt" officeooo:paragraph-rsid="00044b67" style:font-size-asian="16pt" style:font-size-complex="16pt"/>
    </style:style>
    <style:style style:name="P10" style:family="paragraph" style:parent-style-name="Standard">
      <style:paragraph-properties fo:line-height="150%" fo:text-align="center" style:justify-single-word="false"/>
      <style:text-properties style:font-name="Times New Roman" fo:font-size="16pt" officeooo:rsid="000498ed" officeooo:paragraph-rsid="0005e909" style:font-size-asian="16pt" style:font-size-complex="16pt"/>
    </style:style>
    <style:style style:name="P11" style:family="paragraph" style:parent-style-name="Standard">
      <style:paragraph-properties fo:line-height="150%" fo:text-align="center" style:justify-single-word="false"/>
      <style:text-properties style:font-name="Times New Roman" fo:font-size="18pt" fo:font-weight="bold" officeooo:paragraph-rsid="00044b67" style:font-size-asian="18pt" style:font-weight-asian="bold" style:font-size-complex="18pt"/>
    </style:style>
    <style:style style:name="P12" style:family="paragraph" style:parent-style-name="Standard">
      <style:paragraph-properties fo:line-height="150%" fo:text-align="center" style:justify-single-word="false"/>
      <style:text-properties style:font-name="Times New Roman" fo:font-size="18pt" fo:font-weight="bold" officeooo:rsid="00044b67" officeooo:paragraph-rsid="00044b67" style:font-size-asian="18pt" style:font-weight-asian="bold" style:font-size-complex="18pt"/>
    </style:style>
    <style:style style:name="P13" style:family="paragraph" style:parent-style-name="Standard">
      <style:paragraph-properties fo:line-height="150%" fo:text-align="justify" style:justify-single-word="false"/>
      <style:text-properties style:font-name="Times New Roman" officeooo:paragraph-rsid="000b542c"/>
    </style:style>
    <style:style style:name="P14" style:family="paragraph" style:parent-style-name="Standard">
      <style:paragraph-properties fo:line-height="150%" fo:text-align="end" style:justify-single-word="false"/>
      <style:text-properties style:font-name="Times New Roman" officeooo:paragraph-rsid="000b542c"/>
    </style:style>
    <style:style style:name="P15" style:family="paragraph" style:parent-style-name="Standard">
      <style:paragraph-properties fo:line-height="150%" fo:text-align="center" style:justify-single-word="false"/>
      <style:text-properties style:font-name="Times New Roman" officeooo:paragraph-rsid="000b542c"/>
    </style:style>
    <style:style style:name="P16" style:family="paragraph" style:parent-style-name="Standard">
      <style:paragraph-properties fo:line-height="150%" fo:text-align="center" style:justify-single-word="false"/>
      <style:text-properties style:font-name="Times New Roman" officeooo:paragraph-rsid="000b542c" style:language-asian="zxx" style:country-asian="none" style:font-name-complex="Times New Roman" style:language-complex="zxx" style:country-complex="none" style:font-style-complex="italic"/>
    </style:style>
    <style:style style:name="P17" style:family="paragraph" style:parent-style-name="Standard">
      <style:paragraph-properties fo:line-height="150%" fo:text-align="justify" style:justify-single-word="false"/>
      <style:text-properties officeooo:paragraph-rsid="001121c0"/>
    </style:style>
    <style:style style:name="P18" style:family="paragraph" style:parent-style-name="Standard">
      <style:paragraph-properties fo:line-height="150%" fo:text-align="justify" style:justify-single-word="false"/>
      <style:text-properties fo:font-size="14pt" officeooo:paragraph-rsid="000f98a7" style:font-size-asian="14pt" style:font-size-complex="14pt"/>
    </style:style>
    <style:style style:name="P19" style:family="paragraph" style:parent-style-name="Standard">
      <style:paragraph-properties fo:line-height="150%" fo:text-align="justify" style:justify-single-word="false"/>
      <style:text-properties fo:font-size="14pt" officeooo:paragraph-rsid="001121c0" style:font-size-asian="14pt" style:language-asian="zxx" style:country-asian="none" style:font-size-complex="14pt" style:language-complex="zxx" style:country-complex="none"/>
    </style:style>
    <style:style style:name="P20" style:family="paragraph" style:parent-style-name="Standard">
      <style:paragraph-properties fo:line-height="150%" fo:text-align="justify" style:justify-single-word="false"/>
      <style:text-properties fo:font-size="14pt" officeooo:paragraph-rsid="001121c0" style:font-size-asian="14pt" style:language-asian="zxx" style:country-asian="none" style:font-size-complex="14pt" style:language-complex="zxx" style:country-complex="none" style:font-style-complex="italic"/>
    </style:style>
    <style:style style:name="P21" style:family="paragraph" style:parent-style-name="Standard">
      <style:paragraph-properties fo:line-height="150%" fo:text-align="justify" style:justify-single-word="false"/>
      <style:text-properties fo:font-size="14pt" fo:language="ru" fo:country="RU" fo:font-style="italic" officeooo:paragraph-rsid="001121c0" style:font-size-asian="14pt" style:language-asian="zxx" style:country-asian="none" style:font-style-asian="italic" style:font-size-complex="14pt" style:language-complex="zxx" style:country-complex="none" style:font-style-complex="italic"/>
    </style:style>
    <style:style style:name="P22" style:family="paragraph" style:parent-style-name="Standard">
      <style:paragraph-properties fo:line-height="150%" fo:text-align="justify" style:justify-single-word="false"/>
      <style:text-properties fo:font-size="14pt" fo:language="ru" fo:country="RU" officeooo:paragraph-rsid="001121c0" style:font-size-asian="14pt" style:language-asian="zxx" style:country-asian="none" style:font-size-complex="14pt" style:language-complex="zxx" style:country-complex="none"/>
    </style:style>
    <style:style style:name="P23" style:family="paragraph" style:parent-style-name="Standard">
      <style:paragraph-properties fo:line-height="150%" fo:text-align="justify" style:justify-single-word="false"/>
      <style:text-properties fo:font-size="14pt" fo:language="ru" fo:country="RU" officeooo:paragraph-rsid="001121c0" style:font-size-asian="14pt" style:language-asian="zxx" style:country-asian="none" style:font-size-complex="14pt" style:language-complex="zxx" style:country-complex="none" style:font-style-complex="italic"/>
    </style:style>
    <style:style style:name="P24" style:family="paragraph" style:parent-style-name="Standard">
      <style:paragraph-properties fo:line-height="150%" fo:text-align="justify" style:justify-single-word="false"/>
      <style:text-properties fo:font-size="14pt" fo:font-style="italic" officeooo:paragraph-rsid="001121c0" style:font-size-asian="14pt" style:language-asian="zxx" style:country-asian="none" style:font-style-asian="italic" style:font-size-complex="14pt" style:language-complex="zxx" style:country-complex="none" style:font-style-complex="italic"/>
    </style:style>
    <style:style style:name="P25" style:family="paragraph" style:parent-style-name="Standard">
      <style:paragraph-properties fo:line-height="150%" fo:text-align="justify" style:justify-single-word="false"/>
      <style:text-properties fo:font-size="14pt" fo:language="en" fo:country="US" officeooo:paragraph-rsid="001121c0" style:font-size-asian="14pt" style:language-asian="zxx" style:country-asian="none" style:font-size-complex="14pt" style:language-complex="zxx" style:country-complex="none"/>
    </style:style>
    <style:style style:name="P26"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fo:font-style="italic" officeooo:paragraph-rsid="000b542c" style:font-size-asian="14pt" style:language-asian="zxx" style:country-asian="none" style:font-style-asian="italic" style:font-name-complex="Times New Roman" style:font-size-complex="14pt" style:language-complex="zxx" style:country-complex="none" style:font-style-complex="italic"/>
    </style:style>
    <style:style style:name="P27" style:family="paragraph" style:parent-style-name="Text_20_body">
      <style:paragraph-properties fo:margin-left="0cm" fo:margin-right="0cm" fo:margin-top="0cm" fo:margin-bottom="0.37cm" style:contextual-spacing="false" style:line-height-at-least="0.37cm" fo:text-align="justify" style:justify-single-word="false" fo:orphans="2" fo:widows="2" fo:text-indent="0cm" style:auto-text-indent="false" fo:padding="0cm" fo:border="none"/>
      <style:text-properties fo:font-variant="normal" fo:text-transform="none" fo:color="#000000" style:font-name="Times New Roman" fo:font-size="8.25pt" fo:letter-spacing="normal" fo:font-style="normal" fo:font-weight="normal" officeooo:paragraph-rsid="0005e909"/>
    </style:style>
    <style:style style:name="P28" style:family="paragraph" style:parent-style-name="Standard">
      <style:paragraph-properties fo:margin-left="0cm" fo:margin-right="0cm" fo:margin-top="0cm" fo:margin-bottom="0.37cm" style:contextual-spacing="false" fo:line-height="150%" fo:text-align="justify"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officeooo:paragraph-rsid="000b542c" style:font-size-asian="14pt" style:language-asian="zxx" style:country-asian="none" style:font-name-complex="Times New Roman" style:font-size-complex="14pt" style:language-complex="zxx" style:country-complex="none" style:font-style-complex="italic"/>
    </style:style>
    <style:style style:name="P29" style:family="paragraph" style:parent-style-name="Text_20_body">
      <style:paragraph-properties fo:line-height="150%" fo:text-align="justify" style:justify-single-word="false"/>
      <style:text-properties fo:font-variant="normal" fo:text-transform="none" fo:color="#000000" style:font-name="Times New Roman" fo:font-size="8.25pt" fo:letter-spacing="normal" fo:font-style="normal" fo:font-weight="normal" officeooo:rsid="00059f5f" officeooo:paragraph-rsid="0005e909" style:font-size-asian="14pt" style:font-size-complex="14pt"/>
    </style:style>
    <style:style style:name="P30" style:family="paragraph" style:parent-style-name="Standard" style:master-page-name="First_20_Page">
      <style:paragraph-properties fo:line-height="150%" fo:text-align="center" style:justify-single-word="false" style:page-number="auto"/>
      <style:text-properties style:font-name="Times New Roman" fo:font-size="14pt" fo:font-weight="bold" officeooo:paragraph-rsid="00044b67" style:font-size-asian="14pt" style:font-weight-asian="bold" style:font-size-complex="14pt"/>
    </style:style>
    <style:style style:name="P31" style:family="paragraph" style:parent-style-name="Standard">
      <style:paragraph-properties fo:line-height="150%" fo:text-align="center" style:justify-single-word="false" fo:break-before="page"/>
      <style:text-properties style:font-name="Times New Roman" fo:font-size="16pt" fo:font-weight="bold" officeooo:paragraph-rsid="0012821e" style:font-size-asian="16pt" style:font-weight-asian="bold" style:font-size-complex="16pt" style:font-weight-complex="bold"/>
    </style:style>
    <style:style style:name="P32" style:family="paragraph" style:parent-style-name="Standard">
      <style:paragraph-properties fo:line-height="150%" fo:text-align="center" style:justify-single-word="false" fo:break-before="page"/>
      <style:text-properties style:font-name="Times New Roman" fo:font-size="16pt" fo:font-weight="bold" officeooo:rsid="0005e909" officeooo:paragraph-rsid="00059f5f" style:font-size-asian="16pt" style:font-weight-asian="bold" style:font-size-complex="16pt" style:font-weight-complex="bold"/>
    </style:style>
    <style:style style:name="P33" style:family="paragraph" style:parent-style-name="Standard">
      <style:paragraph-properties fo:line-height="150%" fo:text-align="center" style:justify-single-word="false" fo:break-before="page"/>
      <style:text-properties style:font-name="Times New Roman" fo:font-size="16pt" fo:font-weight="bold" officeooo:rsid="0005e909" officeooo:paragraph-rsid="0005e909" style:font-size-asian="16pt" style:font-weight-asian="bold" style:font-size-complex="16pt" style:font-weight-complex="bold"/>
    </style:style>
    <style:style style:name="P34" style:family="paragraph" style:parent-style-name="Standard">
      <style:paragraph-properties fo:line-height="150%" fo:text-align="center" style:justify-single-word="false" fo:break-before="page"/>
      <style:text-properties style:font-name="Times New Roman" fo:font-size="16pt" fo:font-weight="bold" officeooo:rsid="000f98a7" officeooo:paragraph-rsid="000f98a7" style:font-size-asian="16pt" style:font-weight-asian="bold" style:font-size-complex="16pt" style:font-weight-complex="bold"/>
    </style:style>
    <style:style style:name="P35" style:family="paragraph" style:parent-style-name="Standard">
      <style:paragraph-properties fo:line-height="150%" fo:text-align="justify" style:justify-single-word="false"/>
      <style:text-properties style:font-name="Times New Roman" officeooo:paragraph-rsid="001121c0"/>
    </style:style>
    <style:style style:name="P36" style:family="paragraph" style:parent-style-name="Standard">
      <style:paragraph-properties fo:line-height="150%" fo:text-align="justify" style:justify-single-word="false"/>
      <style:text-properties style:font-name="Times New Roman" fo:font-size="14pt" fo:font-weight="normal" officeooo:paragraph-rsid="0015cb12" style:font-size-asian="14pt" style:font-weight-asian="normal" style:font-size-complex="14pt" style:font-weight-complex="normal"/>
    </style:style>
    <style:style style:name="P37" style:family="paragraph" style:parent-style-name="Standard">
      <style:paragraph-properties fo:line-height="150%" fo:text-align="justify" style:justify-single-word="false"/>
      <style:text-properties style:font-name="Times New Roman" fo:font-size="14pt" fo:font-weight="normal" officeooo:paragraph-rsid="001886ba" style:font-size-asian="14pt" style:font-weight-asian="normal" style:font-size-complex="14pt" style:font-weight-complex="normal"/>
    </style:style>
    <style:style style:name="P38" style:family="paragraph" style:parent-style-name="Standard">
      <style:paragraph-properties fo:line-height="150%" fo:text-align="justify" style:justify-single-word="false"/>
      <style:text-properties style:font-name="Times New Roman" fo:font-size="14pt" fo:font-style="italic" fo:font-weight="normal" officeooo:paragraph-rsid="0015cb12" style:font-size-asian="14pt" style:font-style-asian="italic" style:font-weight-asian="normal" style:font-size-complex="14pt" style:font-style-complex="italic" style:font-weight-complex="normal"/>
    </style:style>
    <style:style style:name="P39" style:family="paragraph" style:parent-style-name="Standard">
      <style:paragraph-properties fo:line-height="150%" fo:text-align="center" style:justify-single-word="false"/>
      <style:text-properties style:font-name="Times New Roman" fo:font-size="14pt" fo:font-style="italic" fo:font-weight="bold" officeooo:paragraph-rsid="001886ba" style:font-size-asian="14pt" style:font-style-asian="italic" style:font-weight-asian="bold" style:font-size-complex="14pt" style:font-style-complex="italic" style:font-weight-complex="bold"/>
    </style:style>
    <style:style style:name="P40" style:family="paragraph" style:parent-style-name="Standard">
      <style:paragraph-properties fo:line-height="150%" fo:text-align="center" style:justify-single-word="false"/>
      <style:text-properties style:font-name="Times New Roman" fo:font-size="14pt" fo:font-style="italic" fo:font-weight="bold" officeooo:paragraph-rsid="0028ad15" style:font-size-asian="14pt" style:font-style-asian="italic" style:font-weight-asian="bold" style:font-size-complex="14pt" style:font-style-complex="italic" style:font-weight-complex="bold"/>
    </style:style>
    <style:style style:name="P41" style:family="paragraph" style:parent-style-name="Standard">
      <style:paragraph-properties fo:line-height="150%" fo:text-align="justify" style:justify-single-word="false"/>
      <style:text-properties style:font-name="Times New Roman" fo:font-size="14pt" fo:font-style="normal" fo:font-weight="normal" officeooo:paragraph-rsid="002b310f" style:font-size-asian="14pt" style:font-style-asian="normal" style:font-weight-asian="normal" style:font-size-complex="14pt" style:font-style-complex="normal" style:font-weight-complex="normal"/>
    </style:style>
    <style:style style:name="P42" style:family="paragraph" style:parent-style-name="Standard" style:list-style-name="WW8Num2">
      <style:paragraph-properties fo:margin-left="0.751cm" fo:margin-right="0cm" fo:line-height="150%" fo:text-align="justify" style:justify-single-word="false" fo:text-indent="-0.635cm" style:auto-text-indent="false">
        <style:tab-stops>
          <style:tab-stop style:position="0.751cm"/>
        </style:tab-stops>
      </style:paragraph-properties>
      <style:text-properties style:font-name="Times New Roman" fo:font-size="14pt" officeooo:paragraph-rsid="000b542c" style:font-size-asian="14pt" style:language-asian="zxx" style:country-asian="none" style:font-name-complex="Times New Roman" style:font-size-complex="14pt" style:language-complex="zxx" style:country-complex="none" style:font-style-complex="italic"/>
    </style:style>
    <style:style style:name="P43" style:family="paragraph" style:parent-style-name="Standard" style:list-style-name="WW8Num4">
      <style:paragraph-properties fo:margin-left="0.501cm" fo:margin-right="0cm" fo:line-height="150%" fo:text-align="justify" style:justify-single-word="false" fo:text-indent="-0.751cm" style:auto-text-indent="false">
        <style:tab-stops/>
      </style:paragraph-properties>
      <style:text-properties style:font-name="Times New Roman" fo:font-size="14pt" officeooo:paragraph-rsid="000b542c" style:font-size-asian="14pt" style:language-asian="zxx" style:country-asian="none" style:font-name-complex="Times New Roman" style:font-size-complex="14pt" style:language-complex="zxx" style:country-complex="none" style:font-style-complex="italic"/>
    </style:style>
    <style:style style:name="P44" style:family="paragraph" style:parent-style-name="Text_20_body_20_indent">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T1" style:family="text">
      <style:text-properties officeooo:rsid="00044b67"/>
    </style:style>
    <style:style style:name="T2" style:family="text">
      <style:text-properties fo:font-size="16pt" style:font-size-asian="16pt" style:language-asian="zxx" style:country-asian="none" style:font-name-complex="Times New Roman" style:font-size-complex="14pt" style:language-complex="zxx" style:country-complex="none" style:font-style-complex="italic"/>
    </style:style>
    <style:style style:name="T3" style:family="text">
      <style:text-properties fo:font-size="16pt" fo:language="ru" fo:country="RU" style:font-size-asian="16pt" style:language-asian="zxx" style:country-asian="none" style:font-name-complex="Times New Roman" style:font-size-complex="14pt" style:language-complex="zxx" style:country-complex="none" style:font-style-complex="italic"/>
    </style:style>
    <style:style style:name="T4" style:family="text">
      <style:text-properties fo:font-size="14pt" style:font-size-asian="14pt" style:language-asian="zxx" style:country-asian="none" style:font-name-complex="Times New Roman" style:font-size-complex="14pt" style:language-complex="zxx" style:country-complex="none"/>
    </style:style>
    <style:style style:name="T5" style:family="text">
      <style:text-properties fo:font-size="14pt" style:font-size-asian="14pt" style:language-asian="zxx" style:country-asian="none" style:font-name-complex="Times New Roman" style:font-size-complex="14pt" style:language-complex="zxx" style:country-complex="none" style:font-style-complex="italic"/>
    </style:style>
    <style:style style:name="T6" style:family="text">
      <style:text-properties fo:font-size="14pt" style:font-size-asian="14pt" style:language-asian="zxx" style:country-asian="none" style:font-size-complex="14pt" style:language-complex="zxx" style:country-complex="none"/>
    </style:style>
    <style:style style:name="T7" style:family="text">
      <style:text-properties fo:font-size="14pt" style:font-size-asian="14pt" style:language-asian="zxx" style:country-asian="none" style:font-size-complex="14pt" style:language-complex="zxx" style:country-complex="none" style:font-style-complex="italic"/>
    </style:style>
    <style:style style:name="T8" style:family="text">
      <style:text-properties fo:font-size="14pt" officeooo:rsid="00176967" style:font-size-asian="14pt" style:language-asian="zxx" style:country-asian="none" style:font-size-complex="14pt" style:language-complex="zxx" style:country-complex="none" style:font-style-complex="italic"/>
    </style:style>
    <style:style style:name="T9" style:family="text">
      <style:text-properties fo:font-size="14pt" officeooo:rsid="0012821e" style:font-size-asian="14pt" style:language-asian="zxx" style:country-asian="none" style:font-size-complex="14pt" style:language-complex="zxx" style:country-complex="none" style:font-style-complex="italic"/>
    </style:style>
    <style:style style:name="T10" style:family="text">
      <style:text-properties fo:font-size="14pt" fo:language="en" fo:country="US" fo:font-style="italic" style:font-size-asian="14pt" style:language-asian="zxx" style:country-asian="none" style:font-style-asian="italic" style:font-name-complex="Times New Roman" style:font-size-complex="14pt" style:language-complex="zxx" style:country-complex="none" style:font-style-complex="italic"/>
    </style:style>
    <style:style style:name="T11" style:family="text">
      <style:text-properties fo:font-size="14pt" fo:language="en" fo:country="US" fo:font-style="italic" style:font-size-asian="14pt" style:language-asian="zxx" style:country-asian="none" style:font-style-asian="italic" style:font-size-complex="14pt" style:language-complex="zxx" style:country-complex="none"/>
    </style:style>
    <style:style style:name="T12" style:family="text">
      <style:text-properties fo:font-size="14pt" fo:language="en" fo:country="US" fo:font-style="italic" style:font-size-asian="14pt" style:language-asian="zxx" style:country-asian="none" style:font-style-asian="italic" style:font-size-complex="14pt" style:language-complex="zxx" style:country-complex="none" style:font-style-complex="italic"/>
    </style:style>
    <style:style style:name="T13" style:family="text">
      <style:text-properties fo:font-size="14pt" fo:language="en" fo:country="US" style:font-size-asian="14pt" style:language-asian="zxx" style:country-asian="none" style:font-size-complex="14pt" style:language-complex="zxx" style:country-complex="none"/>
    </style:style>
    <style:style style:name="T14" style:family="text">
      <style:text-properties fo:font-size="14pt" fo:language="ru" fo:country="RU" style:font-size-asian="14pt" style:language-asian="zxx" style:country-asian="none" style:font-name-complex="Times New Roman" style:font-size-complex="14pt" style:language-complex="zxx" style:country-complex="none" style:font-style-complex="italic"/>
    </style:style>
    <style:style style:name="T15" style:family="text">
      <style:text-properties fo:font-size="14pt" fo:language="ru" fo:country="RU" style:font-size-asian="14pt" style:language-asian="zxx" style:country-asian="none" style:font-size-complex="14pt" style:language-complex="zxx" style:country-complex="none"/>
    </style:style>
    <style:style style:name="T16" style:family="text">
      <style:text-properties fo:font-size="14pt" fo:language="ru" fo:country="RU" style:font-size-asian="14pt" style:language-asian="zxx" style:country-asian="none" style:font-size-complex="14pt" style:language-complex="zxx" style:country-complex="none" style:font-style-complex="italic"/>
    </style:style>
    <style:style style:name="T17" style:family="text">
      <style:text-properties fo:font-size="14pt" fo:language="ru" fo:country="RU" fo:font-style="italic" style:font-size-asian="14pt" style:language-asian="zxx" style:country-asian="none" style:font-style-asian="italic" style:font-size-complex="14pt" style:language-complex="zxx" style:country-complex="none"/>
    </style:style>
    <style:style style:name="T18" style:family="text">
      <style:text-properties fo:font-size="14pt" fo:language="ru" fo:country="RU" fo:font-style="italic" style:font-size-asian="14pt" style:language-asian="zxx" style:country-asian="none" style:font-style-asian="italic" style:font-size-complex="14pt" style:language-complex="zxx" style:country-complex="none" style:font-style-complex="italic"/>
    </style:style>
    <style:style style:name="T19" style:family="text">
      <style:text-properties fo:font-size="14pt" fo:language="ru" fo:country="RU" style:text-underline-style="solid" style:text-underline-width="auto" style:text-underline-color="font-color" style:font-size-asian="14pt" style:language-asian="zxx" style:country-asian="none" style:font-size-complex="14pt" style:language-complex="zxx" style:country-complex="none"/>
    </style:style>
    <style:style style:name="T20" style:family="text">
      <style:text-properties fo:font-size="14pt" style:text-underline-style="solid" style:text-underline-width="auto" style:text-underline-color="font-color" style:font-size-asian="14pt" style:language-asian="zxx" style:country-asian="none" style:font-name-complex="Times New Roman" style:font-size-complex="14pt" style:language-complex="zxx" style:country-complex="none" style:font-style-complex="italic"/>
    </style:style>
    <style:style style:name="T21" style:family="text">
      <style:text-properties fo:font-size="14pt" style:text-underline-style="solid" style:text-underline-width="auto" style:text-underline-color="font-color" style:font-size-asian="14pt" style:language-asian="zxx" style:country-asian="none" style:font-size-complex="14pt" style:language-complex="zxx" style:country-complex="none"/>
    </style:style>
    <style:style style:name="T22" style:family="text">
      <style:text-properties fo:font-size="14pt" style:text-underline-style="solid" style:text-underline-width="auto" style:text-underline-color="font-color" style:font-size-asian="14pt" style:language-asian="zxx" style:country-asian="none" style:font-size-complex="14pt" style:language-complex="zxx" style:country-complex="none" style:font-style-complex="italic"/>
    </style:style>
    <style:style style:name="T23" style:family="text">
      <style:text-properties fo:font-size="14pt" fo:font-style="italic" style:font-size-asian="14pt" style:language-asian="zxx" style:country-asian="none" style:font-style-asian="italic" style:font-name-complex="Times New Roman" style:font-size-complex="14pt" style:language-complex="zxx" style:country-complex="none" style:font-style-complex="italic"/>
    </style:style>
    <style:style style:name="T24" style:family="text">
      <style:text-properties fo:font-size="14pt" fo:font-style="italic" style:font-size-asian="14pt" style:language-asian="zxx" style:country-asian="none" style:font-style-asian="italic" style:font-size-complex="14pt" style:language-complex="zxx" style:country-complex="none"/>
    </style:style>
    <style:style style:name="T25" style:family="text">
      <style:text-properties fo:font-size="14pt" fo:font-style="italic" style:font-size-asian="14pt" style:language-asian="zxx" style:country-asian="none" style:font-style-asian="italic" style:font-size-complex="14pt" style:language-complex="zxx" style:country-complex="none" style:font-style-complex="italic"/>
    </style:style>
    <style:style style:name="T26" style:family="text">
      <style:text-properties fo:font-size="14pt" style:font-name-asian="Times New Roman" style:font-size-asian="14pt" style:language-asian="zxx" style:country-asian="none" style:font-name-complex="Times New Roman" style:font-size-complex="14pt" style:language-complex="zxx" style:country-complex="none"/>
    </style:style>
    <style:style style:name="T27" style:family="text">
      <style:text-properties style:language-asian="zxx" style:country-asian="none" style:font-name-complex="Times New Roman" style:language-complex="zxx" style:country-complex="none" style:font-style-complex="italic"/>
    </style:style>
    <style:style style:name="T28" style:family="text">
      <style:text-properties officeooo:rsid="0012821e" style:language-asian="zxx" style:country-asian="none" style:language-complex="zxx" style:country-complex="none" style:font-style-complex="italic"/>
    </style:style>
    <style:style style:name="T29" style:family="text">
      <style:text-properties officeooo:rsid="0015cb12" style:language-asian="zxx" style:country-asian="none" style:language-complex="zxx" style:country-complex="none" style:font-style-complex="italic"/>
    </style:style>
    <style:style style:name="T30" style:family="text">
      <style:text-properties officeooo:rsid="0017ecff" style:language-asian="zxx" style:country-asian="none" style:language-complex="zxx" style:country-complex="none" style:font-style-complex="italic"/>
    </style:style>
    <style:style style:name="T31" style:family="text">
      <style:text-properties officeooo:rsid="001886ba" style:language-asian="zxx" style:country-asian="none" style:language-complex="zxx" style:country-complex="none" style:font-style-complex="italic"/>
    </style:style>
    <style:style style:name="T32" style:family="text">
      <style:text-properties officeooo:rsid="0018e107" style:language-asian="zxx" style:country-asian="none" style:language-complex="zxx" style:country-complex="none" style:font-style-complex="italic"/>
    </style:style>
    <style:style style:name="T33" style:family="text">
      <style:text-properties officeooo:rsid="0020b294" style:language-asian="zxx" style:country-asian="none" style:language-complex="zxx" style:country-complex="none" style:font-style-complex="italic"/>
    </style:style>
    <style:style style:name="T34" style:family="text">
      <style:text-properties officeooo:rsid="0022087d" style:language-asian="zxx" style:country-asian="none" style:language-complex="zxx" style:country-complex="none" style:font-style-complex="italic"/>
    </style:style>
    <style:style style:name="T35" style:family="text">
      <style:text-properties officeooo:rsid="0023f0dd" style:language-asian="zxx" style:country-asian="none" style:language-complex="zxx" style:country-complex="none" style:font-style-complex="italic"/>
    </style:style>
    <style:style style:name="T36" style:family="text">
      <style:text-properties officeooo:rsid="0025dc70" style:language-asian="zxx" style:country-asian="none" style:language-complex="zxx" style:country-complex="none" style:font-style-complex="italic"/>
    </style:style>
    <style:style style:name="T37" style:family="text">
      <style:text-properties officeooo:rsid="0028ad15" style:language-asian="zxx" style:country-asian="none" style:language-complex="zxx" style:country-complex="none" style:font-style-complex="italic"/>
    </style:style>
    <style:style style:name="T38" style:family="text">
      <style:text-properties officeooo:rsid="0015cb12" style:language-asian="zxx" style:country-asian="none" style:language-complex="zxx" style:country-complex="none"/>
    </style:style>
    <style:style style:name="T39" style:family="text">
      <style:text-properties officeooo:rsid="0018e107" style:language-asian="zxx" style:country-asian="none" style:language-complex="zxx" style:country-complex="none"/>
    </style:style>
    <style:style style:name="T40" style:family="text">
      <style:text-properties officeooo:rsid="001cb6fd" style:language-asian="zxx" style:country-asian="none" style:language-complex="zxx" style:country-complex="none"/>
    </style:style>
    <style:style style:name="T41" style:family="text">
      <style:text-properties officeooo:rsid="001e1ccf" style:language-asian="zxx" style:country-asian="none" style:language-complex="zxx" style:country-complex="none"/>
    </style:style>
    <style:style style:name="T42" style:family="text">
      <style:text-properties officeooo:rsid="001fc60a" style:language-asian="zxx" style:country-asian="none" style:language-complex="zxx" style:country-complex="none"/>
    </style:style>
    <style:style style:name="T43" style:family="text">
      <style:text-properties officeooo:rsid="0028ad15" style:language-asian="zxx" style:country-asian="none" style:language-complex="zxx" style:country-complex="none"/>
    </style:style>
    <style:style style:name="T44" style:family="text">
      <style:text-properties officeooo:rsid="002a7625" style:language-asian="zxx" style:country-asian="none" style:language-complex="zxx" style:country-complex="none"/>
    </style:style>
    <style:style style:name="T45" style:family="text">
      <style:text-properties officeooo:rsid="002ada6f" style:language-asian="zxx" style:country-asian="none" style:language-complex="zxx" style:country-complex="none"/>
    </style:style>
    <style:style style:name="T46" style:family="text">
      <style:text-properties officeooo:rsid="002b310f" style:language-asian="zxx" style:country-asian="none" style:language-complex="zxx" style:country-complex="none"/>
    </style:style>
    <style:style style:name="T47" style:family="text">
      <style:text-properties officeooo:rsid="000f98a7"/>
    </style:style>
    <style:style style:name="T48" style:family="text">
      <style:text-properties fo:language="ru" fo:country="RU"/>
    </style:style>
    <style:style style:name="T49" style:family="text">
      <style:text-properties fo:font-style="italic" officeooo:rsid="0015cb12" style:language-asian="zxx" style:country-asian="none" style:font-style-asian="italic" style:language-complex="zxx" style:country-complex="none" style:font-style-complex="italic"/>
    </style:style>
    <style:style style:name="T50" style:family="text">
      <style:text-properties fo:font-style="italic" officeooo:rsid="001886ba" style:language-asian="zxx" style:country-asian="none" style:font-style-asian="italic" style:language-complex="zxx" style:country-complex="none" style:font-style-complex="italic"/>
    </style:style>
    <style:style style:name="T51" style:family="text">
      <style:text-properties fo:font-style="italic" officeooo:rsid="0025dc70" style:language-asian="zxx" style:country-asian="none" style:font-style-asian="italic" style:language-complex="zxx" style:country-complex="none" style:font-style-complex="italic"/>
    </style:style>
    <style:style style:name="fr1" style:family="graphic" style:parent-style-name="OLE">
      <style:graphic-properties fo:margin-left="0cm" fo:margin-right="0cm" style:vertical-pos="middle" style:vertical-rel="text" fo:padding-left="0.256cm" fo:padding-right="0.256cm" fo:padding-top="0.129cm" fo:padding-bottom="0.129cm" fo:border="none" draw:ole-draw-aspect="1" draw:visible-area-width="5.003cm" draw:visible-area-height="5.003cm"/>
    </style:style>
    <style:style style:name="fr2" style:family="graphic" style:parent-style-name="OLE">
      <style:graphic-properties fo:margin-left="0cm" fo:margin-right="0cm" style:vertical-pos="top" style:vertical-rel="baseline" fo:padding-left="0.256cm" fo:padding-right="0.256cm" fo:padding-top="0.129cm" fo:padding-bottom="0.129cm" fo:border="none" draw:ole-draw-aspect="1" draw:visible-area-width="5.003cm" draw:visible-area-height="5.003cm"/>
    </style:style>
    <style:style style:name="fr3" style:family="graphic" style:parent-style-name="OLE">
      <style:graphic-properties fo:margin-left="0cm" fo:margin-right="0cm" style:vertical-pos="middle" style:vertical-rel="text" fo:padding-left="0.256cm" fo:padding-right="0.256cm" fo:padding-top="0.129cm" fo:padding-bottom="0.129cm" fo:border="none" draw:ole-draw-aspect="1" draw:visible-area-width="5.001cm" draw:visible-area-height="5.001cm"/>
    </style:style>
    <style:style style:name="fr4" style:family="graphic" style:parent-style-name="OLE">
      <style:graphic-properties fo:margin-left="0cm" fo:margin-right="0cm" style:vertical-pos="middle" style:vertical-rel="text" fo:padding-left="0.256cm" fo:padding-right="0.256cm" fo:padding-top="0.129cm" fo:padding-bottom="0.129cm" fo:border="none" draw:ole-draw-aspect="1"/>
    </style:style>
    <style:style style:name="fr5" style:family="graphic" style:parent-style-name="OLE">
      <style:graphic-properties fo:margin-left="0cm" fo:margin-right="0cm" style:vertical-pos="top" style:vertical-rel="baseline" fo:padding-left="0.256cm" fo:padding-right="0.256cm" fo:padding-top="0.129cm" fo:padding-bottom="0.129cm" fo:border="none" draw:ole-draw-aspect="1" draw:visible-area-width="5.001cm" draw:visible-area-height="5.001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МІНІСТЕРСТВО ОСВІТИ І НАУКИ, МОЛОДІ ТА СПОРТУ УКРАЇНИ</text:p>
      <text:p text:style-name="P1">ДЕРЖАВНИЙ ВИЩИЙ НАВЧАЛЬНИЙ ЗАКЛАД</text:p>
      <text:p text:style-name="P1">«УЖГОРОДСЬКИЙ НАЦІОНАЛЬНИЙ УНІВЕРСИТЕТ»</text:p>
      <text:p text:style-name="P1">МАТЕМАТИЧНИЙ ФАКУЛЬТЕТ</text:p>
      <text:p text:style-name="P1">КАФЕДРА СИСТЕМНОГО АНАЛІЗУ І ТЕОРІЇ ОПТИМІЗАЦІЇ</text:p>
      <text:p text:style-name="P3"/>
      <text:p text:style-name="P3"/>
      <text:p text:style-name="P3"/>
      <text:p text:style-name="P9"><text:span text:style-name="T1">Дипломна</text:span> робота</text:p>
      <text:p text:style-name="P11"/>
      <text:p text:style-name="P12">Оцінка точності і обчислювальної складності наближеного глобального розв’язування нелінійних функціональних рівнянь</text:p>
      <text:p text:style-name="P3"/>
      <text:p text:style-name="P3"/>
      <text:p text:style-name="P4"/>
      <text:p text:style-name="P5">Студента <text:span text:style-name="T1">5</text:span>-го курсу</text:p>
      <text:p text:style-name="P5">спец. «Прикладна математика»</text:p>
      <text:p text:style-name="P5">Гусная Юрія Васильовича</text:p>
      <text:p text:style-name="P5">Науковий керівник:</text:p>
      <text:p text:style-name="P5">проф. Бабич М. Д.</text:p>
      <text:p text:style-name="P5"/>
      <text:p text:style-name="P5"/>
      <text:p text:style-name="P5"/>
      <text:p text:style-name="P3">Ужгород — 201<text:span text:style-name="T1">3</text:span></text:p>
      <text:p text:style-name="P10"><text:soft-page-break/></text:p>
      <text:p text:style-name="P34">Вступ</text:p>
      <text:p text:style-name="P18"><text:tab/>Проблема <text:s/>глобального розв’язування нелінійних функціональних рівнянь є дуже важливою і в той же час дуже складною і недостатньо розробленою. Нелінійні функціональні рівняння як математичні моделі можуть відображати різні природні явища і процеси, наприклад, задачі фізики, біології, хімії, економіки і <text:s/>т.п. Розв’язки таких задач характеризують стан розглядуваного об’єкта або процесу. НФР в залежності від елементів, <text:s/>що їх породжують, можуть мати один розв’язок, скінченне число розв’язків, нескінченну множину таких розв’язків або не мати їх взагалі. Тому розрізнення цих випадків, як і знаходження самих розв’язків, набуває важливого значення.</text:p>
      <text:p text:style-name="P18"><text:tab/>Оскільки, як правило, НФР, які описують реальні процеси, мають складну структуру, то безпосереднє застосування до їх глобального розв’язування відомих методів є проблематичним як з точки зору їх функціональної реалізації, так і з точки зору обчислення необхідних елементів рівнянь, що входять в теореми існування та оцінки похибок. У зв’язку з цим для розв’язування таких рівнянь застосовуються елементи загальної теорії наближених методів. Ця теорія передбачає побудову для вихідного рівняння послідовності наближених рівнянь, доведення відповідних теорем про зв’язок таких рівнянь і збіжності методу переходу від вихідного рівняння до послідовності наближених рівнянь. Це є достатньою умовою для практичного розв’язування (за допустимих фіксованих значеннях параметра апроксимації) наближених рівнянь та проведення апостеріорного аналізу отриманих наближених розв’язків вихідного рівняння.</text:p>
      <text:p text:style-name="P6"><text:span text:style-name="T47"><text:tab/>У даній роботі елементи теорії наближених методів реалізуються на нелінійних рівняннях з одним невідомим, системах нелінійних скалярних рівнянь та нелінійних інтегральних рівнянь типу Урисона і Гаммерштейна. Оскільки наближене розв’язування рівнянь пов’язане з апроксимацією і реалізацією чисельного методу на обчислювальній машині, що викликає появу різного роду </text:span><text:soft-page-break/><text:span text:style-name="T47">похибок, то в роботі розглянуто елементи теорії похибок та їх оцінки, які супроводжують процес обчислення. Важливе значення при цьому набуває апріорна інформація про задачі та числові методи або обчислювальні алгоритми, а також оцінки їх характеристик.</text:span></text:p>
      <text:p text:style-name="P33"><text:toc-mark-start text:id="IMark139696227617680" text:outline-level="1"/><text:toc-mark-start text:id="IMark139696227618256" text:outline-level="2"/><text:toc-mark-start text:id="IMark139696227618352" text:outline-level="2"/>Елементи теорії похибок<text:toc-mark-end text:id="IMark139696227618352"/><text:toc-mark-end text:id="IMark139696227618256"/><text:toc-mark-end text:id="IMark139696227617680"/></text:p>
      <text:p text:style-name="P7"><text:tab/>Точність обчислювального алгоритму визначається мірою абсолютної повної похибки, складовими якої є абсолютні похибки:</text:p>
      <text:list xml:id="list3600576852646881748" text:style-name="WW8Num2">
        <text:list-item>
          <text:list>
            <text:list-item>
              <text:list>
                <text:list-item>
                  <text:p text:style-name="P42">неусувна похибка – спричинена тим, що параметри і елементи рівнянь-моделей неадекватно відображають те вище, яке вони описують, а також похибки даних параметрів та елементів, викликані результатами їх визначення(вимірювання, зважування, оцінювання) або подання;</text:p>
                </text:list-item>
                <text:list-item>
                  <text:p text:style-name="P42">похибка методу – виникає при застосуванні наближеного методу до розв’язання задач, за рахунок апроксимації, дискретизації точної задачі та застосування наближеного методу до апроксимаційної задачі;</text:p>
                </text:list-item>
                <text:list-item>
                  <text:p text:style-name="P42">похибка заокруглення – виникає при реалізації наближеного методу на ЕОМ з вибраною конкретною моделлю обчислень та з урахуванням всіх арифметичних та логічних операцій, що супроводжують цей процес.</text:p>
                </text:list-item>
              </text:list>
            </text:list-item>
          </text:list>
        </text:list-item>
      </text:list>
      <text:p text:style-name="P13"><text:span text:style-name="T5"><text:tab/>Нерідко вживається термін абсолютної обчислювальної похибки, що об’єднує похибку дискретизації та похибки методу і заокруглення. Для знаходження похибки дискретизації необхідно ввести апроксимаційні характеристики(функції або функціонали), що відображають близькість елементів вихідної задачі і наближеної до неї. Наприклад, при наближеному розв’язуванні нелінійного операторного рівняння </text:span><draw:frame draw:style-name="fr1" draw:name="Object276" text:anchor-type="as-char" svg:width="1.411cm" svg:height="0.529cm" draw:z-index="0"><draw:object-ole xlink:href="./Object 1" xlink:type="simple" xlink:show="embed" xlink:actuate="onLoad"/><draw:image xlink:href="./ObjectReplacements/Object 1" xlink:type="simple" xlink:show="embed" xlink:actuate="onLoad"/><svg:desc>OLE-object</svg:desc></draw:frame><text:span text:style-name="T5">, що має багато ізольованих розв’язків, здійснюється перехід до деякого наближеного рівняння </text:span><draw:frame draw:style-name="fr1" draw:name="Object277" text:anchor-type="as-char" svg:width="1.552cm" svg:height="0.67cm" draw:z-index="1"><draw:object-ole xlink:href="./Object 2" xlink:type="simple" xlink:show="embed" xlink:actuate="onLoad"/><draw:image xlink:href="./ObjectReplacements/Object 2" xlink:type="simple" xlink:show="embed" xlink:actuate="onLoad"/><svg:desc>OLE-object</svg:desc></draw:frame><text:span text:style-name="T5">. В цьому випадку вказані функціонали, що відображають у нормі розглядуваних просторів близькість вихідного </text:span><text:span text:style-name="T10">A</text:span><text:span text:style-name="T5"> і апроксимаційного </text:span><draw:frame draw:style-name="fr1" draw:name="Object278" text:anchor-type="as-char" svg:width="0.6cm" svg:height="0.67cm" draw:z-index="2"><draw:object-ole xlink:href="./Object 3" xlink:type="simple" xlink:show="embed" xlink:actuate="onLoad"/><draw:image xlink:href="./ObjectReplacements/Object 3" xlink:type="simple" xlink:show="embed" xlink:actuate="onLoad"/><svg:desc>OLE-object</svg:desc></draw:frame><text:span text:style-name="T5"> операторів і їх перших та других похідних, розглядаються на кулях ізольованих єдиних розв’язків.</text:span></text:p>
      <text:p text:style-name="P8"/>
      <text:p text:style-name="P8"/>
      <text:p text:style-name="P8"/>
      <text:p text:style-name="P26"><text:soft-page-break/>Похибка методу та її оцінки</text:p>
      <text:p text:style-name="P8"/>
      <text:p text:style-name="P7"><text:tab/>Похибка методу зумовлюється наступними причинами:</text:p>
      <text:list xml:id="list3530696856220313104" text:style-name="WW8Num4">
        <text:list-item>
          <text:p text:style-name="P43">Точні оператори і вихідні дані, які характеризують задачу, замінюються наближеними. Наприклад, похідні замінюють скінченними різницями, інтеграли – скінченними сумами, функції – многочленами або таблицями їх значень у вузлах деякої сітки і т.д.</text:p>
        </text:list-item>
        <text:list-item>
          <text:p text:style-name="P43">При розв’язуванні вихідної задачі будується нескінченний ітераційний процес, який обривається на певному кроці. Як правило, методи розв’язування таких задач містить в собі деякий параметр, при прямуванні якого до певної границі похибка методу прямує до нуля, що дозволяє цю похибку регулювати. Крім того, через цей параметр та характеристики точного і наближеного операторів виражаються апріорна та апостеріорна оцінки похибки методу.</text:p>
        </text:list-item>
      </text:list>
      <text:p text:style-name="P7"><text:tab/>Нехай розглядається нелінійне операторне рівняння</text:p>
      <text:p text:style-name="P13"><text:span text:style-name="T5"><text:tab/></text:span><draw:frame draw:style-name="fr1" draw:name="Object279" text:anchor-type="as-char" svg:width="1.411cm" svg:height="0.529cm" draw:z-index="5"><draw:object-ole xlink:href="./Object 4" xlink:type="simple" xlink:show="embed" xlink:actuate="onLoad"/><draw:image xlink:href="./ObjectReplacements/Object 4" xlink:type="simple" xlink:show="embed" xlink:actuate="onLoad"/><svg:desc>OLE-object</svg:desc></draw:frame><text:span text:style-name="T5"><text:tab/><text:tab/><text:tab/><text:tab/><text:tab/><text:tab/><text:tab/><text:tab/><text:tab/><text:tab/><text:tab/> <text:s text:c="5"/>(1)</text:span></text:p>
      <text:p text:style-name="P13"><text:span text:style-name="T5">де </text:span><text:span text:style-name="T10">A</text:span><text:span text:style-name="T5"> – двічі диференційований за Фреше оператор, що діє з області свого визначення </text:span><text:span text:style-name="T10">E</text:span><text:span text:style-name="T5"> гільбертового простору </text:span><text:span text:style-name="T10">H</text:span><text:span text:style-name="T14"> </text:span><text:span text:style-name="T5">у цей же простір. Рівняння (1) може характеризувати скінченну систему нелінійних скалярних рівнянь, нелінійне інтегральне рівняння із скінченними межами або інші рівняння.</text:span></text:p>
      <text:p text:style-name="P13"><text:span text:style-name="T5"><text:tab/>Нехай необхідно знайти всі ізольовані розв’язки </text:span><draw:frame draw:style-name="fr1" draw:name="Object280" text:anchor-type="as-char" svg:width="2.575cm" svg:height="0.776cm" draw:z-index="9"><draw:object-ole xlink:href="./Object 5" xlink:type="simple" xlink:show="embed" xlink:actuate="onLoad"/><draw:image xlink:href="./ObjectReplacements/Object 5" xlink:type="simple" xlink:show="embed" xlink:actuate="onLoad"/><svg:desc>OLE-object</svg:desc></draw:frame><text:span text:style-name="T5"> рівняння (1) в обмеженій області </text:span><text:span text:style-name="T10">E</text:span><text:span text:style-name="T5">.</text:span></text:p>
      <text:p text:style-name="P13"><text:span text:style-name="T5"><text:tab/>В загальному випадку процес глобального наближеного розв’язування рівняння (1) полягає у виборі або побудові методу, за допомогою якого для </text:span><text:span text:style-name="T5">кожного точного розв’язку </text:span><draw:frame draw:style-name="fr1" draw:name="Object281" text:anchor-type="as-char" svg:width="0.529cm" svg:height="0.741cm" draw:z-index="10"><draw:object-ole xlink:href="./Object 6" xlink:type="simple" xlink:show="embed" xlink:actuate="onLoad"/><draw:image xlink:href="./ObjectReplacements/Object 6" xlink:type="simple" xlink:show="embed" xlink:actuate="onLoad"/><svg:desc>OLE-object</svg:desc></draw:frame><text:span text:style-name="T5"> знаходиться послідовність наближених розв’язків </text:span><draw:frame draw:style-name="fr1" draw:name="Object282" text:anchor-type="as-char" svg:width="3.775cm" svg:height="0.776cm" draw:z-index="11"><draw:object-ole xlink:href="./Object 7" xlink:type="simple" xlink:show="embed" xlink:actuate="onLoad"/><draw:image xlink:href="./ObjectReplacements/Object 7" xlink:type="simple" xlink:show="embed" xlink:actuate="onLoad"/><svg:desc>OLE-object</svg:desc></draw:frame><text:span text:style-name="T5">, де параметр </text:span><text:span text:style-name="T10">n</text:span><text:span text:style-name="T14"> </text:span><text:span text:style-name="T5">носить загальний смисл і не відображає </text:span><text:span text:style-name="T5">конкретний спосіб побудови </text:span><draw:frame draw:style-name="fr1" draw:name="Object283" text:anchor-type="as-char" svg:width="0.6cm" svg:height="0.741cm" draw:z-index="12"><draw:object-ole xlink:href="./Object 8" xlink:type="simple" xlink:show="embed" xlink:actuate="onLoad"/><draw:image xlink:href="./ObjectReplacements/Object 8" xlink:type="simple" xlink:show="embed" xlink:actuate="onLoad"/><svg:desc>OLE-object</svg:desc></draw:frame><text:span text:style-name="T5">. Ці послідовності будуються таким чином, щоб </text:span><text:soft-page-break/><text:span text:style-name="T5">була можливість або теоретично довести їх збіжність до відповідних їм точних розв’язків </text:span><draw:frame draw:style-name="fr1" draw:name="Object284" text:anchor-type="as-char" svg:width="0.529cm" svg:height="0.741cm" draw:z-index="17"><draw:object-ole xlink:href="./Object 9" xlink:type="simple" xlink:show="embed" xlink:actuate="onLoad"/><draw:image xlink:href="./ObjectReplacements/Object 9" xlink:type="simple" xlink:show="embed" xlink:actuate="onLoad"/><svg:desc>OLE-object</svg:desc></draw:frame><text:span text:style-name="T5"> рівняння (1) або була підстава характеризувати практичну близькість (з ростом </text:span><text:span text:style-name="T10">n</text:span><text:span text:style-name="T5">) елементів цих послідовностей до відповідних їм точних розв’язків </text:span><draw:frame draw:style-name="fr1" draw:name="Object285" text:anchor-type="as-char" svg:width="0.529cm" svg:height="0.741cm" draw:z-index="18"><draw:object-ole xlink:href="./Object 10" xlink:type="simple" xlink:show="embed" xlink:actuate="onLoad"/><draw:image xlink:href="./ObjectReplacements/Object 10" xlink:type="simple" xlink:show="embed" xlink:actuate="onLoad"/><svg:desc>OLE-object</svg:desc></draw:frame><text:span text:style-name="T5">. Вирішення цієї задачі передбачає відокремлення всіх ізольованих розв’язків </text:span><draw:frame draw:style-name="fr1" draw:name="Object286" text:anchor-type="as-char" svg:width="0.529cm" svg:height="0.741cm" draw:z-index="19"><draw:object-ole xlink:href="./Object 11" xlink:type="simple" xlink:show="embed" xlink:actuate="onLoad"/><draw:image xlink:href="./ObjectReplacements/Object 11" xlink:type="simple" xlink:show="embed" xlink:actuate="onLoad"/><svg:desc>OLE-object</svg:desc></draw:frame><text:span text:style-name="T5"> шляхом побудови таких замкнених підобластей </text:span><draw:frame draw:style-name="fr1" draw:name="Object287" text:anchor-type="as-char" svg:width="1.482cm" svg:height="0.67cm" draw:z-index="20"><draw:object-ole xlink:href="./Object 12" xlink:type="simple" xlink:show="embed" xlink:actuate="onLoad"/><draw:image xlink:href="./ObjectReplacements/Object 12" xlink:type="simple" xlink:show="embed" xlink:actuate="onLoad"/><svg:desc>OLE-object</svg:desc></draw:frame><text:span text:style-name="T5">, зокрема замкнених куль </text:span><draw:frame draw:style-name="fr1" draw:name="Object288" text:anchor-type="as-char" svg:width="0.459cm" svg:height="0.635cm" draw:z-index="21"><draw:object-ole xlink:href="./Object 13" xlink:type="simple" xlink:show="embed" xlink:actuate="onLoad"/><draw:image xlink:href="./ObjectReplacements/Object 13" xlink:type="simple" xlink:show="embed" xlink:actuate="onLoad"/><svg:desc>OLE-object</svg:desc></draw:frame><text:span text:style-name="T5">, кожна з яких буде містити єдиний розв’язок із області </text:span><text:span text:style-name="T10">E</text:span><text:span text:style-name="T5">. Для цього потрібно знайти множини елементів </text:span><draw:frame draw:style-name="fr1" draw:name="Object289" text:anchor-type="as-char" svg:width="2.011cm" svg:height="0.67cm" draw:z-index="22"><draw:object-ole xlink:href="./Object 14" xlink:type="simple" xlink:show="embed" xlink:actuate="onLoad"/><draw:image xlink:href="./ObjectReplacements/Object 14" xlink:type="simple" xlink:show="embed" xlink:actuate="onLoad"/><svg:desc>OLE-object</svg:desc></draw:frame><text:span text:style-name="T5"> і дійсних чисел </text:span><draw:frame draw:style-name="fr1" draw:name="Object290" text:anchor-type="as-char" svg:width="1.834cm" svg:height="0.67cm" draw:z-index="23"><draw:object-ole xlink:href="./Object 15" xlink:type="simple" xlink:show="embed" xlink:actuate="onLoad"/><draw:image xlink:href="./ObjectReplacements/Object 15" xlink:type="simple" xlink:show="embed" xlink:actuate="onLoad"/><svg:desc>OLE-object</svg:desc></draw:frame><text:span text:style-name="T5">, які називаються відповідно центрами і радіусами замкнених куль</text:span></text:p>
      <text:p text:style-name="P13"><text:span text:style-name="T5"><text:tab/></text:span><draw:frame draw:style-name="fr1" draw:name="Object291" text:anchor-type="as-char" svg:width="8.112cm" svg:height="0.811cm" draw:z-index="24"><draw:object-ole xlink:href="./Object 16" xlink:type="simple" xlink:show="embed" xlink:actuate="onLoad"/><draw:image xlink:href="./ObjectReplacements/Object 16" xlink:type="simple" xlink:show="embed" xlink:actuate="onLoad"/><svg:desc>OLE-object</svg:desc></draw:frame><text:span text:style-name="T5"> <text:s/></text:span></text:p>
      <text:p text:style-name="P13"><text:span text:style-name="T5">щоб на кожній із них виконувались деякі <text:s/>достатні умови існування єдиного розв’язку рівняння (1). Дійсно, якщо такі пари </text:span><draw:frame draw:style-name="fr1" draw:name="Object292" text:anchor-type="as-char" svg:width="1.27cm" svg:height="0.741cm" draw:z-index="25"><draw:object-ole xlink:href="./Object 17" xlink:type="simple" xlink:show="embed" xlink:actuate="onLoad"/><draw:image xlink:href="./ObjectReplacements/Object 17" xlink:type="simple" xlink:show="embed" xlink:actuate="onLoad"/><svg:desc>OLE-object</svg:desc></draw:frame><text:span text:style-name="T5"> будуть знайдені, то теорема існування розв’язку </text:span><draw:frame draw:style-name="fr1" draw:name="Object293" text:anchor-type="as-char" svg:width="0.529cm" svg:height="0.741cm" draw:z-index="26"><draw:object-ole xlink:href="./Object 18" xlink:type="simple" xlink:show="embed" xlink:actuate="onLoad"/><draw:image xlink:href="./ObjectReplacements/Object 18" xlink:type="simple" xlink:show="embed" xlink:actuate="onLoad"/><svg:desc>OLE-object</svg:desc></draw:frame><text:span text:style-name="T5"> рівняння (1) може бути визначена у багатьох випадках таким чином: якщо рівняння (1) запишеться записати у еквівалентному виді </text:span><draw:frame draw:style-name="fr1" draw:name="Object294" text:anchor-type="as-char" svg:width="2.469cm" svg:height="0.529cm" draw:z-index="27"><draw:object-ole xlink:href="./Object 19" xlink:type="simple" xlink:show="embed" xlink:actuate="onLoad"/><draw:image xlink:href="./ObjectReplacements/Object 19" xlink:type="simple" xlink:show="embed" xlink:actuate="onLoad"/><svg:desc>OLE-object</svg:desc></draw:frame><text:span text:style-name="T5">, то відповідний йому ітераційний метод </text:span></text:p>
      <text:p text:style-name="P13"><text:span text:style-name="T5"><text:tab/></text:span><draw:frame draw:style-name="fr1" draw:name="Object295" text:anchor-type="as-char" svg:width="5.468cm" svg:height="0.741cm" draw:z-index="28"><draw:object-ole xlink:href="./Object 20" xlink:type="simple" xlink:show="embed" xlink:actuate="onLoad"/><draw:image xlink:href="./ObjectReplacements/Object 20" xlink:type="simple" xlink:show="embed" xlink:actuate="onLoad"/><svg:desc>OLE-object</svg:desc></draw:frame><text:span text:style-name="T5"><text:tab/><text:tab/><text:tab/><text:tab/><text:tab/><text:tab/><text:tab/><text:tab/> <text:s text:c="5"/>(2)</text:span></text:p>
      <text:p text:style-name="P13"><text:span text:style-name="T5">в якому </text:span><draw:frame draw:style-name="fr1" draw:name="Object296" text:anchor-type="as-char" svg:width="0.88cm" svg:height="0.635cm" draw:z-index="29"><draw:object-ole xlink:href="./Object 21" xlink:type="simple" xlink:show="embed" xlink:actuate="onLoad"/><draw:image xlink:href="./ObjectReplacements/Object 21" xlink:type="simple" xlink:show="embed" xlink:actuate="onLoad"/><svg:desc>OLE-object</svg:desc></draw:frame><text:span text:style-name="T5"> відображає напрям руху ітераційного процесу, а послідовність </text:span><draw:frame draw:style-name="fr1" draw:name="Object297" text:anchor-type="as-char" svg:width="1.023cm" svg:height="0.741cm" draw:z-index="30"><draw:object-ole xlink:href="./Object 22" xlink:type="simple" xlink:show="embed" xlink:actuate="onLoad"/><draw:image xlink:href="./ObjectReplacements/Object 22" xlink:type="simple" xlink:show="embed" xlink:actuate="onLoad"/><svg:desc>OLE-object</svg:desc></draw:frame><text:span text:style-name="T5"> - послідовність дійсних чисел, що характеризує величину кроку ітераційного процесу. Критерій вибору </text:span><draw:frame draw:style-name="fr1" draw:name="Object298" text:anchor-type="as-char" svg:width="0.88cm" svg:height="0.635cm" draw:z-index="31"><draw:object-ole xlink:href="./Object 23" xlink:type="simple" xlink:show="embed" xlink:actuate="onLoad"/><draw:image xlink:href="./ObjectReplacements/Object 23" xlink:type="simple" xlink:show="embed" xlink:actuate="onLoad"/><svg:desc>OLE-object</svg:desc></draw:frame><text:span text:style-name="T5"> і </text:span><draw:frame draw:style-name="fr1" draw:name="Object299" text:anchor-type="as-char" svg:width="0.6cm" svg:height="0.67cm" draw:z-index="32"><draw:object-ole xlink:href="./Object 24" xlink:type="simple" xlink:show="embed" xlink:actuate="onLoad"/><draw:image xlink:href="./ObjectReplacements/Object 24" xlink:type="simple" xlink:show="embed" xlink:actuate="onLoad"/><svg:desc>OLE-object</svg:desc></draw:frame><text:span text:style-name="T5"> визначає той чи інший ітераційний метод.</text:span></text:p>
      <text:p text:style-name="P7"><text:tab/>Щодо існування єдиного розв’язку рівняння (1) та збіжності методу має місце узагальнена теорема</text:p>
      <text:p text:style-name="P13"><text:span text:style-name="T5"><text:tab/></text:span><text:span text:style-name="T20">Теорема 1</text:span><text:span text:style-name="T5"> Нехай у кулі </text:span><draw:frame draw:style-name="fr1" draw:name="Object300" text:anchor-type="as-char" svg:width="1.658cm" svg:height="0.741cm" draw:z-index="33"><draw:object-ole xlink:href="./Object 25" xlink:type="simple" xlink:show="embed" xlink:actuate="onLoad"/><draw:image xlink:href="./ObjectReplacements/Object 25" xlink:type="simple" xlink:show="embed" xlink:actuate="onLoad"/><svg:desc>OLE-object</svg:desc></draw:frame><text:span text:style-name="T5">, де </text:span><draw:frame draw:style-name="fr1" draw:name="Object301" text:anchor-type="as-char" svg:width="0.529cm" svg:height="0.635cm" draw:z-index="34"><draw:object-ole xlink:href="./Object 26" xlink:type="simple" xlink:show="embed" xlink:actuate="onLoad"/><draw:image xlink:href="./ObjectReplacements/Object 26" xlink:type="simple" xlink:show="embed" xlink:actuate="onLoad"/><svg:desc>OLE-object</svg:desc></draw:frame><text:span text:style-name="T5"> - один із елементів </text:span><draw:frame draw:style-name="fr1" draw:name="Object302" text:anchor-type="as-char" svg:width="0.423cm" svg:height="0.67cm" draw:z-index="35"><draw:object-ole xlink:href="./Object 27" xlink:type="simple" xlink:show="embed" xlink:actuate="onLoad"/><draw:image xlink:href="./ObjectReplacements/Object 27" xlink:type="simple" xlink:show="embed" xlink:actuate="onLoad"/><svg:desc>OLE-object</svg:desc></draw:frame><text:span text:style-name="T5">, а </text:span><draw:frame draw:style-name="fr1" draw:name="Object303" text:anchor-type="as-char" svg:width="0.353cm" svg:height="0.388cm" draw:z-index="36"><draw:object-ole xlink:href="./Object 28" xlink:type="simple" xlink:show="embed" xlink:actuate="onLoad"/><draw:image xlink:href="./ObjectReplacements/Object 28" xlink:type="simple" xlink:show="embed" xlink:actuate="onLoad"/><svg:desc>OLE-object</svg:desc></draw:frame><text:span text:style-name="T5"> - відповідне </text:span><text:span text:style-name="T5">йому значення </text:span><draw:frame draw:style-name="fr1" draw:name="Object304" text:anchor-type="as-char" svg:width="0.353cm" svg:height="0.67cm" draw:z-index="37"><draw:object-ole xlink:href="./Object 29" xlink:type="simple" xlink:show="embed" xlink:actuate="onLoad"/><draw:image xlink:href="./ObjectReplacements/Object 29" xlink:type="simple" xlink:show="embed" xlink:actuate="onLoad"/><svg:desc>OLE-object</svg:desc></draw:frame><text:span text:style-name="T5">, виконуються умови</text:span></text:p>
      <text:p text:style-name="P13"><text:span text:style-name="T5"><text:tab/></text:span><draw:frame draw:style-name="fr1" draw:name="Object305" text:anchor-type="as-char" svg:width="2.046cm" svg:height="0.88cm" draw:z-index="38"><draw:object-ole xlink:href="./Object 30" xlink:type="simple" xlink:show="embed" xlink:actuate="onLoad"/><draw:image xlink:href="./ObjectReplacements/Object 30" xlink:type="simple" xlink:show="embed" xlink:actuate="onLoad"/><svg:desc>OLE-object</svg:desc></draw:frame><text:span text:style-name="T5"> , </text:span><draw:frame draw:style-name="fr1" draw:name="Object306" text:anchor-type="as-char" svg:width="3.634cm" svg:height="0.776cm" draw:z-index="39"><draw:object-ole xlink:href="./Object 31" xlink:type="simple" xlink:show="embed" xlink:actuate="onLoad"/><draw:image xlink:href="./ObjectReplacements/Object 31" xlink:type="simple" xlink:show="embed" xlink:actuate="onLoad"/><svg:desc>OLE-object</svg:desc></draw:frame><text:span text:style-name="T5"> , </text:span><draw:frame draw:style-name="fr1" draw:name="Object307" text:anchor-type="as-char" svg:width="3.598cm" svg:height="0.776cm" draw:z-index="40"><draw:object-ole xlink:href="./Object 32" xlink:type="simple" xlink:show="embed" xlink:actuate="onLoad"/><draw:image xlink:href="./ObjectReplacements/Object 32" xlink:type="simple" xlink:show="embed" xlink:actuate="onLoad"/><svg:desc>OLE-object</svg:desc></draw:frame><text:span text:style-name="T5"> ,<text:tab/><text:tab/><text:tab/><text:tab/> <text:s text:c="5"/>(3)</text:span></text:p>
      <text:p text:style-name="P13"><text:soft-page-break/><text:span text:style-name="T5"><text:tab/></text:span><draw:frame draw:style-name="fr1" draw:name="Object308" text:anchor-type="as-char" svg:width="5.221cm" svg:height="0.88cm" draw:z-index="3"><draw:object-ole xlink:href="./Object 33" xlink:type="simple" xlink:show="embed" xlink:actuate="onLoad"/><draw:image xlink:href="./ObjectReplacements/Object 33" xlink:type="simple" xlink:show="embed" xlink:actuate="onLoad"/><svg:desc>OLE-object</svg:desc></draw:frame><text:span text:style-name="T5">, або </text:span><draw:frame draw:style-name="fr1" draw:name="Object309" text:anchor-type="as-char" svg:width="4.41cm" svg:height="0.88cm" draw:z-index="4"><draw:object-ole xlink:href="./Object 34" xlink:type="simple" xlink:show="embed" xlink:actuate="onLoad"/><draw:image xlink:href="./ObjectReplacements/Object 34" xlink:type="simple" xlink:show="embed" xlink:actuate="onLoad"/><svg:desc>OLE-object</svg:desc></draw:frame><text:span text:style-name="T5">,<text:tab/> <text:tab/><text:tab/><text:tab/> <text:s text:c="5"/>(4)</text:span></text:p>
      <text:p text:style-name="P13"><text:span text:style-name="T5">де </text:span><draw:frame draw:style-name="fr1" draw:name="Object310" text:anchor-type="as-char" svg:width="0.529cm" svg:height="0.67cm" draw:z-index="41"><draw:object-ole xlink:href="./Object 35" xlink:type="simple" xlink:show="embed" xlink:actuate="onLoad"/><draw:image xlink:href="./ObjectReplacements/Object 35" xlink:type="simple" xlink:show="embed" xlink:actuate="onLoad"/><svg:desc>OLE-object</svg:desc></draw:frame><text:span text:style-name="T5">, </text:span><draw:frame draw:style-name="fr1" draw:name="Object311" text:anchor-type="as-char" svg:width="1.905cm" svg:height="0.88cm" draw:z-index="42"><draw:object-ole xlink:href="./Object 36" xlink:type="simple" xlink:show="embed" xlink:actuate="onLoad"/><draw:image xlink:href="./ObjectReplacements/Object 36" xlink:type="simple" xlink:show="embed" xlink:actuate="onLoad"/><svg:desc>OLE-object</svg:desc></draw:frame><text:span text:style-name="T5">, </text:span><draw:frame draw:style-name="fr1" draw:name="Object312" text:anchor-type="as-char" svg:width="1.799cm" svg:height="0.88cm" draw:z-index="43"><draw:object-ole xlink:href="./Object 37" xlink:type="simple" xlink:show="embed" xlink:actuate="onLoad"/><draw:image xlink:href="./ObjectReplacements/Object 37" xlink:type="simple" xlink:show="embed" xlink:actuate="onLoad"/><svg:desc>OLE-object</svg:desc></draw:frame><text:span text:style-name="T5">, </text:span><draw:frame draw:style-name="fr1" draw:name="Object313" text:anchor-type="as-char" svg:width="1.762cm" svg:height="0.88cm" draw:z-index="44"><draw:object-ole xlink:href="./Object 38" xlink:type="simple" xlink:show="embed" xlink:actuate="onLoad"/><draw:image xlink:href="./ObjectReplacements/Object 38" xlink:type="simple" xlink:show="embed" xlink:actuate="onLoad"/><svg:desc>OLE-object</svg:desc></draw:frame><text:span text:style-name="T5"> - константи .які забезпечують виконання умов</text:span></text:p>
      <text:p text:style-name="P13"><text:span text:style-name="T5"><text:tab/></text:span><draw:frame draw:style-name="fr1" draw:name="Object314" text:anchor-type="as-char" svg:width="8.819cm" svg:height="0.953cm" draw:z-index="45"><draw:object-ole xlink:href="./Object 39" xlink:type="simple" xlink:show="embed" xlink:actuate="onLoad"/><draw:image xlink:href="./ObjectReplacements/Object 39" xlink:type="simple" xlink:show="embed" xlink:actuate="onLoad"/><svg:desc>OLE-object</svg:desc></draw:frame><text:span text:style-name="T5">,<text:tab/><text:tab/><text:tab/><text:tab/><text:tab/> <text:s text:c="5"/>(5)</text:span></text:p>
      <text:p text:style-name="P13"><text:span text:style-name="T5"><text:tab/></text:span><draw:frame draw:style-name="fr1" draw:name="Object315" text:anchor-type="as-char" svg:width="8.961cm" svg:height="0.953cm" draw:z-index="46"><draw:object-ole xlink:href="./Object 40" xlink:type="simple" xlink:show="embed" xlink:actuate="onLoad"/><draw:image xlink:href="./ObjectReplacements/Object 40" xlink:type="simple" xlink:show="embed" xlink:actuate="onLoad"/><svg:desc>OLE-object</svg:desc></draw:frame><text:span text:style-name="T5">.<text:tab/><text:tab/><text:tab/><text:tab/><text:tab/> <text:s text:c="5"/>(6)</text:span></text:p>
      <text:p text:style-name="P13"><text:span text:style-name="T5">Тоді рівняння (1) має в кулі </text:span><draw:frame draw:style-name="fr1" draw:name="Object316" text:anchor-type="as-char" svg:width="1.729cm" svg:height="0.88cm" draw:z-index="47"><draw:object-ole xlink:href="./Object 41" xlink:type="simple" xlink:show="embed" xlink:actuate="onLoad"/><draw:image xlink:href="./ObjectReplacements/Object 41" xlink:type="simple" xlink:show="embed" xlink:actuate="onLoad"/><svg:desc>OLE-object</svg:desc></draw:frame><text:span text:style-name="T5"> єдиний розв’</text:span><text:span text:style-name="T2">язок </text:span><draw:frame draw:style-name="fr1" draw:name="Object317" text:anchor-type="as-char" svg:width="0.529cm" svg:height="0.635cm" draw:z-index="48"><draw:object-ole xlink:href="./Object 42" xlink:type="simple" xlink:show="embed" xlink:actuate="onLoad"/><draw:image xlink:href="./ObjectReplacements/Object 42" xlink:type="simple" xlink:show="embed" xlink:actuate="onLoad"/><svg:desc>OLE-object</svg:desc></draw:frame><text:span text:style-name="T2">, до якого збігається послідовність </text:span><draw:frame draw:style-name="fr1" draw:name="Object318" text:anchor-type="as-char" svg:width="0.988cm" svg:height="0.88cm" draw:z-index="49"><draw:object-ole xlink:href="./Object 43" xlink:type="simple" xlink:show="embed" xlink:actuate="onLoad"/><draw:image xlink:href="./ObjectReplacements/Object 43" xlink:type="simple" xlink:show="embed" xlink:actuate="onLoad"/><svg:desc>OLE-object</svg:desc></draw:frame><text:span text:style-name="T2">, побудована згідно введеного ітераційного процесу(за відповідного вибору </text:span><draw:frame draw:style-name="fr1" draw:name="Object319" text:anchor-type="as-char" svg:width="0.88cm" svg:height="0.635cm" draw:z-index="50"><draw:object-ole xlink:href="./Object 44" xlink:type="simple" xlink:show="embed" xlink:actuate="onLoad"/><draw:image xlink:href="./ObjectReplacements/Object 44" xlink:type="simple" xlink:show="embed" xlink:actuate="onLoad"/><svg:desc>OLE-object</svg:desc></draw:frame><text:span text:style-name="T2"> і </text:span><draw:frame draw:style-name="fr1" draw:name="Object320" text:anchor-type="as-char" svg:width="0.529cm" svg:height="0.67cm" draw:z-index="51"><draw:object-ole xlink:href="./Object 45" xlink:type="simple" xlink:show="embed" xlink:actuate="onLoad"/><draw:image xlink:href="./ObjectReplacements/Object 45" xlink:type="simple" xlink:show="embed" xlink:actuate="onLoad"/><svg:desc>OLE-object</svg:desc></draw:frame><text:span text:style-name="T2">), причому швидкість збіжності та оцінка похибки характеризується нерівністю</text:span></text:p>
      <text:p text:style-name="P13"><text:span text:style-name="T2"><text:tab/></text:span><draw:frame draw:style-name="fr1" draw:name="Object321" text:anchor-type="as-char" svg:width="11.994cm" svg:height="0.953cm" draw:z-index="52"><draw:object-ole xlink:href="./Object 46" xlink:type="simple" xlink:show="embed" xlink:actuate="onLoad"/><draw:image xlink:href="./ObjectReplacements/Object 46" xlink:type="simple" xlink:show="embed" xlink:actuate="onLoad"/><svg:desc>OLE-object</svg:desc></draw:frame><text:span text:style-name="T2">.<text:tab/><text:tab/><text:tab/> <text:s text:c="3"/>(7)</text:span></text:p>
      <text:p text:style-name="P13"><text:span text:style-name="T2">При </text:span><draw:frame draw:style-name="fr1" draw:name="Object322" text:anchor-type="as-char" svg:width="1.094cm" svg:height="0.529cm" draw:z-index="53"><draw:object-ole xlink:href="./Object 47" xlink:type="simple" xlink:show="embed" xlink:actuate="onLoad"/><draw:image xlink:href="./ObjectReplacements/Object 47" xlink:type="simple" xlink:show="embed" xlink:actuate="onLoad"/><svg:desc>OLE-object</svg:desc></draw:frame></text:p>
      <text:p text:style-name="P13"><text:span text:style-name="T3"><text:tab/></text:span><draw:frame draw:style-name="fr1" draw:name="Object323" text:anchor-type="as-char" svg:width="9.031cm" svg:height="0.953cm" draw:z-index="54"><draw:object-ole xlink:href="./Object 48" xlink:type="simple" xlink:show="embed" xlink:actuate="onLoad"/><draw:image xlink:href="./ObjectReplacements/Object 48" xlink:type="simple" xlink:show="embed" xlink:actuate="onLoad"/><svg:desc>OLE-object</svg:desc></draw:frame><text:span text:style-name="T2"><text:tab/><text:tab/><text:tab/><text:tab/><text:tab/> <text:s text:c="3"/>(8)</text:span></text:p>
      <text:p text:style-name="P7">що характеризує близькість точного і відповідного йому наближеного розв’язку, який може правити за початкове наближення для ітераційного процесу.</text:p>
      <text:p text:style-name="P13"><text:span text:style-name="T5"><text:tab/>У табл. 1 наведені величини </text:span><draw:frame draw:style-name="fr1" draw:name="Object324" text:anchor-type="as-char" svg:width="0.88cm" svg:height="0.635cm" draw:z-index="55"><draw:object-ole xlink:href="./Object 49" xlink:type="simple" xlink:show="embed" xlink:actuate="onLoad"/><draw:image xlink:href="./ObjectReplacements/Object 49" xlink:type="simple" xlink:show="embed" xlink:actuate="onLoad"/><svg:desc>OLE-object</svg:desc></draw:frame><text:span text:style-name="T5">, </text:span><draw:frame draw:style-name="fr1" draw:name="Object325" text:anchor-type="as-char" svg:width="0.6cm" svg:height="0.67cm" draw:z-index="56"><draw:object-ole xlink:href="./Object 50" xlink:type="simple" xlink:show="embed" xlink:actuate="onLoad"/><draw:image xlink:href="./ObjectReplacements/Object 50" xlink:type="simple" xlink:show="embed" xlink:actuate="onLoad"/><svg:desc>OLE-object</svg:desc></draw:frame><text:span text:style-name="T5">, </text:span><draw:frame draw:style-name="fr1" draw:name="Object326" text:anchor-type="as-char" svg:width="0.953cm" svg:height="0.635cm" draw:z-index="57"><draw:object-ole xlink:href="./Object 51" xlink:type="simple" xlink:show="embed" xlink:actuate="onLoad"/><draw:image xlink:href="./ObjectReplacements/Object 51" xlink:type="simple" xlink:show="embed" xlink:actuate="onLoad"/><svg:desc>OLE-object</svg:desc></draw:frame><text:span text:style-name="T5">, </text:span><draw:frame draw:style-name="fr1" draw:name="Object327" text:anchor-type="as-char" svg:width="0.988cm" svg:height="0.635cm" draw:z-index="58"><draw:object-ole xlink:href="./Object 52" xlink:type="simple" xlink:show="embed" xlink:actuate="onLoad"/><draw:image xlink:href="./ObjectReplacements/Object 52" xlink:type="simple" xlink:show="embed" xlink:actuate="onLoad"/><svg:desc>OLE-object</svg:desc></draw:frame><text:span text:style-name="T5">, </text:span><draw:frame draw:style-name="fr1" draw:name="Object328" text:anchor-type="as-char" svg:width="1.235cm" svg:height="0.67cm" draw:z-index="59"><draw:object-ole xlink:href="./Object 53" xlink:type="simple" xlink:show="embed" xlink:actuate="onLoad"/><draw:image xlink:href="./ObjectReplacements/Object 53" xlink:type="simple" xlink:show="embed" xlink:actuate="onLoad"/><svg:desc>OLE-object</svg:desc></draw:frame><text:span text:style-name="T5">, що характеризують деякі ітераційні методи.</text:span></text:p>
      <text:p text:style-name="P7"/>
      <text:p text:style-name="P7"/>
      <text:p text:style-name="P7"/>
      <text:p text:style-name="P7"/>
      <text:p text:style-name="P7"/>
      <text:p text:style-name="P7"/>
      <text:p text:style-name="P7"/>
      <text:p text:style-name="P7"/>
      <text:p text:style-name="P14"><text:soft-page-break/><text:span text:style-name="T5"><text:tab/><text:tab/><text:tab/><text:tab/></text:span><text:span text:style-name="T14">т</text:span><text:span text:style-name="T5">абл</text:span><text:span text:style-name="T14">иця</text:span><text:span text:style-name="T5"> 1</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Метод</text:p>
          </table:table-cell>
          <table:table-cell table:style-name="Table1.A1" office:value-type="string">
            <text:p text:style-name="P15"><draw:frame draw:style-name="fr1" draw:name="Object329" text:anchor-type="as-char" svg:width="0.88cm" svg:height="0.635cm" draw:z-index="63"><draw:object-ole xlink:href="./Object 54" xlink:type="simple" xlink:show="embed" xlink:actuate="onLoad"/><draw:image xlink:href="./ObjectReplacements/Object 54" xlink:type="simple" xlink:show="embed" xlink:actuate="onLoad"/><svg:desc>OLE-object</svg:desc></draw:frame></text:p>
          </table:table-cell>
          <table:table-cell table:style-name="Table1.A1" office:value-type="string">
            <text:p text:style-name="P15"><draw:frame draw:style-name="fr1" draw:name="Object330" text:anchor-type="as-char" svg:width="0.6cm" svg:height="0.67cm" draw:z-index="64"><draw:object-ole xlink:href="./Object 55" xlink:type="simple" xlink:show="embed" xlink:actuate="onLoad"/><draw:image xlink:href="./ObjectReplacements/Object 55" xlink:type="simple" xlink:show="embed" xlink:actuate="onLoad"/><svg:desc>OLE-object</svg:desc></draw:frame></text:p>
          </table:table-cell>
          <table:table-cell table:style-name="Table1.A1" office:value-type="string">
            <text:p text:style-name="P15"><draw:frame draw:style-name="fr1" draw:name="Object331" text:anchor-type="as-char" svg:width="0.953cm" svg:height="0.635cm" draw:z-index="65"><draw:object-ole xlink:href="./Object 56" xlink:type="simple" xlink:show="embed" xlink:actuate="onLoad"/><draw:image xlink:href="./ObjectReplacements/Object 56" xlink:type="simple" xlink:show="embed" xlink:actuate="onLoad"/><svg:desc>OLE-object</svg:desc></draw:frame></text:p>
          </table:table-cell>
          <table:table-cell table:style-name="Table1.A1" office:value-type="string">
            <text:p text:style-name="P15"><draw:frame draw:style-name="fr1" draw:name="Object332" text:anchor-type="as-char" svg:width="0.988cm" svg:height="0.635cm" draw:z-index="66"><draw:object-ole xlink:href="./Object 57" xlink:type="simple" xlink:show="embed" xlink:actuate="onLoad"/><draw:image xlink:href="./ObjectReplacements/Object 57" xlink:type="simple" xlink:show="embed" xlink:actuate="onLoad"/><svg:desc>OLE-object</svg:desc></draw:frame></text:p>
          </table:table-cell>
          <table:table-cell table:style-name="Table1.F1" office:value-type="string">
            <text:p text:style-name="P15"><draw:frame draw:style-name="fr1" draw:name="Object333" text:anchor-type="as-char" svg:width="1.235cm" svg:height="0.67cm" draw:z-index="67"><draw:object-ole xlink:href="./Object 58" xlink:type="simple" xlink:show="embed" xlink:actuate="onLoad"/><draw:image xlink:href="./ObjectReplacements/Object 58" xlink:type="simple" xlink:show="embed" xlink:actuate="onLoad"/><svg:desc>OLE-object</svg:desc></draw:frame></text:p>
          </table:table-cell>
        </table:table-row>
        <table:table-row table:style-name="Table1.2">
          <table:table-cell table:style-name="Table1.A1" office:value-type="string">
            <text:p text:style-name="P16">Метод найскорішого спуску</text:p>
          </table:table-cell>
          <table:table-cell table:style-name="Table1.A1" office:value-type="string">
            <text:p text:style-name="P15"><draw:frame draw:style-name="fr1" draw:name="Object334" text:anchor-type="as-char" svg:width="0.88cm" svg:height="0.635cm" draw:z-index="68"><draw:object-ole xlink:href="./Object 59" xlink:type="simple" xlink:show="embed" xlink:actuate="onLoad"/><draw:image xlink:href="./ObjectReplacements/Object 59" xlink:type="simple" xlink:show="embed" xlink:actuate="onLoad"/><svg:desc>OLE-object</svg:desc></draw:frame></text:p>
          </table:table-cell>
          <table:table-cell table:style-name="Table1.A1" office:value-type="string">
            <text:p text:style-name="P15"><draw:frame draw:style-name="fr1" draw:name="Object335" text:anchor-type="as-char" svg:width="3.563cm" svg:height="1.799cm" draw:z-index="69"><draw:object-ole xlink:href="./Object 60" xlink:type="simple" xlink:show="embed" xlink:actuate="onLoad"/><draw:image xlink:href="./ObjectReplacements/Object 60" xlink:type="simple" xlink:show="embed" xlink:actuate="onLoad"/><svg:desc>OLE-object</svg:desc></draw:frame></text:p>
          </table:table-cell>
          <table:table-cell table:style-name="Table1.A1" office:value-type="string">
            <text:p text:style-name="P15"><draw:frame draw:style-name="fr1" draw:name="Object336" text:anchor-type="as-char" svg:width="3.563cm" svg:height="1.799cm" draw:z-index="70"><draw:object-ole xlink:href="./Object 61" xlink:type="simple" xlink:show="embed" xlink:actuate="onLoad"/><draw:image xlink:href="./ObjectReplacements/Object 61" xlink:type="simple" xlink:show="embed" xlink:actuate="onLoad"/><svg:desc>OLE-object</svg:desc></draw:frame></text:p>
          </table:table-cell>
          <table:table-cell table:style-name="Table1.A1" office:value-type="string">
            <text:p text:style-name="P15"><draw:frame draw:style-name="fr1" draw:name="Object337" text:anchor-type="as-char" svg:width="1.87cm" svg:height="1.411cm" draw:z-index="71"><draw:object-ole xlink:href="./Object 62" xlink:type="simple" xlink:show="embed" xlink:actuate="onLoad"/><draw:image xlink:href="./ObjectReplacements/Object 62" xlink:type="simple" xlink:show="embed" xlink:actuate="onLoad"/><svg:desc>OLE-object</svg:desc></draw:frame></text:p>
          </table:table-cell>
          <table:table-cell table:style-name="Table1.F1" office:value-type="string">
            <text:p text:style-name="P15"><draw:frame draw:style-name="fr1" draw:name="Object338" text:anchor-type="as-char" svg:width="1.127cm" svg:height="1.27cm" draw:z-index="72"><draw:object-ole xlink:href="./Object 63" xlink:type="simple" xlink:show="embed" xlink:actuate="onLoad"/><draw:image xlink:href="./ObjectReplacements/Object 63" xlink:type="simple" xlink:show="embed" xlink:actuate="onLoad"/><svg:desc>OLE-object</svg:desc></draw:frame></text:p>
          </table:table-cell>
        </table:table-row>
        <table:table-row table:style-name="Table1.3">
          <table:table-cell table:style-name="Table1.A1" office:value-type="string">
            <text:p text:style-name="P16">Метод мінімальних нев’язок</text:p>
          </table:table-cell>
          <table:table-cell table:style-name="Table1.A1" office:value-type="string">
            <text:p text:style-name="P15"><draw:frame draw:style-name="fr1" draw:name="Object339" text:anchor-type="as-char" svg:width="0.88cm" svg:height="0.635cm" draw:z-index="73"><draw:object-ole xlink:href="./Object 64" xlink:type="simple" xlink:show="embed" xlink:actuate="onLoad"/><draw:image xlink:href="./ObjectReplacements/Object 64" xlink:type="simple" xlink:show="embed" xlink:actuate="onLoad"/><svg:desc>OLE-object</svg:desc></draw:frame></text:p>
          </table:table-cell>
          <table:table-cell table:style-name="Table1.A1" office:value-type="string">
            <text:p text:style-name="P15"><draw:frame draw:style-name="fr1" draw:name="Object340" text:anchor-type="as-char" svg:width="3.563cm" svg:height="1.799cm" draw:z-index="74"><draw:object-ole xlink:href="./Object 65" xlink:type="simple" xlink:show="embed" xlink:actuate="onLoad"/><draw:image xlink:href="./ObjectReplacements/Object 65" xlink:type="simple" xlink:show="embed" xlink:actuate="onLoad"/><svg:desc>OLE-object</svg:desc></draw:frame></text:p>
          </table:table-cell>
          <table:table-cell table:style-name="Table1.A1" office:value-type="string">
            <text:p text:style-name="P15"><draw:frame draw:style-name="fr1" draw:name="Object341" text:anchor-type="as-char" svg:width="3.598cm" svg:height="1.799cm" draw:z-index="75"><draw:object-ole xlink:href="./Object 66" xlink:type="simple" xlink:show="embed" xlink:actuate="onLoad"/><draw:image xlink:href="./ObjectReplacements/Object 66" xlink:type="simple" xlink:show="embed" xlink:actuate="onLoad"/><svg:desc>OLE-object</svg:desc></draw:frame></text:p>
          </table:table-cell>
          <table:table-cell table:style-name="Table1.A1" office:value-type="string">
            <text:p text:style-name="P15"><draw:frame draw:style-name="fr1" draw:name="Object342" text:anchor-type="as-char" svg:width="1.87cm" svg:height="1.411cm" draw:z-index="76"><draw:object-ole xlink:href="./Object 67" xlink:type="simple" xlink:show="embed" xlink:actuate="onLoad"/><draw:image xlink:href="./ObjectReplacements/Object 67" xlink:type="simple" xlink:show="embed" xlink:actuate="onLoad"/><svg:desc>OLE-object</svg:desc></draw:frame></text:p>
          </table:table-cell>
          <table:table-cell table:style-name="Table1.F1" office:value-type="string">
            <text:p text:style-name="P15"><draw:frame draw:style-name="fr1" draw:name="Object343" text:anchor-type="as-char" svg:width="2.258cm" svg:height="1.341cm" draw:z-index="77"><draw:object-ole xlink:href="./Object 68" xlink:type="simple" xlink:show="embed" xlink:actuate="onLoad"/><draw:image xlink:href="./ObjectReplacements/Object 68" xlink:type="simple" xlink:show="embed" xlink:actuate="onLoad"/><svg:desc>OLE-object</svg:desc></draw:frame></text:p>
          </table:table-cell>
        </table:table-row>
        <table:table-row table:style-name="Table1.4">
          <table:table-cell table:style-name="Table1.A1" office:value-type="string">
            <text:p text:style-name="P16">Метод мінімальних похибок</text:p>
          </table:table-cell>
          <table:table-cell table:style-name="Table1.A1" office:value-type="string">
            <text:p text:style-name="P15"><draw:frame draw:style-name="fr1" draw:name="Object344" text:anchor-type="as-char" svg:width="1.376cm" svg:height="0.635cm" draw:z-index="78"><draw:object-ole xlink:href="./Object 69" xlink:type="simple" xlink:show="embed" xlink:actuate="onLoad"/><draw:image xlink:href="./ObjectReplacements/Object 69" xlink:type="simple" xlink:show="embed" xlink:actuate="onLoad"/><svg:desc>OLE-object</svg:desc></draw:frame><text:span text:style-name="T27">,</text:span></text:p>
            <text:p text:style-name="P15"><draw:frame draw:style-name="fr1" draw:name="Object345" text:anchor-type="as-char" svg:width="2.963cm" svg:height="0.988cm" draw:z-index="79"><draw:object-ole xlink:href="./Object 70" xlink:type="simple" xlink:show="embed" xlink:actuate="onLoad"/><draw:image xlink:href="./ObjectReplacements/Object 70" xlink:type="simple" xlink:show="embed" xlink:actuate="onLoad"/><svg:desc>OLE-object</svg:desc></draw:frame></text:p>
          </table:table-cell>
          <table:table-cell table:style-name="Table1.A1" office:value-type="string">
            <text:p text:style-name="P15"><draw:frame draw:style-name="fr1" draw:name="Object346" text:anchor-type="as-char" svg:width="1.976cm" svg:height="1.87cm" draw:z-index="80"><draw:object-ole xlink:href="./Object 71" xlink:type="simple" xlink:show="embed" xlink:actuate="onLoad"/><draw:image xlink:href="./ObjectReplacements/Object 71" xlink:type="simple" xlink:show="embed" xlink:actuate="onLoad"/><svg:desc>OLE-object</svg:desc></draw:frame></text:p>
          </table:table-cell>
          <table:table-cell table:style-name="Table1.A1" office:value-type="string">
            <text:p text:style-name="P15"><draw:frame draw:style-name="fr1" draw:name="Object347" text:anchor-type="as-char" svg:width="1.023cm" svg:height="1.27cm" draw:z-index="81"><draw:object-ole xlink:href="./Object 72" xlink:type="simple" xlink:show="embed" xlink:actuate="onLoad"/><draw:image xlink:href="./ObjectReplacements/Object 72" xlink:type="simple" xlink:show="embed" xlink:actuate="onLoad"/><svg:desc>OLE-object</svg:desc></draw:frame></text:p>
          </table:table-cell>
          <table:table-cell table:style-name="Table1.A1" office:value-type="string">
            <text:p text:style-name="P15"><draw:frame draw:style-name="fr1" draw:name="Object348" text:anchor-type="as-char" svg:width="0.88cm" svg:height="1.27cm" draw:z-index="82"><draw:object-ole xlink:href="./Object 73" xlink:type="simple" xlink:show="embed" xlink:actuate="onLoad"/><draw:image xlink:href="./ObjectReplacements/Object 73" xlink:type="simple" xlink:show="embed" xlink:actuate="onLoad"/><svg:desc>OLE-object</svg:desc></draw:frame></text:p>
          </table:table-cell>
          <table:table-cell table:style-name="Table1.F1" office:value-type="string">
            <text:p text:style-name="P15"><draw:frame draw:style-name="fr1" draw:name="Object349" text:anchor-type="as-char" svg:width="1.164cm" svg:height="1.341cm" draw:z-index="83"><draw:object-ole xlink:href="./Object 74" xlink:type="simple" xlink:show="embed" xlink:actuate="onLoad"/><draw:image xlink:href="./ObjectReplacements/Object 74" xlink:type="simple" xlink:show="embed" xlink:actuate="onLoad"/><svg:desc>OLE-object</svg:desc></draw:frame><text:span text:style-name="T27">,</text:span></text:p>
            <text:p text:style-name="P15"><draw:frame draw:style-name="fr1" draw:name="Object350" text:anchor-type="as-char" svg:width="1.411cm" svg:height="0.6cm" draw:z-index="84"><draw:object-ole xlink:href="./Object 75" xlink:type="simple" xlink:show="embed" xlink:actuate="onLoad"/><draw:image xlink:href="./ObjectReplacements/Object 75" xlink:type="simple" xlink:show="embed" xlink:actuate="onLoad"/><svg:desc>OLE-object</svg:desc></draw:frame></text:p>
            <text:p text:style-name="P15"><draw:frame draw:style-name="fr1" draw:name="Object351" text:anchor-type="as-char" svg:width="2.15cm" svg:height="1.305cm" draw:z-index="85"><draw:object-ole xlink:href="./Object 76" xlink:type="simple" xlink:show="embed" xlink:actuate="onLoad"/><draw:image xlink:href="./ObjectReplacements/Object 76" xlink:type="simple" xlink:show="embed" xlink:actuate="onLoad"/><svg:desc>OLE-object</svg:desc></draw:frame></text:p>
          </table:table-cell>
        </table:table-row>
      </table:table>
      <text:p text:style-name="P7"/>
      <text:p text:style-name="P13"><text:span text:style-name="T5"><text:tab/>Таким чином, необхідно знайти такі пари </text:span><draw:frame draw:style-name="fr1" draw:name="Object352" text:anchor-type="as-char" svg:width="1.27cm" svg:height="0.741cm" draw:z-index="86"><draw:object-ole xlink:href="./Object 77" xlink:type="simple" xlink:show="embed" xlink:actuate="onLoad"/><draw:image xlink:href="./ObjectReplacements/Object 77" xlink:type="simple" xlink:show="embed" xlink:actuate="onLoad"/><svg:desc>OLE-object</svg:desc></draw:frame><text:span text:style-name="T5">, для яких буде справедливою теорема.</text:span></text:p>
      <text:p text:style-name="P13"><text:span text:style-name="T5"><text:tab/>Також необхідно зазначити, що в деяких простих випадках ітераційний </text:span><text:span text:style-name="T5">процес (2) реалізується безпосередньо для рівняння (1). Це може бути тоді, коли в області </text:span><text:span text:style-name="T10">E</text:span><text:span text:style-name="T5"> розв’язок </text:span><draw:frame draw:style-name="fr1" draw:name="Object353" text:anchor-type="as-char" svg:width="0.529cm" svg:height="0.635cm" draw:z-index="87"><draw:object-ole xlink:href="./Object 78" xlink:type="simple" xlink:show="embed" xlink:actuate="onLoad"/><draw:image xlink:href="./ObjectReplacements/Object 78" xlink:type="simple" xlink:show="embed" xlink:actuate="onLoad"/><svg:desc>OLE-object</svg:desc></draw:frame><text:span text:style-name="T5"> єдиний, початкове наближення </text:span><draw:frame draw:style-name="fr1" draw:name="Object354" text:anchor-type="as-char" svg:width="0.529cm" svg:height="0.635cm" draw:z-index="88"><draw:object-ole xlink:href="./Object 79" xlink:type="simple" xlink:show="embed" xlink:actuate="onLoad"/><draw:image xlink:href="./ObjectReplacements/Object 79" xlink:type="simple" xlink:show="embed" xlink:actuate="onLoad"/><svg:desc>OLE-object</svg:desc></draw:frame><text:span text:style-name="T5"> задається виходячи з апріорних даних задач, а структура і гладкість оператора </text:span><text:span text:style-name="T10">A</text:span><text:span text:style-name="T5"> дозволяють практично реалізувати ітераційний процес (2) і знаходити величини умов (3) і (4), що забезпечують виконання нерівностей (5), (6) і отримання оцінок (7) та (8).</text:span></text:p>
      <text:p text:style-name="P7"><text:tab/>У загальному випадку процес наближеного розв’язування рівняння (1) полягає у побудові і наступному розв’язуванні послідовності нелінійних рівнянь більш простої структури</text:p>
      <text:p text:style-name="P13"><text:span text:style-name="T5"><text:tab/></text:span><draw:frame draw:style-name="fr1" draw:name="Object355" text:anchor-type="as-char" svg:width="5.715cm" svg:height="0.776cm" draw:z-index="89"><draw:object-ole xlink:href="./Object 80" xlink:type="simple" xlink:show="embed" xlink:actuate="onLoad"/><draw:image xlink:href="./ObjectReplacements/Object 80" xlink:type="simple" xlink:show="embed" xlink:actuate="onLoad"/><svg:desc>OLE-object</svg:desc></draw:frame><text:span text:style-name="T5">,<text:tab/><text:tab/><text:tab/><text:tab/><text:tab/><text:tab/><text:tab/><text:tab/> <text:s text:c="5"/>(9) </text:span></text:p>
      <text:p text:style-name="P13"><text:span text:style-name="T5">що апроксимують у певному розумінні рівняння (1) і такі, що </text:span><draw:frame draw:style-name="fr1" draw:name="Object356" text:anchor-type="as-char" svg:width="3.351cm" svg:height="0.67cm" draw:z-index="90"><draw:object-ole xlink:href="./Object 81" xlink:type="simple" xlink:show="embed" xlink:actuate="onLoad"/><draw:image xlink:href="./ObjectReplacements/Object 81" xlink:type="simple" xlink:show="embed" xlink:actuate="onLoad"/><svg:desc>OLE-object</svg:desc></draw:frame><text:span text:style-name="T5">.</text:span></text:p>
      <text:p text:style-name="P13"><text:span text:style-name="T5"><text:tab/>У теоретичному плані правомірність переходу від рівняння (1) до рівняння </text:span><text:soft-page-break/><text:span text:style-name="T5">(9) базується на теоремі про розв’язність (при довільному або достатньо великому </text:span><text:span text:style-name="T10">n</text:span><text:span text:style-name="T5">) рівнянь (9) за даними існування розв’язку рівняння (1) і збіжності методу переходу до рівнянь (9), а також на оберненій теоремі про розв’язність рівняння (1) за даними існування (при допустимому фіксованому </text:span><text:span text:style-name="T10">n</text:span><text:span text:style-name="T5">) розв’язку рівняння (9). Вказані теореми дають теоретичне обґрунтування і практичний апарат для вирішення питання щодо відокремлення ізольованих розв’язків рівняння (1). Обидві теореми базуються на теоремі 1.</text:span></text:p>
      <text:p text:style-name="P13"><text:span text:style-name="T5"><text:tab/>Практичне розв’язування рівняння (9) здійснюється безпосередньо, якщо це дозволяє структура оператора </text:span><draw:frame draw:style-name="fr1" draw:name="Object357" text:anchor-type="as-char" svg:width="0.6cm" svg:height="0.67cm" draw:z-index="111"><draw:object-ole xlink:href="./Object 82" xlink:type="simple" xlink:show="embed" xlink:actuate="onLoad"/><draw:image xlink:href="./ObjectReplacements/Object 82" xlink:type="simple" xlink:show="embed" xlink:actuate="onLoad"/><svg:desc>OLE-object</svg:desc></draw:frame><text:span text:style-name="T5">(</text:span><text:span text:style-name="T10">n</text:span><text:span text:style-name="T23"> </text:span><text:span text:style-name="T5">- фіксоване), або задача розв’язування рівняння (9) зводиться до еквівалентної задачі розв’язування відповідної СНСР, яка може бути реалізована за допомогою </text:span><draw:frame draw:style-name="fr1" draw:name="Object358" text:anchor-type="as-char" svg:width="0.6cm" svg:height="0.423cm" draw:z-index="112"><draw:object-ole xlink:href="./Object 83" xlink:type="simple" xlink:show="embed" xlink:actuate="onLoad"/><draw:image xlink:href="./ObjectReplacements/Object 83" xlink:type="simple" xlink:show="embed" xlink:actuate="onLoad"/><svg:desc>OLE-object</svg:desc></draw:frame><text:span text:style-name="T5">- алгоритму. В обох випадках за різних фіксованих </text:span><text:span text:style-name="T10">n</text:span><text:span text:style-name="T5"> можуть бути знайдені всі ізольовані розв’язки </text:span><draw:frame draw:style-name="fr1" draw:name="Object359" text:anchor-type="as-char" svg:width="1.411cm" svg:height="0.741cm" draw:z-index="113"><draw:object-ole xlink:href="./Object 84" xlink:type="simple" xlink:show="embed" xlink:actuate="onLoad"/><draw:image xlink:href="./ObjectReplacements/Object 84" xlink:type="simple" xlink:show="embed" xlink:actuate="onLoad"/><svg:desc>OLE-object</svg:desc></draw:frame><text:span text:style-name="T5">, що надалі приймаються за центри куль </text:span><draw:frame draw:style-name="fr1" draw:name="Object360" text:anchor-type="as-char" svg:width="1.658cm" svg:height="0.776cm" draw:z-index="114"><draw:object-ole xlink:href="./Object 85" xlink:type="simple" xlink:show="embed" xlink:actuate="onLoad"/><draw:image xlink:href="./ObjectReplacements/Object 85" xlink:type="simple" xlink:show="embed" xlink:actuate="onLoad"/><svg:desc>OLE-object</svg:desc></draw:frame><text:span text:style-name="T5">.</text:span></text:p>
      <text:p text:style-name="P13"><text:span text:style-name="T5"><text:tab/>Конструктивний алгоритм визначення радіусів </text:span><draw:frame draw:style-name="fr1" draw:name="Object361" text:anchor-type="as-char" svg:width="0.353cm" svg:height="0.67cm" draw:z-index="115"><draw:object-ole xlink:href="./Object 86" xlink:type="simple" xlink:show="embed" xlink:actuate="onLoad"/><draw:image xlink:href="./ObjectReplacements/Object 86" xlink:type="simple" xlink:show="embed" xlink:actuate="onLoad"/><svg:desc>OLE-object</svg:desc></draw:frame><text:span text:style-name="T5"> закладений в оберненій теоремі. Він полягає у тому, що для кожного значення </text:span><draw:frame draw:style-name="fr1" draw:name="Object362" text:anchor-type="as-char" svg:width="1.341cm" svg:height="0.741cm" draw:z-index="116"><draw:object-ole xlink:href="./Object 87" xlink:type="simple" xlink:show="embed" xlink:actuate="onLoad"/><draw:image xlink:href="./ObjectReplacements/Object 87" xlink:type="simple" xlink:show="embed" xlink:actuate="onLoad"/><svg:desc>OLE-object</svg:desc></draw:frame><text:span text:style-name="T5"> обчислюються величини </text:span><draw:frame draw:style-name="fr1" draw:name="Object363" text:anchor-type="as-char" svg:width="0.529cm" svg:height="0.67cm" draw:z-index="117"><draw:object-ole xlink:href="./Object 88" xlink:type="simple" xlink:show="embed" xlink:actuate="onLoad"/><draw:image xlink:href="./ObjectReplacements/Object 88" xlink:type="simple" xlink:show="embed" xlink:actuate="onLoad"/><svg:desc>OLE-object</svg:desc></draw:frame><text:span text:style-name="T5">, </text:span><draw:frame draw:style-name="fr1" draw:name="Object364" text:anchor-type="as-char" svg:width="1.905cm" svg:height="0.88cm" draw:z-index="118"><draw:object-ole xlink:href="./Object 89" xlink:type="simple" xlink:show="embed" xlink:actuate="onLoad"/><draw:image xlink:href="./ObjectReplacements/Object 89" xlink:type="simple" xlink:show="embed" xlink:actuate="onLoad"/><svg:desc>OLE-object</svg:desc></draw:frame><text:span text:style-name="T5">, <text:s/></text:span><draw:frame draw:style-name="fr1" draw:name="Object365" text:anchor-type="as-char" svg:width="1.799cm" svg:height="0.88cm" draw:z-index="119"><draw:object-ole xlink:href="./Object 90" xlink:type="simple" xlink:show="embed" xlink:actuate="onLoad"/><draw:image xlink:href="./ObjectReplacements/Object 90" xlink:type="simple" xlink:show="embed" xlink:actuate="onLoad"/><svg:desc>OLE-object</svg:desc></draw:frame><text:span text:style-name="T5">, </text:span><draw:frame draw:style-name="fr1" draw:name="Object366" text:anchor-type="as-char" svg:width="1.762cm" svg:height="0.88cm" draw:z-index="120"><draw:object-ole xlink:href="./Object 91" xlink:type="simple" xlink:show="embed" xlink:actuate="onLoad"/><draw:image xlink:href="./ObjectReplacements/Object 91" xlink:type="simple" xlink:show="embed" xlink:actuate="onLoad"/><svg:desc>OLE-object</svg:desc></draw:frame><text:span text:style-name="T5"> з умов (3) і (4), які в цьому випадку ( крім </text:span><draw:frame draw:style-name="fr1" draw:name="Object367" text:anchor-type="as-char" svg:width="0.529cm" svg:height="0.67cm" draw:z-index="121"><draw:object-ole xlink:href="./Object 92" xlink:type="simple" xlink:show="embed" xlink:actuate="onLoad"/><draw:image xlink:href="./ObjectReplacements/Object 92" xlink:type="simple" xlink:show="embed" xlink:actuate="onLoad"/><svg:desc>OLE-object</svg:desc></draw:frame><text:span text:style-name="T5">) будуть функціями шуканого радіуса </text:span><draw:frame draw:style-name="fr1" draw:name="Object368" text:anchor-type="as-char" svg:width="1.094cm" svg:height="0.67cm" draw:z-index="122"><draw:object-ole xlink:href="./Object 93" xlink:type="simple" xlink:show="embed" xlink:actuate="onLoad"/><draw:image xlink:href="./ObjectReplacements/Object 93" xlink:type="simple" xlink:show="embed" xlink:actuate="onLoad"/><svg:desc>OLE-object</svg:desc></draw:frame><text:span text:style-name="T5">. Підставивши їх у (5), (6) одержимо систему нерівностей відносно </text:span><text:span text:style-name="T10">r</text:span><text:span text:style-name="T5"> для кожного </text:span><draw:frame draw:style-name="fr1" draw:name="Object369" text:anchor-type="as-char" svg:width="1.341cm" svg:height="0.741cm" draw:z-index="123"><draw:object-ole xlink:href="./Object 94" xlink:type="simple" xlink:show="embed" xlink:actuate="onLoad"/><draw:image xlink:href="./ObjectReplacements/Object 94" xlink:type="simple" xlink:show="embed" xlink:actuate="onLoad"/><svg:desc>OLE-object</svg:desc></draw:frame><text:span text:style-name="T5">. Інтервал сумісності цих нерівностей і визначає область допустимих значень радіуса </text:span><text:span text:style-name="T10">r</text:span><text:span text:style-name="T5">, що характеризують замкнені кулі єдиних розв’язків рівняння (1).</text:span></text:p>
      <text:p text:style-name="P13"><text:span text:style-name="T5"><text:tab/>У теоремах існування, що відображають зв’язок між рівняннями (1) та (9) поряд з оцінками норм операторів </text:span><draw:frame draw:style-name="fr1" draw:name="Object370" text:anchor-type="as-char" svg:width="1.094cm" svg:height="0.67cm" draw:z-index="124"><draw:object-ole xlink:href="./Object 95" xlink:type="simple" xlink:show="embed" xlink:actuate="onLoad"/><draw:image xlink:href="./ObjectReplacements/Object 95" xlink:type="simple" xlink:show="embed" xlink:actuate="onLoad"/><svg:desc>OLE-object</svg:desc></draw:frame><text:span text:style-name="T5"> та їх двох похідних, істотну роль відіграє </text:span><text:span text:style-name="T5">близькість операторів </text:span><draw:frame draw:style-name="fr1" draw:name="Object371" text:anchor-type="as-char" svg:width="1.729cm" svg:height="0.635cm" draw:z-index="125"><draw:object-ole xlink:href="./Object 96" xlink:type="simple" xlink:show="embed" xlink:actuate="onLoad"/><draw:image xlink:href="./ObjectReplacements/Object 96" xlink:type="simple" xlink:show="embed" xlink:actuate="onLoad"/><svg:desc>OLE-object</svg:desc></draw:frame><text:span text:style-name="T5"> та </text:span><draw:frame draw:style-name="fr1" draw:name="Object372" text:anchor-type="as-char" svg:width="1.94cm" svg:height="0.67cm" draw:z-index="126"><draw:object-ole xlink:href="./Object 97" xlink:type="simple" xlink:show="embed" xlink:actuate="onLoad"/><draw:image xlink:href="./ObjectReplacements/Object 97" xlink:type="simple" xlink:show="embed" xlink:actuate="onLoad"/><svg:desc>OLE-object</svg:desc></draw:frame><text:span text:style-name="T5">. Ця близькість визначається в кулі </text:span><draw:frame draw:style-name="fr1" draw:name="Object373" text:anchor-type="as-char" svg:width="1.482cm" svg:height="0.776cm" draw:z-index="127"><draw:object-ole xlink:href="./Object 98" xlink:type="simple" xlink:show="embed" xlink:actuate="onLoad"/><draw:image xlink:href="./ObjectReplacements/Object 98" xlink:type="simple" xlink:show="embed" xlink:actuate="onLoad"/><svg:desc>OLE-object</svg:desc></draw:frame><text:span text:style-name="T5">, де виконуються достатні умови існування єдиного розв’язку, таким чином: </text:span><text:soft-page-break/><text:span text:style-name="T5">кажуть, що на елементі </text:span><draw:frame draw:style-name="fr1" draw:name="Object374" text:anchor-type="as-char" svg:width="2.223cm" svg:height="0.776cm" draw:z-index="128"><draw:object-ole xlink:href="./Object 99" xlink:type="simple" xlink:show="embed" xlink:actuate="onLoad"/><draw:image xlink:href="./ObjectReplacements/Object 99" xlink:type="simple" xlink:show="embed" xlink:actuate="onLoad"/><svg:desc>OLE-object</svg:desc></draw:frame><text:span text:style-name="T5"> виконуються умови апроксимації операторів </text:span><draw:frame draw:style-name="fr1" draw:name="Object375" text:anchor-type="as-char" svg:width="1.341cm" svg:height="0.741cm" draw:z-index="129"><draw:object-ole xlink:href="./Object 100" xlink:type="simple" xlink:show="embed" xlink:actuate="onLoad"/><draw:image xlink:href="./ObjectReplacements/Object 100" xlink:type="simple" xlink:show="embed" xlink:actuate="onLoad"/><svg:desc>OLE-object</svg:desc></draw:frame><text:span text:style-name="T5"> операторами </text:span><draw:frame draw:style-name="fr1" draw:name="Object376" text:anchor-type="as-char" svg:width="1.341cm" svg:height="0.741cm" draw:z-index="130"><draw:object-ole xlink:href="./Object 101" xlink:type="simple" xlink:show="embed" xlink:actuate="onLoad"/><draw:image xlink:href="./ObjectReplacements/Object 101" xlink:type="simple" xlink:show="embed" xlink:actuate="onLoad"/><svg:desc>OLE-object</svg:desc></draw:frame><text:span text:style-name="T5">, якщо існують такі функціонали </text:span><draw:frame draw:style-name="fr1" draw:name="Object377" text:anchor-type="as-char" svg:width="2.575cm" svg:height="0.67cm" draw:z-index="131"><draw:object-ole xlink:href="./Object 102" xlink:type="simple" xlink:show="embed" xlink:actuate="onLoad"/><draw:image xlink:href="./ObjectReplacements/Object 102" xlink:type="simple" xlink:show="embed" xlink:actuate="onLoad"/><svg:desc>OLE-object</svg:desc></draw:frame><text:span text:style-name="T5"> при </text:span><draw:frame draw:style-name="fr2" draw:name="Object378" text:anchor-type="as-char" svg:width="1.411cm" svg:height="0.423cm" draw:z-index="132"><draw:object-ole xlink:href="./Object 103" xlink:type="simple" xlink:show="embed" xlink:actuate="onLoad"/><draw:image xlink:href="./ObjectReplacements/Object 103" xlink:type="simple" xlink:show="embed" xlink:actuate="onLoad"/><svg:desc>OLE-object</svg:desc></draw:frame><text:span text:style-name="T5">, що виконуються нерівності</text:span></text:p>
      <text:p text:style-name="P13"><text:span text:style-name="T5"><text:tab/></text:span><draw:frame draw:style-name="fr1" draw:name="Object379" text:anchor-type="as-char" svg:width="5.292cm" svg:height="0.88cm" draw:z-index="133"><draw:object-ole xlink:href="./Object 104" xlink:type="simple" xlink:show="embed" xlink:actuate="onLoad"/><draw:image xlink:href="./ObjectReplacements/Object 104" xlink:type="simple" xlink:show="embed" xlink:actuate="onLoad"/><svg:desc>OLE-object</svg:desc></draw:frame><text:span text:style-name="T5">,</text:span></text:p>
      <text:p text:style-name="P13"><text:span text:style-name="T5">де </text:span><text:span text:style-name="T10">m</text:span><text:span text:style-name="T5">=0, 1, 2, </text:span><draw:frame draw:style-name="fr1" draw:name="Object380" text:anchor-type="as-char" svg:width="7.938cm" svg:height="0.741cm" draw:z-index="134"><draw:object-ole xlink:href="./Object 105" xlink:type="simple" xlink:show="embed" xlink:actuate="onLoad"/><draw:image xlink:href="./ObjectReplacements/Object 105" xlink:type="simple" xlink:show="embed" xlink:actuate="onLoad"/><svg:desc>OLE-object</svg:desc></draw:frame><text:span text:style-name="T5">.</text:span></text:p>
      <text:p text:style-name="P13"><text:span text:style-name="T5"><text:tab/>Таким чином, сформульований підхід щодо відокремлення всіх ізольованих розв’язків рівняння (1) полягає у тому, що елементи </text:span><draw:frame draw:style-name="fr1" draw:name="Object381" text:anchor-type="as-char" svg:width="0.423cm" svg:height="0.67cm" draw:z-index="135"><draw:object-ole xlink:href="./Object 106" xlink:type="simple" xlink:show="embed" xlink:actuate="onLoad"/><draw:image xlink:href="./ObjectReplacements/Object 106" xlink:type="simple" xlink:show="embed" xlink:actuate="onLoad"/><svg:desc>OLE-object</svg:desc></draw:frame><text:span text:style-name="T5"> знаходяться як розв’язки апроксимаційних рівнянь (9), а радіуси </text:span><draw:frame draw:style-name="fr1" draw:name="Object382" text:anchor-type="as-char" svg:width="0.353cm" svg:height="0.67cm" draw:z-index="136"><draw:object-ole xlink:href="./Object 107" xlink:type="simple" xlink:show="embed" xlink:actuate="onLoad"/><draw:image xlink:href="./ObjectReplacements/Object 107" xlink:type="simple" xlink:show="embed" xlink:actuate="onLoad"/><svg:desc>OLE-object</svg:desc></draw:frame><text:span text:style-name="T5"> визначаються із оберненої теореми існування розв’язків рівняння (1).</text:span></text:p>
      <text:p text:style-name="P7"/>
      <text:p text:style-name="P8"><text:tab/>Похибки заокруглення та їх оцінки</text:p>
      <text:p text:style-name="P8"/>
      <text:p text:style-name="P7"><text:tab/>При реалізації обчислювального алгоритму на ЕОМ похибки заокруглень можуть виникати за рахунок запису чисел в ЕОМ, виконання арифметичних операцій та виводу чисел.</text:p>
      <text:p text:style-name="P7"><text:tab/>На сучасних ЕОМ прийнято дві форми запису числа з фіксованою та плаваючою комою.</text:p>
      <text:p text:style-name="P7"><text:tab/>У режимі фіксованої коми всі числа в ЕОМ мають модуль, менший за 1, а число знаків після коми фіксоване. Таким чином комп’ютер оперує з числами, що мають вигляд</text:p>
      <text:p text:style-name="P13"><text:span text:style-name="T5"><text:tab/></text:span><draw:frame draw:style-name="fr1" draw:name="Object383" text:anchor-type="as-char" svg:width="6.315cm" svg:height="1.376cm" draw:z-index="137"><draw:object-ole xlink:href="./Object 108" xlink:type="simple" xlink:show="embed" xlink:actuate="onLoad"/><draw:image xlink:href="./ObjectReplacements/Object 108" xlink:type="simple" xlink:show="embed" xlink:actuate="onLoad"/><svg:desc>OLE-object</svg:desc></draw:frame><text:span text:style-name="T5">,</text:span></text:p>
      <text:p text:style-name="P13"><text:span text:style-name="T5">де </text:span><text:span text:style-name="T10">q</text:span><text:span text:style-name="T14"> – </text:span><text:span text:style-name="T5">ціле число, яке характеризує основу числення, а </text:span><draw:frame draw:style-name="fr1" draw:name="Object384" text:anchor-type="as-char" svg:width="2.364cm" svg:height="0.67cm" draw:z-index="14"><draw:object-ole xlink:href="./Object 109" xlink:type="simple" xlink:show="embed" xlink:actuate="onLoad"/><draw:image xlink:href="./ObjectReplacements/Object 109" xlink:type="simple" xlink:show="embed" xlink:actuate="onLoad"/><svg:desc>OLE-object</svg:desc></draw:frame><text:span text:style-name="T5"> - цілі числа в межах </text:span><draw:frame draw:style-name="fr1" draw:name="Object385" text:anchor-type="as-char" svg:width="2.081cm" svg:height="0.67cm" draw:z-index="15"><draw:object-ole xlink:href="./Object 110" xlink:type="simple" xlink:show="embed" xlink:actuate="onLoad"/><draw:image xlink:href="./ObjectReplacements/Object 110" xlink:type="simple" xlink:show="embed" xlink:actuate="onLoad"/><svg:desc>OLE-object</svg:desc></draw:frame><text:span text:style-name="T5">.</text:span></text:p>
      <text:p text:style-name="P7"><text:tab/>У режимі плаваючої коми комп’ютер оперує з числами вигляду</text:p>
      <text:p text:style-name="P13"><text:soft-page-break/><text:span text:style-name="T5"><text:tab/></text:span><draw:frame draw:style-name="fr1" draw:name="Object386" text:anchor-type="as-char" svg:width="7.373cm" svg:height="1.376cm" draw:z-index="16"><draw:object-ole xlink:href="./Object 111" xlink:type="simple" xlink:show="embed" xlink:actuate="onLoad"/><draw:image xlink:href="./ObjectReplacements/Object 111" xlink:type="simple" xlink:show="embed" xlink:actuate="onLoad"/><svg:desc>OLE-object</svg:desc></draw:frame><text:span text:style-name="T5">,</text:span></text:p>
      <text:p text:style-name="P13"><text:span text:style-name="T5">де </text:span><text:span text:style-name="T10">p</text:span><text:span text:style-name="T14"> – </text:span><text:span text:style-name="T5">порядок числа, причому </text:span><draw:frame draw:style-name="fr1" draw:name="Object387" text:anchor-type="as-char" svg:width="1.552cm" svg:height="0.741cm" draw:z-index="139"><draw:object-ole xlink:href="./Object 112" xlink:type="simple" xlink:show="embed" xlink:actuate="onLoad"/><draw:image xlink:href="./ObjectReplacements/Object 112" xlink:type="simple" xlink:show="embed" xlink:actuate="onLoad"/><svg:desc>OLE-object</svg:desc></draw:frame><text:span text:style-name="T5">, а </text:span><draw:frame draw:style-name="fr1" draw:name="Object388" text:anchor-type="as-char" svg:width="0.6cm" svg:height="0.67cm" draw:z-index="140"><draw:object-ole xlink:href="./Object 113" xlink:type="simple" xlink:show="embed" xlink:actuate="onLoad"/><draw:image xlink:href="./ObjectReplacements/Object 113" xlink:type="simple" xlink:show="embed" xlink:actuate="onLoad"/><svg:desc>OLE-object</svg:desc></draw:frame><text:span text:style-name="T5"> - мантиса.</text:span></text:p>
      <text:p text:style-name="P7"><text:tab/>Для знаходження оцінок похибок заокруглення при наближеному розв’язуванні задач потрібно знати, як обчислюються похибки заокруглення окремих арифметичних операцій у режимі фіксованої та плаваючої коми. Припускається, що всі числа, які беруть участь в обчисленнях точні, стандартні, з плаваючою комою, а арифметичні операції виконуються в режимі із фіксованим правилом заокруглення, причому похибки заокруглення в основних арифметичних операціях такі, що мають місце формули</text:p>
      <text:p text:style-name="P13"><text:span text:style-name="T5"><text:tab/></text:span><draw:frame draw:style-name="fr1" draw:name="Object389" text:anchor-type="as-char" svg:width="4.904cm" svg:height="0.741cm" draw:z-index="141"><draw:object-ole xlink:href="./Object 114" xlink:type="simple" xlink:show="embed" xlink:actuate="onLoad"/><draw:image xlink:href="./ObjectReplacements/Object 114" xlink:type="simple" xlink:show="embed" xlink:actuate="onLoad"/><svg:desc>OLE-object</svg:desc></draw:frame><text:span text:style-name="T5">,</text:span></text:p>
      <text:p text:style-name="P13"><text:span text:style-name="T5"><text:tab/></text:span><draw:frame draw:style-name="fr1" draw:name="Object390" text:anchor-type="as-char" svg:width="4.339cm" svg:height="0.741cm" draw:z-index="142"><draw:object-ole xlink:href="./Object 115" xlink:type="simple" xlink:show="embed" xlink:actuate="onLoad"/><draw:image xlink:href="./ObjectReplacements/Object 115" xlink:type="simple" xlink:show="embed" xlink:actuate="onLoad"/><svg:desc>OLE-object</svg:desc></draw:frame><text:span text:style-name="T5">,<text:tab/></text:span><draw:frame draw:style-name="fr1" draw:name="Object391" text:anchor-type="as-char" svg:width="1.588cm" svg:height="0.776cm" draw:z-index="143"><draw:object-ole xlink:href="./Object 116" xlink:type="simple" xlink:show="embed" xlink:actuate="onLoad"/><draw:image xlink:href="./ObjectReplacements/Object 116" xlink:type="simple" xlink:show="embed" xlink:actuate="onLoad"/><svg:desc>OLE-object</svg:desc></draw:frame><text:span text:style-name="T5">,</text:span></text:p>
      <text:p text:style-name="P13"><text:span text:style-name="T5">де </text:span><draw:frame draw:style-name="fr1" draw:name="Object392" text:anchor-type="as-char" svg:width="1.023cm" svg:height="0.6cm" draw:z-index="144"><draw:object-ole xlink:href="./Object 117" xlink:type="simple" xlink:show="embed" xlink:actuate="onLoad"/><draw:image xlink:href="./ObjectReplacements/Object 117" xlink:type="simple" xlink:show="embed" xlink:actuate="onLoad"/><svg:desc>OLE-object</svg:desc></draw:frame><text:span text:style-name="T5"> - псевдооперації, тобто відповідні арифметичні операції із заокругленням результату до </text:span><draw:frame draw:style-name="fr2" draw:name="Object393" text:anchor-type="as-char" svg:width="0.353cm" svg:height="0.423cm" draw:z-index="145"><draw:object-ole xlink:href="./Object 118" xlink:type="simple" xlink:show="embed" xlink:actuate="onLoad"/><draw:image xlink:href="./ObjectReplacements/Object 118" xlink:type="simple" xlink:show="embed" xlink:actuate="onLoad"/><svg:desc>OLE-object</svg:desc></draw:frame><text:span text:style-name="T5">двійкових розрядів у мантисі. </text:span></text:p>
      <text:p text:style-name="P7"><text:tab/>Застосування наведених співвідношень у складних обчисленнях приводить до оцінок вигляду</text:p>
      <text:p text:style-name="P13"><text:span text:style-name="T5"><text:tab/></text:span><draw:frame draw:style-name="fr1" draw:name="Object394" text:anchor-type="as-char" svg:width="5.503cm" svg:height="0.988cm" draw:z-index="146"><draw:object-ole xlink:href="./Object 119" xlink:type="simple" xlink:show="embed" xlink:actuate="onLoad"/><draw:image xlink:href="./ObjectReplacements/Object 119" xlink:type="simple" xlink:show="embed" xlink:actuate="onLoad"/><svg:desc>OLE-object</svg:desc></draw:frame><text:span text:style-name="T5">,</text:span></text:p>
      <text:p text:style-name="P13"><text:span text:style-name="T5">які не зовсім зручні. Для спрощення цих оцінок доцільно ввести наступне обмеження на </text:span><text:span text:style-name="T10">r</text:span><text:span text:style-name="T5">:</text:span></text:p>
      <text:p text:style-name="P13"><text:span text:style-name="T5"><text:tab/></text:span><draw:frame draw:style-name="fr1" draw:name="Object395" text:anchor-type="as-char" svg:width="2.293cm" svg:height="0.635cm" draw:z-index="147"><draw:object-ole xlink:href="./Object 120" xlink:type="simple" xlink:show="embed" xlink:actuate="onLoad"/><draw:image xlink:href="./ObjectReplacements/Object 120" xlink:type="simple" xlink:show="embed" xlink:actuate="onLoad"/><svg:desc>OLE-object</svg:desc></draw:frame><text:span text:style-name="T5">.</text:span></text:p>
      <text:p text:style-name="P7">Таке обмеження повністю узгоджується з практичними застосуваннями і приводить до оцінок</text:p>
      <text:p text:style-name="P13"><text:span text:style-name="T5"><text:tab/> </text:span><draw:frame draw:style-name="fr1" draw:name="Object396" text:anchor-type="as-char" svg:width="5.151cm" svg:height="0.988cm" draw:z-index="148"><draw:object-ole xlink:href="./Object 121" xlink:type="simple" xlink:show="embed" xlink:actuate="onLoad"/><draw:image xlink:href="./ObjectReplacements/Object 121" xlink:type="simple" xlink:show="embed" xlink:actuate="onLoad"/><svg:desc>OLE-object</svg:desc></draw:frame><text:span text:style-name="T5">,</text:span></text:p>
      <text:p text:style-name="P13"><text:span text:style-name="T5"><text:tab/></text:span><draw:frame draw:style-name="fr1" draw:name="Object397" text:anchor-type="as-char" svg:width="5.151cm" svg:height="0.988cm" draw:z-index="149"><draw:object-ole xlink:href="./Object 122" xlink:type="simple" xlink:show="embed" xlink:actuate="onLoad"/><draw:image xlink:href="./ObjectReplacements/Object 122" xlink:type="simple" xlink:show="embed" xlink:actuate="onLoad"/><svg:desc>OLE-object</svg:desc></draw:frame><text:span text:style-name="T5">,</text:span></text:p>
      <text:p text:style-name="P7">або</text:p>
      <text:p text:style-name="P13"><text:soft-page-break/><text:span text:style-name="T5"><text:tab/></text:span><draw:frame draw:style-name="fr1" draw:name="Object398" text:anchor-type="as-char" svg:width="3.14cm" svg:height="0.776cm" draw:z-index="60"><draw:object-ole xlink:href="./Object 123" xlink:type="simple" xlink:show="embed" xlink:actuate="onLoad"/><draw:image xlink:href="./ObjectReplacements/Object 123" xlink:type="simple" xlink:show="embed" xlink:actuate="onLoad"/><svg:desc>OLE-object</svg:desc></draw:frame><text:span text:style-name="T5">.<text:tab/></text:span></text:p>
      <text:p text:style-name="P7"><text:tab/>На основі даних нерівностей можна навести оцінки похибок заокруглення для деяких основних формул обчислень.</text:p>
      <text:p text:style-name="P8"/>
      <text:p text:style-name="P8">Загальний випадок множення</text:p>
      <text:p text:style-name="P13"><text:span text:style-name="T23"><text:tab/></text:span><draw:frame draw:style-name="fr1" draw:name="Object399" text:anchor-type="as-char" svg:width="5.151cm" svg:height="0.741cm" draw:z-index="61"><draw:object-ole xlink:href="./Object 124" xlink:type="simple" xlink:show="embed" xlink:actuate="onLoad"/><draw:image xlink:href="./ObjectReplacements/Object 124" xlink:type="simple" xlink:show="embed" xlink:actuate="onLoad"/><svg:desc>OLE-object</svg:desc></draw:frame><text:span text:style-name="T5">,</text:span></text:p>
      <text:p text:style-name="P13"><text:span text:style-name="T5">де </text:span><draw:frame draw:style-name="fr1" draw:name="Object400" text:anchor-type="as-char" svg:width="6.174cm" svg:height="0.988cm" draw:z-index="62"><draw:object-ole xlink:href="./Object 125" xlink:type="simple" xlink:show="embed" xlink:actuate="onLoad"/><draw:image xlink:href="./ObjectReplacements/Object 125" xlink:type="simple" xlink:show="embed" xlink:actuate="onLoad"/><svg:desc>OLE-object</svg:desc></draw:frame><text:span text:style-name="T5">,</text:span></text:p>
      <text:p text:style-name="P13"><text:span text:style-name="T5"><text:tab/></text:span><draw:frame draw:style-name="fr1" draw:name="Object401" text:anchor-type="as-char" svg:width="4.233cm" svg:height="0.776cm" draw:z-index="91"><draw:object-ole xlink:href="./Object 126" xlink:type="simple" xlink:show="embed" xlink:actuate="onLoad"/><draw:image xlink:href="./ObjectReplacements/Object 126" xlink:type="simple" xlink:show="embed" xlink:actuate="onLoad"/><svg:desc>OLE-object</svg:desc></draw:frame><text:span text:style-name="T5">.</text:span></text:p>
      <text:p text:style-name="P8">Загальний випадок додавання</text:p>
      <text:p text:style-name="P13"><text:span text:style-name="T5"><text:tab/></text:span><draw:frame draw:style-name="fr1" draw:name="Object402" text:anchor-type="as-char" svg:width="11.889cm" svg:height="0.847cm" draw:z-index="92"><draw:object-ole xlink:href="./Object 127" xlink:type="simple" xlink:show="embed" xlink:actuate="onLoad"/><draw:image xlink:href="./ObjectReplacements/Object 127" xlink:type="simple" xlink:show="embed" xlink:actuate="onLoad"/><svg:desc>OLE-object</svg:desc></draw:frame><text:span text:style-name="T5">,</text:span></text:p>
      <text:p text:style-name="P7">де </text:p>
      <text:p text:style-name="P13"><text:span text:style-name="T5"><text:tab/></text:span><draw:frame draw:style-name="fr1" draw:name="Object403" text:anchor-type="as-char" svg:width="6.279cm" svg:height="0.741cm" draw:z-index="93"><draw:object-ole xlink:href="./Object 128" xlink:type="simple" xlink:show="embed" xlink:actuate="onLoad"/><draw:image xlink:href="./ObjectReplacements/Object 128" xlink:type="simple" xlink:show="embed" xlink:actuate="onLoad"/><svg:desc>OLE-object</svg:desc></draw:frame><text:span text:style-name="T5">,</text:span></text:p>
      <text:p text:style-name="P13"><text:span text:style-name="T5"><text:tab/></text:span><draw:frame draw:style-name="fr1" draw:name="Object404" text:anchor-type="as-char" svg:width="6.35cm" svg:height="0.741cm" draw:z-index="94"><draw:object-ole xlink:href="./Object 129" xlink:type="simple" xlink:show="embed" xlink:actuate="onLoad"/><draw:image xlink:href="./ObjectReplacements/Object 129" xlink:type="simple" xlink:show="embed" xlink:actuate="onLoad"/><svg:desc>OLE-object</svg:desc></draw:frame><text:span text:style-name="T5">,</text:span></text:p>
      <text:p text:style-name="P13"><text:span text:style-name="T5"><text:tab/><text:tab/><text:tab/></text:span><draw:frame draw:style-name="fr1" draw:name="Object405" text:anchor-type="as-char" svg:width="0.459cm" svg:height="0.212cm" draw:z-index="95"><draw:object-ole xlink:href="./Object 130" xlink:type="simple" xlink:show="embed" xlink:actuate="onLoad"/><draw:image xlink:href="./ObjectReplacements/Object 130" xlink:type="simple" xlink:show="embed" xlink:actuate="onLoad"/><svg:desc>OLE-object</svg:desc></draw:frame></text:p>
      <text:p text:style-name="P13"><text:span text:style-name="T5"><text:tab/></text:span><draw:frame draw:style-name="fr1" draw:name="Object406" text:anchor-type="as-char" svg:width="6.595cm" svg:height="0.741cm" draw:z-index="96"><draw:object-ole xlink:href="./Object 131" xlink:type="simple" xlink:show="embed" xlink:actuate="onLoad"/><draw:image xlink:href="./ObjectReplacements/Object 131" xlink:type="simple" xlink:show="embed" xlink:actuate="onLoad"/><svg:desc>OLE-object</svg:desc></draw:frame><text:span text:style-name="T5">,</text:span></text:p>
      <text:p text:style-name="P13"><text:span text:style-name="T5"><text:tab/><text:tab/><text:tab/></text:span><draw:frame draw:style-name="fr1" draw:name="Object407" text:anchor-type="as-char" svg:width="0.459cm" svg:height="0.212cm" draw:z-index="97"><draw:object-ole xlink:href="./Object 132" xlink:type="simple" xlink:show="embed" xlink:actuate="onLoad"/><draw:image xlink:href="./ObjectReplacements/Object 132" xlink:type="simple" xlink:show="embed" xlink:actuate="onLoad"/><svg:desc>OLE-object</svg:desc></draw:frame></text:p>
      <text:p text:style-name="P13"><text:span text:style-name="T5"><text:tab/></text:span><draw:frame draw:style-name="fr1" draw:name="Object408" text:anchor-type="as-char" svg:width="2.646cm" svg:height="0.67cm" draw:z-index="98"><draw:object-ole xlink:href="./Object 133" xlink:type="simple" xlink:show="embed" xlink:actuate="onLoad"/><draw:image xlink:href="./ObjectReplacements/Object 133" xlink:type="simple" xlink:show="embed" xlink:actuate="onLoad"/><svg:desc>OLE-object</svg:desc></draw:frame><text:span text:style-name="T5">,</text:span></text:p>
      <text:p text:style-name="P13"><text:span text:style-name="T5"><text:tab/></text:span><draw:frame draw:style-name="fr1" draw:name="Object409" text:anchor-type="as-char" svg:width="9.313cm" svg:height="0.988cm" draw:z-index="99"><draw:object-ole xlink:href="./Object 134" xlink:type="simple" xlink:show="embed" xlink:actuate="onLoad"/><draw:image xlink:href="./ObjectReplacements/Object 134" xlink:type="simple" xlink:show="embed" xlink:actuate="onLoad"/><svg:desc>OLE-object</svg:desc></draw:frame><text:span text:style-name="T5">,</text:span></text:p>
      <text:p text:style-name="P13"><draw:frame draw:style-name="fr1" draw:name="Object410" text:anchor-type="as-char" svg:width="5.009cm" svg:height="0.776cm" draw:z-index="6"><draw:object-ole xlink:href="./Object 135" xlink:type="simple" xlink:show="embed" xlink:actuate="onLoad"/><draw:image xlink:href="./ObjectReplacements/Object 135" xlink:type="simple" xlink:show="embed" xlink:actuate="onLoad"/><svg:desc>OLE-object</svg:desc></draw:frame></text:p>
      <text:p text:style-name="P8">Сума парних добутків</text:p>
      <text:p text:style-name="P13"><text:span text:style-name="T5"><text:tab/></text:span><draw:frame draw:style-name="fr1" draw:name="Object411" text:anchor-type="as-char" svg:width="10.901cm" svg:height="1.127cm" draw:z-index="7"><draw:object-ole xlink:href="./Object 136" xlink:type="simple" xlink:show="embed" xlink:actuate="onLoad"/><draw:image xlink:href="./ObjectReplacements/Object 136" xlink:type="simple" xlink:show="embed" xlink:actuate="onLoad"/><svg:desc>OLE-object</svg:desc></draw:frame><text:span text:style-name="T5">,</text:span></text:p>
      <text:p text:style-name="P7">де </text:p>
      <text:p text:style-name="P13"><text:span text:style-name="T5"><text:tab/></text:span><draw:frame draw:style-name="fr1" draw:name="Object412" text:anchor-type="as-char" svg:width="9.419cm" svg:height="0.988cm" draw:z-index="8"><draw:object-ole xlink:href="./Object 137" xlink:type="simple" xlink:show="embed" xlink:actuate="onLoad"/><draw:image xlink:href="./ObjectReplacements/Object 137" xlink:type="simple" xlink:show="embed" xlink:actuate="onLoad"/><svg:desc>OLE-object</svg:desc></draw:frame><text:span text:style-name="T5">,</text:span></text:p>
      <text:p text:style-name="P13"><text:soft-page-break/><text:span text:style-name="T5"><text:tab/></text:span><draw:frame draw:style-name="fr1" draw:name="Object413" text:anchor-type="as-char" svg:width="5.115cm" svg:height="0.776cm" draw:z-index="13"><draw:object-ole xlink:href="./Object 138" xlink:type="simple" xlink:show="embed" xlink:actuate="onLoad"/><draw:image xlink:href="./ObjectReplacements/Object 138" xlink:type="simple" xlink:show="embed" xlink:actuate="onLoad"/><svg:desc>OLE-object</svg:desc></draw:frame></text:p>
      <text:p text:style-name="P28"><text:tab/>На основі цих формул можна отримати оцінки похибок заокруглення при розв’язуванні різних задач обчислювальної математики.</text:p>
      <text:p text:style-name="P32"><text:toc-mark-start text:id="IMark139696227618256" text:outline-level="2"/><text:toc-mark-start text:id="IMark139696227617680" text:outline-level="1"/>Елементи теорії обчислювальної складності<text:toc-mark-end text:id="IMark139696227617680"/><text:toc-mark-end text:id="IMark139696227618256"/></text:p>
      <text:p text:style-name="P29">Lorem ipsum dolor sit amet, consectetur adipiscing elit. Phasellus quis nisl non eros euismod tempus. Pellentesque commodo convallis magna quis scelerisque. Sed porta volutpat interdum. Aliquam non ligula felis. Nulla est nisl, venenatis et scelerisque vel, iaculis in urna. Vivamus nibh ligula, placerat vel fringilla at, elementum sed metus. Aliquam accumsan suscipit est, a vehicula neque fringilla eu. Integer adipiscing, nisl eget scelerisque tincidunt, lectus urna molestie metus, vitae elementum lorem tellus et nibh. Sed convallis odio sit amet magna suscipit in aliquet felis faucibus. Suspendisse ultricies turpis at turpis varius faucibus.</text:p>
      <text:p text:style-name="P27">Sed placerat malesuada augue consectetur iaculis. Integer in sapien vitae elit viverra fermentum. Praesent feugiat tincidunt neque, in tincidunt lectus pretium at. Integer id sapien sed arcu mollis vestibulum non ac est. Phasellus arcu risus, fringilla vel condimentum vitae, congue sed eros. Nunc risus sem, aliquet sed scelerisque et, faucibus eu ipsum. Curabitur tempor lorem et lectus lobortis non bibendum orci vehicula. Fusce eu sapien libero, a accumsan mauris. Sed in fringilla urna. Donec rutrum felis quis turpis venenatis a facilisis sapien consequat. Pellentesque habitant morbi tristique senectus et netus et malesuada fames ac turpis egestas. Pellentesque lacus nulla, pulvinar eu auctor at, convallis at ante. Ut convallis tincidunt felis, et commodo neque condimentum quis. Integer vitae ipsum elit. Duis at sem at nulla mollis vehicula. Pellentesque faucibus, magna suscipit hendrerit venenatis, leo nisl placerat leo, in pellentesque magna purus sed turpis.</text:p>
      <text:p text:style-name="P27"/>
      <text:p text:style-name="P44"><text:toc-mark-start text:id="IMark139696227618256" text:outline-level="2"/><text:toc-mark-start text:id="IMark139696227617680" text:outline-level="1"/>Принцип стискуючих відображень – основа побудови збіжних ітераційних методів наближеного розв’язування функціональних рівнянь<text:toc-mark-end text:id="IMark139696227617680"/><text:toc-mark-end text:id="IMark139696227618256"/></text:p>
      <text:p text:style-name="P17"><text:span text:style-name="T25">Оператор стиск</text:span><text:span text:style-name="T18">у</text:span></text:p>
      <text:p text:style-name="P21"/>
      <text:p text:style-name="P17"><text:span text:style-name="T6"><text:tab/>Нехай оператор </text:span><text:span text:style-name="T11">A</text:span><text:span text:style-name="T6"> визначений на деякій множині </text:span><text:span text:style-name="T12">M</text:span><text:span text:style-name="T6"> банахового простору </text:span><text:span text:style-name="T11">E</text:span><text:span text:style-name="T6"> <text:s/>і задовольняє умові Ліпшица. </text:span></text:p>
      <text:p text:style-name="P17"><draw:frame draw:style-name="fr3" draw:name="Object1" text:anchor-type="as-char" svg:width="6.174cm" svg:height="0.741cm" draw:z-index="108"><draw:object-ole xlink:href="./Object 140" xlink:type="simple" xlink:show="embed" xlink:actuate="onLoad"/><draw:image xlink:href="./ObjectReplacements/Object 140" xlink:type="simple" xlink:show="embed" xlink:actuate="onLoad"/><svg:desc>OLE-object</svg:desc></draw:frame><text:span text:style-name="T48">,</text:span><text:span text:style-name="T15"><text:tab/></text:span><text:span text:style-name="T6"><text:tab/><text:tab/><text:tab/><text:tab/><text:tab/><text:tab/><text:tab/> <text:s text:c="5"/>(1)</text:span></text:p>
      <text:p text:style-name="P17"><text:span text:style-name="T6"><text:tab/>якщо </text:span><text:span text:style-name="T24">q&lt;1</text:span><text:span text:style-name="T6">, то кажуть, що </text:span><text:span text:style-name="T24">А</text:span><text:span text:style-name="T6"> — оператор стиску, або стискуючий оператор, з коефіцієнтом стиснення </text:span><text:span text:style-name="T24">q є (0,1)</text:span><text:span text:style-name="T6">.</text:span></text:p>
      <text:p text:style-name="P17"><text:span text:style-name="T15"><text:tab/></text:span><text:span text:style-name="T21">Теорема 1</text:span><text:span text:style-name="T6"> (принцип стискуючих відображень)</text:span></text:p>
      <text:p text:style-name="P17"><text:span text:style-name="T15"><text:tab/></text:span><text:span text:style-name="T6">Нехай множина </text:span><text:span text:style-name="T24">М</text:span><text:span text:style-name="T6"> замкнена. Нехай оператор стиску </text:span><text:span text:style-name="T24">А</text:span><text:span text:style-name="T6"> відображає</text:span><text:span text:style-name="T15"> </text:span><text:span text:style-name="T6">дану множину в себе: </text:span></text:p>
      <text:p text:style-name="P17"><text:span text:style-name="T15"><text:tab/></text:span><draw:frame draw:style-name="fr3" draw:name="Object2" text:anchor-type="as-char" svg:width="2.011cm" svg:height="0.564cm" draw:z-index="109"><draw:object-ole xlink:href="./Object 141" xlink:type="simple" xlink:show="embed" xlink:actuate="onLoad"/><draw:image xlink:href="./ObjectReplacements/Object 141" xlink:type="simple" xlink:show="embed" xlink:actuate="onLoad"/><svg:desc>OLE-object</svg:desc></draw:frame></text:p>
      <text:p text:style-name="P17"><text:span text:style-name="T13"><text:tab/></text:span><text:span text:style-name="T6">Тоді оператор </text:span><text:span text:style-name="T24">А </text:span><text:span text:style-name="T6">має в </text:span><text:span text:style-name="T24">М</text:span><text:span text:style-name="T6"> єдину нерухому точку <text:s/></text:span><text:span text:style-name="T24">x*</text:span><text:span text:style-name="T6">. </text:span></text:p>
      <text:p text:style-name="P19">Тобто рівняння <text:tab/></text:p>
      <text:p text:style-name="P17"><text:span text:style-name="T6"><text:tab/></text:span><draw:frame draw:style-name="fr3" draw:name="Object3" text:anchor-type="as-char" svg:width="1.446cm" svg:height="0.529cm" draw:z-index="110"><draw:object-ole xlink:href="./Object 142" xlink:type="simple" xlink:show="embed" xlink:actuate="onLoad"/><draw:image xlink:href="./ObjectReplacements/Object 142" xlink:type="simple" xlink:show="embed" xlink:actuate="onLoad"/><svg:desc>OLE-object</svg:desc></draw:frame><text:span text:style-name="T6"><text:tab/><text:tab/><text:tab/><text:tab/><text:tab/><text:tab/><text:tab/><text:tab/><text:tab/><text:tab/><text:tab/> <text:s text:c="5"/>(2)</text:span></text:p>
      <text:p text:style-name="P17"><text:span text:style-name="T6">має єдиний розв’язок </text:span><text:span text:style-name="T24">x*</text:span><text:span text:style-name="T6">.</text:span></text:p>
      <text:p text:style-name="P17"><text:soft-page-break/><text:span text:style-name="T6"><text:tab/>Найчастіше розглядаються оператори стиску, визначені на всьому просторі </text:span><text:span text:style-name="T24">Е</text:span><text:span text:style-name="T6"> або на деякій кулі </text:span><text:span text:style-name="T24">Т</text:span><text:span text:style-name="T6">. У випадку кулі теорему 1 зручно застосовувати в наступній формі.</text:span></text:p>
      <text:p text:style-name="P17"><text:span text:style-name="T15"><text:tab/></text:span><text:span text:style-name="T21">Теорема 1.2</text:span></text:p>
      <text:p text:style-name="P17"><text:span text:style-name="T6"><text:tab/>Нехай </text:span><text:span text:style-name="T24">А</text:span><text:span text:style-name="T6"> — оператор стиску на замкненій кулі </text:span><draw:frame draw:style-name="fr3" draw:name="Object4" text:anchor-type="as-char" svg:width="3.916cm" svg:height="0.741cm" draw:z-index="100"><draw:object-ole xlink:href="./Object 143" xlink:type="simple" xlink:show="embed" xlink:actuate="onLoad"/><draw:image xlink:href="./ObjectReplacements/Object 143" xlink:type="simple" xlink:show="embed" xlink:actuate="onLoad"/><svg:desc>OLE-object</svg:desc></draw:frame><text:span text:style-name="T6"> банахового простору Е, і нехай </text:span></text:p>
      <text:p text:style-name="P17"><text:span text:style-name="T15"><text:tab/></text:span><draw:frame draw:style-name="fr3" draw:name="Object5" text:anchor-type="as-char" svg:width="4.163cm" svg:height="0.88cm" draw:z-index="101"><draw:object-ole xlink:href="./Object 144" xlink:type="simple" xlink:show="embed" xlink:actuate="onLoad"/><draw:image xlink:href="./ObjectReplacements/Object 144" xlink:type="simple" xlink:show="embed" xlink:actuate="onLoad"/><svg:desc>OLE-object</svg:desc></draw:frame><text:span text:style-name="T6">.<text:tab/><text:tab/><text:tab/><text:tab/><text:tab/><text:tab/><text:tab/> <text:tab/><text:tab/> <text:s text:c="5"/>(3)</text:span></text:p>
      <text:p text:style-name="P17"><text:span text:style-name="T6"><text:tab/>Тоді оператор </text:span><text:span text:style-name="T24">А</text:span><text:span text:style-name="T6"> в кулі </text:span><text:span text:style-name="T24">Т</text:span><text:span text:style-name="T6"> має єдину нерухому точку.</text:span></text:p>
      <text:p text:style-name="P17"><text:span text:style-name="T18"><text:tab/></text:span><text:span text:style-name="T25">Використання еквівалентної форми</text:span></text:p>
      <text:p text:style-name="P21"/>
      <text:p text:style-name="P17"><text:span text:style-name="T6"><text:tab/>Нехай в просторі </text:span><text:span text:style-name="T24">Е</text:span><text:span text:style-name="T6"> окрім основної норми </text:span><draw:frame draw:style-name="fr3" draw:name="Object6" text:anchor-type="as-char" svg:width="0.635cm" svg:height="0.741cm" draw:z-index="102"><draw:object-ole xlink:href="./Object 145" xlink:type="simple" xlink:show="embed" xlink:actuate="onLoad"/><draw:image xlink:href="./ObjectReplacements/Object 145" xlink:type="simple" xlink:show="embed" xlink:actuate="onLoad"/><svg:desc>OLE-object</svg:desc></draw:frame><text:span text:style-name="T6"> визначеною є інша норма, яку можна позначити як</text:span><text:span text:style-name="T15"> </text:span><draw:frame draw:style-name="fr3" draw:name="Object7" text:anchor-type="as-char" svg:width="0.776cm" svg:height="0.847cm" draw:z-index="103"><draw:object-ole xlink:href="./Object 146" xlink:type="simple" xlink:show="embed" xlink:actuate="onLoad"/><draw:image xlink:href="./ObjectReplacements/Object 146" xlink:type="simple" xlink:show="embed" xlink:actuate="onLoad"/><svg:desc>OLE-object</svg:desc></draw:frame><text:span text:style-name="T6">. Норми </text:span><draw:frame draw:style-name="fr3" draw:name="Object8" text:anchor-type="as-char" svg:width="0.635cm" svg:height="0.741cm" draw:z-index="104"><draw:object-ole xlink:href="./Object 147" xlink:type="simple" xlink:show="embed" xlink:actuate="onLoad"/><draw:image xlink:href="./ObjectReplacements/Object 147" xlink:type="simple" xlink:show="embed" xlink:actuate="onLoad"/><svg:desc>OLE-object</svg:desc></draw:frame><text:span text:style-name="T6"> і </text:span><draw:frame draw:style-name="fr3" draw:name="Object9" text:anchor-type="as-char" svg:width="0.776cm" svg:height="0.847cm" draw:z-index="105"><draw:object-ole xlink:href="./Object 148" xlink:type="simple" xlink:show="embed" xlink:actuate="onLoad"/><draw:image xlink:href="./ObjectReplacements/Object 148" xlink:type="simple" xlink:show="embed" xlink:actuate="onLoad"/><svg:desc>OLE-object</svg:desc></draw:frame><text:span text:style-name="T6"> називаються еквівалентними якщо </text:span></text:p>
      <text:p text:style-name="P17"><text:span text:style-name="T6"><text:tab/></text:span><draw:frame draw:style-name="fr3" draw:name="Object10" text:anchor-type="as-char" svg:width="3.563cm" svg:height="0.847cm" draw:z-index="106"><draw:object-ole xlink:href="./Object 149" xlink:type="simple" xlink:show="embed" xlink:actuate="onLoad"/><draw:image xlink:href="./ObjectReplacements/Object 149" xlink:type="simple" xlink:show="embed" xlink:actuate="onLoad"/><svg:desc>OLE-object</svg:desc></draw:frame><text:span text:style-name="T6"> , </text:span><draw:frame draw:style-name="fr3" draw:name="Object11" text:anchor-type="as-char" svg:width="1.199cm" svg:height="0.529cm" draw:z-index="107"><draw:object-ole xlink:href="./Object 150" xlink:type="simple" xlink:show="embed" xlink:actuate="onLoad"/><draw:image xlink:href="./ObjectReplacements/Object 150" xlink:type="simple" xlink:show="embed" xlink:actuate="onLoad"/><svg:desc>OLE-object</svg:desc></draw:frame></text:p>
      <text:p text:style-name="P17"><text:span text:style-name="T6"><text:tab/>де </text:span><text:span text:style-name="T24">m,M &gt; 0</text:span><text:span text:style-name="T6">. При переході до еквівалентних норм збіжні послідовності елементів простору залишаються збіжними, замкнені множини залишаються замкненими, а відкриті — відкритими.</text:span></text:p>
      <text:p text:style-name="P17"><text:span text:style-name="T6"><text:tab/>Якщо оператор </text:span><text:span text:style-name="T24">А</text:span><text:span text:style-name="T6"> в деякій нормі задовольняє умові Ліпшица, то при переході до еквівалентної норми, він також буде задовольняти умові. Часто виникає ситуація, коли в деякій заданій нормі оператор </text:span><text:span text:style-name="T24">А</text:span><text:span text:style-name="T6"> задовольняє умові Ліпшица, проте не є оператором стиску. Однак при переході до іншої, спеціально сконструйованої, еквівалентної норми, оператор А стає оператором стиску. В побудові такої спеціальної норми, як правило, полягають труднощі <text:s/>при дослідженні конкретних задач.</text:span></text:p>
      <text:p text:style-name="P19"><text:tab/></text:p>
      <text:p text:style-name="P24"><text:tab/>Відносна єдиність розв’язку</text:p>
      <text:p text:style-name="P21"><text:soft-page-break/></text:p>
      <text:p text:style-name="P17"><text:span text:style-name="T6"><text:tab/>Конкретні задачі, як правило, зводяться до рівнянь, не зв’язаних з деяким визначеним функціональним простором. Проте одне і те ж рівняння можна розглядати як рівняння з оператором, що діє в різних множинах простору </text:span><text:span text:style-name="T24">Е</text:span><text:span text:style-name="T6">. Припустимо, що деяким способом доведена єдиність розв’язку розглядуваного рівняння в множині </text:span><text:span text:style-name="T24">М</text:span><text:span text:style-name="T6"> простору </text:span><text:span text:style-name="T24">Е</text:span><text:span text:style-name="T6">. Звідси не випливає, що це рівняння не має інших розв’язків в просторі </text:span><text:span text:style-name="T24">Е</text:span><text:span text:style-name="T6"> і що воно не не має розв’язків, що не належать </text:span><text:span text:style-name="T24">Е</text:span><text:span text:style-name="T6">.</text:span></text:p>
      <text:p text:style-name="P19"/>
      <text:p text:style-name="P19"/>
      <text:p text:style-name="P19"/>
      <text:p text:style-name="P24"><text:tab/>Спектральний радіус лінійного оператора</text:p>
      <text:p text:style-name="P21"/>
      <text:p text:style-name="P17"><text:span text:style-name="T6"><text:tab/>Якщо </text:span><text:span text:style-name="T24">А</text:span><text:span text:style-name="T6"> — лінійний оператор, то умова стиску еквівалентна тому, що норма оператора </text:span><text:span text:style-name="T24">А</text:span><text:span text:style-name="T6"> менша за</text:span><text:span text:style-name="T15"> 1</text:span><text:span text:style-name="T6">. В зв’язку з цим виникає питання про побудову еквівалентних норм, при яких норма даного лінійного оператора </text:span><text:span text:style-name="T24">А</text:span><text:span text:style-name="T6"> буде меншою.</text:span></text:p>
      <text:p text:style-name="P19">В теорії лінійних операторів доведено існування границі значень: </text:p>
      <text:p text:style-name="P17"><text:span text:style-name="T15"><text:tab/></text:span><draw:frame draw:style-name="fr3" draw:name="Object12" text:anchor-type="as-char" svg:width="2.999cm" svg:height="1.058cm" draw:z-index="150"><draw:object-ole xlink:href="./Object 151" xlink:type="simple" xlink:show="embed" xlink:actuate="onLoad"/><draw:image xlink:href="./ObjectReplacements/Object 151" xlink:type="simple" xlink:show="embed" xlink:actuate="onLoad"/><svg:desc>OLE-object</svg:desc></draw:frame></text:p>
      <text:p text:style-name="P17"><text:span text:style-name="T6">Число</text:span><text:span text:style-name="T15"> </text:span><draw:frame draw:style-name="fr3" draw:name="Object13" text:anchor-type="as-char" svg:width="0.564cm" svg:height="0.67cm" draw:z-index="151"><draw:object-ole xlink:href="./Object 152" xlink:type="simple" xlink:show="embed" xlink:actuate="onLoad"/><draw:image xlink:href="./ObjectReplacements/Object 152" xlink:type="simple" xlink:show="embed" xlink:actuate="onLoad"/><svg:desc>OLE-object</svg:desc></draw:frame><text:span text:style-name="T15"> </text:span><text:span text:style-name="T6">називається спектральним радіусом лінійного обмеженого оператора </text:span><text:span text:style-name="T24">А</text:span><text:span text:style-name="T6">.</text:span></text:p>
      <text:p text:style-name="P19">Звідси</text:p>
      <text:p text:style-name="P17"><text:span text:style-name="T15"><text:tab/></text:span><draw:frame draw:style-name="fr3" draw:name="Object14" text:anchor-type="as-char" svg:width="1.729cm" svg:height="0.741cm" draw:z-index="152"><draw:object-ole xlink:href="./Object 153" xlink:type="simple" xlink:show="embed" xlink:actuate="onLoad"/><draw:image xlink:href="./ObjectReplacements/Object 153" xlink:type="simple" xlink:show="embed" xlink:actuate="onLoad"/><svg:desc>OLE-object</svg:desc></draw:frame><text:span text:style-name="T6">.</text:span></text:p>
      <text:p text:style-name="P17"><text:span text:style-name="T6">Спектральний радіус </text:span><draw:frame draw:style-name="fr3" draw:name="Object15" text:anchor-type="as-char" svg:width="0.564cm" svg:height="0.67cm" draw:z-index="153"><draw:object-ole xlink:href="./Object 154" xlink:type="simple" xlink:show="embed" xlink:actuate="onLoad"/><draw:image xlink:href="./ObjectReplacements/Object 154" xlink:type="simple" xlink:show="embed" xlink:actuate="onLoad"/><svg:desc>OLE-object</svg:desc></draw:frame><text:span text:style-name="T6"> <text:s/>характеризується тим, що з нерівності</text:span></text:p>
      <text:p text:style-name="P17"><text:span text:style-name="T15"><text:tab/></text:span><draw:frame draw:style-name="fr3" draw:name="Object16" text:anchor-type="as-char" svg:width="1.376cm" svg:height="0.741cm" draw:z-index="154"><draw:object-ole xlink:href="./Object 155" xlink:type="simple" xlink:show="embed" xlink:actuate="onLoad"/><draw:image xlink:href="./ObjectReplacements/Object 155" xlink:type="simple" xlink:show="embed" xlink:actuate="onLoad"/><svg:desc>OLE-object</svg:desc></draw:frame><text:span text:style-name="T6"> </text:span></text:p>
      <text:p text:style-name="P17"><text:span text:style-name="T6">випливає існування обмеженого оператора </text:span><draw:frame draw:style-name="fr3" draw:name="Object17" text:anchor-type="as-char" svg:width="2.117cm" svg:height="0.847cm" draw:z-index="155"><draw:object-ole xlink:href="./Object 156" xlink:type="simple" xlink:show="embed" xlink:actuate="onLoad"/><draw:image xlink:href="./ObjectReplacements/Object 156" xlink:type="simple" xlink:show="embed" xlink:actuate="onLoad"/><svg:desc>OLE-object</svg:desc></draw:frame><text:span text:style-name="T6">. Якщо </text:span><text:span text:style-name="T24">А</text:span><text:span text:style-name="T6"> — неперервний лінійний оператор, то </text:span><draw:frame draw:style-name="fr3" draw:name="Object18" text:anchor-type="as-char" svg:width="1.693cm" svg:height="0.741cm" draw:z-index="156"><draw:object-ole xlink:href="./Object 157" xlink:type="simple" xlink:show="embed" xlink:actuate="onLoad"/><draw:image xlink:href="./ObjectReplacements/Object 157" xlink:type="simple" xlink:show="embed" xlink:actuate="onLoad"/><svg:desc>OLE-object</svg:desc></draw:frame><text:span text:style-name="T6">, де</text:span><text:span text:style-name="T15"> </text:span><draw:frame draw:style-name="fr3" draw:name="Object19" text:anchor-type="as-char" svg:width="0.529cm" svg:height="0.67cm" draw:z-index="157"><draw:object-ole xlink:href="./Object 158" xlink:type="simple" xlink:show="embed" xlink:actuate="onLoad"/><draw:image xlink:href="./ObjectReplacements/Object 158" xlink:type="simple" xlink:show="embed" xlink:actuate="onLoad"/><svg:desc>OLE-object</svg:desc></draw:frame><text:span text:style-name="T15"> </text:span><text:span text:style-name="T6">— найбільше по модулю власне значення оператора </text:span><text:span text:style-name="T24">А</text:span><text:span text:style-name="T6">. Тут необхідно розглядати і дійсні, і комплексні власні значення </text:span><text:soft-page-break/><text:span text:style-name="T6">оператора. Число </text:span><draw:frame draw:style-name="fr3" draw:name="Object20" text:anchor-type="as-char" svg:width="1.976cm" svg:height="0.635cm" draw:z-index="158"><draw:object-ole xlink:href="./Object 159" xlink:type="simple" xlink:show="embed" xlink:actuate="onLoad"/><draw:image xlink:href="./ObjectReplacements/Object 159" xlink:type="simple" xlink:show="embed" xlink:actuate="onLoad"/><svg:desc>OLE-object</svg:desc></draw:frame><text:span text:style-name="T15"> </text:span><text:span text:style-name="T6">називається власним значенням оператора </text:span><text:span text:style-name="T24">А</text:span><text:span text:style-name="T6">, що діє на дійсному банаховому просторі </text:span><text:span text:style-name="T24">Е</text:span><text:span text:style-name="T6">, якщо знайдуться такі </text:span><draw:frame draw:style-name="fr3" draw:name="Object21" text:anchor-type="as-char" svg:width="1.623cm" svg:height="0.635cm" draw:z-index="159"><draw:object-ole xlink:href="./Object 160" xlink:type="simple" xlink:show="embed" xlink:actuate="onLoad"/><draw:image xlink:href="./ObjectReplacements/Object 160" xlink:type="simple" xlink:show="embed" xlink:actuate="onLoad"/><svg:desc>OLE-object</svg:desc></draw:frame><text:span text:style-name="T6">, що</text:span></text:p>
      <text:p text:style-name="P17"><text:span text:style-name="T15"><text:tab/></text:span><draw:frame draw:style-name="fr3" draw:name="Object22" text:anchor-type="as-char" svg:width="2.716cm" svg:height="0.635cm" draw:z-index="160"><draw:object-ole xlink:href="./Object 161" xlink:type="simple" xlink:show="embed" xlink:actuate="onLoad"/><draw:image xlink:href="./ObjectReplacements/Object 161" xlink:type="simple" xlink:show="embed" xlink:actuate="onLoad"/><svg:desc>OLE-object</svg:desc></draw:frame><text:span text:style-name="T15">, </text:span><draw:frame draw:style-name="fr3" draw:name="Object23" text:anchor-type="as-char" svg:width="2.611cm" svg:height="0.635cm" draw:z-index="161"><draw:object-ole xlink:href="./Object 162" xlink:type="simple" xlink:show="embed" xlink:actuate="onLoad"/><draw:image xlink:href="./ObjectReplacements/Object 162" xlink:type="simple" xlink:show="embed" xlink:actuate="onLoad"/><svg:desc>OLE-object</svg:desc></draw:frame><text:span text:style-name="T15"><text:tab/></text:span><draw:frame draw:style-name="fr3" draw:name="Object24" text:anchor-type="as-char" svg:width="2.54cm" svg:height="0.811cm" draw:z-index="162"><draw:object-ole xlink:href="./Object 163" xlink:type="simple" xlink:show="embed" xlink:actuate="onLoad"/><draw:image xlink:href="./ObjectReplacements/Object 163" xlink:type="simple" xlink:show="embed" xlink:actuate="onLoad"/><svg:desc>OLE-object</svg:desc></draw:frame></text:p>
      <text:p text:style-name="P19"/>
      <text:p text:style-name="P17"><text:span text:style-name="T18"><text:tab/></text:span><text:span text:style-name="T25">Оператори, що комутують з операторами стиску</text:span></text:p>
      <text:p text:style-name="P21"/>
      <text:p text:style-name="P17"><text:span text:style-name="T6"><text:tab/>Якщо оператор </text:span><text:span text:style-name="T24">В</text:span><text:span text:style-name="T6">, що відображає замкнену множину </text:span><text:span text:style-name="T24">М</text:span><text:span text:style-name="T6"> банахового простору </text:span><text:span text:style-name="T24">Е</text:span><text:span text:style-name="T6"> в себе, комутує з оператором </text:span><text:span text:style-name="T24">А</text:span><text:span text:style-name="T17"> </text:span><text:span text:style-name="T24">(АВ = ВА)</text:span><text:span text:style-name="T6">, задовольняє на </text:span><text:span text:style-name="T24">М</text:span><text:span text:style-name="T6"> умовам принципу стискуючих відображень, то нерухома точка оператора </text:span><text:span text:style-name="T24">А</text:span><text:span text:style-name="T6"> є одночасно нерухомою точкою оператора </text:span><text:span text:style-name="T24">В</text:span><text:span text:style-name="T6">.</text:span></text:p>
      <text:p text:style-name="P17"><text:span text:style-name="T26"><text:s/></text:span><text:span text:style-name="T6">Якщо </text:span><draw:frame draw:style-name="fr3" draw:name="Object25" text:anchor-type="as-char" svg:width="1.693cm" svg:height="0.67cm" draw:z-index="163"><draw:object-ole xlink:href="./Object 164" xlink:type="simple" xlink:show="embed" xlink:actuate="onLoad"/><draw:image xlink:href="./ObjectReplacements/Object 164" xlink:type="simple" xlink:show="embed" xlink:actuate="onLoad"/><svg:desc>OLE-object</svg:desc></draw:frame><text:span text:style-name="T6">, то</text:span></text:p>
      <text:p text:style-name="P17"><text:span text:style-name="T15"><text:tab/></text:span><draw:frame draw:style-name="fr3" draw:name="Object26" text:anchor-type="as-char" svg:width="3.739cm" svg:height="0.67cm" draw:z-index="164"><draw:object-ole xlink:href="./Object 165" xlink:type="simple" xlink:show="embed" xlink:actuate="onLoad"/><draw:image xlink:href="./ObjectReplacements/Object 165" xlink:type="simple" xlink:show="embed" xlink:actuate="onLoad"/><svg:desc>OLE-object</svg:desc></draw:frame><text:span text:style-name="T6">,</text:span></text:p>
      <text:p text:style-name="P17"><text:span text:style-name="T6"><text:tab/>тобто </text:span><draw:frame draw:style-name="fr3" draw:name="Object27" text:anchor-type="as-char" svg:width="0.776cm" svg:height="0.67cm" draw:z-index="165"><draw:object-ole xlink:href="./Object 166" xlink:type="simple" xlink:show="embed" xlink:actuate="onLoad"/><draw:image xlink:href="./ObjectReplacements/Object 166" xlink:type="simple" xlink:show="embed" xlink:actuate="onLoad"/><svg:desc>OLE-object</svg:desc></draw:frame><text:span text:style-name="T15"> - </text:span><text:span text:style-name="T6">нерухома точка оператора А, тому</text:span><text:span text:style-name="T15"> </text:span><draw:frame draw:style-name="fr3" draw:name="Object28" text:anchor-type="as-char" svg:width="1.658cm" svg:height="0.67cm" draw:z-index="166"><draw:object-ole xlink:href="./Object 167" xlink:type="simple" xlink:show="embed" xlink:actuate="onLoad"/><draw:image xlink:href="./ObjectReplacements/Object 167" xlink:type="simple" xlink:show="embed" xlink:actuate="onLoad"/><svg:desc>OLE-object</svg:desc></draw:frame><text:span text:style-name="T6">.</text:span></text:p>
      <text:p text:style-name="P17"><text:span text:style-name="T6"><text:tab/>Нехай, наприклад, оператор </text:span><text:span text:style-name="T24">В</text:span><text:span text:style-name="T6"> відображає замкнений простір </text:span><text:span text:style-name="T24">М</text:span><text:span text:style-name="T6"> в себе і деяка його степінь </text:span><draw:frame draw:style-name="fr3" draw:name="Object29" text:anchor-type="as-char" svg:width="1.446cm" svg:height="0.6cm" draw:z-index="167"><draw:object-ole xlink:href="./Object 168" xlink:type="simple" xlink:show="embed" xlink:actuate="onLoad"/><draw:image xlink:href="./ObjectReplacements/Object 168" xlink:type="simple" xlink:show="embed" xlink:actuate="onLoad"/><svg:desc>OLE-object</svg:desc></draw:frame><text:span text:style-name="T15"> </text:span><text:span text:style-name="T6">є оператором стиску. Тоді</text:span><text:span text:style-name="T15"> </text:span><draw:frame draw:style-name="fr3" draw:name="Object30" text:anchor-type="as-char" svg:width="3.175cm" svg:height="0.6cm" draw:z-index="168"><draw:object-ole xlink:href="./Object 169" xlink:type="simple" xlink:show="embed" xlink:actuate="onLoad"/><draw:image xlink:href="./ObjectReplacements/Object 169" xlink:type="simple" xlink:show="embed" xlink:actuate="onLoad"/><svg:desc>OLE-object</svg:desc></draw:frame><text:span text:style-name="T6">, а отже оператор </text:span><text:span text:style-name="T24">В</text:span><text:span text:style-name="T6">, на множині </text:span><text:span text:style-name="T24">М</text:span><text:span text:style-name="T6"> має єдину нерухому точку, так як всі <text:s/>нерухомі точки оператора </text:span><text:span text:style-name="T24">В</text:span><text:span text:style-name="T6"> є одночасно нерухомими точками оператора</text:span><text:span text:style-name="T15"> </text:span><draw:frame draw:style-name="fr3" draw:name="Object31" text:anchor-type="as-char" svg:width="1.446cm" svg:height="0.6cm" draw:z-index="169"><draw:object-ole xlink:href="./Object 170" xlink:type="simple" xlink:show="embed" xlink:actuate="onLoad"/><draw:image xlink:href="./ObjectReplacements/Object 170" xlink:type="simple" xlink:show="embed" xlink:actuate="onLoad"/><svg:desc>OLE-object</svg:desc></draw:frame><text:span text:style-name="T6">.</text:span></text:p>
      <text:p text:style-name="P17"><text:span text:style-name="T6"><text:tab/>Зважаючи на те, що рівняння </text:span><draw:frame draw:style-name="fr3" draw:name="Object32" text:anchor-type="as-char" svg:width="1.446cm" svg:height="0.529cm" draw:z-index="170"><draw:object-ole xlink:href="./Object 171" xlink:type="simple" xlink:show="embed" xlink:actuate="onLoad"/><draw:image xlink:href="./ObjectReplacements/Object 171" xlink:type="simple" xlink:show="embed" xlink:actuate="onLoad"/><svg:desc>OLE-object</svg:desc></draw:frame><text:span text:style-name="T15"> </text:span><text:span text:style-name="T6">на множині </text:span><text:span text:style-name="T24">М</text:span><text:span text:style-name="T6"> має єдиний розв’язок, справедлива теорема</text:span></text:p>
      <text:p text:style-name="P17"><text:span text:style-name="T15"><text:tab/></text:span><text:span text:style-name="T21">Теорема 2</text:span></text:p>
      <text:p text:style-name="P17"><text:span text:style-name="T6"><text:tab/>Нехай рівняння </text:span><draw:frame draw:style-name="fr3" draw:name="Object33" text:anchor-type="as-char" svg:width="1.446cm" svg:height="0.529cm" draw:z-index="171"><draw:object-ole xlink:href="./Object 172" xlink:type="simple" xlink:show="embed" xlink:actuate="onLoad"/><draw:image xlink:href="./ObjectReplacements/Object 172" xlink:type="simple" xlink:show="embed" xlink:actuate="onLoad"/><svg:desc>OLE-object</svg:desc></draw:frame><text:span text:style-name="T6"> має на множині </text:span><text:span text:style-name="T24">М</text:span><text:span text:style-name="T6"> єдиний розв’язок. Нехай </text:span><draw:frame draw:style-name="fr3" draw:name="Object34" text:anchor-type="as-char" svg:width="2.011cm" svg:height="0.564cm" draw:z-index="172"><draw:object-ole xlink:href="./Object 173" xlink:type="simple" xlink:show="embed" xlink:actuate="onLoad"/><draw:image xlink:href="./ObjectReplacements/Object 173" xlink:type="simple" xlink:show="embed" xlink:actuate="onLoad"/><svg:desc>OLE-object</svg:desc></draw:frame><text:span text:style-name="T6">і оператор </text:span><text:span text:style-name="T24">В</text:span><text:span text:style-name="T6"> на </text:span><text:span text:style-name="T24">М</text:span><text:span text:style-name="T6"> комутує з оператором </text:span><text:span text:style-name="T24">А</text:span><text:span text:style-name="T6">.</text:span></text:p>
      <text:p text:style-name="P17"><text:span text:style-name="T6"><text:tab/>Тоді рівняння </text:span><draw:frame draw:style-name="fr3" draw:name="Object35" text:anchor-type="as-char" svg:width="1.411cm" svg:height="0.529cm" draw:z-index="173"><draw:object-ole xlink:href="./Object 174" xlink:type="simple" xlink:show="embed" xlink:actuate="onLoad"/><draw:image xlink:href="./ObjectReplacements/Object 174" xlink:type="simple" xlink:show="embed" xlink:actuate="onLoad"/><svg:desc>OLE-object</svg:desc></draw:frame><text:span text:style-name="T15"> </text:span><text:span text:style-name="T6">на множині </text:span><text:span text:style-name="T24">М</text:span><text:span text:style-name="T6"> має хоча б один розв’язок.</text:span></text:p>
      <text:p text:style-name="P19"/>
      <text:p text:style-name="P17"><text:span text:style-name="T18"><text:tab/></text:span><text:span text:style-name="T25">Розв’язки на компактних множинах</text:span></text:p>
      <text:p text:style-name="P21"/>
      <text:p text:style-name="P17"><text:soft-page-break/><text:span text:style-name="T6"><text:tab/>Ствердження принципу стискуючих відображень перестає бути вірним, якщо оператор </text:span><text:span text:style-name="T24">А</text:span><text:span text:style-name="T6"> на множині </text:span><text:span text:style-name="T24">М</text:span><text:span text:style-name="T6"> не є оператором стиску, але</text:span></text:p>
      <text:p text:style-name="P17"><text:span text:style-name="T15"><text:tab/></text:span><draw:frame draw:style-name="fr3" draw:name="Object36" text:anchor-type="as-char" svg:width="3.986cm" svg:height="0.741cm" draw:z-index="174"><draw:object-ole xlink:href="./Object 175" xlink:type="simple" xlink:show="embed" xlink:actuate="onLoad"/><draw:image xlink:href="./ObjectReplacements/Object 175" xlink:type="simple" xlink:show="embed" xlink:actuate="onLoad"/><svg:desc>OLE-object</svg:desc></draw:frame><text:span text:style-name="T15"><text:tab/></text:span><draw:frame draw:style-name="fr3" draw:name="Object37" text:anchor-type="as-char" svg:width="3.351cm" svg:height="0.741cm" draw:z-index="175"><draw:object-ole xlink:href="./Object 176" xlink:type="simple" xlink:show="embed" xlink:actuate="onLoad"/><draw:image xlink:href="./ObjectReplacements/Object 176" xlink:type="simple" xlink:show="embed" xlink:actuate="onLoad"/><svg:desc>OLE-object</svg:desc></draw:frame><text:span text:style-name="T15"><text:tab/><text:tab/><text:tab/><text:tab/><text:tab/> <text:s text:c="9"/></text:span><text:span text:style-name="T13"><text:tab/></text:span><text:span text:style-name="T6"> <text:s text:c="5"/>(4)</text:span></text:p>
      <text:p text:style-name="P19"><text:tab/>Так, наприклад, відображення</text:p>
      <text:p text:style-name="P17"><text:span text:style-name="T13"><text:tab/></text:span><draw:frame draw:style-name="fr3" draw:name="Object38" text:anchor-type="as-char" svg:width="2.223cm" svg:height="1.27cm" draw:z-index="176"><draw:object-ole xlink:href="./Object 177" xlink:type="simple" xlink:show="embed" xlink:actuate="onLoad"/><draw:image xlink:href="./ObjectReplacements/Object 177" xlink:type="simple" xlink:show="embed" xlink:actuate="onLoad"/><svg:desc>OLE-object</svg:desc></draw:frame></text:p>
      <text:p text:style-name="P17"><text:span text:style-name="T6"><text:tab/>відображає промінь <text:s/></text:span><draw:frame draw:style-name="fr3" draw:name="Object39" text:anchor-type="as-char" svg:width="1.199cm" svg:height="0.811cm" draw:z-index="177"><draw:object-ole xlink:href="./Object 178" xlink:type="simple" xlink:show="embed" xlink:actuate="onLoad"/><draw:image xlink:href="./ObjectReplacements/Object 178" xlink:type="simple" xlink:show="embed" xlink:actuate="onLoad"/><svg:desc>OLE-object</svg:desc></draw:frame><text:span text:style-name="T6"> в себе і задовольняє умові (4), але не має на даному просторі нерухомої точки.</text:span></text:p>
      <text:p text:style-name="P17"><text:span text:style-name="T6"><text:tab/>Проте, якщо множина </text:span><text:span text:style-name="T24">М</text:span><text:span text:style-name="T6"> компактна, то ствердження принципу стискуючих відображень зберігає свою силу.</text:span></text:p>
      <text:p text:style-name="P17"><text:span text:style-name="T15"><text:tab/></text:span><text:span text:style-name="T21">Теорема 3</text:span></text:p>
      <text:p text:style-name="P17"><text:span text:style-name="T6"><text:tab/>Нехай оператор </text:span><text:span text:style-name="T24">А</text:span><text:span text:style-name="T6"> відображає замкнену множину </text:span><text:span text:style-name="T24">М</text:span><text:span text:style-name="T6"> в компактну свою підмножину і на цій підмножині задовольняє умову (4).</text:span></text:p>
      <text:p text:style-name="P17"><text:span text:style-name="T6"><text:tab/>Тоді оператор </text:span><text:span text:style-name="T24">А</text:span><text:span text:style-name="T6"> має на множині </text:span><text:span text:style-name="T24">М</text:span><text:span text:style-name="T6"> єдину нерухому точку.</text:span></text:p>
      <text:p text:style-name="P17"><text:span text:style-name="T6">Необхідно зауважити, що оператор </text:span><text:span text:style-name="T24">А</text:span><text:span text:style-name="T6">, такий що задовольняє умовам теореми, не повинен бути оператором стиску ні на </text:span><text:span text:style-name="T24">М</text:span><text:span text:style-name="T6">, ні на </text:span><text:span text:style-name="T24">АМ</text:span><text:span text:style-name="T6">.</text:span></text:p>
      <text:p text:style-name="P19"/>
      <text:p text:style-name="P17"><text:span text:style-name="T18"><text:tab/></text:span><text:span text:style-name="T25">Рівняння з операторами рівномірного стиску</text:span></text:p>
      <text:p text:style-name="P21"/>
      <text:p text:style-name="P17"><text:span text:style-name="T15"><text:tab/></text:span><text:span text:style-name="T6">Нехай </text:span><text:span text:style-name="T24">Т</text:span><text:span text:style-name="T6"> — куля </text:span><draw:frame draw:style-name="fr3" draw:name="Object40" text:anchor-type="as-char" svg:width="2.364cm" svg:height="0.741cm" draw:z-index="178"><draw:object-ole xlink:href="./Object 179" xlink:type="simple" xlink:show="embed" xlink:actuate="onLoad"/><draw:image xlink:href="./ObjectReplacements/Object 179" xlink:type="simple" xlink:show="embed" xlink:actuate="onLoad"/><svg:desc>OLE-object</svg:desc></draw:frame><text:span text:style-name="T6"> банахового простору </text:span><text:span text:style-name="T24">Е</text:span><text:span text:style-name="T6">, а </text:span><text:span text:style-name="T24">S</text:span><text:span text:style-name="T6"> — куля </text:span><draw:frame draw:style-name="fr3" draw:name="Object41" text:anchor-type="as-char" svg:width="2.328cm" svg:height="0.741cm" draw:z-index="179"><draw:object-ole xlink:href="./Object 180" xlink:type="simple" xlink:show="embed" xlink:actuate="onLoad"/><draw:image xlink:href="./ObjectReplacements/Object 180" xlink:type="simple" xlink:show="embed" xlink:actuate="onLoad"/><svg:desc>OLE-object</svg:desc></draw:frame><text:span text:style-name="T15"> </text:span><text:span text:style-name="T6">банахового простору </text:span><draw:frame draw:style-name="fr3" draw:name="Object42" text:anchor-type="as-char" svg:width="0.529cm" svg:height="0.67cm" draw:z-index="180"><draw:object-ole xlink:href="./Object 181" xlink:type="simple" xlink:show="embed" xlink:actuate="onLoad"/><draw:image xlink:href="./ObjectReplacements/Object 181" xlink:type="simple" xlink:show="embed" xlink:actuate="onLoad"/><svg:desc>OLE-object</svg:desc></draw:frame><text:span text:style-name="T6">. Оператор </text:span><text:span text:style-name="T24">F(x</text:span><text:span text:style-name="T17">,</text:span><text:span text:style-name="T24">z)</text:span><text:span text:style-name="T6">, що залежить від параметра </text:span><draw:frame draw:style-name="fr3" draw:name="Object43" text:anchor-type="as-char" svg:width="1.127cm" svg:height="0.529cm" draw:z-index="181"><draw:object-ole xlink:href="./Object 182" xlink:type="simple" xlink:show="embed" xlink:actuate="onLoad"/><draw:image xlink:href="./ObjectReplacements/Object 182" xlink:type="simple" xlink:show="embed" xlink:actuate="onLoad"/><svg:desc>OLE-object</svg:desc></draw:frame><text:span text:style-name="T6">і діє в просторі </text:span><text:span text:style-name="T24">Е</text:span><text:span text:style-name="T6">, називається оператором рівномірного стиску, якщо при всіх </text:span><draw:frame draw:style-name="fr3" draw:name="Object44" text:anchor-type="as-char" svg:width="1.127cm" svg:height="0.529cm" draw:z-index="182"><draw:object-ole xlink:href="./Object 183" xlink:type="simple" xlink:show="embed" xlink:actuate="onLoad"/><draw:image xlink:href="./ObjectReplacements/Object 183" xlink:type="simple" xlink:show="embed" xlink:actuate="onLoad"/><svg:desc>OLE-object</svg:desc></draw:frame></text:p>
      <text:p text:style-name="P17"><text:span text:style-name="T15"><text:tab/></text:span><draw:frame draw:style-name="fr3" draw:name="Object45" text:anchor-type="as-char" svg:width="5.715cm" svg:height="0.741cm" draw:z-index="183"><draw:object-ole xlink:href="./Object 184" xlink:type="simple" xlink:show="embed" xlink:actuate="onLoad"/><draw:image xlink:href="./ObjectReplacements/Object 184" xlink:type="simple" xlink:show="embed" xlink:actuate="onLoad"/><svg:desc>OLE-object</svg:desc></draw:frame><text:span text:style-name="T15">,<text:tab/></text:span><draw:frame draw:style-name="fr3" draw:name="Object46" text:anchor-type="as-char" svg:width="1.976cm" svg:height="0.741cm" draw:z-index="184"><draw:object-ole xlink:href="./Object 185" xlink:type="simple" xlink:show="embed" xlink:actuate="onLoad"/><draw:image xlink:href="./ObjectReplacements/Object 185" xlink:type="simple" xlink:show="embed" xlink:actuate="onLoad"/><svg:desc>OLE-object</svg:desc></draw:frame></text:p>
      <text:p text:style-name="P17"><text:span text:style-name="T6">де </text:span><text:span text:style-name="T24">q &lt; </text:span><text:span text:style-name="T15">1</text:span><text:span text:style-name="T6"> , і </text:span><text:span text:style-name="T24">q</text:span><text:span text:style-name="T6"> не залежить від <text:s/></text:span><text:span text:style-name="T24">z</text:span><text:span text:style-name="T6">.</text:span></text:p>
      <text:p text:style-name="P17"><text:span text:style-name="T6">Припускаючи, що оператор рівномірного стиску <text:s/></text:span><text:span text:style-name="T24">F(</text:span><text:span text:style-name="T11">x</text:span><text:span text:style-name="T17">,</text:span><text:span text:style-name="T24">z)</text:span><text:span text:style-name="T17"> </text:span><text:span text:style-name="T6">при кожному </text:span><draw:frame draw:style-name="fr3" draw:name="Object47" text:anchor-type="as-char" svg:width="1.127cm" svg:height="0.529cm" draw:z-index="185"><draw:object-ole xlink:href="./Object 186" xlink:type="simple" xlink:show="embed" xlink:actuate="onLoad"/><draw:image xlink:href="./ObjectReplacements/Object 186" xlink:type="simple" xlink:show="embed" xlink:actuate="onLoad"/><svg:desc>OLE-object</svg:desc></draw:frame><text:span text:style-name="T15"> </text:span><text:span text:style-name="T6">відображає кулю </text:span><text:span text:style-name="T24">T</text:span><text:span text:style-name="T6"> в себе, то із теореми</text:span><text:span text:style-name="T15"> </text:span><text:span text:style-name="T6">1 випливає існування єдиного розв’язку </text:span><text:soft-page-break/><draw:frame draw:style-name="fr3" draw:name="Object48" text:anchor-type="as-char" svg:width="2.046cm" svg:height="0.741cm" draw:z-index="186"><draw:object-ole xlink:href="./Object 187" xlink:type="simple" xlink:show="embed" xlink:actuate="onLoad"/><draw:image xlink:href="./ObjectReplacements/Object 187" xlink:type="simple" xlink:show="embed" xlink:actuate="onLoad"/><svg:desc>OLE-object</svg:desc></draw:frame><text:span text:style-name="T6">, в кулі </text:span><text:span text:style-name="T24">Т</text:span><text:span text:style-name="T6">, рівняння</text:span></text:p>
      <text:p text:style-name="P17"><text:span text:style-name="T6"><text:tab/></text:span><draw:frame draw:style-name="fr3" draw:name="Object49" text:anchor-type="as-char" svg:width="2.223cm" svg:height="0.635cm" draw:z-index="187"><draw:object-ole xlink:href="./Object 188" xlink:type="simple" xlink:show="embed" xlink:actuate="onLoad"/><draw:image xlink:href="./ObjectReplacements/Object 188" xlink:type="simple" xlink:show="embed" xlink:actuate="onLoad"/><svg:desc>OLE-object</svg:desc></draw:frame></text:p>
      <text:p text:style-name="P17"><text:span text:style-name="T13"><text:tab/></text:span><text:span text:style-name="T21">Теорема 4</text:span></text:p>
      <text:p text:style-name="P17"><text:span text:style-name="T6"><text:tab/>Нехай оператор </text:span><text:span text:style-name="T24">F(x</text:span><text:span text:style-name="T17">,</text:span><text:span text:style-name="T24">z)</text:span><text:span text:style-name="T6"> неперервний по </text:span><text:span text:style-name="T24">z</text:span><text:span text:style-name="T6"> при кожному фіксованому </text:span><text:span text:style-name="T24">x</text:span><text:span text:style-name="T6">.</text:span></text:p>
      <text:p text:style-name="P17"><text:span text:style-name="T6"><text:tab/>Тоді розв’язок </text:span><draw:frame draw:style-name="fr3" draw:name="Object50" text:anchor-type="as-char" svg:width="1.127cm" svg:height="0.741cm" draw:z-index="188"><draw:object-ole xlink:href="./Object 189" xlink:type="simple" xlink:show="embed" xlink:actuate="onLoad"/><draw:image xlink:href="./ObjectReplacements/Object 189" xlink:type="simple" xlink:show="embed" xlink:actuate="onLoad"/><svg:desc>OLE-object</svg:desc></draw:frame><text:span text:style-name="T6"> неперервний. </text:span></text:p>
      <text:p text:style-name="P19"/>
      <text:p text:style-name="P24"><text:tab/>Локальна теорема про неявну функцію</text:p>
      <text:p text:style-name="P19"><text:tab/></text:p>
      <text:p text:style-name="P17"><text:span text:style-name="T6"><text:tab/>Нехай </text:span><draw:frame draw:style-name="fr3" draw:name="Object51" text:anchor-type="as-char" svg:width="0.459cm" svg:height="0.492cm" draw:z-index="189"><draw:object-ole xlink:href="./Object 190" xlink:type="simple" xlink:show="embed" xlink:actuate="onLoad"/><draw:image xlink:href="./ObjectReplacements/Object 190" xlink:type="simple" xlink:show="embed" xlink:actuate="onLoad"/><svg:desc>OLE-object</svg:desc></draw:frame><text:span text:style-name="T6">, </text:span><draw:frame draw:style-name="fr3" draw:name="Object52" text:anchor-type="as-char" svg:width="0.529cm" svg:height="0.67cm" draw:z-index="190"><draw:object-ole xlink:href="./Object 191" xlink:type="simple" xlink:show="embed" xlink:actuate="onLoad"/><draw:image xlink:href="./ObjectReplacements/Object 191" xlink:type="simple" xlink:show="embed" xlink:actuate="onLoad"/><svg:desc>OLE-object</svg:desc></draw:frame><text:span text:style-name="T6">, </text:span><draw:frame draw:style-name="fr3" draw:name="Object53" text:anchor-type="as-char" svg:width="0.6cm" svg:height="0.67cm" draw:z-index="191"><draw:object-ole xlink:href="./Object 192" xlink:type="simple" xlink:show="embed" xlink:actuate="onLoad"/><draw:image xlink:href="./ObjectReplacements/Object 192" xlink:type="simple" xlink:show="embed" xlink:actuate="onLoad"/><svg:desc>OLE-object</svg:desc></draw:frame><text:span text:style-name="T6"> — банахові простори и </text:span><text:span text:style-name="T24">f(</text:span><text:span text:style-name="T11">x</text:span><text:span text:style-name="T24">, z)</text:span><text:span text:style-name="T6"> - оператор, визначений при </text:span><draw:frame draw:style-name="fr3" draw:name="Object54" text:anchor-type="as-char" svg:width="2.328cm" svg:height="0.741cm" draw:z-index="192"><draw:object-ole xlink:href="./Object 193" xlink:type="simple" xlink:show="embed" xlink:actuate="onLoad"/><draw:image xlink:href="./ObjectReplacements/Object 193" xlink:type="simple" xlink:show="embed" xlink:actuate="onLoad"/><svg:desc>OLE-object</svg:desc></draw:frame><text:span text:style-name="T6">, </text:span><draw:frame draw:style-name="fr3" draw:name="Object55" text:anchor-type="as-char" svg:width="2.223cm" svg:height="0.741cm" draw:z-index="193"><draw:object-ole xlink:href="./Object 194" xlink:type="simple" xlink:show="embed" xlink:actuate="onLoad"/><draw:image xlink:href="./ObjectReplacements/Object 194" xlink:type="simple" xlink:show="embed" xlink:actuate="onLoad"/><svg:desc>OLE-object</svg:desc></draw:frame><text:span text:style-name="T15"> </text:span><text:span text:style-name="T6">в кулі </text:span><draw:frame draw:style-name="fr3" draw:name="Object56" text:anchor-type="as-char" svg:width="2.364cm" svg:height="0.741cm" draw:z-index="194"><draw:object-ole xlink:href="./Object 195" xlink:type="simple" xlink:show="embed" xlink:actuate="onLoad"/><draw:image xlink:href="./ObjectReplacements/Object 195" xlink:type="simple" xlink:show="embed" xlink:actuate="onLoad"/><svg:desc>OLE-object</svg:desc></draw:frame><text:span text:style-name="T6"> простору </text:span><text:span text:style-name="T24">Е</text:span><text:span text:style-name="T6"> із значеннями в просторі</text:span><text:span text:style-name="T15"> </text:span><draw:frame draw:style-name="fr3" draw:name="Object57" text:anchor-type="as-char" svg:width="0.6cm" svg:height="0.67cm" draw:z-index="195"><draw:object-ole xlink:href="./Object 196" xlink:type="simple" xlink:show="embed" xlink:actuate="onLoad"/><draw:image xlink:href="./ObjectReplacements/Object 196" xlink:type="simple" xlink:show="embed" xlink:actuate="onLoad"/><svg:desc>OLE-object</svg:desc></draw:frame><text:span text:style-name="T6">. Нехай</text:span></text:p>
      <text:p text:style-name="P17"><text:span text:style-name="T15"><text:tab/></text:span><draw:frame draw:style-name="fr3" draw:name="Object58" text:anchor-type="as-char" svg:width="2.611cm" svg:height="0.741cm" draw:z-index="196"><draw:object-ole xlink:href="./Object 197" xlink:type="simple" xlink:show="embed" xlink:actuate="onLoad"/><draw:image xlink:href="./ObjectReplacements/Object 197" xlink:type="simple" xlink:show="embed" xlink:actuate="onLoad"/><svg:desc>OLE-object</svg:desc></draw:frame></text:p>
      <text:p text:style-name="P17"><text:span text:style-name="T6">тобто </text:span><draw:frame draw:style-name="fr3" draw:name="Object59" text:anchor-type="as-char" svg:width="0.529cm" svg:height="0.67cm" draw:z-index="197"><draw:object-ole xlink:href="./Object 198" xlink:type="simple" xlink:show="embed" xlink:actuate="onLoad"/><draw:image xlink:href="./ObjectReplacements/Object 198" xlink:type="simple" xlink:show="embed" xlink:actuate="onLoad"/><svg:desc>OLE-object</svg:desc></draw:frame><text:span text:style-name="T6"> є розв’яком рівняння </text:span></text:p>
      <text:p text:style-name="P17"><text:span text:style-name="T6"><text:tab/></text:span><draw:frame draw:style-name="fr3" draw:name="Object60" text:anchor-type="as-char" svg:width="2.293cm" svg:height="0.741cm" draw:z-index="198"><draw:object-ole xlink:href="./Object 199" xlink:type="simple" xlink:show="embed" xlink:actuate="onLoad"/><draw:image xlink:href="./ObjectReplacements/Object 199" xlink:type="simple" xlink:show="embed" xlink:actuate="onLoad"/><svg:desc>OLE-object</svg:desc></draw:frame><text:span text:style-name="T6"> </text:span></text:p>
      <text:p text:style-name="P17"><text:span text:style-name="T6">при </text:span><draw:frame draw:style-name="fr3" draw:name="Object61" text:anchor-type="as-char" svg:width="1.235cm" svg:height="0.67cm" draw:z-index="199"><draw:object-ole xlink:href="./Object 200" xlink:type="simple" xlink:show="embed" xlink:actuate="onLoad"/><draw:image xlink:href="./ObjectReplacements/Object 200" xlink:type="simple" xlink:show="embed" xlink:actuate="onLoad"/><svg:desc>OLE-object</svg:desc></draw:frame><text:span text:style-name="T6">.</text:span></text:p>
      <text:p text:style-name="P17"><text:span text:style-name="T6"><text:tab/>Якщо при всіх </text:span><text:span text:style-name="T24">z</text:span><text:span text:style-name="T6">, близьких до </text:span><draw:frame draw:style-name="fr3" draw:name="Object62" text:anchor-type="as-char" svg:width="0.492cm" svg:height="0.67cm" draw:z-index="200"><draw:object-ole xlink:href="./Object 201" xlink:type="simple" xlink:show="embed" xlink:actuate="onLoad"/><draw:image xlink:href="./ObjectReplacements/Object 201" xlink:type="simple" xlink:show="embed" xlink:actuate="onLoad"/><svg:desc>OLE-object</svg:desc></draw:frame><text:span text:style-name="T6">, існують близькі до </text:span><draw:frame draw:style-name="fr3" draw:name="Object63" text:anchor-type="as-char" svg:width="0.529cm" svg:height="0.67cm" draw:z-index="201"><draw:object-ole xlink:href="./Object 202" xlink:type="simple" xlink:show="embed" xlink:actuate="onLoad"/><draw:image xlink:href="./ObjectReplacements/Object 202" xlink:type="simple" xlink:show="embed" xlink:actuate="onLoad"/><svg:desc>OLE-object</svg:desc></draw:frame><text:span text:style-name="T6">, розв’язки </text:span><text:span text:style-name="T24">x(z)</text:span><text:span text:style-name="T6"> попереднього рівняння, то кажуть, що дане рівняння визначає неявну функцію </text:span><text:span text:style-name="T24">x(z)</text:span><text:span text:style-name="T6">.</text:span></text:p>
      <text:p text:style-name="P19"><text:tab/>Питання про існування і властивості неявної функції, визначеної даним рівнянням, виникає в задачах аналізу. Одним із методів доведення теорем існування неявної функції являється метод, що ґрунтується на застосуванні принципу стискуючих відображень.</text:p>
      <text:p text:style-name="P17"><text:span text:style-name="T6"><text:tab/></text:span><text:span text:style-name="T21">Теорема 5</text:span></text:p>
      <text:p text:style-name="P17"><text:span text:style-name="T6"><text:tab/>Нехай оператор </text:span><text:span text:style-name="T24">f(x; z)</text:span><text:span text:style-name="T6"> задовольняє наступним умовам:</text:span></text:p>
      <text:p text:style-name="P17"><text:span text:style-name="T6"><text:tab/>а) </text:span><text:span text:style-name="T15"><text:s/></text:span><text:span text:style-name="T24">f(x</text:span><text:span text:style-name="T17">;</text:span><text:span text:style-name="T24">z)</text:span><text:span text:style-name="T6"> неперервний по змінним </text:span><text:span text:style-name="T24">x, z,</text:span><text:span text:style-name="T6"> при </text:span><draw:frame draw:style-name="fr3" draw:name="Object64" text:anchor-type="as-char" svg:width="2.328cm" svg:height="0.741cm" draw:z-index="202"><draw:object-ole xlink:href="./Object 203" xlink:type="simple" xlink:show="embed" xlink:actuate="onLoad"/><draw:image xlink:href="./ObjectReplacements/Object 203" xlink:type="simple" xlink:show="embed" xlink:actuate="onLoad"/><svg:desc>OLE-object</svg:desc></draw:frame><text:span text:style-name="T6">;</text:span><text:span text:style-name="T15"> </text:span><draw:frame draw:style-name="fr3" draw:name="Object65" text:anchor-type="as-char" svg:width="2.364cm" svg:height="0.741cm" draw:z-index="203"><draw:object-ole xlink:href="./Object 204" xlink:type="simple" xlink:show="embed" xlink:actuate="onLoad"/><draw:image xlink:href="./ObjectReplacements/Object 204" xlink:type="simple" xlink:show="embed" xlink:actuate="onLoad"/><svg:desc>OLE-object</svg:desc></draw:frame><text:span text:style-name="T6"> і</text:span><text:span text:style-name="T15"> </text:span><text:soft-page-break/><draw:frame draw:style-name="fr3" draw:name="Object66" text:anchor-type="as-char" svg:width="2.611cm" svg:height="0.741cm" draw:z-index="204"><draw:object-ole xlink:href="./Object 205" xlink:type="simple" xlink:show="embed" xlink:actuate="onLoad"/><draw:image xlink:href="./ObjectReplacements/Object 205" xlink:type="simple" xlink:show="embed" xlink:actuate="onLoad"/><svg:desc>OLE-object</svg:desc></draw:frame><text:span text:style-name="T6">;</text:span></text:p>
      <text:p text:style-name="P17"><text:span text:style-name="T6"><text:tab/>б)</text:span><text:span text:style-name="T15"> </text:span><text:span text:style-name="T6">оператор </text:span><text:span text:style-name="T24">f(x;z)</text:span><text:span text:style-name="T6"> при тих самих значеннях аргументів має похідну за Фреше</text:span><text:span text:style-name="T15"> </text:span><draw:frame draw:style-name="fr3" draw:name="Object67" text:anchor-type="as-char" svg:width="1.94cm" svg:height="0.741cm" draw:z-index="205"><draw:object-ole xlink:href="./Object 206" xlink:type="simple" xlink:show="embed" xlink:actuate="onLoad"/><draw:image xlink:href="./ObjectReplacements/Object 206" xlink:type="simple" xlink:show="embed" xlink:actuate="onLoad"/><svg:desc>OLE-object</svg:desc></draw:frame><text:span text:style-name="T6">, неперервну по нормі операторів в точці</text:span><text:span text:style-name="T15"> </text:span><draw:frame draw:style-name="fr3" draw:name="Object68" text:anchor-type="as-char" svg:width="1.515cm" svg:height="0.741cm" draw:z-index="206"><draw:object-ole xlink:href="./Object 207" xlink:type="simple" xlink:show="embed" xlink:actuate="onLoad"/><draw:image xlink:href="./ObjectReplacements/Object 207" xlink:type="simple" xlink:show="embed" xlink:actuate="onLoad"/><svg:desc>OLE-object</svg:desc></draw:frame><text:span text:style-name="T6">;</text:span></text:p>
      <text:p text:style-name="P17"><text:span text:style-name="T6"><text:tab/>в) для лінійного оператору </text:span><draw:frame draw:style-name="fr3" draw:name="Object69" text:anchor-type="as-char" svg:width="1.94cm" svg:height="0.741cm" draw:z-index="207"><draw:object-ole xlink:href="./Object 208" xlink:type="simple" xlink:show="embed" xlink:actuate="onLoad"/><draw:image xlink:href="./ObjectReplacements/Object 208" xlink:type="simple" xlink:show="embed" xlink:actuate="onLoad"/><svg:desc>OLE-object</svg:desc></draw:frame><text:span text:style-name="T15"> </text:span><text:span text:style-name="T6">існує обернений.</text:span></text:p>
      <text:p text:style-name="P17"><text:span text:style-name="T6"><text:tab/>Тоді існують такі числа </text:span><draw:frame draw:style-name="fr3" draw:name="Object70" text:anchor-type="as-char" svg:width="1.693cm" svg:height="0.6cm" draw:z-index="208"><draw:object-ole xlink:href="./Object 209" xlink:type="simple" xlink:show="embed" xlink:actuate="onLoad"/><draw:image xlink:href="./ObjectReplacements/Object 209" xlink:type="simple" xlink:show="embed" xlink:actuate="onLoad"/><svg:desc>OLE-object</svg:desc></draw:frame><text:span text:style-name="T6">, що для кожного </text:span><text:span text:style-name="T24">z</text:span><text:span text:style-name="T6"> із кулі </text:span><draw:frame draw:style-name="fr3" draw:name="Object71" text:anchor-type="as-char" svg:width="2.328cm" svg:height="0.741cm" draw:z-index="209"><draw:object-ole xlink:href="./Object 210" xlink:type="simple" xlink:show="embed" xlink:actuate="onLoad"/><draw:image xlink:href="./ObjectReplacements/Object 210" xlink:type="simple" xlink:show="embed" xlink:actuate="onLoad"/><svg:desc>OLE-object</svg:desc></draw:frame><text:span text:style-name="T6"> рівняння </text:span><draw:frame draw:style-name="fr3" draw:name="Object72" text:anchor-type="as-char" svg:width="2.293cm" svg:height="0.741cm" draw:z-index="210"><draw:object-ole xlink:href="./Object 211" xlink:type="simple" xlink:show="embed" xlink:actuate="onLoad"/><draw:image xlink:href="./ObjectReplacements/Object 211" xlink:type="simple" xlink:show="embed" xlink:actuate="onLoad"/><svg:desc>OLE-object</svg:desc></draw:frame><text:span text:style-name="T6"> в кулі </text:span><draw:frame draw:style-name="fr3" draw:name="Object73" text:anchor-type="as-char" svg:width="2.364cm" svg:height="0.741cm" draw:z-index="211"><draw:object-ole xlink:href="./Object 212" xlink:type="simple" xlink:show="embed" xlink:actuate="onLoad"/><draw:image xlink:href="./ObjectReplacements/Object 212" xlink:type="simple" xlink:show="embed" xlink:actuate="onLoad"/><svg:desc>OLE-object</svg:desc></draw:frame><text:span text:style-name="T6"> має єдиний розв’язок </text:span><draw:frame draw:style-name="fr3" draw:name="Object74" text:anchor-type="as-char" svg:width="1.127cm" svg:height="0.741cm" draw:z-index="212"><draw:object-ole xlink:href="./Object 213" xlink:type="simple" xlink:show="embed" xlink:actuate="onLoad"/><draw:image xlink:href="./ObjectReplacements/Object 213" xlink:type="simple" xlink:show="embed" xlink:actuate="onLoad"/><svg:desc>OLE-object</svg:desc></draw:frame><text:span text:style-name="T6">. Функція </text:span><draw:frame draw:style-name="fr3" draw:name="Object75" text:anchor-type="as-char" svg:width="1.127cm" svg:height="0.741cm" draw:z-index="213"><draw:object-ole xlink:href="./Object 214" xlink:type="simple" xlink:show="embed" xlink:actuate="onLoad"/><draw:image xlink:href="./ObjectReplacements/Object 214" xlink:type="simple" xlink:show="embed" xlink:actuate="onLoad"/><svg:desc>OLE-object</svg:desc></draw:frame><text:span text:style-name="T6"> неперервна.</text:span></text:p>
      <text:p text:style-name="P19"/>
      <text:p text:style-name="P24"><text:tab/>Послідовні наближення</text:p>
      <text:p text:style-name="P21"/>
      <text:p text:style-name="P17"><text:span text:style-name="T15"><text:tab/></text:span><text:span text:style-name="T6">Розглядається рівняння</text:span></text:p>
      <text:p text:style-name="P17"><text:span text:style-name="T6"><text:tab/></text:span><draw:frame draw:style-name="fr3" draw:name="Object76" text:anchor-type="as-char" svg:width="1.446cm" svg:height="0.529cm" draw:z-index="214"><draw:object-ole xlink:href="./Object 215" xlink:type="simple" xlink:show="embed" xlink:actuate="onLoad"/><draw:image xlink:href="./ObjectReplacements/Object 215" xlink:type="simple" xlink:show="embed" xlink:actuate="onLoad"/><svg:desc>OLE-object</svg:desc></draw:frame><text:span text:style-name="T15">,<text:tab/><text:tab/><text:tab/><text:tab/><text:tab/><text:tab/><text:tab/><text:tab/><text:tab/><text:tab/><text:tab/> <text:s text:c="4"/></text:span><text:span text:style-name="T6"><text:s/>(1)</text:span></text:p>
      <text:p text:style-name="P17"><text:span text:style-name="T6">з оператором </text:span><text:span text:style-name="T24">А</text:span><text:span text:style-name="T6">, що діє в банаховому просторі </text:span><text:span text:style-name="T24">Е</text:span><text:span text:style-name="T6">.</text:span></text:p>
      <text:p text:style-name="P19">А також послідовність</text:p>
      <text:p text:style-name="P17"><text:span text:style-name="T15"><text:tab/></text:span><draw:frame draw:style-name="fr3" draw:name="Object77" text:anchor-type="as-char" svg:width="2.011cm" svg:height="0.67cm" draw:z-index="215"><draw:object-ole xlink:href="./Object 216" xlink:type="simple" xlink:show="embed" xlink:actuate="onLoad"/><draw:image xlink:href="./ObjectReplacements/Object 216" xlink:type="simple" xlink:show="embed" xlink:actuate="onLoad"/><svg:desc>OLE-object</svg:desc></draw:frame><text:span text:style-name="T15">,<text:tab/></text:span><draw:frame draw:style-name="fr3" draw:name="Object78" text:anchor-type="as-char" svg:width="2.293cm" svg:height="0.741cm" draw:z-index="216"><draw:object-ole xlink:href="./Object 217" xlink:type="simple" xlink:show="embed" xlink:actuate="onLoad"/><draw:image xlink:href="./ObjectReplacements/Object 217" xlink:type="simple" xlink:show="embed" xlink:actuate="onLoad"/><svg:desc>OLE-object</svg:desc></draw:frame><text:span text:style-name="T15">,<text:tab/><text:tab/><text:tab/><text:tab/><text:tab/><text:tab/><text:tab/><text:tab/><text:tab/> <text:s text:c="5"/>(2)</text:span></text:p>
      <text:p text:style-name="P17"><text:span text:style-name="T6">де </text:span><draw:frame draw:style-name="fr3" draw:name="Object79" text:anchor-type="as-char" svg:width="0.564cm" svg:height="0.67cm" draw:z-index="217"><draw:object-ole xlink:href="./Object 218" xlink:type="simple" xlink:show="embed" xlink:actuate="onLoad"/><draw:image xlink:href="./ObjectReplacements/Object 218" xlink:type="simple" xlink:show="embed" xlink:actuate="onLoad"/><svg:desc>OLE-object</svg:desc></draw:frame><text:span text:style-name="T15"> </text:span><text:span text:style-name="T6">— деякий початковий елемент. Послідовність</text:span><text:span text:style-name="T15"> </text:span><draw:frame draw:style-name="fr3" draw:name="Object80" text:anchor-type="as-char" svg:width="0.529cm" svg:height="0.67cm" draw:z-index="218"><draw:object-ole xlink:href="./Object 219" xlink:type="simple" xlink:show="embed" xlink:actuate="onLoad"/><draw:image xlink:href="./ObjectReplacements/Object 219" xlink:type="simple" xlink:show="embed" xlink:actuate="onLoad"/><svg:desc>OLE-object</svg:desc></draw:frame><text:span text:style-name="T6">, може бути побудована тільки в тому випадку, якщо</text:span><text:span text:style-name="T15"> </text:span><draw:frame draw:style-name="fr3" draw:name="Object81" text:anchor-type="as-char" svg:width="0.564cm" svg:height="0.67cm" draw:z-index="219"><draw:object-ole xlink:href="./Object 220" xlink:type="simple" xlink:show="embed" xlink:actuate="onLoad"/><draw:image xlink:href="./ObjectReplacements/Object 220" xlink:type="simple" xlink:show="embed" xlink:actuate="onLoad"/><svg:desc>OLE-object</svg:desc></draw:frame><text:span text:style-name="T6"> належить областям визначення всіх операторів </text:span><draw:frame draw:style-name="fr3" draw:name="Object82" text:anchor-type="as-char" svg:width="0.635cm" svg:height="0.6cm" draw:z-index="220"><draw:object-ole xlink:href="./Object 221" xlink:type="simple" xlink:show="embed" xlink:actuate="onLoad"/><draw:image xlink:href="./ObjectReplacements/Object 221" xlink:type="simple" xlink:show="embed" xlink:actuate="onLoad"/><svg:desc>OLE-object</svg:desc></draw:frame><text:span text:style-name="T15">, <text:s/></text:span><draw:frame draw:style-name="fr3" draw:name="Object83" text:anchor-type="as-char" svg:width="2.293cm" svg:height="0.741cm" draw:z-index="221"><draw:object-ole xlink:href="./Object 222" xlink:type="simple" xlink:show="embed" xlink:actuate="onLoad"/><draw:image xlink:href="./ObjectReplacements/Object 222" xlink:type="simple" xlink:show="embed" xlink:actuate="onLoad"/><svg:desc>OLE-object</svg:desc></draw:frame></text:p>
      <text:p text:style-name="P17"><text:span text:style-name="T6"><text:tab/>Якщо послідовність </text:span><draw:frame draw:style-name="fr3" draw:name="Object84" text:anchor-type="as-char" svg:width="0.564cm" svg:height="0.67cm" draw:z-index="222"><draw:object-ole xlink:href="./Object 223" xlink:type="simple" xlink:show="embed" xlink:actuate="onLoad"/><draw:image xlink:href="./ObjectReplacements/Object 223" xlink:type="simple" xlink:show="embed" xlink:actuate="onLoad"/><svg:desc>OLE-object</svg:desc></draw:frame><text:span text:style-name="T15"> </text:span><text:span text:style-name="T6">збігається до деякого елемента </text:span><draw:frame draw:style-name="fr3" draw:name="Object85" text:anchor-type="as-char" svg:width="0.529cm" svg:height="0.67cm" draw:z-index="223"><draw:object-ole xlink:href="./Object 224" xlink:type="simple" xlink:show="embed" xlink:actuate="onLoad"/><draw:image xlink:href="./ObjectReplacements/Object 224" xlink:type="simple" xlink:show="embed" xlink:actuate="onLoad"/><svg:desc>OLE-object</svg:desc></draw:frame><text:span text:style-name="T6">, то з (2) випливає те, що </text:span><draw:frame draw:style-name="fr3" draw:name="Object86" text:anchor-type="as-char" svg:width="0.529cm" svg:height="0.67cm" draw:z-index="224"><draw:object-ole xlink:href="./Object 225" xlink:type="simple" xlink:show="embed" xlink:actuate="onLoad"/><draw:image xlink:href="./ObjectReplacements/Object 225" xlink:type="simple" xlink:show="embed" xlink:actuate="onLoad"/><svg:desc>OLE-object</svg:desc></draw:frame><text:span text:style-name="T6"> і є розв’язком рівняння (1). Тому умови, що забезпечують збіжність послідовності </text:span><draw:frame draw:style-name="fr3" draw:name="Object87" text:anchor-type="as-char" svg:width="0.529cm" svg:height="0.67cm" draw:z-index="225"><draw:object-ole xlink:href="./Object 226" xlink:type="simple" xlink:show="embed" xlink:actuate="onLoad"/><draw:image xlink:href="./ObjectReplacements/Object 226" xlink:type="simple" xlink:show="embed" xlink:actuate="onLoad"/><svg:desc>OLE-object</svg:desc></draw:frame><text:span text:style-name="T6"> і є умовами існування розв’язку рівняння (1). Проте послідовність </text:span><draw:frame draw:style-name="fr3" draw:name="Object88" text:anchor-type="as-char" svg:width="0.529cm" svg:height="0.67cm" draw:z-index="226"><draw:object-ole xlink:href="./Object 227" xlink:type="simple" xlink:show="embed" xlink:actuate="onLoad"/><draw:image xlink:href="./ObjectReplacements/Object 227" xlink:type="simple" xlink:show="embed" xlink:actuate="onLoad"/><svg:desc>OLE-object</svg:desc></draw:frame><text:span text:style-name="T15"> </text:span><text:span text:style-name="T6">можна розглядати як “джерело” все більш точних наближень до розв’язку (1). В зв’язку з цим необхідно знати, для яких рівнянь (1) послідовні </text:span><text:span text:style-name="T6">наближення (2) збіжні.</text:span></text:p>
      <text:p text:style-name="P19"><text:soft-page-break/></text:p>
      <text:p text:style-name="P24"><text:tab/>Рівняння з оператором стиску</text:p>
      <text:p text:style-name="P21"/>
      <text:p text:style-name="P17"><text:span text:style-name="T15"><text:tab/></text:span><text:span text:style-name="T21">Теорема 6</text:span></text:p>
      <text:p text:style-name="P17"><text:span text:style-name="T6"><text:tab/>Нехай оператор </text:span><text:span text:style-name="T24">А</text:span><text:span text:style-name="T6"> відображає в себе замкнену множину </text:span><draw:frame draw:style-name="fr3" draw:name="Object89" text:anchor-type="as-char" svg:width="1.446cm" svg:height="0.529cm" draw:z-index="227"><draw:object-ole xlink:href="./Object 228" xlink:type="simple" xlink:show="embed" xlink:actuate="onLoad"/><draw:image xlink:href="./ObjectReplacements/Object 228" xlink:type="simple" xlink:show="embed" xlink:actuate="onLoad"/><svg:desc>OLE-object</svg:desc></draw:frame><text:span text:style-name="T15"> </text:span><text:span text:style-name="T6">і є оператором стиску</text:span></text:p>
      <text:p text:style-name="P17"><text:span text:style-name="T15"><text:tab/></text:span><draw:frame draw:style-name="fr3" draw:name="Object90" text:anchor-type="as-char" svg:width="4.092cm" svg:height="0.741cm" draw:z-index="228"><draw:object-ole xlink:href="./Object 229" xlink:type="simple" xlink:show="embed" xlink:actuate="onLoad"/><draw:image xlink:href="./ObjectReplacements/Object 229" xlink:type="simple" xlink:show="embed" xlink:actuate="onLoad"/><svg:desc>OLE-object</svg:desc></draw:frame><text:span text:style-name="T15">, <text:tab/></text:span><draw:frame draw:style-name="fr3" draw:name="Object91" text:anchor-type="as-char" svg:width="3.21cm" svg:height="0.741cm" draw:z-index="229"><draw:object-ole xlink:href="./Object 230" xlink:type="simple" xlink:show="embed" xlink:actuate="onLoad"/><draw:image xlink:href="./ObjectReplacements/Object 230" xlink:type="simple" xlink:show="embed" xlink:actuate="onLoad"/><svg:desc>OLE-object</svg:desc></draw:frame><text:span text:style-name="T15">.<text:tab/><text:tab/><text:tab/><text:tab/><text:tab/><text:tab/> <text:s text:c="5"/>(3)</text:span></text:p>
      <text:p text:style-name="P17"><text:span text:style-name="T6"><text:tab/>Тоді послідовні наближення (2) при довільному початковому елементі </text:span><draw:frame draw:style-name="fr3" draw:name="Object92" text:anchor-type="as-char" svg:width="1.515cm" svg:height="0.67cm" draw:z-index="230"><draw:object-ole xlink:href="./Object 231" xlink:type="simple" xlink:show="embed" xlink:actuate="onLoad"/><draw:image xlink:href="./ObjectReplacements/Object 231" xlink:type="simple" xlink:show="embed" xlink:actuate="onLoad"/><svg:desc>OLE-object</svg:desc></draw:frame><text:span text:style-name="T15"> </text:span><text:span text:style-name="T6">збігаються до єдиного (в силу теореми 1) розв’язку</text:span><text:span text:style-name="T15"> </text:span><draw:frame draw:style-name="fr3" draw:name="Object93" text:anchor-type="as-char" svg:width="0.492cm" svg:height="0.67cm" draw:z-index="231"><draw:object-ole xlink:href="./Object 232" xlink:type="simple" xlink:show="embed" xlink:actuate="onLoad"/><draw:image xlink:href="./ObjectReplacements/Object 232" xlink:type="simple" xlink:show="embed" xlink:actuate="onLoad"/><svg:desc>OLE-object</svg:desc></draw:frame><text:span text:style-name="T6">, рівняння (1)</text:span></text:p>
      <text:p text:style-name="P17"><text:span text:style-name="T6">Із рівності </text:span><draw:frame draw:style-name="fr3" draw:name="Object94" text:anchor-type="as-char" svg:width="1.693cm" svg:height="0.67cm" draw:z-index="232"><draw:object-ole xlink:href="./Object 233" xlink:type="simple" xlink:show="embed" xlink:actuate="onLoad"/><draw:image xlink:href="./ObjectReplacements/Object 233" xlink:type="simple" xlink:show="embed" xlink:actuate="onLoad"/><svg:desc>OLE-object</svg:desc></draw:frame><text:span text:style-name="T13"> </text:span><text:span text:style-name="T6">випливає нерівність</text:span></text:p>
      <text:p text:style-name="P17"><text:span text:style-name="T13"><text:tab/></text:span><draw:frame draw:style-name="fr3" draw:name="Object95" text:anchor-type="as-char" svg:width="7.303cm" svg:height="0.741cm" draw:z-index="233"><draw:object-ole xlink:href="./Object 234" xlink:type="simple" xlink:show="embed" xlink:actuate="onLoad"/><draw:image xlink:href="./ObjectReplacements/Object 234" xlink:type="simple" xlink:show="embed" xlink:actuate="onLoad"/><svg:desc>OLE-object</svg:desc></draw:frame></text:p>
      <text:p text:style-name="P19">звідки </text:p>
      <text:p text:style-name="P17"><text:span text:style-name="T6"><text:tab/></text:span><draw:frame draw:style-name="fr3" draw:name="Object96" text:anchor-type="as-char" svg:width="4.269cm" svg:height="0.776cm" draw:z-index="234"><draw:object-ole xlink:href="./Object 235" xlink:type="simple" xlink:show="embed" xlink:actuate="onLoad"/><draw:image xlink:href="./ObjectReplacements/Object 235" xlink:type="simple" xlink:show="embed" xlink:actuate="onLoad"/><svg:desc>OLE-object</svg:desc></draw:frame><text:span text:style-name="T6">,<text:tab/></text:span><draw:frame draw:style-name="fr3" draw:name="Object97" text:anchor-type="as-char" svg:width="3.881cm" svg:height="0.741cm" draw:z-index="235"><draw:object-ole xlink:href="./Object 236" xlink:type="simple" xlink:show="embed" xlink:actuate="onLoad"/><draw:image xlink:href="./ObjectReplacements/Object 236" xlink:type="simple" xlink:show="embed" xlink:actuate="onLoad"/><svg:desc>OLE-object</svg:desc></draw:frame><text:span text:style-name="T6">.<text:tab/><text:tab/><text:tab/><text:tab/><text:tab/> <text:s text:c="5"/>(4)</text:span></text:p>
      <text:p text:style-name="P19">Тоді</text:p>
      <text:p text:style-name="P17"><text:span text:style-name="T6"><text:tab/></text:span><draw:frame draw:style-name="fr3" draw:name="Object98" text:anchor-type="as-char" svg:width="3.14cm" svg:height="0.88cm" draw:z-index="236"><draw:object-ole xlink:href="./Object 237" xlink:type="simple" xlink:show="embed" xlink:actuate="onLoad"/><draw:image xlink:href="./ObjectReplacements/Object 237" xlink:type="simple" xlink:show="embed" xlink:actuate="onLoad"/><svg:desc>OLE-object</svg:desc></draw:frame><text:span text:style-name="T6">. </text:span></text:p>
      <text:p text:style-name="P17"><text:span text:style-name="T6">Нерівність (4) характеризує швидкість збіжності. Нерівністю (4) зручно користуватися тоді, коли <text:s/>відома апріорна оцінка</text:span><text:span text:style-name="T15"> </text:span><draw:frame draw:style-name="fr3" draw:name="Object99" text:anchor-type="as-char" svg:width="1.376cm" svg:height="0.67cm" draw:z-index="237"><draw:object-ole xlink:href="./Object 238" xlink:type="simple" xlink:show="embed" xlink:actuate="onLoad"/><draw:image xlink:href="./ObjectReplacements/Object 238" xlink:type="simple" xlink:show="embed" xlink:actuate="onLoad"/><svg:desc>OLE-object</svg:desc></draw:frame><text:span text:style-name="T6">.</text:span></text:p>
      <text:p text:style-name="P19">Для одержання такої оцінки можна використати нерівність</text:p>
      <text:p text:style-name="P17"><text:span text:style-name="T15"><text:tab/></text:span><draw:frame draw:style-name="fr3" draw:name="Object100" text:anchor-type="as-char" svg:width="11.465cm" svg:height="0.741cm" draw:z-index="238"><draw:object-ole xlink:href="./Object 239" xlink:type="simple" xlink:show="embed" xlink:actuate="onLoad"/><draw:image xlink:href="./ObjectReplacements/Object 239" xlink:type="simple" xlink:show="embed" xlink:actuate="onLoad"/><svg:desc>OLE-object</svg:desc></draw:frame><text:span text:style-name="T6">,</text:span></text:p>
      <text:p text:style-name="P19">із якої слідує, що</text:p>
      <text:p text:style-name="P17"><text:span text:style-name="T15"><text:tab/></text:span><draw:frame draw:style-name="fr3" draw:name="Object101" text:anchor-type="as-char" svg:width="5.08cm" svg:height="1.341cm" draw:z-index="239"><draw:object-ole xlink:href="./Object 240" xlink:type="simple" xlink:show="embed" xlink:actuate="onLoad"/><draw:image xlink:href="./ObjectReplacements/Object 240" xlink:type="simple" xlink:show="embed" xlink:actuate="onLoad"/><svg:desc>OLE-object</svg:desc></draw:frame><text:span text:style-name="T15">,<text:tab/><text:tab/></text:span><text:span text:style-name="T6"><text:tab/><text:tab/><text:tab/><text:tab/><text:tab/><text:tab/> <text:s text:c="5"/></text:span><text:span text:style-name="T15">(5)</text:span></text:p>
      <text:p text:style-name="P19">із (4) і (5) випливає нерівність</text:p>
      <text:p text:style-name="P17"><text:span text:style-name="T15"><text:tab/></text:span><draw:frame draw:style-name="fr3" draw:name="Object102" text:anchor-type="as-char" svg:width="5.08cm" svg:height="1.446cm" draw:z-index="240"><draw:object-ole xlink:href="./Object 241" xlink:type="simple" xlink:show="embed" xlink:actuate="onLoad"/><draw:image xlink:href="./ObjectReplacements/Object 241" xlink:type="simple" xlink:show="embed" xlink:actuate="onLoad"/><svg:desc>OLE-object</svg:desc></draw:frame><text:span text:style-name="T15">,<text:tab/></text:span><draw:frame draw:style-name="fr3" draw:name="Object103" text:anchor-type="as-char" svg:width="2.293cm" svg:height="0.741cm" draw:z-index="241"><draw:object-ole xlink:href="./Object 242" xlink:type="simple" xlink:show="embed" xlink:actuate="onLoad"/><draw:image xlink:href="./ObjectReplacements/Object 242" xlink:type="simple" xlink:show="embed" xlink:actuate="onLoad"/><svg:desc>OLE-object</svg:desc></draw:frame><text:span text:style-name="T6">.</text:span><text:span text:style-name="T15"> </text:span><text:span text:style-name="T6"><text:tab/><text:tab/><text:tab/> <text:s text:c="9"/></text:span><text:span text:style-name="T15"><text:tab/><text:tab/></text:span><text:span text:style-name="T6"> <text:s text:c="5"/></text:span><text:span text:style-name="T15">(6)</text:span></text:p>
      <text:p text:style-name="P19"><text:soft-page-break/><text:tab/>Нерівності (4) та (6) дозволяють визначити, скільки необхідно знайти послідовних наближень, щоб розв’язати рівняння (1) з деякою заданою точністю.</text:p>
      <text:p text:style-name="P17"><text:span text:style-name="T6">Так, наприклад, нерівність </text:span><draw:frame draw:style-name="fr3" draw:name="Object104" text:anchor-type="as-char" svg:width="2.469cm" svg:height="0.741cm" draw:z-index="242"><draw:object-ole xlink:href="./Object 243" xlink:type="simple" xlink:show="embed" xlink:actuate="onLoad"/><draw:image xlink:href="./ObjectReplacements/Object 243" xlink:type="simple" xlink:show="embed" xlink:actuate="onLoad"/><svg:desc>OLE-object</svg:desc></draw:frame><text:span text:style-name="T15"> </text:span><text:span text:style-name="T6">наперед буде виконана, якщо</text:span></text:p>
      <text:p text:style-name="P17"><text:span text:style-name="T15"><text:tab/></text:span><draw:frame draw:style-name="fr3" draw:name="Object105" text:anchor-type="as-char" svg:width="4.128cm" svg:height="1.482cm" draw:z-index="243"><draw:object-ole xlink:href="./Object 244" xlink:type="simple" xlink:show="embed" xlink:actuate="onLoad"/><draw:image xlink:href="./ObjectReplacements/Object 244" xlink:type="simple" xlink:show="embed" xlink:actuate="onLoad"/><svg:desc>OLE-object</svg:desc></draw:frame></text:p>
      <text:p text:style-name="P19">Проте умова (3) не є необхідною умовою збіжності послідовних наближень.</text:p>
      <text:p text:style-name="P19"><text:tab/></text:p>
      <text:p text:style-name="P17"><text:span text:style-name="T25"><text:tab/>Лінійні рівняння</text:span><text:span text:style-name="T6"><text:tab/></text:span></text:p>
      <text:p text:style-name="P22"/>
      <text:p text:style-name="P19"><text:tab/>Оцінки (4) та (6), в загальному випадку, не можуть бути покращені, але при додаткових припущеннях можна гарантувати більш швидку збіжність.</text:p>
      <text:p text:style-name="P19"><text:tab/>Розглядається лінійне рівняння</text:p>
      <text:p text:style-name="P17"><text:span text:style-name="T6"><text:tab/></text:span><draw:frame draw:style-name="fr3" draw:name="Object106" text:anchor-type="as-char" svg:width="2.223cm" svg:height="0.635cm" draw:z-index="244"><draw:object-ole xlink:href="./Object 245" xlink:type="simple" xlink:show="embed" xlink:actuate="onLoad"/><draw:image xlink:href="./ObjectReplacements/Object 245" xlink:type="simple" xlink:show="embed" xlink:actuate="onLoad"/><svg:desc>OLE-object</svg:desc></draw:frame><text:span text:style-name="T15"><text:tab/><text:tab/><text:tab/><text:tab/><text:tab/><text:tab/><text:tab/><text:tab/><text:tab/><text:tab/><text:tab/> <text:s text:c="5"/></text:span><text:span text:style-name="T6">(7)</text:span></text:p>
      <text:p text:style-name="P17"><text:span text:style-name="T6">Якщо</text:span><text:span text:style-name="T15"> </text:span><draw:frame draw:style-name="fr3" draw:name="Object107" text:anchor-type="as-char" svg:width="1.376cm" svg:height="0.741cm" draw:z-index="245"><draw:object-ole xlink:href="./Object 246" xlink:type="simple" xlink:show="embed" xlink:actuate="onLoad"/><draw:image xlink:href="./ObjectReplacements/Object 246" xlink:type="simple" xlink:show="embed" xlink:actuate="onLoad"/><svg:desc>OLE-object</svg:desc></draw:frame><text:span text:style-name="T6">, то з теореми 6 випливає збіжність послідовних наближень</text:span></text:p>
      <text:p text:style-name="P17"><text:span text:style-name="T15"><text:tab/></text:span><draw:frame draw:style-name="fr3" draw:name="Object108" text:anchor-type="as-char" svg:width="2.011cm" svg:height="0.67cm" draw:z-index="246"><draw:object-ole xlink:href="./Object 247" xlink:type="simple" xlink:show="embed" xlink:actuate="onLoad"/><draw:image xlink:href="./ObjectReplacements/Object 247" xlink:type="simple" xlink:show="embed" xlink:actuate="onLoad"/><svg:desc>OLE-object</svg:desc></draw:frame><text:span text:style-name="T15"><text:tab/></text:span><draw:frame draw:style-name="fr3" draw:name="Object109" text:anchor-type="as-char" svg:width="2.293cm" svg:height="0.741cm" draw:z-index="247"><draw:object-ole xlink:href="./Object 248" xlink:type="simple" xlink:show="embed" xlink:actuate="onLoad"/><draw:image xlink:href="./ObjectReplacements/Object 248" xlink:type="simple" xlink:show="embed" xlink:actuate="onLoad"/><svg:desc>OLE-object</svg:desc></draw:frame><text:span text:style-name="T15">,<text:tab/><text:tab/></text:span><text:span text:style-name="T6"><text:tab/><text:tab/><text:tab/><text:tab/><text:tab/><text:tab/><text:tab/> <text:s text:c="5"/></text:span><text:span text:style-name="T15">(8)</text:span><text:span text:style-name="T6"><text:tab/></text:span></text:p>
      <text:p text:style-name="P17"><text:span text:style-name="T6">до розв’язку </text:span><draw:frame draw:style-name="fr3" draw:name="Object110" text:anchor-type="as-char" svg:width="0.529cm" svg:height="0.67cm" draw:z-index="248"><draw:object-ole xlink:href="./Object 249" xlink:type="simple" xlink:show="embed" xlink:actuate="onLoad"/><draw:image xlink:href="./ObjectReplacements/Object 249" xlink:type="simple" xlink:show="embed" xlink:actuate="onLoad"/><svg:desc>OLE-object</svg:desc></draw:frame><text:span text:style-name="T15"> </text:span><text:span text:style-name="T6">рівняння (7).</text:span></text:p>
      <text:p text:style-name="P17"><text:span text:style-name="T15"><text:tab/></text:span><text:span text:style-name="T21">Теорема </text:span><text:span text:style-name="T19">7</text:span></text:p>
      <text:p text:style-name="P17"><text:span text:style-name="T6"><text:tab/>Нехай спектральний радіус </text:span><draw:frame draw:style-name="fr3" draw:name="Object111" text:anchor-type="as-char" svg:width="1.199cm" svg:height="0.741cm" draw:z-index="249"><draw:object-ole xlink:href="./Object 250" xlink:type="simple" xlink:show="embed" xlink:actuate="onLoad"/><draw:image xlink:href="./ObjectReplacements/Object 250" xlink:type="simple" xlink:show="embed" xlink:actuate="onLoad"/><svg:desc>OLE-object</svg:desc></draw:frame><text:span text:style-name="T15"> </text:span><text:span text:style-name="T6">оператора </text:span><text:span text:style-name="T24">В</text:span><text:span text:style-name="T6"> задовольняє нерівності </text:span><draw:frame draw:style-name="fr3" draw:name="Object112" text:anchor-type="as-char" svg:width="1.834cm" svg:height="0.741cm" draw:z-index="250"><draw:object-ole xlink:href="./Object 251" xlink:type="simple" xlink:show="embed" xlink:actuate="onLoad"/><draw:image xlink:href="./ObjectReplacements/Object 251" xlink:type="simple" xlink:show="embed" xlink:actuate="onLoad"/><svg:desc>OLE-object</svg:desc></draw:frame><text:span text:style-name="T6">.</text:span></text:p>
      <text:p text:style-name="P17"><text:span text:style-name="T6">Тоді послідовні наближення (8) збігаються до розв’язку </text:span><draw:frame draw:style-name="fr3" draw:name="Object113" text:anchor-type="as-char" svg:width="0.529cm" svg:height="0.67cm" draw:z-index="251"><draw:object-ole xlink:href="./Object 252" xlink:type="simple" xlink:show="embed" xlink:actuate="onLoad"/><draw:image xlink:href="./ObjectReplacements/Object 252" xlink:type="simple" xlink:show="embed" xlink:actuate="onLoad"/><svg:desc>OLE-object</svg:desc></draw:frame><text:span text:style-name="T6"> рівняння (7) і для </text:span><text:span text:style-name="T6">кожного </text:span><text:span text:style-name="T4">ε</text:span><text:span text:style-name="T6">, що </text:span><draw:frame draw:style-name="fr3" draw:name="Object114" text:anchor-type="as-char" svg:width="3.281cm" svg:height="0.741cm" draw:z-index="252"><draw:object-ole xlink:href="./Object 253" xlink:type="simple" xlink:show="embed" xlink:actuate="onLoad"/><draw:image xlink:href="./ObjectReplacements/Object 253" xlink:type="simple" xlink:show="embed" xlink:actuate="onLoad"/><svg:desc>OLE-object</svg:desc></draw:frame><text:span text:style-name="T6"> , справедливою буде оцінка</text:span></text:p>
      <text:p text:style-name="P17"><text:span text:style-name="T15"><text:tab/></text:span><draw:frame draw:style-name="fr3" draw:name="Object115" text:anchor-type="as-char" svg:width="8.184cm" svg:height="0.847cm" draw:z-index="253"><draw:object-ole xlink:href="./Object 254" xlink:type="simple" xlink:show="embed" xlink:actuate="onLoad"/><draw:image xlink:href="./ObjectReplacements/Object 254" xlink:type="simple" xlink:show="embed" xlink:actuate="onLoad"/><svg:desc>OLE-object</svg:desc></draw:frame></text:p>
      <text:p text:style-name="P25"/>
      <text:p text:style-name="P24"><text:tab/>Нелінійні рівняння</text:p>
      <text:p text:style-name="P24"/>
      <text:p text:style-name="P19"><text:soft-page-break/>Розглядається нелінійне рівняння</text:p>
      <text:p text:style-name="P17"><text:span text:style-name="T6"><text:tab/></text:span><draw:frame draw:style-name="fr3" draw:name="Object116" text:anchor-type="as-char" svg:width="1.446cm" svg:height="0.529cm" draw:z-index="254"><draw:object-ole xlink:href="./Object 255" xlink:type="simple" xlink:show="embed" xlink:actuate="onLoad"/><draw:image xlink:href="./ObjectReplacements/Object 255" xlink:type="simple" xlink:show="embed" xlink:actuate="onLoad"/><svg:desc>OLE-object</svg:desc></draw:frame><text:span text:style-name="T6"><text:tab/><text:tab/><text:tab/><text:tab/><text:tab/><text:tab/><text:tab/><text:tab/><text:tab/><text:tab/><text:tab/> <text:s text:c="5"/>(9)</text:span></text:p>
      <text:p text:style-name="P17"><text:span text:style-name="T6"><text:tab/></text:span><text:span text:style-name="T21">Теорема</text:span><text:span text:style-name="T19"> 8</text:span></text:p>
      <text:p text:style-name="P17"><text:span text:style-name="T6"><text:tab/>Нехай оператор </text:span><text:span text:style-name="T24">А</text:span><text:span text:style-name="T6"> є диференційовним за Фреше в точці</text:span><text:span text:style-name="T15"> </text:span><draw:frame draw:style-name="fr3" draw:name="Object117" text:anchor-type="as-char" svg:width="0.492cm" svg:height="0.67cm" draw:z-index="255"><draw:object-ole xlink:href="./Object 256" xlink:type="simple" xlink:show="embed" xlink:actuate="onLoad"/><draw:image xlink:href="./ObjectReplacements/Object 256" xlink:type="simple" xlink:show="embed" xlink:actuate="onLoad"/><svg:desc>OLE-object</svg:desc></draw:frame><text:span text:style-name="T6">, що є розв’язком рівняння (9). Через </text:span><draw:frame draw:style-name="fr3" draw:name="Object118" text:anchor-type="as-char" svg:width="0.564cm" svg:height="0.67cm" draw:z-index="256"><draw:object-ole xlink:href="./Object 257" xlink:type="simple" xlink:show="embed" xlink:actuate="onLoad"/><draw:image xlink:href="./ObjectReplacements/Object 257" xlink:type="simple" xlink:show="embed" xlink:actuate="onLoad"/><svg:desc>OLE-object</svg:desc></draw:frame><text:span text:style-name="T15"> </text:span><text:span text:style-name="T6">позначається спектральний радіус оператора</text:span><text:span text:style-name="T15"> </text:span><draw:frame draw:style-name="fr3" draw:name="Object119" text:anchor-type="as-char" svg:width="1.411cm" svg:height="0.741cm" draw:z-index="257"><draw:object-ole xlink:href="./Object 258" xlink:type="simple" xlink:show="embed" xlink:actuate="onLoad"/><draw:image xlink:href="./ObjectReplacements/Object 258" xlink:type="simple" xlink:show="embed" xlink:actuate="onLoad"/><svg:desc>OLE-object</svg:desc></draw:frame><text:span text:style-name="T6">. Нехай</text:span><text:span text:style-name="T15"> </text:span><draw:frame draw:style-name="fr3" draw:name="Object120" text:anchor-type="as-char" svg:width="1.235cm" svg:height="0.67cm" draw:z-index="258"><draw:object-ole xlink:href="./Object 259" xlink:type="simple" xlink:show="embed" xlink:actuate="onLoad"/><draw:image xlink:href="./ObjectReplacements/Object 259" xlink:type="simple" xlink:show="embed" xlink:actuate="onLoad"/><svg:desc>OLE-object</svg:desc></draw:frame><text:span text:style-name="T15">.</text:span></text:p>
      <text:p text:style-name="P19">Тоді послідовні наближення</text:p>
      <text:p text:style-name="P17"><text:span text:style-name="T15"><text:tab/></text:span><draw:frame draw:style-name="fr3" draw:name="Object121" text:anchor-type="as-char" svg:width="2.011cm" svg:height="0.67cm" draw:z-index="259"><draw:object-ole xlink:href="./Object 260" xlink:type="simple" xlink:show="embed" xlink:actuate="onLoad"/><draw:image xlink:href="./ObjectReplacements/Object 260" xlink:type="simple" xlink:show="embed" xlink:actuate="onLoad"/><svg:desc>OLE-object</svg:desc></draw:frame><text:span text:style-name="T15">,<text:tab/></text:span><draw:frame draw:style-name="fr3" draw:name="Object122" text:anchor-type="as-char" svg:width="2.15cm" svg:height="0.741cm" draw:z-index="260"><draw:object-ole xlink:href="./Object 261" xlink:type="simple" xlink:show="embed" xlink:actuate="onLoad"/><draw:image xlink:href="./ObjectReplacements/Object 261" xlink:type="simple" xlink:show="embed" xlink:actuate="onLoad"/><svg:desc>OLE-object</svg:desc></draw:frame><text:span text:style-name="T15">,<text:tab/><text:tab/><text:tab/><text:tab/><text:tab/><text:tab/><text:tab/><text:tab/><text:tab/> <text:s text:c="3"/>(10)</text:span></text:p>
      <text:p text:style-name="P17"><text:span text:style-name="T6">збігаються до</text:span><text:span text:style-name="T15"> </text:span><draw:frame draw:style-name="fr3" draw:name="Object123" text:anchor-type="as-char" svg:width="0.529cm" svg:height="0.67cm" draw:z-index="261"><draw:object-ole xlink:href="./Object 262" xlink:type="simple" xlink:show="embed" xlink:actuate="onLoad"/><draw:image xlink:href="./ObjectReplacements/Object 262" xlink:type="simple" xlink:show="embed" xlink:actuate="onLoad"/><svg:desc>OLE-object</svg:desc></draw:frame><text:span text:style-name="T6">, якщо початкове наближення </text:span><draw:frame draw:style-name="fr3" draw:name="Object124" text:anchor-type="as-char" svg:width="0.564cm" svg:height="0.67cm" draw:z-index="262"><draw:object-ole xlink:href="./Object 263" xlink:type="simple" xlink:show="embed" xlink:actuate="onLoad"/><draw:image xlink:href="./ObjectReplacements/Object 263" xlink:type="simple" xlink:show="embed" xlink:actuate="onLoad"/><svg:desc>OLE-object</svg:desc></draw:frame><text:span text:style-name="T15"> </text:span><text:span text:style-name="T6">достатньо близько до </text:span><draw:frame draw:style-name="fr3" draw:name="Object125" text:anchor-type="as-char" svg:width="0.529cm" svg:height="0.67cm" draw:z-index="263"><draw:object-ole xlink:href="./Object 264" xlink:type="simple" xlink:show="embed" xlink:actuate="onLoad"/><draw:image xlink:href="./ObjectReplacements/Object 264" xlink:type="simple" xlink:show="embed" xlink:actuate="onLoad"/><svg:desc>OLE-object</svg:desc></draw:frame><text:span text:style-name="T6">. При цьому справедлива оцінка</text:span></text:p>
      <text:p text:style-name="P17"><text:span text:style-name="T15"><text:tab/></text:span><draw:frame draw:style-name="fr3" draw:name="Object126" text:anchor-type="as-char" svg:width="5.468cm" svg:height="0.847cm" draw:z-index="264"><draw:object-ole xlink:href="./Object 265" xlink:type="simple" xlink:show="embed" xlink:actuate="onLoad"/><draw:image xlink:href="./ObjectReplacements/Object 265" xlink:type="simple" xlink:show="embed" xlink:actuate="onLoad"/><svg:desc>OLE-object</svg:desc></draw:frame><text:span text:style-name="T6">,</text:span><text:span text:style-name="T15"><text:tab/><text:tab/></text:span><text:span text:style-name="T6"><text:tab/><text:tab/><text:tab/><text:tab/><text:tab/><text:tab/> <text:s text:c="3"/></text:span><text:span text:style-name="T15">(11)</text:span></text:p>
      <text:p text:style-name="P19">де <text:s/>ε — довільне додатне число.</text:p>
      <text:p text:style-name="P19"><text:tab/>Більш точніша оцінка, ніж (11), не може бути одержана без додаткових припущень.</text:p>
      <text:p text:style-name="P17"><text:span text:style-name="T6"><text:tab/>Із (11) випливає, що послідовні наближення (10) збігаються до </text:span><draw:frame draw:style-name="fr3" draw:name="Object127" text:anchor-type="as-char" svg:width="0.492cm" svg:height="0.67cm" draw:z-index="265"><draw:object-ole xlink:href="./Object 266" xlink:type="simple" xlink:show="embed" xlink:actuate="onLoad"/><draw:image xlink:href="./ObjectReplacements/Object 266" xlink:type="simple" xlink:show="embed" xlink:actuate="onLoad"/><svg:desc>OLE-object</svg:desc></draw:frame><text:span text:style-name="T6"> швидше геометричної прогресії з якзавгодно малим знаменником, якщо похідна </text:span><draw:frame draw:style-name="fr3" draw:name="Object128" text:anchor-type="as-char" svg:width="2.117cm" svg:height="0.741cm" draw:z-index="266"><draw:object-ole xlink:href="./Object 267" xlink:type="simple" xlink:show="embed" xlink:actuate="onLoad"/><draw:image xlink:href="./ObjectReplacements/Object 267" xlink:type="simple" xlink:show="embed" xlink:actuate="onLoad"/><svg:desc>OLE-object</svg:desc></draw:frame><text:span text:style-name="T6">. Це зауваження може бути підсилено, якщо не тільки </text:span></text:p>
      <text:p text:style-name="P17"><text:span text:style-name="T15"><text:tab/></text:span><draw:frame draw:style-name="fr3" draw:name="Object129" text:anchor-type="as-char" svg:width="4.727cm" svg:height="0.811cm" draw:z-index="267"><draw:object-ole xlink:href="./Object 268" xlink:type="simple" xlink:show="embed" xlink:actuate="onLoad"/><draw:image xlink:href="./ObjectReplacements/Object 268" xlink:type="simple" xlink:show="embed" xlink:actuate="onLoad"/><svg:desc>OLE-object</svg:desc></draw:frame><text:span text:style-name="T15">,</text:span></text:p>
      <text:p text:style-name="P19">але й</text:p>
      <text:p text:style-name="P17"><text:span text:style-name="T15"><text:tab/></text:span><draw:frame draw:style-name="fr3" draw:name="Object130" text:anchor-type="as-char" svg:width="4.551cm" svg:height="0.847cm" draw:z-index="268"><draw:object-ole xlink:href="./Object 269" xlink:type="simple" xlink:show="embed" xlink:actuate="onLoad"/><draw:image xlink:href="./ObjectReplacements/Object 269" xlink:type="simple" xlink:show="embed" xlink:actuate="onLoad"/><svg:desc>OLE-object</svg:desc></draw:frame><text:span text:style-name="T6"> </text:span><text:span text:style-name="T15"><text:tab/><text:tab/><text:tab/><text:tab/><text:tab/><text:tab/><text:tab/><text:tab/><text:tab/> <text:s text:c="3"/>(12)</text:span></text:p>
      <text:p text:style-name="P17"><text:span text:style-name="T6"><text:tab/>Остання умова буде виконуватись, якщо оператор </text:span><text:span text:style-name="T24">А</text:span><text:span text:style-name="T6"> диференційовний за Фреше в околі точки</text:span><text:span text:style-name="T15"> </text:span><draw:frame draw:style-name="fr3" draw:name="Object131" text:anchor-type="as-char" svg:width="0.492cm" svg:height="0.67cm" draw:z-index="269"><draw:object-ole xlink:href="./Object 270" xlink:type="simple" xlink:show="embed" xlink:actuate="onLoad"/><draw:image xlink:href="./ObjectReplacements/Object 270" xlink:type="simple" xlink:show="embed" xlink:actuate="onLoad"/><svg:desc>OLE-object</svg:desc></draw:frame><text:span text:style-name="T6">, і похідна </text:span><draw:frame draw:style-name="fr3" draw:name="Object132" text:anchor-type="as-char" svg:width="1.164cm" svg:height="0.635cm" draw:z-index="270"><draw:object-ole xlink:href="./Object 271" xlink:type="simple" xlink:show="embed" xlink:actuate="onLoad"/><draw:image xlink:href="./ObjectReplacements/Object 271" xlink:type="simple" xlink:show="embed" xlink:actuate="onLoad"/><svg:desc>OLE-object</svg:desc></draw:frame><text:span text:style-name="T15"> </text:span><text:span text:style-name="T6">задовольняє умові Ліпшица</text:span></text:p>
      <text:p text:style-name="P17"><text:span text:style-name="T15"><text:tab/></text:span><draw:frame draw:style-name="fr3" draw:name="Object133" text:anchor-type="as-char" svg:width="5.115cm" svg:height="0.741cm" draw:z-index="271"><draw:object-ole xlink:href="./Object 272" xlink:type="simple" xlink:show="embed" xlink:actuate="onLoad"/><draw:image xlink:href="./ObjectReplacements/Object 272" xlink:type="simple" xlink:show="embed" xlink:actuate="onLoad"/><svg:desc>OLE-object</svg:desc></draw:frame><text:span text:style-name="T6">| </text:span></text:p>
      <text:p text:style-name="P19"/>
      <text:p text:style-name="P17"><text:soft-page-break/><text:span text:style-name="T18"><text:tab/></text:span><text:span text:style-name="T25">Вплив нульового наближення на оцінку швидкості збіжності</text:span></text:p>
      <text:p text:style-name="P21"/>
      <text:p text:style-name="P17"><text:span text:style-name="T15"><text:tab/></text:span><text:span text:style-name="T6">Зазвичай оцінки для деяких початкових наближень завищені. Наприклад, для лінійного рівняння</text:span></text:p>
      <text:p text:style-name="P17"><text:span text:style-name="T6"><text:tab/></text:span><draw:frame draw:style-name="fr3" draw:name="Object134" text:anchor-type="as-char" svg:width="1.446cm" svg:height="0.529cm" draw:z-index="272"><draw:object-ole xlink:href="./Object 273" xlink:type="simple" xlink:show="embed" xlink:actuate="onLoad"/><draw:image xlink:href="./ObjectReplacements/Object 273" xlink:type="simple" xlink:show="embed" xlink:actuate="onLoad"/><svg:desc>OLE-object</svg:desc></draw:frame><text:span text:style-name="T6">,</text:span></text:p>
      <text:p text:style-name="P17"><text:span text:style-name="T6">де </text:span><text:span text:style-name="T24">А</text:span><text:span text:style-name="T6"> — симетрична матриця, спектр якої складається з двох чисел <text:s/></text:span><draw:frame draw:style-name="fr3" draw:name="Object135" text:anchor-type="as-char" svg:width="2.505cm" svg:height="0.741cm" draw:z-index="273"><draw:object-ole xlink:href="./Object 274" xlink:type="simple" xlink:show="embed" xlink:actuate="onLoad"/><draw:image xlink:href="./ObjectReplacements/Object 274" xlink:type="simple" xlink:show="embed" xlink:actuate="onLoad"/><svg:desc>OLE-object</svg:desc></draw:frame><text:span text:style-name="T6">, послідовні наближення </text:span><draw:frame draw:style-name="fr3" draw:name="Object136" text:anchor-type="as-char" svg:width="2.011cm" svg:height="0.67cm" draw:z-index="274"><draw:object-ole xlink:href="./Object 275" xlink:type="simple" xlink:show="embed" xlink:actuate="onLoad"/><draw:image xlink:href="./ObjectReplacements/Object 275" xlink:type="simple" xlink:show="embed" xlink:actuate="onLoad"/><svg:desc>OLE-object</svg:desc></draw:frame><text:span text:style-name="T6"> збігаються до нульового розв’язку з швидкістю </text:span><draw:frame draw:style-name="fr3" draw:name="Object137" text:anchor-type="as-char" svg:width="0.564cm" svg:height="0.741cm" draw:z-index="275"><draw:object-ole xlink:href="./Object 276" xlink:type="simple" xlink:show="embed" xlink:actuate="onLoad"/><draw:image xlink:href="./ObjectReplacements/Object 276" xlink:type="simple" xlink:show="embed" xlink:actuate="onLoad"/><svg:desc>OLE-object</svg:desc></draw:frame><text:span text:style-name="T6"> при нульовому наближенні </text:span><draw:frame draw:style-name="fr3" draw:name="Object138" text:anchor-type="as-char" svg:width="0.529cm" svg:height="0.67cm" draw:z-index="276"><draw:object-ole xlink:href="./Object 277" xlink:type="simple" xlink:show="embed" xlink:actuate="onLoad"/><draw:image xlink:href="./ObjectReplacements/Object 277" xlink:type="simple" xlink:show="embed" xlink:actuate="onLoad"/><svg:desc>OLE-object</svg:desc></draw:frame><text:span text:style-name="T6">, для якого </text:span><draw:frame draw:style-name="fr3" draw:name="Object139" text:anchor-type="as-char" svg:width="2.081cm" svg:height="0.67cm" draw:z-index="277"><draw:object-ole xlink:href="./Object 278" xlink:type="simple" xlink:show="embed" xlink:actuate="onLoad"/><draw:image xlink:href="./ObjectReplacements/Object 278" xlink:type="simple" xlink:show="embed" xlink:actuate="onLoad"/><svg:desc>OLE-object</svg:desc></draw:frame><text:span text:style-name="T6"> і з швидкістю <text:s/></text:span><draw:frame draw:style-name="fr3" draw:name="Object140" text:anchor-type="as-char" svg:width="0.564cm" svg:height="0.741cm" draw:z-index="278"><draw:object-ole xlink:href="./Object 279" xlink:type="simple" xlink:show="embed" xlink:actuate="onLoad"/><draw:image xlink:href="./ObjectReplacements/Object 279" xlink:type="simple" xlink:show="embed" xlink:actuate="onLoad"/><svg:desc>OLE-object</svg:desc></draw:frame><text:span text:style-name="T6">, якщо </text:span><draw:frame draw:style-name="fr4" draw:name="Object141" text:anchor-type="as-char" svg:width="0.201cm" svg:height="0.547cm" draw:z-index="279"><draw:object xlink:href="./Object 280" xlink:type="simple" xlink:show="embed" xlink:actuate="onLoad"/><draw:image xlink:href="./ObjectReplacements/Object 280" xlink:type="simple" xlink:show="embed" xlink:actuate="onLoad"/><svg:desc>formula</svg:desc></draw:frame><draw:frame draw:style-name="fr3" draw:name="Object142" text:anchor-type="as-char" svg:width="2.15cm" svg:height="0.67cm" draw:z-index="280"><draw:object-ole xlink:href="./Object 281" xlink:type="simple" xlink:show="embed" xlink:actuate="onLoad"/><draw:image xlink:href="./ObjectReplacements/Object 281" xlink:type="simple" xlink:show="embed" xlink:actuate="onLoad"/><svg:desc>OLE-object</svg:desc></draw:frame></text:p>
      <text:p text:style-name="P19"><text:tab/>Таким чином при “вдалому” виборі початкового наближення в деяких випадках може вийти більш швидка збіжність послідовних наближень, ніж та, яка гарантується загальними оцінками. Якщо б виявилось, що в абсолютній більшості випадків збіжність більш швидка, то при наближеному розв’язуванні великого числа задач, швидкість збіжності необхідно було б характеризувати іншими оцінками.</text:p>
      <text:p text:style-name="P19"><text:tab/>Наприклад рівняння</text:p>
      <text:p text:style-name="P17"><text:span text:style-name="T6"><text:tab/></text:span><draw:frame draw:style-name="fr3" draw:name="Object143" text:anchor-type="as-char" svg:width="1.411cm" svg:height="0.529cm" draw:z-index="281"><draw:object-ole xlink:href="./Object 282" xlink:type="simple" xlink:show="embed" xlink:actuate="onLoad"/><draw:image xlink:href="./ObjectReplacements/Object 282" xlink:type="simple" xlink:show="embed" xlink:actuate="onLoad"/><svg:desc>OLE-object</svg:desc></draw:frame></text:p>
      <text:p text:style-name="P17"><text:span text:style-name="T13"><text:tab/></text:span><text:span text:style-name="T6">з самоспряженим лінійним оператором </text:span><text:span text:style-name="T24">В</text:span><text:span text:style-name="T6">, що діє в дійсному гільбертовому просторі </text:span><text:span text:style-name="T24">Н</text:span><text:span text:style-name="T6">. Нехай оператор </text:span><text:span text:style-name="T24">В</text:span><text:span text:style-name="T6"> має вигляд</text:span></text:p>
      <text:p text:style-name="P17"><text:span text:style-name="T15"><text:tab/></text:span><draw:frame draw:style-name="fr3" draw:name="Object144" text:anchor-type="as-char" svg:width="3.739cm" svg:height="0.67cm" draw:z-index="282"><draw:object-ole xlink:href="./Object 283" xlink:type="simple" xlink:show="embed" xlink:actuate="onLoad"/><draw:image xlink:href="./ObjectReplacements/Object 283" xlink:type="simple" xlink:show="embed" xlink:actuate="onLoad"/><svg:desc>OLE-object</svg:desc></draw:frame><text:span text:style-name="T6">,</text:span></text:p>
      <text:p text:style-name="P17"><text:span text:style-name="T6">де </text:span><text:span text:style-name="T15"><text:s/></text:span><draw:frame draw:style-name="fr3" draw:name="Object145" text:anchor-type="as-char" svg:width="0.459cm" svg:height="0.67cm" draw:z-index="283"><draw:object-ole xlink:href="./Object 284" xlink:type="simple" xlink:show="embed" xlink:actuate="onLoad"/><draw:image xlink:href="./ObjectReplacements/Object 284" xlink:type="simple" xlink:show="embed" xlink:actuate="onLoad"/><svg:desc>OLE-object</svg:desc></draw:frame><text:span text:style-name="T6">— оператор ортогонального проектування на деякий підпростір </text:span><draw:frame draw:style-name="fr3" draw:name="Object146" text:anchor-type="as-char" svg:width="0.635cm" svg:height="0.67cm" draw:z-index="284"><draw:object-ole xlink:href="./Object 285" xlink:type="simple" xlink:show="embed" xlink:actuate="onLoad"/><draw:image xlink:href="./ObjectReplacements/Object 285" xlink:type="simple" xlink:show="embed" xlink:actuate="onLoad"/><svg:desc>OLE-object</svg:desc></draw:frame><text:span text:style-name="T6">,</text:span></text:p>
      <text:p text:style-name="P17"><draw:frame draw:style-name="fr3" draw:name="Object147" text:anchor-type="as-char" svg:width="0.529cm" svg:height="0.67cm" draw:z-index="285"><draw:object-ole xlink:href="./Object 286" xlink:type="simple" xlink:show="embed" xlink:actuate="onLoad"/><draw:image xlink:href="./ObjectReplacements/Object 286" xlink:type="simple" xlink:show="embed" xlink:actuate="onLoad"/><svg:desc>OLE-object</svg:desc></draw:frame><text:span text:style-name="T26"> — </text:span><text:span text:style-name="T6">оператор проектування на ортогональне доповнення </text:span><draw:frame draw:style-name="fr3" draw:name="Object148" text:anchor-type="as-char" svg:width="0.706cm" svg:height="0.67cm" draw:z-index="286"><draw:object-ole xlink:href="./Object 287" xlink:type="simple" xlink:show="embed" xlink:actuate="onLoad"/><draw:image xlink:href="./ObjectReplacements/Object 287" xlink:type="simple" xlink:show="embed" xlink:actuate="onLoad"/><svg:desc>OLE-object</svg:desc></draw:frame><text:span text:style-name="T6">до</text:span><text:span text:style-name="T15"> </text:span><draw:frame draw:style-name="fr3" draw:name="Object149" text:anchor-type="as-char" svg:width="0.635cm" svg:height="0.67cm" draw:z-index="287"><draw:object-ole xlink:href="./Object 288" xlink:type="simple" xlink:show="embed" xlink:actuate="onLoad"/><draw:image xlink:href="./ObjectReplacements/Object 288" xlink:type="simple" xlink:show="embed" xlink:actuate="onLoad"/><svg:desc>OLE-object</svg:desc></draw:frame><text:span text:style-name="T6">,</text:span></text:p>
      <text:p text:style-name="P17"><draw:frame draw:style-name="fr3" draw:name="Object150" text:anchor-type="as-char" svg:width="1.693cm" svg:height="0.741cm" draw:z-index="288"><draw:object-ole xlink:href="./Object 289" xlink:type="simple" xlink:show="embed" xlink:actuate="onLoad"/><draw:image xlink:href="./ObjectReplacements/Object 289" xlink:type="simple" xlink:show="embed" xlink:actuate="onLoad"/><svg:desc>OLE-object</svg:desc></draw:frame><text:span text:style-name="T15">,</text:span></text:p>
      <text:p text:style-name="P17"><text:span text:style-name="T26"><text:s/></text:span><draw:frame draw:style-name="fr3" draw:name="Object151" text:anchor-type="as-char" svg:width="0.564cm" svg:height="0.67cm" draw:z-index="289"><draw:object-ole xlink:href="./Object 290" xlink:type="simple" xlink:show="embed" xlink:actuate="onLoad"/><draw:image xlink:href="./ObjectReplacements/Object 290" xlink:type="simple" xlink:show="embed" xlink:actuate="onLoad"/><svg:desc>OLE-object</svg:desc></draw:frame><text:span text:style-name="T26">— </text:span><text:span text:style-name="T6">самоспряжений оператор, що діє в</text:span><text:span text:style-name="T15"> </text:span><draw:frame draw:style-name="fr3" draw:name="Object152" text:anchor-type="as-char" svg:width="0.706cm" svg:height="0.67cm" draw:z-index="290"><draw:object-ole xlink:href="./Object 291" xlink:type="simple" xlink:show="embed" xlink:actuate="onLoad"/><draw:image xlink:href="./ObjectReplacements/Object 291" xlink:type="simple" xlink:show="embed" xlink:actuate="onLoad"/><svg:desc>OLE-object</svg:desc></draw:frame><text:span text:style-name="T6">, для якого</text:span><text:span text:style-name="T15"> </text:span><draw:frame draw:style-name="fr3" draw:name="Object153" text:anchor-type="as-char" svg:width="2.575cm" svg:height="0.741cm" draw:z-index="291"><draw:object-ole xlink:href="./Object 292" xlink:type="simple" xlink:show="embed" xlink:actuate="onLoad"/><draw:image xlink:href="./ObjectReplacements/Object 292" xlink:type="simple" xlink:show="embed" xlink:actuate="onLoad"/><svg:desc>OLE-object</svg:desc></draw:frame><text:span text:style-name="T6">.</text:span></text:p>
      <text:p text:style-name="P17"><text:span text:style-name="T6"><text:tab/>Послідовні наближення </text:span><draw:frame draw:style-name="fr3" draw:name="Object154" text:anchor-type="as-char" svg:width="2.011cm" svg:height="0.67cm" draw:z-index="292"><draw:object-ole xlink:href="./Object 293" xlink:type="simple" xlink:show="embed" xlink:actuate="onLoad"/><draw:image xlink:href="./ObjectReplacements/Object 293" xlink:type="simple" xlink:show="embed" xlink:actuate="onLoad"/><svg:desc>OLE-object</svg:desc></draw:frame><text:span text:style-name="T6"> до нульового розв’язку рівняння </text:span><text:soft-page-break/><text:span text:style-name="T6">визначаються рівністю:</text:span></text:p>
      <text:p text:style-name="P17"><text:span text:style-name="T15"><text:tab/></text:span><draw:frame draw:style-name="fr3" draw:name="Object155" text:anchor-type="as-char" svg:width="4.092cm" svg:height="0.741cm" draw:z-index="293"><draw:object-ole xlink:href="./Object 294" xlink:type="simple" xlink:show="embed" xlink:actuate="onLoad"/><draw:image xlink:href="./ObjectReplacements/Object 294" xlink:type="simple" xlink:show="embed" xlink:actuate="onLoad"/><svg:desc>OLE-object</svg:desc></draw:frame><text:span text:style-name="T6">,</text:span><text:span text:style-name="T15"><text:tab/></text:span><draw:frame draw:style-name="fr3" draw:name="Object156" text:anchor-type="as-char" svg:width="2.293cm" svg:height="0.741cm" draw:z-index="294"><draw:object-ole xlink:href="./Object 295" xlink:type="simple" xlink:show="embed" xlink:actuate="onLoad"/><draw:image xlink:href="./ObjectReplacements/Object 295" xlink:type="simple" xlink:show="embed" xlink:actuate="onLoad"/><svg:desc>OLE-object</svg:desc></draw:frame><text:span text:style-name="T6">.</text:span></text:p>
      <text:p text:style-name="P17"><text:span text:style-name="T6"><text:tab/>Нехай </text:span><draw:frame draw:style-name="fr4" draw:name="Object157" text:anchor-type="as-char" svg:width="2.044cm" svg:height="0.624cm" draw:z-index="295"><draw:object xlink:href="./Object 296" xlink:type="simple" xlink:show="embed" xlink:actuate="onLoad"/><draw:image xlink:href="./ObjectReplacements/Object 296" xlink:type="simple" xlink:show="embed" xlink:actuate="onLoad"/><svg:desc>formula</svg:desc></draw:frame><text:span text:style-name="T6">.</text:span></text:p>
      <text:p text:style-name="P19">Тоді </text:p>
      <text:p text:style-name="P17"><text:span text:style-name="T6"><text:tab/></text:span><draw:frame draw:style-name="fr3" draw:name="Object158" text:anchor-type="as-char" svg:width="4.586cm" svg:height="0.776cm" draw:z-index="296"><draw:object-ole xlink:href="./Object 297" xlink:type="simple" xlink:show="embed" xlink:actuate="onLoad"/><draw:image xlink:href="./ObjectReplacements/Object 297" xlink:type="simple" xlink:show="embed" xlink:actuate="onLoad"/><svg:desc>OLE-object</svg:desc></draw:frame><text:span text:style-name="T6">.</text:span></text:p>
      <text:p text:style-name="P17"><text:span text:style-name="T15"><text:tab/></text:span><text:span text:style-name="T6">Отже, майже для всіх початкових наближень(винятком </text:span><text:span text:style-name="T15"><text:s/></text:span><text:span text:style-name="T6">є</text:span><text:span text:style-name="T15"> </text:span><draw:frame draw:style-name="fr3" draw:name="Object159" text:anchor-type="as-char" svg:width="1.623cm" svg:height="0.67cm" draw:z-index="297"><draw:object-ole xlink:href="./Object 298" xlink:type="simple" xlink:show="embed" xlink:actuate="onLoad"/><draw:image xlink:href="./ObjectReplacements/Object 298" xlink:type="simple" xlink:show="embed" xlink:actuate="onLoad"/><svg:desc>OLE-object</svg:desc></draw:frame><text:span text:style-name="T6">), збіжність не повільніше геометричної прогресії із знаменником</text:span><text:span text:style-name="T15"> </text:span><draw:frame draw:style-name="fr3" draw:name="Object160" text:anchor-type="as-char" svg:width="0.423cm" svg:height="0.67cm" draw:z-index="298"><draw:object-ole xlink:href="./Object 299" xlink:type="simple" xlink:show="embed" xlink:actuate="onLoad"/><draw:image xlink:href="./ObjectReplacements/Object 299" xlink:type="simple" xlink:show="embed" xlink:actuate="onLoad"/><svg:desc>OLE-object</svg:desc></draw:frame><text:span text:style-name="T6">.</text:span></text:p>
      <text:p text:style-name="P19"/>
      <text:p text:style-name="P24"><text:tab/>Розподіл похибок</text:p>
      <text:p text:style-name="P21"/>
      <text:p text:style-name="P17"><text:span text:style-name="T25"><text:tab/></text:span><text:span text:style-name="T7">При застосуванні ітераційного процесу </text:span><draw:frame draw:style-name="fr3" draw:name="Object161" text:anchor-type="as-char" svg:width="2.011cm" svg:height="0.67cm" draw:z-index="299"><draw:object-ole xlink:href="./Object 300" xlink:type="simple" xlink:show="embed" xlink:actuate="onLoad"/><draw:image xlink:href="./ObjectReplacements/Object 300" xlink:type="simple" xlink:show="embed" xlink:actuate="onLoad"/><svg:desc>OLE-object</svg:desc></draw:frame><text:span text:style-name="T7">, </text:span><draw:frame draw:style-name="fr3" draw:name="Object162" text:anchor-type="as-char" svg:width="2.293cm" svg:height="0.741cm" draw:z-index="300"><draw:object-ole xlink:href="./Object 301" xlink:type="simple" xlink:show="embed" xlink:actuate="onLoad"/><draw:image xlink:href="./ObjectReplacements/Object 301" xlink:type="simple" xlink:show="embed" xlink:actuate="onLoad"/><svg:desc>OLE-object</svg:desc></draw:frame><text:span text:style-name="T7"> обчислення проводять до тих пір, поки похибка </text:span><draw:frame draw:style-name="fr3" draw:name="Object163" text:anchor-type="as-char" svg:width="1.87cm" svg:height="0.741cm" draw:z-index="301"><draw:object-ole xlink:href="./Object 302" xlink:type="simple" xlink:show="embed" xlink:actuate="onLoad"/><draw:image xlink:href="./ObjectReplacements/Object 302" xlink:type="simple" xlink:show="embed" xlink:actuate="onLoad"/><svg:desc>OLE-object</svg:desc></draw:frame><text:span text:style-name="T7"> перевищує деяку задану величину. Похибка </text:span><draw:frame draw:style-name="fr3" draw:name="Object164" text:anchor-type="as-char" svg:width="1.552cm" svg:height="0.741cm" draw:z-index="302"><draw:object-ole xlink:href="./Object 303" xlink:type="simple" xlink:show="embed" xlink:actuate="onLoad"/><draw:image xlink:href="./ObjectReplacements/Object 303" xlink:type="simple" xlink:show="embed" xlink:actuate="onLoad"/><svg:desc>OLE-object</svg:desc></draw:frame><text:span text:style-name="T7"> при цьому може бути різною. При цьому найімовірніша похибка не буде значно меншою за максимальну.</text:span></text:p>
      <text:p text:style-name="P20"><text:tab/>Розглядається система лінійних алгебраїчних рівнянь</text:p>
      <text:p text:style-name="P17"><text:span text:style-name="T7"><text:tab/></text:span><draw:frame draw:style-name="fr3" draw:name="Object165" text:anchor-type="as-char" svg:width="2.15cm" svg:height="0.529cm" draw:z-index="303"><draw:object-ole xlink:href="./Object 304" xlink:type="simple" xlink:show="embed" xlink:actuate="onLoad"/><draw:image xlink:href="./ObjectReplacements/Object 304" xlink:type="simple" xlink:show="embed" xlink:actuate="onLoad"/><svg:desc>OLE-object</svg:desc></draw:frame><text:span text:style-name="T7">,</text:span></text:p>
      <text:p text:style-name="P17"><text:span text:style-name="T7">де </text:span><text:span text:style-name="T25">А – </text:span><text:span text:style-name="T7">додатньовизначена</text:span><text:span text:style-name="T25"> </text:span><text:span text:style-name="T7">матриця, всі власні значення </text:span><draw:frame draw:style-name="fr3" draw:name="Object166" text:anchor-type="as-char" svg:width="2.858cm" svg:height="0.741cm" draw:z-index="304"><draw:object-ole xlink:href="./Object 305" xlink:type="simple" xlink:show="embed" xlink:actuate="onLoad"/><draw:image xlink:href="./ObjectReplacements/Object 305" xlink:type="simple" xlink:show="embed" xlink:actuate="onLoad"/><svg:desc>OLE-object</svg:desc></draw:frame><text:span text:style-name="T7"> менші 1, </text:span><text:span text:style-name="T12">b</text:span><text:span text:style-name="T7"> – заданий вектор, </text:span><text:span text:style-name="T12">x</text:span><text:span text:style-name="T16"> – </text:span><text:span text:style-name="T7">шуканий вектор </text:span><text:span text:style-name="T12">m</text:span><text:span text:style-name="T7">-вимірного простору. Якщо послідовні наближення </text:span><draw:frame draw:style-name="fr3" draw:name="Object167" text:anchor-type="as-char" svg:width="0.529cm" svg:height="0.67cm" draw:z-index="305"><draw:object-ole xlink:href="./Object 306" xlink:type="simple" xlink:show="embed" xlink:actuate="onLoad"/><draw:image xlink:href="./ObjectReplacements/Object 306" xlink:type="simple" xlink:show="embed" xlink:actuate="onLoad"/><svg:desc>OLE-object</svg:desc></draw:frame><text:span text:style-name="T7"> шукаються по рекурентній формулі</text:span></text:p>
      <text:p text:style-name="P17"><text:span text:style-name="T7"><text:tab/></text:span><draw:frame draw:style-name="fr3" draw:name="Object168" text:anchor-type="as-char" svg:width="2.752cm" svg:height="0.67cm" draw:z-index="306"><draw:object-ole xlink:href="./Object 307" xlink:type="simple" xlink:show="embed" xlink:actuate="onLoad"/><draw:image xlink:href="./ObjectReplacements/Object 307" xlink:type="simple" xlink:show="embed" xlink:actuate="onLoad"/><svg:desc>OLE-object</svg:desc></draw:frame></text:p>
      <text:p text:style-name="P20">то найбільш імовірними похибками і будуть максимальні.</text:p>
      <text:p text:style-name="P20">Нехай вводять позначення <text:s/></text:p>
      <text:p text:style-name="P17"><text:span text:style-name="T7"><text:tab/></text:span><draw:frame draw:style-name="fr3" draw:name="Object169" text:anchor-type="as-char" svg:width="5.715cm" svg:height="0.67cm" draw:z-index="307"><draw:object-ole xlink:href="./Object 308" xlink:type="simple" xlink:show="embed" xlink:actuate="onLoad"/><draw:image xlink:href="./ObjectReplacements/Object 308" xlink:type="simple" xlink:show="embed" xlink:actuate="onLoad"/><svg:desc>OLE-object</svg:desc></draw:frame></text:p>
      <text:p text:style-name="P20">Очевидно</text:p>
      <text:p text:style-name="P17"><text:soft-page-break/><text:span text:style-name="T7"><text:tab/></text:span><draw:frame draw:style-name="fr3" draw:name="Object170" text:anchor-type="as-char" svg:width="5.609cm" svg:height="0.847cm" draw:z-index="308"><draw:object-ole xlink:href="./Object 309" xlink:type="simple" xlink:show="embed" xlink:actuate="onLoad"/><draw:image xlink:href="./ObjectReplacements/Object 309" xlink:type="simple" xlink:show="embed" xlink:actuate="onLoad"/><svg:desc>OLE-object</svg:desc></draw:frame></text:p>
      <text:p text:style-name="P20">Звідки</text:p>
      <text:p text:style-name="P17"><text:span text:style-name="T7"><text:tab/></text:span><draw:frame draw:style-name="fr3" draw:name="Object171" text:anchor-type="as-char" svg:width="4.374cm" svg:height="0.741cm" draw:z-index="309"><draw:object-ole xlink:href="./Object 310" xlink:type="simple" xlink:show="embed" xlink:actuate="onLoad"/><draw:image xlink:href="./ObjectReplacements/Object 310" xlink:type="simple" xlink:show="embed" xlink:actuate="onLoad"/><svg:desc>OLE-object</svg:desc></draw:frame></text:p>
      <text:p text:style-name="P20">Отже</text:p>
      <text:p text:style-name="P17"><text:span text:style-name="T7"><text:tab/></text:span><draw:frame draw:style-name="fr3" draw:name="Object172" text:anchor-type="as-char" svg:width="7.832cm" svg:height="0.776cm" draw:z-index="310"><draw:object-ole xlink:href="./Object 311" xlink:type="simple" xlink:show="embed" xlink:actuate="onLoad"/><draw:image xlink:href="./ObjectReplacements/Object 311" xlink:type="simple" xlink:show="embed" xlink:actuate="onLoad"/><svg:desc>OLE-object</svg:desc></draw:frame></text:p>
      <text:p text:style-name="P17"><text:span text:style-name="T7"><text:tab/>Нехай ітераційний процес закінчується на </text:span><text:span text:style-name="T12">p</text:span><text:span text:style-name="T16">-</text:span><text:span text:style-name="T7">му кроці, якщо вектор-нев’язка </text:span><draw:frame draw:style-name="fr3" draw:name="Object173" text:anchor-type="as-char" svg:width="2.716cm" svg:height="0.741cm" draw:z-index="311"><draw:object-ole xlink:href="./Object 312" xlink:type="simple" xlink:show="embed" xlink:actuate="onLoad"/><draw:image xlink:href="./ObjectReplacements/Object 312" xlink:type="simple" xlink:show="embed" xlink:actuate="onLoad"/><svg:desc>OLE-object</svg:desc></draw:frame><text:span text:style-name="T7"> потрапляє в деякий окіл </text:span><text:span text:style-name="T12">G</text:span><text:span text:style-name="T16"> </text:span><text:span text:style-name="T7">нуля (куля, куб). В силу останньої рівності похибка </text:span><draw:frame draw:style-name="fr3" draw:name="Object174" text:anchor-type="as-char" svg:width="0.564cm" svg:height="0.741cm" draw:z-index="312"><draw:object-ole xlink:href="./Object 313" xlink:type="simple" xlink:show="embed" xlink:actuate="onLoad"/><draw:image xlink:href="./ObjectReplacements/Object 313" xlink:type="simple" xlink:show="embed" xlink:actuate="onLoad"/><svg:desc>OLE-object</svg:desc></draw:frame><text:span text:style-name="T7"> потрапить в окіл </text:span><draw:frame draw:style-name="fr3" draw:name="Object175" text:anchor-type="as-char" svg:width="3.281cm" svg:height="0.847cm" draw:z-index="313"><draw:object-ole xlink:href="./Object 314" xlink:type="simple" xlink:show="embed" xlink:actuate="onLoad"/><draw:image xlink:href="./ObjectReplacements/Object 314" xlink:type="simple" xlink:show="embed" xlink:actuate="onLoad"/><svg:desc>OLE-object</svg:desc></draw:frame><text:span text:style-name="T7">. Якщо матриця </text:span><text:span text:style-name="T25">А</text:span><text:span text:style-name="T7"> має власні значення </text:span><draw:frame draw:style-name="fr3" draw:name="Object176" text:anchor-type="as-char" svg:width="0.423cm" svg:height="0.529cm" draw:z-index="314"><draw:object-ole xlink:href="./Object 315" xlink:type="simple" xlink:show="embed" xlink:actuate="onLoad"/><draw:image xlink:href="./ObjectReplacements/Object 315" xlink:type="simple" xlink:show="embed" xlink:actuate="onLoad"/><svg:desc>OLE-object</svg:desc></draw:frame><text:span text:style-name="T7"> близькі до 1, то відповідні власні значення </text:span><draw:frame draw:style-name="fr3" draw:name="Object177" text:anchor-type="as-char" svg:width="1.693cm" svg:height="0.847cm" draw:z-index="315"><draw:object-ole xlink:href="./Object 316" xlink:type="simple" xlink:show="embed" xlink:actuate="onLoad"/><draw:image xlink:href="./ObjectReplacements/Object 316" xlink:type="simple" xlink:show="embed" xlink:actuate="onLoad"/><svg:desc>OLE-object</svg:desc></draw:frame><text:span text:style-name="T7"> матриці </text:span><draw:frame draw:style-name="fr3" draw:name="Object178" text:anchor-type="as-char" svg:width="1.834cm" svg:height="0.847cm" draw:z-index="316"><draw:object-ole xlink:href="./Object 317" xlink:type="simple" xlink:show="embed" xlink:actuate="onLoad"/><draw:image xlink:href="./ObjectReplacements/Object 317" xlink:type="simple" xlink:show="embed" xlink:actuate="onLoad"/><svg:desc>OLE-object</svg:desc></draw:frame><text:span text:style-name="T7">будуть великими і область </text:span><draw:frame draw:style-name="fr3" draw:name="Object179" text:anchor-type="as-char" svg:width="0.6cm" svg:height="0.67cm" draw:z-index="317"><draw:object-ole xlink:href="./Object 318" xlink:type="simple" xlink:show="embed" xlink:actuate="onLoad"/><draw:image xlink:href="./ObjectReplacements/Object 318" xlink:type="simple" xlink:show="embed" xlink:actuate="onLoad"/><svg:desc>OLE-object</svg:desc></draw:frame><text:span text:style-name="T7"> буде «сильно розтягнута» в напрямку відповідних власних векторів матриці </text:span><text:span text:style-name="T25">А</text:span><text:span text:style-name="T7">. Таким чином, може виявитись, що похибка </text:span><draw:frame draw:style-name="fr3" draw:name="Object180" text:anchor-type="as-char" svg:width="0.564cm" svg:height="0.741cm" draw:z-index="318"><draw:object-ole xlink:href="./Object 319" xlink:type="simple" xlink:show="embed" xlink:actuate="onLoad"/><draw:image xlink:href="./ObjectReplacements/Object 319" xlink:type="simple" xlink:show="embed" xlink:actuate="onLoad"/><svg:desc>OLE-object</svg:desc></draw:frame><text:span text:style-name="T7"> буде великою, незважаючи на те, що діаметр області </text:span><text:span text:style-name="T12">G</text:span><text:span text:style-name="T7"> був невеликим. Імовірність таких великих похибок більша ніж імовірність малих. </text:span></text:p>
      <text:p text:style-name="P17"><text:span text:style-name="T7"><text:tab/>Вводяться позначення </text:span><draw:frame draw:style-name="fr3" draw:name="Object181" text:anchor-type="as-char" svg:width="4.657cm" svg:height="0.776cm" draw:z-index="319"><draw:object-ole xlink:href="./Object 320" xlink:type="simple" xlink:show="embed" xlink:actuate="onLoad"/><draw:image xlink:href="./ObjectReplacements/Object 320" xlink:type="simple" xlink:show="embed" xlink:actuate="onLoad"/><svg:desc>OLE-object</svg:desc></draw:frame><text:span text:style-name="T7">. Якщо ітераційний процес закінчився на </text:span><text:span text:style-name="T12">p</text:span><text:span text:style-name="T16">-</text:span><text:span text:style-name="T7">му кроці, то в силу останньої рівності початкова похибка </text:span><draw:frame draw:style-name="fr3" draw:name="Object182" text:anchor-type="as-char" svg:width="0.492cm" svg:height="0.67cm" draw:z-index="320"><draw:object-ole xlink:href="./Object 321" xlink:type="simple" xlink:show="embed" xlink:actuate="onLoad"/><draw:image xlink:href="./ObjectReplacements/Object 321" xlink:type="simple" xlink:show="embed" xlink:actuate="onLoad"/><svg:desc>OLE-object</svg:desc></draw:frame><text:span text:style-name="T7"> знаходилась в області </text:span><draw:frame draw:style-name="fr3" draw:name="Object183" text:anchor-type="as-char" svg:width="0.67cm" svg:height="0.741cm" draw:z-index="321"><draw:object-ole xlink:href="./Object 322" xlink:type="simple" xlink:show="embed" xlink:actuate="onLoad"/><draw:image xlink:href="./ObjectReplacements/Object 322" xlink:type="simple" xlink:show="embed" xlink:actuate="onLoad"/><svg:desc>OLE-object</svg:desc></draw:frame><text:span text:style-name="T7">, причому </text:span><draw:frame draw:style-name="fr3" draw:name="Object184" text:anchor-type="as-char" svg:width="1.799cm" svg:height="0.741cm" draw:z-index="322"><draw:object-ole xlink:href="./Object 323" xlink:type="simple" xlink:show="embed" xlink:actuate="onLoad"/><draw:image xlink:href="./ObjectReplacements/Object 323" xlink:type="simple" xlink:show="embed" xlink:actuate="onLoad"/><svg:desc>OLE-object</svg:desc></draw:frame><text:span text:style-name="T7">, так як в протилежному випадку процес закінчився б раніше. </text:span></text:p>
      <text:p text:style-name="P17"><text:span text:style-name="T7"><text:tab/>Нехай область </text:span><text:span text:style-name="T12">G</text:span><text:span text:style-name="T18"> </text:span><text:span text:style-name="T16">– </text:span><text:span text:style-name="T7">куля радіуса </text:span><draw:frame draw:style-name="fr5" draw:name="Object185" text:anchor-type="as-char" svg:width="0.459cm" svg:height="0.423cm" draw:z-index="323"><draw:object-ole xlink:href="./Object 324" xlink:type="simple" xlink:show="embed" xlink:actuate="onLoad"/><draw:image xlink:href="./ObjectReplacements/Object 324" xlink:type="simple" xlink:show="embed" xlink:actuate="onLoad"/><svg:desc>OLE-object</svg:desc></draw:frame><text:span text:style-name="T7">, процес вважається закінченим якщо <text:s/></text:span><text:span text:style-name="T7">довжина вектора </text:span><draw:frame draw:style-name="fr3" draw:name="Object186" text:anchor-type="as-char" svg:width="2.716cm" svg:height="0.741cm" draw:z-index="324"><draw:object-ole xlink:href="./Object 325" xlink:type="simple" xlink:show="embed" xlink:actuate="onLoad"/><draw:image xlink:href="./ObjectReplacements/Object 325" xlink:type="simple" xlink:show="embed" xlink:actuate="onLoad"/><svg:desc>OLE-object</svg:desc></draw:frame><text:span text:style-name="T7"> буде меншою за </text:span><draw:frame draw:style-name="fr5" draw:name="Object187" text:anchor-type="as-char" svg:width="0.459cm" svg:height="0.423cm" draw:z-index="325"><draw:object-ole xlink:href="./Object 326" xlink:type="simple" xlink:show="embed" xlink:actuate="onLoad"/><draw:image xlink:href="./ObjectReplacements/Object 326" xlink:type="simple" xlink:show="embed" xlink:actuate="onLoad"/><svg:desc>OLE-object</svg:desc></draw:frame><text:span text:style-name="T7">. В даному випадку область </text:span><draw:frame draw:style-name="fr3" draw:name="Object188" text:anchor-type="as-char" svg:width="0.6cm" svg:height="0.67cm" draw:z-index="326"><draw:object-ole xlink:href="./Object 327" xlink:type="simple" xlink:show="embed" xlink:actuate="onLoad"/><draw:image xlink:href="./ObjectReplacements/Object 327" xlink:type="simple" xlink:show="embed" xlink:actuate="onLoad"/><svg:desc>OLE-object</svg:desc></draw:frame><text:span text:style-name="T7"> являється еліпсоїдом, що містить в собі кулю </text:span><text:span text:style-name="T12">G</text:span><text:span text:style-name="T25"> </text:span><text:span text:style-name="T7">с півосями довжини </text:span><draw:frame draw:style-name="fr3" draw:name="Object189" text:anchor-type="as-char" svg:width="3.598cm" svg:height="1.376cm" draw:z-index="327"><draw:object-ole xlink:href="./Object 328" xlink:type="simple" xlink:show="embed" xlink:actuate="onLoad"/><draw:image xlink:href="./ObjectReplacements/Object 328" xlink:type="simple" xlink:show="embed" xlink:actuate="onLoad"/><svg:desc>OLE-object</svg:desc></draw:frame><text:span text:style-name="T7">, розташованими по напрямках відповідних власних векторів матриці </text:span><text:span text:style-name="T25">А</text:span><text:span text:style-name="T7">.</text:span></text:p>
      <text:p text:style-name="P17"><text:soft-page-break/><text:span text:style-name="T7"><text:tab/>Нехай </text:span><draw:frame draw:style-name="fr3" draw:name="Object190" text:anchor-type="as-char" svg:width="0.741cm" svg:height="0.67cm" draw:z-index="328"><draw:object-ole xlink:href="./Object 329" xlink:type="simple" xlink:show="embed" xlink:actuate="onLoad"/><draw:image xlink:href="./ObjectReplacements/Object 329" xlink:type="simple" xlink:show="embed" xlink:actuate="onLoad"/><svg:desc>OLE-object</svg:desc></draw:frame><text:span text:style-name="T7"> еліпсоїд </text:span><draw:frame draw:style-name="fr3" draw:name="Object191" text:anchor-type="as-char" svg:width="0.953cm" svg:height="0.67cm" draw:z-index="329"><draw:object-ole xlink:href="./Object 330" xlink:type="simple" xlink:show="embed" xlink:actuate="onLoad"/><draw:image xlink:href="./ObjectReplacements/Object 330" xlink:type="simple" xlink:show="embed" xlink:actuate="onLoad"/><svg:desc>OLE-object</svg:desc></draw:frame><text:span text:style-name="T7">. Його півосі будуть мати довжину </text:span><draw:frame draw:style-name="fr3" draw:name="Object192" text:anchor-type="as-char" svg:width="3.598cm" svg:height="1.376cm" draw:z-index="330"><draw:object-ole xlink:href="./Object 331" xlink:type="simple" xlink:show="embed" xlink:actuate="onLoad"/><draw:image xlink:href="./ObjectReplacements/Object 331" xlink:type="simple" xlink:show="embed" xlink:actuate="onLoad"/><svg:desc>OLE-object</svg:desc></draw:frame><text:span text:style-name="T7">. Процес закінчується на </text:span><text:span text:style-name="T12">p</text:span><text:span text:style-name="T7">-му кроці, якщо </text:span><draw:frame draw:style-name="fr3" draw:name="Object193" text:anchor-type="as-char" svg:width="1.515cm" svg:height="0.741cm" draw:z-index="331"><draw:object-ole xlink:href="./Object 332" xlink:type="simple" xlink:show="embed" xlink:actuate="onLoad"/><draw:image xlink:href="./ObjectReplacements/Object 332" xlink:type="simple" xlink:show="embed" xlink:actuate="onLoad"/><svg:desc>OLE-object</svg:desc></draw:frame><text:span text:style-name="T7"> і </text:span><draw:frame draw:style-name="fr3" draw:name="Object194" text:anchor-type="as-char" svg:width="1.799cm" svg:height="0.741cm" draw:z-index="332"><draw:object-ole xlink:href="./Object 333" xlink:type="simple" xlink:show="embed" xlink:actuate="onLoad"/><draw:image xlink:href="./ObjectReplacements/Object 333" xlink:type="simple" xlink:show="embed" xlink:actuate="onLoad"/><svg:desc>OLE-object</svg:desc></draw:frame><text:span text:style-name="T7">, тобто коли вектор </text:span><draw:frame draw:style-name="fr3" draw:name="Object195" text:anchor-type="as-char" svg:width="0.492cm" svg:height="0.67cm" draw:z-index="333"><draw:object-ole xlink:href="./Object 334" xlink:type="simple" xlink:show="embed" xlink:actuate="onLoad"/><draw:image xlink:href="./ObjectReplacements/Object 334" xlink:type="simple" xlink:show="embed" xlink:actuate="onLoad"/><svg:desc>OLE-object</svg:desc></draw:frame><text:span text:style-name="T7"> знаходиться в шарі </text:span><draw:frame draw:style-name="fr3" draw:name="Object196" text:anchor-type="as-char" svg:width="1.834cm" svg:height="0.741cm" draw:z-index="334"><draw:object-ole xlink:href="./Object 335" xlink:type="simple" xlink:show="embed" xlink:actuate="onLoad"/><draw:image xlink:href="./ObjectReplacements/Object 335" xlink:type="simple" xlink:show="embed" xlink:actuate="onLoad"/><svg:desc>OLE-object</svg:desc></draw:frame><text:span text:style-name="T7">. При цьому кінцева похибка буде знаходитися в шарі </text:span><draw:frame draw:style-name="fr3" draw:name="Object197" text:anchor-type="as-char" svg:width="4.621cm" svg:height="0.88cm" draw:z-index="335"><draw:object-ole xlink:href="./Object 336" xlink:type="simple" xlink:show="embed" xlink:actuate="onLoad"/><draw:image xlink:href="./ObjectReplacements/Object 336" xlink:type="simple" xlink:show="embed" xlink:actuate="onLoad"/><svg:desc>OLE-object</svg:desc></draw:frame><text:span text:style-name="T7">. Таким чином, кінцева похибка </text:span><draw:frame draw:style-name="fr3" draw:name="Object198" text:anchor-type="as-char" svg:width="0.564cm" svg:height="0.741cm" draw:z-index="336"><draw:object-ole xlink:href="./Object 337" xlink:type="simple" xlink:show="embed" xlink:actuate="onLoad"/><draw:image xlink:href="./ObjectReplacements/Object 337" xlink:type="simple" xlink:show="embed" xlink:actuate="onLoad"/><svg:desc>OLE-object</svg:desc></draw:frame><text:span text:style-name="T7"> належить </text:span><draw:frame draw:style-name="fr3" draw:name="Object199" text:anchor-type="as-char" svg:width="0.741cm" svg:height="0.67cm" draw:z-index="337"><draw:object-ole xlink:href="./Object 338" xlink:type="simple" xlink:show="embed" xlink:actuate="onLoad"/><draw:image xlink:href="./ObjectReplacements/Object 338" xlink:type="simple" xlink:show="embed" xlink:actuate="onLoad"/><svg:desc>OLE-object</svg:desc></draw:frame><text:span text:style-name="T7"> тільки в тому випадку, якщо </text:span><draw:frame draw:style-name="fr3" draw:name="Object200" text:anchor-type="as-char" svg:width="0.492cm" svg:height="0.67cm" draw:z-index="338"><draw:object-ole xlink:href="./Object 339" xlink:type="simple" xlink:show="embed" xlink:actuate="onLoad"/><draw:image xlink:href="./ObjectReplacements/Object 339" xlink:type="simple" xlink:show="embed" xlink:actuate="onLoad"/><svg:desc>OLE-object</svg:desc></draw:frame><text:span text:style-name="T7"> належить </text:span><draw:frame draw:style-name="fr3" draw:name="Object201" text:anchor-type="as-char" svg:width="0.6cm" svg:height="0.67cm" draw:z-index="339"><draw:object-ole xlink:href="./Object 340" xlink:type="simple" xlink:show="embed" xlink:actuate="onLoad"/><draw:image xlink:href="./ObjectReplacements/Object 340" xlink:type="simple" xlink:show="embed" xlink:actuate="onLoad"/><svg:desc>OLE-object</svg:desc></draw:frame><text:span text:style-name="T7">.</text:span></text:p>
      <text:p text:style-name="P17"><text:span text:style-name="T7"><text:tab/>Імовірність знаходження кінцевої похибки в елементі </text:span><draw:frame draw:style-name="fr3" draw:name="Object202" text:anchor-type="as-char" svg:width="0.6cm" svg:height="0.67cm" draw:z-index="340"><draw:object-ole xlink:href="./Object 341" xlink:type="simple" xlink:show="embed" xlink:actuate="onLoad"/><draw:image xlink:href="./ObjectReplacements/Object 341" xlink:type="simple" xlink:show="embed" xlink:actuate="onLoad"/><svg:desc>OLE-object</svg:desc></draw:frame><text:span text:style-name="T7"> об’єму шару </text:span><draw:frame draw:style-name="fr3" draw:name="Object203" text:anchor-type="as-char" svg:width="1.411cm" svg:height="0.67cm" draw:z-index="341"><draw:object-ole xlink:href="./Object 342" xlink:type="simple" xlink:show="embed" xlink:actuate="onLoad"/><draw:image xlink:href="./ObjectReplacements/Object 342" xlink:type="simple" xlink:show="embed" xlink:actuate="onLoad"/><svg:desc>OLE-object</svg:desc></draw:frame><text:span text:style-name="T7"> рівна сумі імовірностей знаходження початкової похибки в елементах </text:span><draw:frame draw:style-name="fr3" draw:name="Object204" text:anchor-type="as-char" svg:width="5.045cm" svg:height="0.776cm" draw:z-index="342"><draw:object-ole xlink:href="./Object 343" xlink:type="simple" xlink:show="embed" xlink:actuate="onLoad"/><draw:image xlink:href="./ObjectReplacements/Object 343" xlink:type="simple" xlink:show="embed" xlink:actuate="onLoad"/><svg:desc>OLE-object</svg:desc></draw:frame><text:span text:style-name="T7">.</text:span></text:p>
      <text:p text:style-name="P17"><text:span text:style-name="T7"><text:tab/>Нехай початкова похибка </text:span><draw:frame draw:style-name="fr3" draw:name="Object205" text:anchor-type="as-char" svg:width="0.492cm" svg:height="0.67cm" draw:z-index="343"><draw:object-ole xlink:href="./Object 344" xlink:type="simple" xlink:show="embed" xlink:actuate="onLoad"/><draw:image xlink:href="./ObjectReplacements/Object 344" xlink:type="simple" xlink:show="embed" xlink:actuate="onLoad"/><svg:desc>OLE-object</svg:desc></draw:frame><text:span text:style-name="T7"> рівномірна розподілена в кулі </text:span><text:span text:style-name="T12">T</text:span><text:span text:style-name="T25"> </text:span><text:span text:style-name="T7">достатньо великого радіусу </text:span><text:span text:style-name="T12">R</text:span><text:span text:style-name="T7">. В даному випадку імовірність </text:span><draw:frame draw:style-name="fr3" draw:name="Object206" text:anchor-type="as-char" svg:width="1.411cm" svg:height="0.741cm" draw:z-index="344"><draw:object-ole xlink:href="./Object 345" xlink:type="simple" xlink:show="embed" xlink:actuate="onLoad"/><draw:image xlink:href="./ObjectReplacements/Object 345" xlink:type="simple" xlink:show="embed" xlink:actuate="onLoad"/><svg:desc>OLE-object</svg:desc></draw:frame><text:span text:style-name="T7"> знаходження початкової похибки в елементі </text:span><draw:frame draw:style-name="fr3" draw:name="Object207" text:anchor-type="as-char" svg:width="1.515cm" svg:height="0.67cm" draw:z-index="345"><draw:object-ole xlink:href="./Object 346" xlink:type="simple" xlink:show="embed" xlink:actuate="onLoad"/><draw:image xlink:href="./ObjectReplacements/Object 346" xlink:type="simple" xlink:show="embed" xlink:actuate="onLoad"/><svg:desc>OLE-object</svg:desc></draw:frame><text:span text:style-name="T7"> пропорційна об’єму даного елемента. Очевидно</text:span></text:p>
      <text:p text:style-name="P17"><text:span text:style-name="T7"><text:tab/></text:span><draw:frame draw:style-name="fr3" draw:name="Object208" text:anchor-type="as-char" svg:width="2.575cm" svg:height="1.376cm" draw:z-index="346"><draw:object-ole xlink:href="./Object 347" xlink:type="simple" xlink:show="embed" xlink:actuate="onLoad"/><draw:image xlink:href="./ObjectReplacements/Object 347" xlink:type="simple" xlink:show="embed" xlink:actuate="onLoad"/><svg:desc>OLE-object</svg:desc></draw:frame><text:span text:style-name="T7">.</text:span></text:p>
      <text:p text:style-name="P17"><text:span text:style-name="T7">Таким чином, імовірність </text:span><draw:frame draw:style-name="fr3" draw:name="Object209" text:anchor-type="as-char" svg:width="1.411cm" svg:height="0.741cm" draw:z-index="347"><draw:object-ole xlink:href="./Object 348" xlink:type="simple" xlink:show="embed" xlink:actuate="onLoad"/><draw:image xlink:href="./ObjectReplacements/Object 348" xlink:type="simple" xlink:show="embed" xlink:actuate="onLoad"/><svg:desc>OLE-object</svg:desc></draw:frame><text:span text:style-name="T7"> потрапляння кінцевої похибки в елемент </text:span><draw:frame draw:style-name="fr3" draw:name="Object210" text:anchor-type="as-char" svg:width="0.6cm" svg:height="0.67cm" draw:z-index="348"><draw:object-ole xlink:href="./Object 349" xlink:type="simple" xlink:show="embed" xlink:actuate="onLoad"/><draw:image xlink:href="./ObjectReplacements/Object 349" xlink:type="simple" xlink:show="embed" xlink:actuate="onLoad"/><svg:desc>OLE-object</svg:desc></draw:frame><text:span text:style-name="T7"> визначається як</text:span></text:p>
      <text:p text:style-name="P17"><text:span text:style-name="T7"><text:tab/></text:span><draw:frame draw:style-name="fr3" draw:name="Object211" text:anchor-type="as-char" svg:width="5.609cm" svg:height="1.411cm" draw:z-index="349"><draw:object-ole xlink:href="./Object 350" xlink:type="simple" xlink:show="embed" xlink:actuate="onLoad"/><draw:image xlink:href="./ObjectReplacements/Object 350" xlink:type="simple" xlink:show="embed" xlink:actuate="onLoad"/><svg:desc>OLE-object</svg:desc></draw:frame></text:p>
      <text:p text:style-name="P17"><text:span text:style-name="T7">де </text:span><draw:frame draw:style-name="fr3" draw:name="Object212" text:anchor-type="as-char" svg:width="0.529cm" svg:height="0.67cm" draw:z-index="350"><draw:object-ole xlink:href="./Object 351" xlink:type="simple" xlink:show="embed" xlink:actuate="onLoad"/><draw:image xlink:href="./ObjectReplacements/Object 351" xlink:type="simple" xlink:show="embed" xlink:actuate="onLoad"/><svg:desc>OLE-object</svg:desc></draw:frame><text:span text:style-name="T7"> - найменше натуральне число, що </text:span><draw:frame draw:style-name="fr3" draw:name="Object213" text:anchor-type="as-char" svg:width="1.905cm" svg:height="0.741cm" draw:z-index="351"><draw:object-ole xlink:href="./Object 352" xlink:type="simple" xlink:show="embed" xlink:actuate="onLoad"/><draw:image xlink:href="./ObjectReplacements/Object 352" xlink:type="simple" xlink:show="embed" xlink:actuate="onLoad"/><svg:desc>OLE-object</svg:desc></draw:frame><text:span text:style-name="T7">. Із останньої формули слідує, що щільність імовірності потрапляння кінцевої похибки в точку шару </text:span><draw:frame draw:style-name="fr3" draw:name="Object214" text:anchor-type="as-char" svg:width="1.588cm" svg:height="0.67cm" draw:z-index="352"><draw:object-ole xlink:href="./Object 353" xlink:type="simple" xlink:show="embed" xlink:actuate="onLoad"/><draw:image xlink:href="./ObjectReplacements/Object 353" xlink:type="simple" xlink:show="embed" xlink:actuate="onLoad"/><svg:desc>OLE-object</svg:desc></draw:frame><text:span text:style-name="T7"> для даної точки буде тим більша, чим пізніше вийде дана точка із шару </text:span><text:span text:style-name="T12">T</text:span><text:span text:style-name="T7"> при послідовному застосуванні до неї операції </text:span><draw:frame draw:style-name="fr3" draw:name="Object215" text:anchor-type="as-char" svg:width="0.741cm" svg:height="0.6cm" draw:z-index="353"><draw:object-ole xlink:href="./Object 354" xlink:type="simple" xlink:show="embed" xlink:actuate="onLoad"/><draw:image xlink:href="./ObjectReplacements/Object 354" xlink:type="simple" xlink:show="embed" xlink:actuate="onLoad"/><svg:desc>OLE-object</svg:desc></draw:frame><text:span text:style-name="T7">.</text:span></text:p>
      <text:p text:style-name="P17"><text:span text:style-name="T7"><text:tab/>Шар </text:span><draw:frame draw:style-name="fr3" draw:name="Object216" text:anchor-type="as-char" svg:width="1.588cm" svg:height="0.67cm" draw:z-index="354"><draw:object-ole xlink:href="./Object 355" xlink:type="simple" xlink:show="embed" xlink:actuate="onLoad"/><draw:image xlink:href="./ObjectReplacements/Object 355" xlink:type="simple" xlink:show="embed" xlink:actuate="onLoad"/><svg:desc>OLE-object</svg:desc></draw:frame><text:span text:style-name="T7"> розбивається на частини </text:span><draw:frame draw:style-name="fr3" draw:name="Object217" text:anchor-type="as-char" svg:width="1.658cm" svg:height="0.67cm" draw:z-index="355"><draw:object-ole xlink:href="./Object 356" xlink:type="simple" xlink:show="embed" xlink:actuate="onLoad"/><draw:image xlink:href="./ObjectReplacements/Object 356" xlink:type="simple" xlink:show="embed" xlink:actuate="onLoad"/><svg:desc>OLE-object</svg:desc></draw:frame><text:span text:style-name="T7">(перші із даних множин можуть виявитись порожніми), кожна з яких складається із точок, що виходять із </text:span><text:soft-page-break/><text:span text:style-name="T7">шару </text:span><text:span text:style-name="T12">T</text:span><text:span text:style-name="T7"> після застосування операції </text:span><draw:frame draw:style-name="fr3" draw:name="Object218" text:anchor-type="as-char" svg:width="0.741cm" svg:height="0.6cm" draw:z-index="356"><draw:object-ole xlink:href="./Object 357" xlink:type="simple" xlink:show="embed" xlink:actuate="onLoad"/><draw:image xlink:href="./ObjectReplacements/Object 357" xlink:type="simple" xlink:show="embed" xlink:actuate="onLoad"/><svg:desc>OLE-object</svg:desc></draw:frame><text:span text:style-name="T7"> рівно </text:span><text:span text:style-name="T12">k</text:span><text:span text:style-name="T25">+1</text:span><text:span text:style-name="T7"> разів. При цьому множина </text:span><draw:frame draw:style-name="fr3" draw:name="Object219" text:anchor-type="as-char" svg:width="0.564cm" svg:height="0.67cm" draw:z-index="357"><draw:object-ole xlink:href="./Object 358" xlink:type="simple" xlink:show="embed" xlink:actuate="onLoad"/><draw:image xlink:href="./ObjectReplacements/Object 358" xlink:type="simple" xlink:show="embed" xlink:actuate="onLoad"/><svg:desc>OLE-object</svg:desc></draw:frame><text:span text:style-name="T7"> являється перетином шару </text:span><draw:frame draw:style-name="fr3" draw:name="Object220" text:anchor-type="as-char" svg:width="1.588cm" svg:height="0.67cm" draw:z-index="358"><draw:object-ole xlink:href="./Object 359" xlink:type="simple" xlink:show="embed" xlink:actuate="onLoad"/><draw:image xlink:href="./ObjectReplacements/Object 359" xlink:type="simple" xlink:show="embed" xlink:actuate="onLoad"/><svg:desc>OLE-object</svg:desc></draw:frame><text:span text:style-name="T7"> із шаром </text:span><draw:frame draw:style-name="fr3" draw:name="Object221" text:anchor-type="as-char" svg:width="2.364cm" svg:height="0.635cm" draw:z-index="359"><draw:object-ole xlink:href="./Object 360" xlink:type="simple" xlink:show="embed" xlink:actuate="onLoad"/><draw:image xlink:href="./ObjectReplacements/Object 360" xlink:type="simple" xlink:show="embed" xlink:actuate="onLoad"/><svg:desc>OLE-object</svg:desc></draw:frame><text:span text:style-name="T7">. Щільність розподілу імовірності кінцевої похибки буде на кожній множині </text:span><draw:frame draw:style-name="fr3" draw:name="Object222" text:anchor-type="as-char" svg:width="0.564cm" svg:height="0.67cm" draw:z-index="360"><draw:object-ole xlink:href="./Object 361" xlink:type="simple" xlink:show="embed" xlink:actuate="onLoad"/><draw:image xlink:href="./ObjectReplacements/Object 361" xlink:type="simple" xlink:show="embed" xlink:actuate="onLoad"/><svg:desc>OLE-object</svg:desc></draw:frame><text:span text:style-name="T7"> сталою і буде зростати із зростанням номера </text:span><text:span text:style-name="T12">k</text:span><text:span text:style-name="T7">.</text:span></text:p>
      <text:p text:style-name="P17"><text:span text:style-name="T7"><text:tab/></text:span><text:span text:style-name="T22">Теорема 9</text:span></text:p>
      <text:p text:style-name="P17"><text:span text:style-name="T7"><text:tab/>Нехай ітераційний процес </text:span><draw:frame draw:style-name="fr3" draw:name="Object223" text:anchor-type="as-char" svg:width="2.752cm" svg:height="0.67cm" draw:z-index="361"><draw:object-ole xlink:href="./Object 362" xlink:type="simple" xlink:show="embed" xlink:actuate="onLoad"/><draw:image xlink:href="./ObjectReplacements/Object 362" xlink:type="simple" xlink:show="embed" xlink:actuate="onLoad"/><svg:desc>OLE-object</svg:desc></draw:frame><text:span text:style-name="T7"> закінчується тоді, коли довжина вектора-нев’язки стає меншою ніж </text:span><draw:frame draw:style-name="fr5" draw:name="Object224" text:anchor-type="as-char" svg:width="0.459cm" svg:height="0.423cm" draw:z-index="362"><draw:object-ole xlink:href="./Object 363" xlink:type="simple" xlink:show="embed" xlink:actuate="onLoad"/><draw:image xlink:href="./ObjectReplacements/Object 363" xlink:type="simple" xlink:show="embed" xlink:actuate="onLoad"/><svg:desc>OLE-object</svg:desc></draw:frame><text:span text:style-name="T7">. Нехай початкова похибка рівномірно розподілена в шарі </text:span><text:span text:style-name="T12">T</text:span><text:span text:style-name="T7"> радіуса </text:span><text:span text:style-name="T12">R</text:span><text:span text:style-name="T16">.</text:span><text:span text:style-name="T7"> </text:span></text:p>
      <text:p text:style-name="P17"><text:span text:style-name="T16"><text:tab/></text:span><text:span text:style-name="T7">Тоді імовірність </text:span><text:span text:style-name="T12">P</text:span><text:span text:style-name="T7"> того, що довжина кінцевої похибки знаходиться в межах</text:span></text:p>
      <text:p text:style-name="P17"><text:span text:style-name="T7"><text:tab/></text:span><draw:frame draw:style-name="fr3" draw:name="Object225" text:anchor-type="as-char" svg:width="4.339cm" svg:height="1.376cm" draw:z-index="363"><draw:object-ole xlink:href="./Object 364" xlink:type="simple" xlink:show="embed" xlink:actuate="onLoad"/><draw:image xlink:href="./ObjectReplacements/Object 364" xlink:type="simple" xlink:show="embed" xlink:actuate="onLoad"/><svg:desc>OLE-object</svg:desc></draw:frame></text:p>
      <text:p text:style-name="P17"><text:span text:style-name="T7">де </text:span><draw:frame draw:style-name="fr3" draw:name="Object226" text:anchor-type="as-char" svg:width="0.6cm" svg:height="0.67cm" draw:z-index="364"><draw:object-ole xlink:href="./Object 365" xlink:type="simple" xlink:show="embed" xlink:actuate="onLoad"/><draw:image xlink:href="./ObjectReplacements/Object 365" xlink:type="simple" xlink:show="embed" xlink:actuate="onLoad"/><svg:desc>OLE-object</svg:desc></draw:frame><text:span text:style-name="T7"> - найбільше власне значення матриці </text:span><text:span text:style-name="T25">А</text:span><text:span text:style-name="T7">, збігається до 1, при </text:span><draw:frame draw:style-name="fr3" draw:name="Object227" text:anchor-type="as-char" svg:width="1.482cm" svg:height="0.529cm" draw:z-index="365"><draw:object-ole xlink:href="./Object 366" xlink:type="simple" xlink:show="embed" xlink:actuate="onLoad"/><draw:image xlink:href="./ObjectReplacements/Object 366" xlink:type="simple" xlink:show="embed" xlink:actuate="onLoad"/><svg:desc>OLE-object</svg:desc></draw:frame><text:span text:style-name="T7">, при довільному </text:span><draw:frame draw:style-name="fr3" draw:name="Object228" text:anchor-type="as-char" svg:width="1.023cm" svg:height="0.6cm" draw:z-index="366"><draw:object-ole xlink:href="./Object 367" xlink:type="simple" xlink:show="embed" xlink:actuate="onLoad"/><draw:image xlink:href="./ObjectReplacements/Object 367" xlink:type="simple" xlink:show="embed" xlink:actuate="onLoad"/><svg:desc>OLE-object</svg:desc></draw:frame><text:span text:style-name="T7">.</text:span></text:p>
      <text:p text:style-name="P17"><text:span text:style-name="T7"><text:tab/>Дана теорема відображає властивість послідовних похибок </text:span><draw:frame draw:style-name="fr3" draw:name="Object229" text:anchor-type="as-char" svg:width="1.376cm" svg:height="0.67cm" draw:z-index="367"><draw:object-ole xlink:href="./Object 368" xlink:type="simple" xlink:show="embed" xlink:actuate="onLoad"/><draw:image xlink:href="./ObjectReplacements/Object 368" xlink:type="simple" xlink:show="embed" xlink:actuate="onLoad"/><svg:desc>OLE-object</svg:desc></draw:frame><text:span text:style-name="T7"> - похибки при великих </text:span><text:span text:style-name="T12">n</text:span><text:span text:style-name="T7"> близькі по напрямку до власного вектора, що відповідає найбільшому власному значенню.</text:span></text:p>
      <text:p text:style-name="P23"/>
      <text:p text:style-name="P23"/>
      <text:p text:style-name="P17"><text:span text:style-name="T18"><text:tab/></text:span><text:span text:style-name="T25">Вплив похибок заокруглення</text:span></text:p>
      <text:p text:style-name="P24"/>
      <text:p text:style-name="P20"><text:tab/>Розглядається операторне рівняння</text:p>
      <text:p text:style-name="P17"><text:span text:style-name="T7"><text:tab/></text:span><draw:frame draw:style-name="fr3" draw:name="Object230" text:anchor-type="as-char" svg:width="1.446cm" svg:height="0.529cm" draw:z-index="368"><draw:object-ole xlink:href="./Object 369" xlink:type="simple" xlink:show="embed" xlink:actuate="onLoad"/><draw:image xlink:href="./ObjectReplacements/Object 369" xlink:type="simple" xlink:show="embed" xlink:actuate="onLoad"/><svg:desc>OLE-object</svg:desc></draw:frame></text:p>
      <text:p text:style-name="P17"><text:span text:style-name="T7"><text:tab/>В довільному банановому просторі </text:span><text:span text:style-name="T12">E</text:span><text:span text:style-name="T7">. Нехай оператор </text:span><text:span text:style-name="T12">A</text:span><text:span text:style-name="T7"> відображає замкнену множину </text:span><draw:frame draw:style-name="fr3" draw:name="Object231" text:anchor-type="as-char" svg:width="1.515cm" svg:height="0.564cm" draw:z-index="369"><draw:object-ole xlink:href="./Object 370" xlink:type="simple" xlink:show="embed" xlink:actuate="onLoad"/><draw:image xlink:href="./ObjectReplacements/Object 370" xlink:type="simple" xlink:show="embed" xlink:actuate="onLoad"/><svg:desc>OLE-object</svg:desc></draw:frame><text:span text:style-name="T7"> в себе і на множині </text:span><text:span text:style-name="T12">M</text:span><text:span text:style-name="T7"> він є оператором стиску. Тобто </text:span></text:p>
      <text:p text:style-name="P17"><text:span text:style-name="T7"><text:tab/></text:span><draw:frame draw:style-name="fr3" draw:name="Object232" text:anchor-type="as-char" svg:width="7.408cm" svg:height="0.741cm" draw:z-index="370"><draw:object-ole xlink:href="./Object 371" xlink:type="simple" xlink:show="embed" xlink:actuate="onLoad"/><draw:image xlink:href="./ObjectReplacements/Object 371" xlink:type="simple" xlink:show="embed" xlink:actuate="onLoad"/><svg:desc>OLE-object</svg:desc></draw:frame></text:p>
      <text:p text:style-name="P20">При застосуванні послідовних наближень</text:p>
      <text:p text:style-name="P17"><text:soft-page-break/><text:span text:style-name="T7"><text:tab/></text:span><draw:frame draw:style-name="fr3" draw:name="Object233" text:anchor-type="as-char" svg:width="4.374cm" svg:height="0.741cm" draw:z-index="371"><draw:object-ole xlink:href="./Object 372" xlink:type="simple" xlink:show="embed" xlink:actuate="onLoad"/><draw:image xlink:href="./ObjectReplacements/Object 372" xlink:type="simple" xlink:show="embed" xlink:actuate="onLoad"/><svg:desc>OLE-object</svg:desc></draw:frame></text:p>
      <text:p text:style-name="P17"><text:span text:style-name="T7">Як правило, точне відшукання </text:span><draw:frame draw:style-name="fr3" draw:name="Object234" text:anchor-type="as-char" svg:width="0.529cm" svg:height="0.67cm" draw:z-index="372"><draw:object-ole xlink:href="./Object 373" xlink:type="simple" xlink:show="embed" xlink:actuate="onLoad"/><draw:image xlink:href="./ObjectReplacements/Object 373" xlink:type="simple" xlink:show="embed" xlink:actuate="onLoad"/><svg:desc>OLE-object</svg:desc></draw:frame><text:span text:style-name="T7"> по раніше знайденому </text:span><draw:frame draw:style-name="fr3" draw:name="Object235" text:anchor-type="as-char" svg:width="0.776cm" svg:height="0.67cm" draw:z-index="373"><draw:object-ole xlink:href="./Object 374" xlink:type="simple" xlink:show="embed" xlink:actuate="onLoad"/><draw:image xlink:href="./ObjectReplacements/Object 374" xlink:type="simple" xlink:show="embed" xlink:actuate="onLoad"/><svg:desc>OLE-object</svg:desc></draw:frame><text:span text:style-name="T7"> є неможливим, так як </text:span><text:span text:style-name="T8">при </text:span><text:span text:style-name="T7">обчисленні значень оператора </text:span><text:span text:style-name="T12">A</text:span><text:span text:style-name="T7"> доводиться застосовувати наближені формули, так як при чисельних розрахунках неминучими є похибки заокруглення. Зазвичай можливо стверджувати, що сумарна похибка, що виникає при застосуванні оператора </text:span><text:span text:style-name="T12">A</text:span><text:span text:style-name="T7"> по нормі простору </text:span><text:span text:style-name="T12">E</text:span><text:span text:style-name="T7"> не перевищує деяке число </text:span><draw:frame draw:style-name="fr3" draw:name="Object236" text:anchor-type="as-char" svg:width="0.423cm" svg:height="0.529cm" draw:z-index="374"><draw:object-ole xlink:href="./Object 375" xlink:type="simple" xlink:show="embed" xlink:actuate="onLoad"/><draw:image xlink:href="./ObjectReplacements/Object 375" xlink:type="simple" xlink:show="embed" xlink:actuate="onLoad"/><svg:desc>OLE-object</svg:desc></draw:frame><text:span text:style-name="T7">.</text:span></text:p>
      <text:p text:style-name="P20"><text:tab/>Таким чином, при побудові послідовних наближень справедливою буде рівність</text:p>
      <text:p text:style-name="P17"><text:span text:style-name="T7"><text:tab/></text:span><draw:frame draw:style-name="fr3" draw:name="Object237" text:anchor-type="as-char" svg:width="5.256cm" svg:height="0.741cm" draw:z-index="375"><draw:object-ole xlink:href="./Object 376" xlink:type="simple" xlink:show="embed" xlink:actuate="onLoad"/><draw:image xlink:href="./ObjectReplacements/Object 376" xlink:type="simple" xlink:show="embed" xlink:actuate="onLoad"/><svg:desc>OLE-object</svg:desc></draw:frame><text:span text:style-name="T7">,</text:span></text:p>
      <text:p text:style-name="P17"><text:span text:style-name="T7">де випадковий елемент </text:span><draw:frame draw:style-name="fr3" draw:name="Object238" text:anchor-type="as-char" svg:width="1.341cm" svg:height="0.67cm" draw:z-index="376"><draw:object-ole xlink:href="./Object 377" xlink:type="simple" xlink:show="embed" xlink:actuate="onLoad"/><draw:image xlink:href="./ObjectReplacements/Object 377" xlink:type="simple" xlink:show="embed" xlink:actuate="onLoad"/><svg:desc>OLE-object</svg:desc></draw:frame><text:span text:style-name="T7"> невідомий, проте відома його оцінка</text:span></text:p>
      <text:p text:style-name="P17"><text:span text:style-name="T7"><text:tab/></text:span><draw:frame draw:style-name="fr3" draw:name="Object239" text:anchor-type="as-char" svg:width="3.916cm" svg:height="0.741cm" draw:z-index="377"><draw:object-ole xlink:href="./Object 378" xlink:type="simple" xlink:show="embed" xlink:actuate="onLoad"/><draw:image xlink:href="./ObjectReplacements/Object 378" xlink:type="simple" xlink:show="embed" xlink:actuate="onLoad"/><svg:desc>OLE-object</svg:desc></draw:frame><text:span text:style-name="T7">.</text:span></text:p>
      <text:p text:style-name="P17"><text:span text:style-name="T7"><text:tab/>Дані послідовні наближення вже можуть бути не збіжними до розв’язку </text:span><draw:frame draw:style-name="fr3" draw:name="Object240" text:anchor-type="as-char" svg:width="0.492cm" svg:height="0.67cm" draw:z-index="378"><draw:object-ole xlink:href="./Object 379" xlink:type="simple" xlink:show="embed" xlink:actuate="onLoad"/><draw:image xlink:href="./ObjectReplacements/Object 379" xlink:type="simple" xlink:show="embed" xlink:actuate="onLoad"/><svg:desc>OLE-object</svg:desc></draw:frame><text:span text:style-name="T7">. Проте для них справедливим буде</text:span></text:p>
      <text:p text:style-name="P17"><text:span text:style-name="T7"><text:tab/></text:span><draw:frame draw:style-name="fr3" draw:name="Object241" text:anchor-type="as-char" svg:width="4.551cm" svg:height="1.341cm" draw:z-index="379"><draw:object-ole xlink:href="./Object 380" xlink:type="simple" xlink:show="embed" xlink:actuate="onLoad"/><draw:image xlink:href="./ObjectReplacements/Object 380" xlink:type="simple" xlink:show="embed" xlink:actuate="onLoad"/><svg:desc>OLE-object</svg:desc></draw:frame><text:span text:style-name="T7">.</text:span></text:p>
      <text:p text:style-name="P17"><text:span text:style-name="T7">Дана формула дозволяє знайти наближений розв’язок, якщо необхідна більш вища точність, ніж </text:span><draw:frame draw:style-name="fr3" draw:name="Object242" text:anchor-type="as-char" svg:width="1.058cm" svg:height="1.341cm" draw:z-index="380"><draw:object-ole xlink:href="./Object 381" xlink:type="simple" xlink:show="embed" xlink:actuate="onLoad"/><draw:image xlink:href="./ObjectReplacements/Object 381" xlink:type="simple" xlink:show="embed" xlink:actuate="onLoad"/><svg:desc>OLE-object</svg:desc></draw:frame><text:span text:style-name="T7">.</text:span></text:p>
      <text:p text:style-name="P17"><text:span text:style-name="T7"><text:tab/>Оскільки оператор </text:span><text:span text:style-name="T12">A</text:span><text:span text:style-name="T16"> </text:span><text:span text:style-name="T7">є оператором стиску, то </text:span></text:p>
      <text:p text:style-name="P17"><text:span text:style-name="T7"><text:tab/></text:span><draw:frame draw:style-name="fr3" draw:name="Object243" text:anchor-type="as-char" svg:width="5.08cm" svg:height="0.741cm" draw:z-index="381"><draw:object-ole xlink:href="./Object 382" xlink:type="simple" xlink:show="embed" xlink:actuate="onLoad"/><draw:image xlink:href="./ObjectReplacements/Object 382" xlink:type="simple" xlink:show="embed" xlink:actuate="onLoad"/><svg:desc>OLE-object</svg:desc></draw:frame><text:span text:style-name="T7">.</text:span></text:p>
      <text:p text:style-name="P20">Звідси</text:p>
      <text:p text:style-name="P17"><text:span text:style-name="T7"><text:tab/></text:span><draw:frame draw:style-name="fr3" draw:name="Object244" text:anchor-type="as-char" svg:width="7.373cm" svg:height="0.776cm" draw:z-index="382"><draw:object-ole xlink:href="./Object 383" xlink:type="simple" xlink:show="embed" xlink:actuate="onLoad"/><draw:image xlink:href="./ObjectReplacements/Object 383" xlink:type="simple" xlink:show="embed" xlink:actuate="onLoad"/><svg:desc>OLE-object</svg:desc></draw:frame></text:p>
      <text:p text:style-name="P17"><text:span text:style-name="T7"><text:tab/></text:span><draw:frame draw:style-name="fr3" draw:name="Object245" text:anchor-type="as-char" svg:width="6.914cm" svg:height="0.776cm" draw:z-index="383"><draw:object-ole xlink:href="./Object 384" xlink:type="simple" xlink:show="embed" xlink:actuate="onLoad"/><draw:image xlink:href="./ObjectReplacements/Object 384" xlink:type="simple" xlink:show="embed" xlink:actuate="onLoad"/><svg:desc>OLE-object</svg:desc></draw:frame><text:span text:style-name="T7">,</text:span></text:p>
      <text:p text:style-name="P20">а отже</text:p>
      <text:p text:style-name="P35"><text:soft-page-break/><text:span text:style-name="T7"><text:tab/></text:span><draw:frame draw:style-name="fr3" draw:name="Object246" text:anchor-type="as-char" svg:width="6.207cm" svg:height="1.341cm" draw:z-index="138"><draw:object-ole xlink:href="./Object 139" xlink:type="simple" xlink:show="embed" xlink:actuate="onLoad"/><draw:image xlink:href="./ObjectReplacements/Object 139" xlink:type="simple" xlink:show="embed" xlink:actuate="onLoad"/><svg:desc>OLE-object</svg:desc></draw:frame><text:span text:style-name="T7">.</text:span></text:p>
      <text:p text:style-name="P31"><text:span text:style-name="T28">Відокремлення та уточнення розв’язків нелінійних рівнянь</text:span></text:p>
      <text:p text:style-name="P37"><text:span text:style-name="T29"><text:tab/></text:span></text:p>
      <text:p text:style-name="P39"><text:span text:style-name="T39">Методи наближеного ро</text:span><text:span text:style-name="T40">з</text:span><text:span text:style-name="T41">в</text:span><text:span text:style-name="T39">’язання нелінійних рів</text:span><text:span text:style-name="T42">н</text:span><text:span text:style-name="T39">янь з одним невідомим</text:span></text:p>
      <text:p text:style-name="P37"><text:span text:style-name="T29"/></text:p>
      <text:p text:style-name="P37"><text:span text:style-name="T29"><text:tab/>Розглянемо задачу наближеного знаходження усіх коренів рівняння</text:span></text:p>
      <text:p text:style-name="P38"><text:span text:style-name="T38"><text:tab/>f(x) = 0</text:span></text:p>
      <text:p text:style-name="P36"><text:span text:style-name="T29">де </text:span><text:span text:style-name="T49">f(x)</text:span><text:span text:style-name="T29">- задана і неперервна функція на деякому скінченному проміжку </text:span><text:span text:style-name="T49">a &lt; x &lt; b</text:span><text:span text:style-name="T29">.</text:span></text:p>
      <text:p text:style-name="P36"><text:span text:style-name="T29"><text:tab/>у порядку черговості підлягають розв</text:span><text:span text:style-name="T34">’</text:span><text:span text:style-name="T29">язанню такі задачі </text:span><text:span text:style-name="T30">(</text:span><text:span text:style-name="T29">1-4</text:span><text:span text:style-name="T30">)</text:span><text:span text:style-name="T29">:</text:span></text:p>
      <text:p text:style-name="P36"><text:span text:style-name="T29"><text:tab/>1)про межі розташування на числовій прямій коренів рівняння, їх характер та кількість;</text:span></text:p>
      <text:p text:style-name="P36"><text:span text:style-name="T29"><text:tab/>2) відокремлення коренів, тоб</text:span><text:span text:style-name="T33">то</text:span><text:span text:style-name="T29"> знаходження таких інтервалів зміни аргументу х, кожний з яких містить тільки один ко</text:span><text:span text:style-name="T35">рі</text:span><text:span text:style-name="T29">нь;</text:span></text:p>
      <text:p text:style-name="P36"><text:span text:style-name="T29"><text:tab/>3) наближене обчислення коренів із заданою точністю.</text:span></text:p>
      <text:p text:style-name="P36"><text:span text:style-name="T29"></text:span></text:p>
      <text:p text:style-name="P36"><text:span text:style-name="T29"><text:tab/></text:span><text:span text:style-name="T49">Відокремлення розв</text:span><text:span text:style-name="T50">’</text:span><text:span text:style-name="T49">язків <text:s/>у випадку довільної функції</text:span></text:p>
      <text:p text:style-name="P36"><text:span text:style-name="T29"></text:span></text:p>
      <text:p text:style-name="P36"><text:span text:style-name="T29"><text:tab/>Для довільних функцій f(x) задовільного алгоритму розвязання перших двох задач не існує. Тут можуть бути використані такі твердження.</text:span></text:p>
      <text:p text:style-name="P36"><text:span text:style-name="T29">Якщо неперервна функція f(x) на кінцях деякого відрізку [a, b] приймає значення різних знаків, а перша похідна цієї функції на цьому відрізку не міняє свого знаку, то корінь рівняння </text:span><text:span text:style-name="T51">f(x)=0</text:span><text:span text:style-name="T29"> на [a, b] - єдиний.</text:span></text:p>
      <text:p text:style-name="P36"><text:span text:style-name="T29"><text:tab/>Якщо на кінцях відрізку [a, b] функція f(x) приймає значення різних знаків, то між a і b знаходиться непарне число коренів рівняння (2.1); якщо ж на кінцях відрізку [a, b] функція приймає значення однакових знаків, то між a i b або немає коренів цього рівняння, або їх буде парне число(з урахуванням кратностей). Слід зауважити, що в цьому випадку виявити корені парної кратності дуже складно. Потрібні додаткові дослідження.</text:span></text:p>
      <text:p text:style-name="P36"><text:soft-page-break/><text:span text:style-name="T29"><text:tab/>Для розвязання перших двох задач можуть бути використані такі підходи і способи:</text:span></text:p>
      <text:p text:style-name="P36"><text:span text:style-name="T29">1) складається таблиця значень функції f(x) на досить густій сітці аргументу x. Переміна знаку у двох сусідніх точках означає наявність принаймні одного кореня між ними;</text:span></text:p>
      <text:p text:style-name="P36"><text:span text:style-name="T29">2) будується графік функції за таблицею. Він часто дозволяє знаходити задовільні з точки зору задач техніки наближені значення коренів. Слід зауважити, що побудова графіків нерідко дозволяє виявити і корені парної кратності;</text:span></text:p>
      <text:p text:style-name="P36"><text:span text:style-name="T29">3) за допомогою елементів математичного аналізу, а саме часткового або повного дослідження функції, будується графік функції f(x), який допомагає наближено визначити межі коренів та відокремити ці корені;</text:span></text:p>
      <text:p text:style-name="P36"><text:span text:style-name="T29">4) рівняння f(x) = 0 зводиться до такого еквівалентного рівняння f_1(x) = f_2(x), в якому графіки функцій f_1(x) i f_2(x) простіші за f(x). Наприклад, рівняння xcos(x) - 2 = 0 можна записати cos(x) = 2/x. У цьому випадку абсциси точок перетину цих графіків дають значення коренів рівняння (2.1);</text:span></text:p>
      <text:p text:style-name="P36"><text:span text:style-name="T29">5) рівняння f(x) = 0 зводиться до еквівалентної системи двох рівнянь з двома невідомими. Наприклад, нехай f(x) = x - f_1(x) = 0. Тоді, ввівши нову змінну у, можна записати <text:s/></text:span></text:p>
      <text:p text:style-name="P36"><text:span text:style-name="T29"></text:span></text:p>
      <text:p text:style-name="P36"><text:span text:style-name="T29">left lbrace stack{</text:span></text:p>
      <text:p text:style-name="P36"><text:span text:style-name="T29">y=x#</text:span></text:p>
      <text:p text:style-name="P36"><text:span text:style-name="T29">y=f_1(x)</text:span></text:p>
      <text:p text:style-name="P36"><text:span text:style-name="T29">} right none</text:span></text:p>
      <text:p text:style-name="P36"><text:span text:style-name="T29">left lbrace stack{</text:span></text:p>
      <text:p text:style-name="P36"><text:span text:style-name="T29">y=x#</text:span></text:p>
      <text:p text:style-name="P36"><text:span text:style-name="T29">y = x - %alpha f(x), %alpha = const</text:span></text:p>
      <text:p text:style-name="P36"><text:span text:style-name="T29">} right none</text:span></text:p>
      <text:p text:style-name="P36"><text:soft-page-break/><text:span text:style-name="T29"></text:span></text:p>
      <text:p text:style-name="P36"><text:span text:style-name="T29">Як у першому, так і другому випадках для знаходження з наперед заданою точністю наближених значень відоаремлених коренів застосовуються ітераційні методи. Найбільш ефективними є методи дихотомії (ділення пополам), <text:s/>простої ітерації, Ньютона, хорд інші.</text:span></text:p>
      <text:p text:style-name="P36"><text:span text:style-name="T29">Слід зауважити, що ітераційні методи з точки зору їх чисельної реалізації мають ту важливу властивість, що в них не накопичуються обчислювальні похибки. Обчислювальна похибка, як правило, еквівалентна похибці заокруглення на одному кроці ітерації, що веде до погіршення чергового наближення. Але це може вплинути тільки на число ітерацій <text:s/>і ні в якому разі не на точність кінцевого результату. Такі методи є стійкими навіть стосовно грубих помилок в обчисленнях, зумовлених збоями ЕОМ за умови, що отримане чергове наближення не вийшло за межі області збіжності ітераційного процесу.</text:span></text:p>
      <text:p text:style-name="P36"><text:span text:style-name="T29">Критерієм зупинки ітераційного процесу є умова</text:span></text:p>
      <text:p text:style-name="P36"><text:span text:style-name="T29"></text:span></text:p>
      <text:p text:style-name="P36"><text:span text:style-name="T29">alignc<text:tab/> {(x_n-x_{n-1})} over {abs{2x_{n-1} - x_n - x_{n-2}}} &lt; %varepsilon</text:span></text:p>
      <text:p text:style-name="P36"><text:span text:style-name="T29"></text:span></text:p>
      <text:p text:style-name="P36"><text:span text:style-name="T29">Слід зауважити, що відомі також й інші методи відокремлення і наближеного знаходження коренів многочлена. Найбільш поширений із них метод квадрування Лобачевського-Греффе. Однак з точки зору реалізації на ЕОМ він не ефективними через швидке зростання величин чиел, що веде до переповнення.</text:span></text:p>
      <text:p text:style-name="P36"><text:span text:style-name="T29"/></text:p>
      <text:p text:style-name="P36"><text:span text:style-name="T29"/></text:p>
      <text:p text:style-name="P40"><text:span text:style-name="T43">Відокремлення та уточнення ізольованих розв</text:span><text:span text:style-name="T45">’я</text:span><text:span text:style-name="T43">зків систем нелінійних скалярних рівнянь.</text:span></text:p>
      <text:p text:style-name="P41"><text:span text:style-name="T46"><text:tab/>Відомо, що системи нелінійних скалярних рівнянь (СНСР) можуть бути як математичними моделями різних природних процесів і явищ, так і дискретними </text:span><text:soft-page-break/><text:span text:style-name="T46">аналогами різних нелінійних варіаційних задач, диференціальних та інтегральних рівнянь, задач мінімізації, тощо.</text:span></text:p>
      <text:p text:style-name="P41"><text:span text:style-name="T46">Проблема глобального розв’язування таких систем є надто складною. Як правило, її розв’язання здійснюється комбінованим методом відокремлення ізольованих розв’язків та їх ітераційного уточнення. Якщо локальні ітераційні методи уточнення ізольованих роз’язків, побудованих на різних ідеях, досліджені досить повно, то методи відокремлення ізольованих розв’язків розроблені недостатньо, що зумовлене складністю цієї задачі.</text:span></text:p>
      <text:p text:style-name="P41"><text:span text:style-name="T46"></text:span></text:p>
      <text:p text:style-name="P41"><text:span text:style-name="T46">3.1 Основи %varepsilon s алгоритму відокремлення розв’язків</text:span></text:p>
      <text:p text:style-name="P41"><text:span text:style-name="T46"></text:span></text:p>
      <text:p text:style-name="P41"><text:span text:style-name="T46"><text:tab/>Одним із методів відокремлення ізольваних розв’язків нелінійних функціональних рівнянь, є ЕС алгоритм. Він базується на покритті області, яка за апріорними даними містить усі розв’язки СНСР, послідовністю Ек-сіток(k=1,2,....), з наступною перевіркою певних умов, які забезпечують генерування послідовностей елементів Ек-сіток, що збігаються до різних ізольованих розв’язків.</text:span></text:p>
      <text:p text:style-name="P41"><text:span text:style-name="T46"><text:tab/>Отже, розглянемо СНСР вигляду</text:span></text:p>
      <text:p text:style-name="P41"><text:span text:style-name="T46">(3.1)</text:span></text:p>
      <text:p text:style-name="P41"><text:span text:style-name="T46">де функції f_1, f_2,..., f_n визначені і двічі неперевно диференційовні на деякій обмеженій області G дійсного арифметичного n-вимірного простору E_n, метризованого елементами деякої множини Q, тобто кожній парі точок u,v from E_n відповідає елемент %ro(u,v) from Q, що характеризує віддаль між u і v.</text:span></text:p>
      <text:p text:style-name="P41"><text:span text:style-name="T46"><text:tab/>Запишемо систему (3.1) в еквівалентній операторній формі</text:span></text:p>
      <text:p text:style-name="P41"><text:span text:style-name="T46">(3.2) </text:span></text:p>
      <text:p text:style-name="P41"><text:span text:style-name="T46">де 1111111 - вектор, а 111111 - вектор функція.</text:span></text:p>
      <text:p text:style-name="P41"><text:span text:style-name="T46"><text:tab/>Нехай потрібно знайти усі ізольвані розв’язки 11111111111 системи (3.2) на </text:span><text:soft-page-break/><text:span text:style-name="T46">n-вимірному замкненому кубі 11111111.</text:span></text:p>
      <text:p text:style-name="P41"><text:span text:style-name="T46">11111111111111111111</text:span></text:p>
      <text:p text:style-name="P41"><text:span text:style-name="T46"><text:tab/>Практична реалізація наближеного методу розв’язування системи (3.1) або (3.2) передбачає обрив на певному етапі процесу побудови послідовності наближених розв’язків. Це означає, що задається число %varepsilon &gt; 0 і для кожного фіксованого l шукається таке k і елемент 111111111111 послідовності наближених умов 11111111111 - малість нев’язки, або 1111111 - близькисть відповідних розв’язків. Наближений розв’язок. Наближений розв’язок 111111111, що задовільняє одній із наведених умов, називається відповідно %varepsilon - розв’язком за нев’язкою або %varepsilon - розв’язком за аргументом. Таким чином, задача гобального наближеного розв’язування системи (3.2) полягає у знаходженні m відповідних %varepsilon - розв’язків. Основні складові %varepsilon s - алгоритму відокремлення ізольованих розв’язків системи (3.2).</text:span></text:p>
      <text:p text:style-name="P41"><text:span text:style-name="T46"></text:span></text:p>
      <text:p text:style-name="P41"><text:span text:style-name="T46">Означення 1 </text:span></text:p>
      <text:p text:style-name="P41"><text:span text:style-name="T46"></text:span></text:p>
      <text:p text:style-name="P41"><text:span text:style-name="T46"></text:span></text:p>
      <text:p text:style-name="P41"><text:span text:style-name="T46">Означення 2</text:span></text:p>
      <text:p text:style-name="P41"><text:span text:style-name="T46"></text:span></text:p>
      <text:p text:style-name="P41"><text:span text:style-name="T46"></text:span></text:p>
      <text:p text:style-name="P41"><text:span text:style-name="T46">Наступна теорема встановлює зв’язок між розв’язками рівняння (3.2) та розв’язувальними послідовностями для оператора 1111111111</text:span></text:p>
      <text:p text:style-name="P41"><text:span text:style-name="T46"></text:span></text:p>
      <text:p text:style-name="P41"><text:span text:style-name="T46"></text:span></text:p>
      <text:p text:style-name="P41"><text:span text:style-name="T46">Теорема 3.1</text:span></text:p>
      <text:p text:style-name="P41"><text:span text:style-name="T46"></text:span></text:p>
      <text:p text:style-name="P41"><text:span text:style-name="T46"></text:span></text:p>
      <text:p text:style-name="P41"><text:soft-page-break/><text:span text:style-name="T46">Наведена теорема є основною для практичного розв’язання проблеми відокремлення всіх ізольованих в області 11111111111 розв’язків рівняння (3.2) за допомогою varepsilon s - алгоритму. Дійсно, оскільки, в загальному випадку, число m розв’язків рівняння (3.2) та місце їх розташування в області 1111111111 невідомо, то всю інформацію про ці розв’язки будемо одержувати в процесі побудови за допомогою varepsilon s - алгоритму розв’язувальних послідовностей, елементи яких з ростом varepsilon_k сіток будуть згущатися навколо ізольованих точних розв’язків рівняння (3.2), визначаючи таким чином їх кількість і апроксимуючи їх із заданою точністю.</text:span></text:p>
      <text:p text:style-name="P41"><text:span text:style-name="T46"><text:tab/>Реалізація varepsilon s - алгоритму передбачає відображення оператором F куба</text:span></text:p>
      <text:p text:style-name="P41"><text:span text:style-name="T46"></text:span></text:p>
      <text:p text:style-name="P41"><text:span text:style-name="T46"></text:span></text:p>
      <text:p text:style-name="P41"><text:span text:style-name="T46">ст 19, друга половин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list-style-name="" style:class="index" style:master-page-name="">
      <style:paragraph-properties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_20_body_20_indent" style:display-name="Text body indent" style:family="paragraph" style:parent-style-name="Standard" style:class="text">
      <style:paragraph-properties fo:margin-left="0.499cm" fo:margin-right="0cm" fo:margin-top="0cm" fo:margin-bottom="0.212cm" style:contextual-spacing="false"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4" style:family="text">
      <style:text-properties style:font-name="Courier New" style:font-name-complex="Courier New"/>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3"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z1"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top="2.487cm" fo:margin-bottom="2.487cm" fo:margin-left="2cm" fo:margin-right="2cm" style:writing-mode="lr-tb" style:layout-grid-color="#c0c0c0" style:layout-grid-lines="41" style:layout-grid-base-height="0.5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sa </meta:initial-creator>
    <meta:creation-date>2013-02-13T20:53:38</meta:creation-date>
    <meta:generator>LibreOffice/4.0.0.3$Linux_X86_64 LibreOffice_project/7545bee9c2a0782548772a21bc84a9dcc583b89</meta:generator>
    <dc:date>2013-02-28T13:45:48</dc:date>
    <dc:creator>husa </dc:creator>
    <meta:editing-duration>PT48M31S</meta:editing-duration>
    <meta:editing-cycles>45</meta:editing-cycles>
    <meta:document-statistic meta:table-count="1" meta:image-count="0" meta:object-count="384" meta:page-count="37" meta:paragraph-count="422" meta:word-count="5102" meta:character-count="36333" meta:non-whitespace-character-count="30706"/>
  </office:meta>
</office:document-meta>
</file>

<file path=Object 280/content.xml><?xml version="1.0" encoding="utf-8"?>
<math xmlns="http://www.w3.org/1998/Math/MathML">
  <semantics>
    <mrow>
      <mrow/>
    </mrow>
    <annotation encoding="StarMath 5.0">{}</annotation>
  </semantics>
</math>
</file>

<file path=Object 296/content.xml><?xml version="1.0" encoding="utf-8"?>
<math xmlns="http://www.w3.org/1998/Math/MathML">
  <semantics>
    <mrow>
      <mstyle mathsize="12pt">
        <mrow>
          <mrow>
            <mrow>
              <mrow>
                <mo stretchy="false">∥</mo>
                <mrow>
                  <msub>
                    <mi>P</mi>
                    <mrow>
                      <mstyle mathsize="8pt">
                        <mrow>
                          <mrow>
                            <mn>1</mn>
                          </mrow>
                        </mrow>
                      </mstyle>
                    </mrow>
                  </msub>
                  <msub>
                    <mi>x</mi>
                    <mrow>
                      <mstyle mathsize="8pt">
                        <mrow>
                          <mrow>
                            <mn>0</mn>
                          </mrow>
                        </mrow>
                      </mstyle>
                    </mrow>
                  </msub>
                </mrow>
                <mo stretchy="false">∥</mo>
              </mrow>
              <mo stretchy="false">&gt;</mo>
              <mn>0</mn>
            </mrow>
          </mrow>
        </mrow>
      </mstyle>
      <mrow/>
    </mrow>
    <annotation encoding="StarMath 5.0"> size 12{ ldline P rSub { size 8{1} } x rSub { size 8{0} }  rdline &gt;0} {}</annotation>
  </semantics>
</math>
</file>